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標楷體" svg:font-family="標楷體"/>
    <style:font-face style:name="Tahoma" svg:font-family="Tahoma"/>
    <style:font-face style:name="細明體" svg:font-family="細明體"/>
  </office:font-face-decls>
  <office:automatic-styles>
    <style:style style:name="ce1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center"/>
      <style:text-properties style:font-name="標楷體" style:font-name-asian="標楷體" style:font-name-complex="標楷體" fo:font-size="60pt" style:font-size-asian="60pt" style:font-size-complex="60pt" style:font-family-generic="script"/>
    </style:style>
    <style:style style:name="ce2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center"/>
      <style:text-properties style:font-name="標楷體" style:font-name-asian="標楷體" style:font-name-complex="標楷體" fo:font-size="60pt" style:font-size-asian="60pt" style:font-size-complex="60pt" style:font-family-generic="script"/>
    </style:style>
    <style:style style:name="ce3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style:font-name="標楷體" style:font-name-asian="標楷體" style:font-name-complex="標楷體" fo:font-size="60pt" style:font-size-asian="60pt" style:font-size-complex="60pt" style:font-family-generic="script"/>
    </style:style>
    <style:style style:name="ce4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start" fo:margin-left="0cm"/>
      <style:text-properties style:font-name="標楷體" style:font-name-asian="標楷體" style:font-name-complex="標楷體" fo:font-size="60pt" style:font-size-asian="60pt" style:font-size-complex="60pt" style:font-family-generic="script"/>
    </style:style>
    <style:style style:name="ce5" style:family="table-cell" style:parent-style-name="Default" style:data-style-name="N0">
      <style:table-cell-properties style:vertical-align="middle" fo:wrap-option="wrap" fo:background-color="transparent"/>
      <style:text-properties style:font-name="標楷體" style:font-name-asian="標楷體" style:font-name-complex="標楷體" fo:font-size="60pt" style:font-size-asian="60pt" style:font-size-complex="60pt" style:font-family-generic="script"/>
    </style:style>
    <style:style style:name="ce6" style:family="table-cell" style:parent-style-name="Default" style:data-style-name="N0">
      <style:table-cell-properties style:vertical-align="middle" fo:background-color="transparent" style:repeat-content="false"/>
      <style:paragraph-properties fo:text-align="start" fo:margin-left="0cm"/>
      <style:text-properties style:font-name="標楷體" style:font-name-asian="標楷體" style:font-name-complex="標楷體" fo:font-size="60pt" style:font-size-asian="60pt" style:font-size-complex="60pt" style:font-family-generic="script"/>
    </style:style>
    <style:style style:name="ce7" style:family="table-cell" style:parent-style-name="Default" style:data-style-name="N0">
      <style:table-cell-properties style:vertical-align="middle" fo:background-color="transparent" style:repeat-content="false"/>
      <style:paragraph-properties fo:text-align="start" fo:margin-left="0cm"/>
      <style:text-properties style:font-name="標楷體" style:font-name-asian="標楷體" style:font-name-complex="標楷體" fo:font-size="60pt" style:font-size-asian="60pt" style:font-size-complex="60pt" style:font-family-generic="script"/>
    </style:style>
    <style:style style:name="ce8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start" fo:margin-left="0cm"/>
      <style:text-properties style:font-name="標楷體" style:font-name-asian="標楷體" style:font-name-complex="標楷體" fo:font-size="36pt" style:font-size-asian="36pt" style:font-size-complex="36pt" style:font-family-generic="script"/>
    </style:style>
    <style:style style:name="ce9" style:family="table-cell" style:parent-style-name="_21315__20998__20301_" style:data-style-name="N48">
      <style:table-cell-properties style:vertical-align="middle" fo:wrap-option="wrap" fo:background-color="transparent" style:repeat-content="false"/>
      <style:paragraph-properties fo:text-align="start" fo:margin-left="0cm"/>
      <style:text-properties style:font-name="標楷體" style:font-name-asian="標楷體" style:font-name-complex="標楷體" fo:font-size="60pt" style:font-size-asian="60pt" style:font-size-complex="60pt" style:font-family-generic="script"/>
    </style:style>
    <style:style style:name="ce10" style:family="table-cell" style:parent-style-name="_21315__20998__20301_" style:data-style-name="N48">
      <style:table-cell-properties style:vertical-align="middle" fo:wrap-option="wrap" fo:background-color="transparent" style:repeat-content="false"/>
      <style:paragraph-properties fo:text-align="center"/>
      <style:text-properties style:font-name="標楷體" style:font-name-asian="標楷體" style:font-name-complex="標楷體" fo:font-size="60pt" style:font-size-asian="60pt" style:font-size-complex="60pt" style:font-family-generic="script"/>
    </style:style>
    <style:style style:name="ce11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style:font-name="標楷體" style:font-name-asian="標楷體" style:font-name-complex="標楷體" fo:font-size="60pt" style:font-size-asian="60pt" style:font-size-complex="60pt" style:font-family-generic="script"/>
    </style:style>
    <style:style style:name="ce12" style:family="table-cell" style:parent-style-name="_21315__20998__20301_" style:data-style-name="N48">
      <style:table-cell-properties style:vertical-align="middle" fo:wrap-option="wrap" style:repeat-content="false"/>
      <style:paragraph-properties fo:text-align="start" fo:margin-left="0cm"/>
      <style:text-properties style:font-name="標楷體" style:font-name-asian="標楷體" style:font-name-complex="標楷體" fo:font-size="60pt" style:font-size-asian="60pt" style:font-size-complex="60pt" style:font-family-generic="script"/>
    </style:style>
    <style:style style:name="ce13" style:family="table-cell" style:parent-style-name="_21315__20998__20301_" style:data-style-name="N48">
      <style:table-cell-properties style:vertical-align="middle" fo:wrap-option="wrap" style:repeat-content="false"/>
      <style:paragraph-properties fo:text-align="center"/>
      <style:text-properties style:font-name="標楷體" style:font-name-asian="標楷體" style:font-name-complex="標楷體" fo:font-size="60pt" style:font-size-asian="60pt" style:font-size-complex="60pt" style:font-family-generic="script"/>
    </style:style>
    <style:style style:name="ce14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style:font-name="標楷體" style:font-name-asian="標楷體" style:font-name-complex="標楷體" fo:font-size="36pt" style:font-size-asian="36pt" style:font-size-complex="36pt" style:font-family-generic="script"/>
    </style:style>
    <style:style style:name="ce1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transparent" style:repeat-content="false"/>
      <style:paragraph-properties fo:text-align="start" fo:margin-left="0cm"/>
      <style:text-properties style:font-name="標楷體" style:font-name-asian="標楷體" style:font-name-complex="標楷體" fo:font-size="60pt" style:font-size-asian="60pt" style:font-size-complex="60pt" style:font-family-generic="script"/>
    </style:style>
    <style:style style:name="ce16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style:font-name="標楷體" style:font-name-asian="標楷體" style:font-name-complex="標楷體" fo:font-size="60pt" style:font-size-asian="60pt" style:font-size-complex="60pt" style:font-family-generic="script"/>
    </style:style>
    <style:style style:name="ce17" style:family="table-cell" style:parent-style-name="_21315__20998__20301_" style:data-style-name="N48">
      <style:table-cell-properties fo:border="thin solid #000000" style:vertical-align="middle" fo:wrap-option="wrap" fo:background-color="#D9D9D9" style:repeat-content="false"/>
      <style:paragraph-properties fo:text-align="center"/>
      <style:text-properties style:font-name="標楷體" style:font-name-asian="標楷體" style:font-name-complex="標楷體" fo:font-size="68pt" style:font-size-asian="68pt" style:font-size-complex="68pt" style:font-family-generic="script"/>
    </style:style>
    <style:style style:name="ce18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style:font-name="標楷體" style:font-name-asian="標楷體" style:font-name-complex="標楷體" fo:font-size="68pt" style:font-size-asian="68pt" style:font-size-complex="68pt" style:font-family-generic="script"/>
    </style:style>
    <style:style style:name="ce19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標楷體" style:font-name-asian="標楷體" style:font-name-complex="標楷體" fo:font-size="68pt" style:font-size-asian="68pt" style:font-size-complex="68pt" style:font-family-generic="script"/>
    </style:style>
    <style:style style:name="ce20" style:family="table-cell" style:parent-style-name="Default" style:data-style-name="N3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style:font-name="標楷體" style:font-name-asian="標楷體" style:font-name-complex="標楷體" fo:font-size="68pt" style:font-size-asian="68pt" style:font-size-complex="68pt" style:font-family-generic="script"/>
    </style:style>
    <style:style style:name="ce21" style:family="table-cell" style:parent-style-name="Default" style:data-style-name="N3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標楷體" style:font-name-asian="標楷體" style:font-name-complex="標楷體" fo:font-size="68pt" style:font-size-asian="68pt" style:font-size-complex="68pt" style:font-family-generic="script"/>
    </style:style>
    <style:style style:name="ce22" style:family="table-cell" style:parent-style-name="Default" style:data-style-name="N0">
      <style:table-cell-properties fo:border="thin solid #000000" style:vertical-align="middle" fo:wrap-option="wrap" fo:background-color="#A6A6A6" style:repeat-content="false"/>
      <style:paragraph-properties fo:text-align="start" fo:margin-left="0cm"/>
      <style:text-properties style:font-name="標楷體" style:font-name-asian="標楷體" style:font-name-complex="標楷體" fo:font-size="68pt" style:font-size-asian="68pt" style:font-size-complex="68pt" style:font-family-generic="script"/>
    </style:style>
    <style:style style:name="ce23" style:family="table-cell" style:parent-style-name="Default" style:data-style-name="N0">
      <style:table-cell-properties fo:border="thin solid #000000" style:vertical-align="middle" fo:wrap-option="wrap" fo:background-color="#A6A6A6" style:repeat-content="false"/>
      <style:paragraph-properties fo:text-align="center"/>
      <style:text-properties style:font-name="標楷體" style:font-name-asian="標楷體" style:font-name-complex="標楷體" fo:font-size="68pt" style:font-size-asian="68pt" style:font-size-complex="68pt" style:font-family-generic="script"/>
    </style:style>
    <style:style style:name="ce24" style:family="table-cell" style:parent-style-name="_21315__20998__20301_" style:data-style-name="N48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標楷體" style:font-name-asian="標楷體" style:font-name-complex="標楷體" fo:font-size="62pt" style:font-size-asian="62pt" style:font-size-complex="62pt" style:font-family-generic="script"/>
    </style:style>
    <style:style style:name="ce25" style:family="table-cell" style:parent-style-name="_21315__20998__20301_" style:data-style-name="N48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style:font-name="標楷體" style:font-name-asian="標楷體" style:font-name-complex="標楷體" fo:font-size="62pt" style:font-size-asian="62pt" style:font-size-complex="62pt" style:font-family-generic="script"/>
    </style:style>
    <style:style style:name="ce26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標楷體" style:font-name-asian="標楷體" style:font-name-complex="標楷體" fo:font-size="62pt" style:font-size-asian="62pt" style:font-size-complex="62pt" style:font-family-generic="script"/>
    </style:style>
    <style:style style:name="ce27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style:font-name="標楷體" style:font-name-asian="標楷體" style:font-name-complex="標楷體" fo:font-size="62pt" style:font-size-asian="62pt" style:font-size-complex="62pt" style:font-family-generic="script"/>
    </style:style>
    <style:style style:name="ce2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style:font-name="標楷體" style:font-name-asian="標楷體" style:font-name-complex="標楷體" fo:font-size="62pt" style:font-size-asian="62pt" style:font-size-complex="62pt" style:font-family-generic="script"/>
    </style:style>
    <style:style style:name="ce2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transparent" style:repeat-content="false"/>
      <style:paragraph-properties fo:text-align="start" fo:margin-left="0cm"/>
      <style:text-properties style:font-name="標楷體" style:font-name-asian="標楷體" style:font-name-complex="標楷體" fo:font-size="62pt" style:font-size-asian="62pt" style:font-size-complex="62pt" style:font-family-generic="script"/>
    </style:style>
    <style:style style:name="ce30" style:family="table-cell" style:parent-style-name="_21315__20998__20301_" style:data-style-name="N48">
      <style:table-cell-properties fo:border-top="none" fo:border-bottom="thin solid #000000" fo:border-left="thin solid #000000" fo:border-right="thin solid #000000" style:vertical-align="middle" fo:wrap-option="wrap" fo:background-color="transparent"/>
      <style:text-properties style:font-name="標楷體" style:font-name-asian="標楷體" style:font-name-complex="標楷體" fo:font-size="62pt" style:font-size-asian="62pt" style:font-size-complex="62pt" style:font-family-generic="script"/>
    </style:style>
    <style:style style:name="ce31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style:font-name="標楷體" style:font-name-asian="標楷體" style:font-name-complex="標楷體" fo:font-size="60pt" style:font-size-asian="60pt" style:font-size-complex="60pt" style:font-family-generic="script"/>
    </style:style>
    <style:style style:name="ce32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fo:color="#000000" style:font-name="標楷體" style:font-name-asian="標楷體" style:font-name-complex="標楷體" fo:font-size="62pt" style:font-size-asian="62pt" style:font-size-complex="62pt" style:font-family-generic="script"/>
    </style:style>
    <style:style style:name="ce33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style:font-name="標楷體" style:font-name-asian="標楷體" style:font-name-complex="標楷體" fo:font-size="60pt" style:font-size-asian="60pt" style:font-size-complex="60pt" style:font-family-generic="script"/>
    </style:style>
    <style:style style:name="ce34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style:font-name="標楷體" style:font-name-asian="標楷體" style:font-name-complex="標楷體" fo:font-size="62pt" style:font-size-asian="62pt" style:font-size-complex="62pt" style:font-family-generic="script"/>
    </style:style>
    <style:style style:name="ce35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標楷體" style:font-name-asian="標楷體" style:font-name-complex="標楷體" fo:font-size="62pt" style:font-size-asian="62pt" style:font-size-complex="62pt" style:font-family-generic="script"/>
    </style:style>
    <style:style style:name="ce36" style:family="table-cell" style:parent-style-name="_21315__20998__20301_" style:data-style-name="N48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標楷體" style:font-name-asian="標楷體" style:font-name-complex="標楷體" fo:font-size="62pt" style:font-size-asian="62pt" style:font-size-complex="62pt" style:font-family-generic="script"/>
    </style:style>
    <style:style style:name="ce37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標楷體" style:font-name-asian="標楷體" style:font-name-complex="標楷體" fo:font-size="68pt" style:font-size-asian="68pt" style:font-size-complex="68pt" style:font-family-generic="script"/>
    </style:style>
    <style:style style:name="ce38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style:font-name="標楷體" style:font-name-asian="標楷體" style:font-name-complex="標楷體" fo:font-size="68pt" style:font-size-asian="68pt" style:font-size-complex="68pt" style:font-family-generic="script"/>
    </style:style>
    <style:style style:name="ce39" style:family="table-cell" style:parent-style-name="_21315__20998__20301_" style:data-style-name="N48">
      <style:table-cell-properties fo:border="thin solid #000000" style:vertical-align="middle" fo:wrap-option="wrap" fo:background-color="transparent" style:repeat-content="false"/>
      <style:paragraph-properties fo:text-align="end" fo:margin-right="0cm"/>
      <style:text-properties style:font-name="標楷體" style:font-name-asian="標楷體" style:font-name-complex="標楷體" fo:font-size="62pt" style:font-size-asian="62pt" style:font-size-complex="62pt" style:font-family-generic="script"/>
    </style:style>
    <style:style style:name="ce40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標楷體" style:font-name-asian="標楷體" style:font-name-complex="標楷體" fo:font-size="68pt" style:font-size-asian="68pt" style:font-size-complex="68pt" style:font-family-generic="script"/>
    </style:style>
    <style:style style:name="ce41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標楷體" style:font-name-asian="標楷體" style:font-name-complex="標楷體" fo:font-size="62pt" style:font-size-asian="62pt" style:font-size-complex="62pt" style:font-family-generic="script"/>
    </style:style>
    <style:style style:name="ce42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style:font-name="標楷體" style:font-name-asian="標楷體" style:font-name-complex="標楷體" fo:font-size="62pt" style:font-size-asian="62pt" style:font-size-complex="62pt" style:font-family-generic="script"/>
    </style:style>
    <style:style style:name="ce4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style:font-name="標楷體" style:font-name-asian="標楷體" style:font-name-complex="標楷體" fo:font-size="62pt" style:font-size-asian="62pt" style:font-size-complex="62pt" style:font-family-generic="script"/>
    </style:style>
    <style:style style:name="ce44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style:font-name="標楷體" style:font-name-asian="標楷體" style:font-name-complex="標楷體" fo:font-size="68pt" style:font-size-asian="68pt" style:font-size-complex="68pt" style:font-family-generic="script"/>
    </style:style>
    <style:style style:name="ce45" style:family="table-cell" style:parent-style-name="Default" style:data-style-name="N3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標楷體" style:font-name-asian="標楷體" style:font-name-complex="標楷體" fo:font-size="68pt" style:font-size-asian="68pt" style:font-size-complex="68pt" style:font-family-generic="script"/>
    </style:style>
    <style:style style:name="ce46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style:font-name="標楷體" style:font-name-asian="標楷體" style:font-name-complex="標楷體" fo:font-size="72pt" style:font-size-asian="72pt" style:font-size-complex="72pt" style:font-family-generic="script"/>
    </style:style>
    <style:style style:name="ce47" style:family="table-cell" style:parent-style-name="_21315__20998__20301_" style:data-style-name="N48">
      <style:table-cell-properties fo:border="thin solid #000000" style:vertical-align="middle" fo:wrap-option="wrap" fo:background-color="transparent"/>
      <style:text-properties style:font-name="標楷體" style:font-name-asian="標楷體" style:font-name-complex="標楷體" fo:font-size="62pt" style:font-size-asian="62pt" style:font-size-complex="62pt" style:font-family-generic="script"/>
    </style:style>
    <style:style style:name="ce48" style:family="table-cell" style:parent-style-name="Default" style:data-style-name="N0">
      <style:table-cell-properties style:vertical-align="middle" fo:wrap-option="wrap" style:repeat-content="false"/>
      <style:paragraph-properties fo:text-align="end" fo:margin-right="0cm"/>
      <style:text-properties style:font-name="標楷體" style:font-name-asian="標楷體" style:font-name-complex="標楷體" fo:font-size="72pt" style:font-size-asian="72pt" style:font-size-complex="72pt" style:font-family-generic="script"/>
    </style:style>
    <style:style style:name="ce49" style:family="table-cell" style:parent-style-name="Default" style:data-style-name="N0">
      <style:table-cell-properties fo:border="thin solid #000000" style:vertical-align="middle" fo:wrap-option="wrap" fo:background-color="transparent"/>
      <style:text-properties style:font-name="標楷體" style:font-name-asian="標楷體" style:font-name-complex="標楷體" fo:font-size="68pt" style:font-size-asian="68pt" style:font-size-complex="68pt" style:font-family-generic="script"/>
    </style:style>
    <style:style style:name="ce50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標楷體" style:font-name-asian="標楷體" style:font-name-complex="標楷體" fo:font-size="68pt" style:font-size-asian="68pt" style:font-size-complex="68pt" style:font-family-generic="script"/>
    </style:style>
    <style:style style:name="ce51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標楷體" style:font-name-asian="標楷體" style:font-name-complex="標楷體" fo:font-size="68pt" style:font-size-asian="68pt" style:font-size-complex="68pt" style:font-family-generic="script"/>
    </style:style>
    <style:style style:name="ce52" style:family="table-cell" style:parent-style-name="Default" style:data-style-name="N0">
      <style:table-cell-properties fo:border="thin solid #000000" style:vertical-align="middle" fo:wrap-option="wrap" fo:background-color="#BFBFBF" style:repeat-content="false"/>
      <style:paragraph-properties fo:text-align="center"/>
      <style:text-properties style:text-line-through-style="solid" style:font-name="標楷體" style:font-name-asian="標楷體" style:font-name-complex="標楷體" fo:font-size="62pt" style:font-size-asian="62pt" style:font-size-complex="62pt" style:font-family-generic="script"/>
    </style:style>
    <style:style style:name="ce53" style:family="table-cell" style:parent-style-name="Default" style:data-style-name="N0">
      <style:table-cell-properties fo:border="thin solid #000000" style:vertical-align="middle" fo:wrap-option="wrap" fo:background-color="#BFBFBF" style:repeat-content="false"/>
      <style:paragraph-properties fo:text-align="start" fo:margin-left="0cm"/>
      <style:text-properties style:text-line-through-style="solid" style:font-name="標楷體" style:font-name-asian="標楷體" style:font-name-complex="標楷體" fo:font-size="62pt" style:font-size-asian="62pt" style:font-size-complex="62pt" style:font-family-generic="script"/>
    </style:style>
    <style:style style:name="ce54" style:family="table-cell" style:parent-style-name="Default" style:data-style-name="N0">
      <style:table-cell-properties fo:border="thin solid #000000" style:vertical-align="middle" fo:wrap-option="wrap" fo:background-color="#BFBFBF" style:repeat-content="false"/>
      <style:paragraph-properties fo:text-align="start" fo:margin-left="0cm"/>
      <style:text-properties style:text-line-through-style="solid" style:font-name="標楷體" style:font-name-asian="標楷體" style:font-name-complex="標楷體" fo:font-size="60pt" style:font-size-asian="60pt" style:font-size-complex="60pt" style:font-family-generic="script"/>
    </style:style>
    <style:style style:name="ce55" style:family="table-cell" style:parent-style-name="Default" style:data-style-name="N0">
      <style:table-cell-properties fo:border="thin solid #000000" style:vertical-align="middle" fo:wrap-option="wrap" fo:background-color="#A6A6A6" style:repeat-content="false"/>
      <style:paragraph-properties fo:text-align="center"/>
      <style:text-properties style:text-line-through-style="solid" style:font-name="標楷體" style:font-name-asian="標楷體" style:font-name-complex="標楷體" fo:font-size="68pt" style:font-size-asian="68pt" style:font-size-complex="68pt" style:font-family-generic="script"/>
    </style:style>
    <style:style style:name="ce56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標楷體" style:font-name-asian="標楷體" style:font-name-complex="標楷體" fo:font-size="68pt" style:font-size-asian="68pt" style:font-size-complex="68pt" style:font-family-generic="script"/>
    </style:style>
    <style:style style:name="ce57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style:font-name="標楷體" style:font-name-asian="標楷體" style:font-name-complex="標楷體" fo:font-size="68pt" style:font-size-asian="68pt" style:font-size-complex="68pt" style:font-family-generic="script"/>
    </style:style>
    <style:style style:name="ce58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style:font-name="標楷體" style:font-name-asian="標楷體" style:font-name-complex="標楷體" fo:font-size="62pt" style:font-size-asian="62pt" style:font-size-complex="62pt" style:font-family-generic="script"/>
    </style:style>
    <style:style style:name="ce59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標楷體" style:font-name-asian="標楷體" style:font-name-complex="標楷體" fo:font-size="62pt" style:font-size-asian="62pt" style:font-size-complex="62pt" style:font-family-generic="script"/>
    </style:style>
    <style:style style:name="ce60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style:font-name="標楷體" style:font-name-asian="標楷體" style:font-name-complex="標楷體" fo:font-size="60pt" style:font-size-asian="60pt" style:font-size-complex="60pt" style:font-family-generic="script"/>
    </style:style>
    <style:style style:name="ce61" style:family="table-cell" style:parent-style-name="Default" style:data-style-name="N3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標楷體" style:font-name-asian="標楷體" style:font-name-complex="標楷體" fo:font-size="68pt" style:font-size-asian="68pt" style:font-size-complex="68pt" style:font-family-generic="script"/>
    </style:style>
    <style:style style:name="ce62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style:font-name="標楷體" style:font-name-asian="標楷體" style:font-name-complex="標楷體" fo:font-size="58pt" style:font-size-asian="58pt" style:font-size-complex="58pt" style:font-family-generic="script"/>
    </style:style>
    <style:style style:name="ce63" style:family="table-cell" style:parent-style-name="_21315__20998__20301_" style:data-style-name="N48">
      <style:table-cell-properties fo:border="thin solid #000000" style:vertical-align="middle" fo:wrap-option="wrap" fo:background-color="transparent" style:repeat-content="false"/>
      <style:paragraph-properties fo:text-align="end" fo:margin-right="0cm"/>
      <style:text-properties style:font-name="標楷體" style:font-name-asian="標楷體" style:font-name-complex="標楷體" fo:font-size="62pt" style:font-size-asian="62pt" style:font-size-complex="62pt" fo:font-weight="bold" style:font-weight-asian="bold" style:font-weight-complex="bold" style:font-family-generic="script"/>
    </style:style>
    <style:style style:name="ce64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style:font-name="標楷體" style:font-name-asian="標楷體" style:font-name-complex="標楷體" fo:font-size="72pt" style:font-size-asian="72pt" style:font-size-complex="72pt" style:font-family-generic="script"/>
    </style:style>
    <style:style style:name="ce65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標楷體" style:font-name-asian="標楷體" style:font-name-complex="標楷體" fo:font-size="68pt" style:font-size-asian="68pt" style:font-size-complex="68pt" style:font-family-generic="script"/>
    </style:style>
    <style:style style:name="ce66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style:font-name="標楷體" style:font-name-asian="標楷體" style:font-name-complex="標楷體" fo:font-size="68pt" style:font-size-asian="68pt" style:font-size-complex="68pt" style:font-family-generic="script"/>
    </style:style>
    <style:style style:name="ce67" style:family="table-cell" style:parent-style-name="Default" style:data-style-name="N3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標楷體" style:font-name-asian="標楷體" style:font-name-complex="標楷體" fo:font-size="68pt" style:font-size-asian="68pt" style:font-size-complex="68pt" style:font-family-generic="script"/>
    </style:style>
    <style:style style:name="ce68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style:font-name="標楷體" style:font-name-asian="標楷體" style:font-name-complex="標楷體" fo:font-size="60pt" style:font-size-asian="60pt" style:font-size-complex="60pt" style:font-family-generic="script"/>
    </style:style>
    <style:style style:name="ce69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標楷體" style:font-name-asian="標楷體" style:font-name-complex="標楷體" fo:font-size="62pt" style:font-size-asian="62pt" style:font-size-complex="62pt" style:font-family-generic="script"/>
    </style:style>
    <style:style style:name="ce70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style:font-name="標楷體" style:font-name-asian="標楷體" style:font-name-complex="標楷體" fo:font-size="62pt" style:font-size-asian="62pt" style:font-size-complex="62pt" style:font-family-generic="script"/>
    </style:style>
    <style:style style:name="ce71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標楷體" style:font-name-asian="標楷體" style:font-name-complex="標楷體" fo:font-size="68pt" style:font-size-asian="68pt" style:font-size-complex="68pt" style:font-family-generic="script"/>
    </style:style>
    <style:style style:name="ce72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style:font-name="標楷體" style:font-name-asian="標楷體" style:font-name-complex="標楷體" fo:font-size="68pt" style:font-size-asian="68pt" style:font-size-complex="68pt" style:font-family-generic="script"/>
    </style:style>
    <style:style style:name="ce73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style:font-name="標楷體" style:font-name-asian="標楷體" style:font-name-complex="標楷體" fo:font-size="60pt" style:font-size-asian="60pt" style:font-size-complex="60pt" style:font-family-generic="script"/>
    </style:style>
    <style:style style:name="ce74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標楷體" style:font-name-asian="標楷體" style:font-name-complex="標楷體" fo:font-size="62pt" style:font-size-asian="62pt" style:font-size-complex="62pt" style:font-family-generic="script"/>
    </style:style>
    <style:style style:name="ce75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style:font-name="標楷體" style:font-name-asian="標楷體" style:font-name-complex="標楷體" fo:font-size="62pt" style:font-size-asian="62pt" style:font-size-complex="62pt" style:font-family-generic="script"/>
    </style:style>
    <style:style style:name="ce76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標楷體" style:font-name-asian="標楷體" style:font-name-complex="標楷體" fo:font-size="68pt" style:font-size-asian="68pt" style:font-size-complex="68pt" style:font-family-generic="script"/>
    </style:style>
    <style:style style:name="ce77" style:family="table-cell" style:parent-style-name="_21315__20998__20301_" style:data-style-name="N48">
      <style:table-cell-properties fo:border="thin solid #000000" style:vertical-align="middle" fo:wrap-option="wrap" fo:background-color="transparent" style:repeat-content="false"/>
      <style:paragraph-properties fo:text-align="end" fo:margin-right="0cm"/>
      <style:text-properties style:font-name="標楷體" style:font-name-asian="標楷體" style:font-name-complex="標楷體" fo:font-size="62pt" style:font-size-asian="62pt" style:font-size-complex="62pt" style:font-family-generic="script"/>
    </style:style>
    <style:style style:name="ce78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標楷體" style:font-name-asian="標楷體" style:font-name-complex="標楷體" fo:font-size="68pt" style:font-size-asian="68pt" style:font-size-complex="68pt" style:font-family-generic="script"/>
    </style:style>
    <style:style style:name="ce79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style:font-name="標楷體" style:font-name-asian="標楷體" style:font-name-complex="標楷體" fo:font-size="68pt" style:font-size-asian="68pt" style:font-size-complex="68pt" style:font-family-generic="script"/>
    </style:style>
    <style:style style:name="ce80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style:font-name="標楷體" style:font-name-asian="標楷體" style:font-name-complex="標楷體" fo:font-size="60pt" style:font-size-asian="60pt" style:font-size-complex="60pt" style:font-family-generic="script"/>
    </style:style>
    <style:style style:name="ce81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標楷體" style:font-name-asian="標楷體" style:font-name-complex="標楷體" fo:font-size="62pt" style:font-size-asian="62pt" style:font-size-complex="62pt" style:font-family-generic="script"/>
    </style:style>
    <style:style style:name="ce82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style:font-name="標楷體" style:font-name-asian="標楷體" style:font-name-complex="標楷體" fo:font-size="62pt" style:font-size-asian="62pt" style:font-size-complex="62pt" style:font-family-generic="script"/>
    </style:style>
    <style:style style:name="ce83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標楷體" style:font-name-asian="標楷體" style:font-name-complex="標楷體" fo:font-size="68pt" style:font-size-asian="68pt" style:font-size-complex="68pt" style:font-family-generic="script"/>
    </style:style>
    <style:style style:name="ce84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style:font-name="標楷體" style:font-name-asian="標楷體" style:font-name-complex="標楷體" fo:font-size="68pt" style:font-size-asian="68pt" style:font-size-complex="68pt" style:font-family-generic="script"/>
    </style:style>
    <style:style style:name="ce85" style:family="table-cell" style:parent-style-name="Default" style:data-style-name="N3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標楷體" style:font-name-asian="標楷體" style:font-name-complex="標楷體" fo:font-size="68pt" style:font-size-asian="68pt" style:font-size-complex="68pt" style:font-family-generic="script"/>
    </style:style>
    <style:style style:name="ce86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標楷體" style:font-name-asian="標楷體" style:font-name-complex="標楷體" fo:font-size="62pt" style:font-size-asian="62pt" style:font-size-complex="62pt" style:font-family-generic="script"/>
    </style:style>
    <style:style style:name="ce87" style:family="table-cell" style:parent-style-name="_21315__20998__20301_" style:data-style-name="N48">
      <style:table-cell-properties fo:border="thin solid #000000" style:vertical-align="middle" fo:wrap-option="wrap" fo:background-color="transparent" style:repeat-content="false"/>
      <style:paragraph-properties fo:text-align="end" fo:margin-right="0cm"/>
      <style:text-properties style:font-name="標楷體" style:font-name-asian="標楷體" style:font-name-complex="標楷體" fo:font-size="62pt" style:font-size-asian="62pt" style:font-size-complex="62pt" style:font-family-generic="script"/>
    </style:style>
    <style:style style:name="ce88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style:font-name="標楷體" style:font-name-asian="標楷體" style:font-name-complex="標楷體" fo:font-size="62pt" style:font-size-asian="62pt" style:font-size-complex="62pt" style:font-family-generic="script"/>
    </style:style>
    <style:style style:name="ce89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標楷體" style:font-name-asian="標楷體" style:font-name-complex="標楷體" fo:font-size="68pt" style:font-size-asian="68pt" style:font-size-complex="68pt" style:font-family-generic="script"/>
    </style:style>
    <style:style style:name="ce90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start" fo:margin-left="0cm"/>
      <style:text-properties style:font-name="標楷體" style:font-name-asian="標楷體" style:font-name-complex="標楷體" fo:font-size="68pt" style:font-size-asian="68pt" style:font-size-complex="68pt" style:font-family-generic="script"/>
    </style:style>
    <style:style style:name="ce91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標楷體" style:font-name-asian="標楷體" style:font-name-complex="標楷體" fo:font-size="68pt" style:font-size-asian="68pt" style:font-size-complex="68pt" style:font-family-generic="script"/>
    </style:style>
    <style:style style:name="ce92" style:family="table-cell" style:parent-style-name="_21315__20998__20301_" style:data-style-name="N48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標楷體" style:font-name-asian="標楷體" style:font-name-complex="標楷體" fo:font-size="62pt" style:font-size-asian="62pt" style:font-size-complex="62pt" style:font-family-generic="script"/>
    </style:style>
    <style:style style:name="ce93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#FFFFFF" style:repeat-content="false"/>
      <style:paragraph-properties fo:text-align="center"/>
      <style:text-properties style:font-name="標楷體" style:font-name-asian="標楷體" style:font-name-complex="標楷體" fo:font-size="62pt" style:font-size-asian="62pt" style:font-size-complex="62pt" style:font-family-generic="script"/>
    </style:style>
    <style:style style:name="ce94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#FFFFFF" style:repeat-content="false"/>
      <style:paragraph-properties fo:text-align="start" fo:margin-left="0cm"/>
      <style:text-properties style:font-name="標楷體" style:font-name-asian="標楷體" style:font-name-complex="標楷體" fo:font-size="62pt" style:font-size-asian="62pt" style:font-size-complex="62pt" style:font-family-generic="script"/>
    </style:style>
    <style:style style:name="ce9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#FFFFFF" style:repeat-content="false"/>
      <style:paragraph-properties fo:text-align="start" fo:margin-left="0cm"/>
      <style:text-properties style:font-name="標楷體" style:font-name-asian="標楷體" style:font-name-complex="標楷體" fo:font-size="60pt" style:font-size-asian="60pt" style:font-size-complex="60pt" style:font-family-generic="script"/>
    </style:style>
    <style:style style:name="ce96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97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9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99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100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101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102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103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104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105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106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107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108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109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110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fo:color="#FF0000" style:font-name="標楷體" style:font-name-asian="標楷體" style:font-name-complex="標楷體" style:font-family-generic="script"/>
    </style:style>
    <style:style style:name="ce111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112" style:family="table-cell" style:parent-style-name="Default" style:data-style-name="N0">
      <style:table-cell-properties fo:border="thin solid #000000" style:vertical-align="middle" fo:background-color="#A9D08E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113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114" style:family="table-cell" style:parent-style-name="Default" style:data-style-name="N0">
      <style:table-cell-properties fo:border="thin solid #000000" style:vertical-align="middle" fo:background-color="#FFFFFF"/>
      <style:text-properties style:font-name="標楷體" style:font-name-asian="標楷體" style:font-name-complex="標楷體" style:font-family-generic="script"/>
    </style:style>
    <style:style style:name="ce115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116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11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FFFFFF" style:repeat-content="false"/>
      <style:paragraph-properties fo:text-align="start" fo:margin-left="0cm"/>
      <style:text-properties style:font-name="標楷體" style:font-name-asian="標楷體" style:font-name-complex="標楷體" fo:font-size="68pt" style:font-size-asian="68pt" style:font-size-complex="68pt" style:font-family-generic="script"/>
    </style:style>
    <style:style style:name="ce118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#FFFFFF" style:repeat-content="false"/>
      <style:paragraph-properties fo:text-align="start" fo:margin-left="0cm"/>
      <style:text-properties style:font-name="標楷體" style:font-name-asian="標楷體" style:font-name-complex="標楷體" fo:font-size="68pt" style:font-size-asian="68pt" style:font-size-complex="68pt" style:font-family-generic="script"/>
    </style:style>
    <style:style style:name="ce119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標楷體" style:font-name-asian="標楷體" style:font-name-complex="標楷體" fo:font-size="68pt" style:font-size-asian="68pt" style:font-size-complex="68pt" style:font-family-generic="script"/>
    </style:style>
    <style:style style:name="ce120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style:font-name="標楷體" style:font-name-asian="標楷體" style:font-name-complex="標楷體" fo:font-size="68pt" style:font-size-asian="68pt" style:font-size-complex="68pt" style:font-family-generic="script"/>
    </style:style>
    <style:style style:name="ce121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FFFFFF" style:repeat-content="false"/>
      <style:paragraph-properties fo:text-align="center"/>
      <style:text-properties style:font-name="標楷體" style:font-name-asian="標楷體" style:font-name-complex="標楷體" fo:font-size="68pt" style:font-size-asian="68pt" style:font-size-complex="68pt" style:font-family-generic="script"/>
    </style:style>
    <style:style style:name="ce122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#FFFFFF" style:repeat-content="false"/>
      <style:paragraph-properties fo:text-align="center"/>
      <style:text-properties style:font-name="標楷體" style:font-name-asian="標楷體" style:font-name-complex="標楷體" fo:font-size="68pt" style:font-size-asian="68pt" style:font-size-complex="68pt" style:font-family-generic="script"/>
    </style:style>
    <style:style style:name="ce123" style:family="table-cell" style:parent-style-name="_21315__20998__20301_" style:data-style-name="N48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標楷體" style:font-name-asian="標楷體" style:font-name-complex="標楷體" fo:font-size="62pt" style:font-size-asian="62pt" style:font-size-complex="62pt" style:font-family-generic="script"/>
    </style:style>
    <style:style style:name="ce124" style:family="table-cell" style:parent-style-name="_21315__20998__20301_" style:data-style-name="N48">
      <style:table-cell-properties fo:border="thin solid #000000" style:vertical-align="middle" fo:wrap-option="wrap" fo:background-color="transparent" style:repeat-content="false"/>
      <style:paragraph-properties fo:text-align="end" fo:margin-right="0cm"/>
      <style:text-properties style:font-name="標楷體" style:font-name-asian="標楷體" style:font-name-complex="標楷體" fo:font-size="62pt" style:font-size-asian="62pt" style:font-size-complex="62pt" style:font-family-generic="script"/>
    </style:style>
    <style:style style:name="ce125" style:family="table-cell" style:parent-style-name="_21315__20998__20301_" style:data-style-name="N48">
      <style:table-cell-properties fo:border-top="thin solid #000000" fo:border-bottom="none" fo:border-left="thin solid #000000" fo:border-right="thin solid #000000" style:vertical-align="middle" fo:wrap-option="wrap" fo:background-color="transparent" style:repeat-content="false"/>
      <style:paragraph-properties fo:text-align="end" fo:margin-right="0cm"/>
      <style:text-properties style:font-name="標楷體" style:font-name-asian="標楷體" style:font-name-complex="標楷體" fo:font-size="62pt" style:font-size-asian="62pt" style:font-size-complex="62pt" style:font-family-generic="script"/>
    </style:style>
    <style:style style:name="ce126" style:family="table-cell" style:parent-style-name="_21315__20998__20301_" style:data-style-name="N48">
      <style:table-cell-properties fo:border-top="none" fo:border-bottom="thin solid #000000" fo:border-left="thin solid #000000" fo:border-right="thin solid #000000" style:vertical-align="middle" fo:wrap-option="wrap" fo:background-color="transparent" style:repeat-content="false"/>
      <style:paragraph-properties fo:text-align="end" fo:margin-right="0cm"/>
      <style:text-properties style:font-name="標楷體" style:font-name-asian="標楷體" style:font-name-complex="標楷體" fo:font-size="62pt" style:font-size-asian="62pt" style:font-size-complex="62pt" style:font-family-generic="script"/>
    </style:style>
    <style:style style:name="ce12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style:font-name="標楷體" style:font-name-asian="標楷體" style:font-name-complex="標楷體" fo:font-size="68pt" style:font-size-asian="68pt" style:font-size-complex="68pt" style:font-family-generic="script"/>
    </style:style>
    <style:style style:name="ce128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style:font-name="標楷體" style:font-name-asian="標楷體" style:font-name-complex="標楷體" fo:font-size="68pt" style:font-size-asian="68pt" style:font-size-complex="68pt" style:font-family-generic="script"/>
    </style:style>
    <style:style style:name="ce129" style:family="table-cell" style:parent-style-name="Default" style:data-style-name="N3">
      <style:table-cell-properties fo:border-top="thin solid #000000" fo:border-bottom="none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style:font-name="標楷體" style:font-name-asian="標楷體" style:font-name-complex="標楷體" fo:font-size="68pt" style:font-size-asian="68pt" style:font-size-complex="68pt" style:font-family-generic="script"/>
    </style:style>
    <style:style style:name="ce130" style:family="table-cell" style:parent-style-name="Default" style:data-style-name="N3">
      <style:table-cell-properties fo:border-top="none" fo:border-bottom="thin solid #000000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style:font-name="標楷體" style:font-name-asian="標楷體" style:font-name-complex="標楷體" fo:font-size="68pt" style:font-size-asian="68pt" style:font-size-complex="68pt" style:font-family-generic="script"/>
    </style:style>
    <style:style style:name="ce131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style:font-name="標楷體" style:font-name-asian="標楷體" style:font-name-complex="標楷體" fo:font-size="68pt" style:font-size-asian="68pt" style:font-size-complex="68pt" style:font-family-generic="script"/>
    </style:style>
    <style:style style:name="ce132" style:family="table-cell" style:parent-style-name="_21315__20998__20301_" style:data-style-name="N48">
      <style:table-cell-properties fo:border-top="thin solid #000000" fo:border-bottom="none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style:font-name="標楷體" style:font-name-asian="標楷體" style:font-name-complex="標楷體" fo:font-size="62pt" style:font-size-asian="62pt" style:font-size-complex="62pt" style:font-family-generic="script"/>
    </style:style>
    <style:style style:name="ce133" style:family="table-cell" style:parent-style-name="_21315__20998__20301_" style:data-style-name="N48">
      <style:table-cell-properties fo:border-top="none" fo:border-bottom="none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style:font-name="標楷體" style:font-name-asian="標楷體" style:font-name-complex="標楷體" fo:font-size="62pt" style:font-size-asian="62pt" style:font-size-complex="62pt" style:font-family-generic="script"/>
    </style:style>
    <style:style style:name="ce134" style:family="table-cell" style:parent-style-name="_21315__20998__20301_" style:data-style-name="N48">
      <style:table-cell-properties fo:border-top="none" fo:border-bottom="thin solid #000000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style:font-name="標楷體" style:font-name-asian="標楷體" style:font-name-complex="標楷體" fo:font-size="62pt" style:font-size-asian="62pt" style:font-size-complex="62pt" style:font-family-generic="script"/>
    </style:style>
    <style:style style:name="ce135" style:family="table-cell" style:parent-style-name="Default" style:data-style-name="N3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標楷體" style:font-name-asian="標楷體" style:font-name-complex="標楷體" fo:font-size="68pt" style:font-size-asian="68pt" style:font-size-complex="68pt" style:font-family-generic="script"/>
    </style:style>
    <style:style style:name="ce13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transparent" style:repeat-content="false"/>
      <style:paragraph-properties fo:text-align="start" fo:margin-left="0cm"/>
      <style:text-properties style:font-name="標楷體" style:font-name-asian="標楷體" style:font-name-complex="標楷體" fo:font-size="68pt" style:font-size-asian="68pt" style:font-size-complex="68pt" style:font-family-generic="script"/>
    </style:style>
    <style:style style:name="ce137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transparent" style:repeat-content="false"/>
      <style:paragraph-properties fo:text-align="start" fo:margin-left="0cm"/>
      <style:text-properties style:font-name="標楷體" style:font-name-asian="標楷體" style:font-name-complex="標楷體" fo:font-size="68pt" style:font-size-asian="68pt" style:font-size-complex="68pt" style:font-family-generic="script"/>
    </style:style>
    <style:style style:name="ce13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style:font-name="標楷體" style:font-name-asian="標楷體" style:font-name-complex="標楷體" fo:font-size="62pt" style:font-size-asian="62pt" style:font-size-complex="62pt" style:font-family-generic="script"/>
    </style:style>
    <style:style style:name="ce139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style:font-name="標楷體" style:font-name-asian="標楷體" style:font-name-complex="標楷體" fo:font-size="62pt" style:font-size-asian="62pt" style:font-size-complex="62pt" style:font-family-generic="script"/>
    </style:style>
    <style:style style:name="ce140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標楷體" style:font-name-asian="標楷體" style:font-name-complex="標楷體" fo:font-size="62pt" style:font-size-asian="62pt" style:font-size-complex="62pt" style:font-family-generic="script"/>
    </style:style>
    <style:style style:name="ce141" style:family="table-cell" style:parent-style-name="_21315__20998__20301_" style:data-style-name="N48">
      <style:table-cell-properties fo:border-top="thin solid #000000" fo:border-bottom="thin solid #000000" fo:border-left="thin solid #000000" fo:border-right="none" style:vertical-align="middle" fo:wrap-option="wrap" fo:background-color="transparent" style:repeat-content="false"/>
      <style:paragraph-properties fo:text-align="center"/>
      <style:text-properties style:font-name="標楷體" style:font-name-asian="標楷體" style:font-name-complex="標楷體" fo:font-size="62pt" style:font-size-asian="62pt" style:font-size-complex="62pt" style:font-family-generic="script"/>
    </style:style>
    <style:style style:name="ce142" style:family="table-cell" style:parent-style-name="_21315__20998__20301_" style:data-style-name="N48">
      <style:table-cell-properties fo:border-top="thin solid #000000" fo:border-bottom="none" fo:border-left="thin solid #000000" fo:border-right="thin solid #000000" style:vertical-align="middle" fo:wrap-option="wrap" fo:background-color="#FFFFFF" style:repeat-content="false"/>
      <style:paragraph-properties fo:text-align="center"/>
      <style:text-properties style:font-name="標楷體" style:font-name-asian="標楷體" style:font-name-complex="標楷體" fo:font-size="62pt" style:font-size-asian="62pt" style:font-size-complex="62pt" style:font-family-generic="script"/>
    </style:style>
    <style:style style:name="ce143" style:family="table-cell" style:parent-style-name="_21315__20998__20301_" style:data-style-name="N48">
      <style:table-cell-properties fo:border-top="none" fo:border-bottom="none" fo:border-left="thin solid #000000" fo:border-right="thin solid #000000" style:vertical-align="middle" fo:wrap-option="wrap" fo:background-color="#FFFFFF" style:repeat-content="false"/>
      <style:paragraph-properties fo:text-align="center"/>
      <style:text-properties style:font-name="標楷體" style:font-name-asian="標楷體" style:font-name-complex="標楷體" fo:font-size="62pt" style:font-size-asian="62pt" style:font-size-complex="62pt" style:font-family-generic="script"/>
    </style:style>
    <style:style style:name="ce144" style:family="table-cell" style:parent-style-name="_21315__20998__20301_" style:data-style-name="N48">
      <style:table-cell-properties fo:border-top="none" fo:border-bottom="thin solid #000000" fo:border-left="thin solid #000000" fo:border-right="thin solid #000000" style:vertical-align="middle" fo:wrap-option="wrap" fo:background-color="#FFFFFF" style:repeat-content="false"/>
      <style:paragraph-properties fo:text-align="center"/>
      <style:text-properties style:font-name="標楷體" style:font-name-asian="標楷體" style:font-name-complex="標楷體" fo:font-size="62pt" style:font-size-asian="62pt" style:font-size-complex="62pt" style:font-family-generic="script"/>
    </style:style>
    <style:style style:name="ce14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FFFFFF" style:repeat-content="false"/>
      <style:paragraph-properties fo:text-align="center"/>
      <style:text-properties style:font-name="標楷體" style:font-name-asian="標楷體" style:font-name-complex="標楷體" fo:font-size="62pt" style:font-size-asian="62pt" style:font-size-complex="62pt" style:font-family-generic="script"/>
    </style:style>
    <style:style style:name="ce146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fo:background-color="#FFFFFF" style:repeat-content="false"/>
      <style:paragraph-properties fo:text-align="center"/>
      <style:text-properties style:font-name="標楷體" style:font-name-asian="標楷體" style:font-name-complex="標楷體" fo:font-size="62pt" style:font-size-asian="62pt" style:font-size-complex="62pt" style:font-family-generic="script"/>
    </style:style>
    <style:style style:name="ce147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#FFFFFF" style:repeat-content="false"/>
      <style:paragraph-properties fo:text-align="center"/>
      <style:text-properties style:font-name="標楷體" style:font-name-asian="標楷體" style:font-name-complex="標楷體" fo:font-size="62pt" style:font-size-asian="62pt" style:font-size-complex="62pt" style:font-family-generic="script"/>
    </style:style>
    <style:style style:name="ce14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FFFFFF" style:repeat-content="false"/>
      <style:paragraph-properties fo:text-align="start" fo:margin-left="0cm"/>
      <style:text-properties style:font-name="標楷體" style:font-name-asian="標楷體" style:font-name-complex="標楷體" fo:font-size="62pt" style:font-size-asian="62pt" style:font-size-complex="62pt" style:font-family-generic="script"/>
    </style:style>
    <style:style style:name="ce149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fo:background-color="#FFFFFF" style:repeat-content="false"/>
      <style:paragraph-properties fo:text-align="start" fo:margin-left="0cm"/>
      <style:text-properties style:font-name="標楷體" style:font-name-asian="標楷體" style:font-name-complex="標楷體" fo:font-size="62pt" style:font-size-asian="62pt" style:font-size-complex="62pt" style:font-family-generic="script"/>
    </style:style>
    <style:style style:name="ce150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#FFFFFF" style:repeat-content="false"/>
      <style:paragraph-properties fo:text-align="start" fo:margin-left="0cm"/>
      <style:text-properties style:font-name="標楷體" style:font-name-asian="標楷體" style:font-name-complex="標楷體" fo:font-size="62pt" style:font-size-asian="62pt" style:font-size-complex="62pt" style:font-family-generic="script"/>
    </style:style>
    <style:style style:name="ce151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start" fo:margin-left="0cm"/>
      <style:text-properties style:font-name="標楷體" style:font-name-asian="標楷體" style:font-name-complex="標楷體" fo:font-size="68pt" style:font-size-asian="68pt" style:font-size-complex="68pt" style:font-family-generic="script"/>
    </style:style>
    <style:style style:name="ce152" style:family="table-cell" style:parent-style-name="_21315__20998__20301_" style:data-style-name="N48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style:font-name="標楷體" style:font-name-asian="標楷體" style:font-name-complex="標楷體" fo:font-size="62pt" style:font-size-asian="62pt" style:font-size-complex="62pt" style:font-family-generic="script"/>
    </style:style>
    <style:style style:name="ce153" style:family="table-cell" style:parent-style-name="_21315__20998__20301_" style:data-style-name="N48">
      <style:table-cell-properties fo:border-top="thin solid #000000" fo:border-bottom="none" fo:border-left="thin solid #000000" fo:border-right="thin solid #000000" style:vertical-align="middle" fo:wrap-option="wrap" fo:background-color="transparent" style:repeat-content="false"/>
      <style:paragraph-properties fo:text-align="start" fo:margin-left="0cm"/>
      <style:text-properties style:font-name="標楷體" style:font-name-asian="標楷體" style:font-name-complex="標楷體" fo:font-size="62pt" style:font-size-asian="62pt" style:font-size-complex="62pt" style:font-family-generic="script"/>
    </style:style>
    <style:style style:name="ce154" style:family="table-cell" style:parent-style-name="_21315__20998__20301_" style:data-style-name="N48">
      <style:table-cell-properties fo:border-top="none" fo:border-bottom="none" fo:border-left="thin solid #000000" fo:border-right="thin solid #000000" style:vertical-align="middle" fo:wrap-option="wrap" fo:background-color="transparent" style:repeat-content="false"/>
      <style:paragraph-properties fo:text-align="start" fo:margin-left="0cm"/>
      <style:text-properties style:font-name="標楷體" style:font-name-asian="標楷體" style:font-name-complex="標楷體" fo:font-size="62pt" style:font-size-asian="62pt" style:font-size-complex="62pt" style:font-family-generic="script"/>
    </style:style>
    <style:style style:name="ce155" style:family="table-cell" style:parent-style-name="_21315__20998__20301_" style:data-style-name="N48">
      <style:table-cell-properties fo:border-top="none" fo:border-bottom="thin solid #000000" fo:border-left="thin solid #000000" fo:border-right="thin solid #000000" style:vertical-align="middle" fo:wrap-option="wrap" fo:background-color="transparent" style:repeat-content="false"/>
      <style:paragraph-properties fo:text-align="start" fo:margin-left="0cm"/>
      <style:text-properties style:font-name="標楷體" style:font-name-asian="標楷體" style:font-name-complex="標楷體" fo:font-size="62pt" style:font-size-asian="62pt" style:font-size-complex="62pt" style:font-family-generic="script"/>
    </style:style>
    <style:style style:name="ce156" style:family="table-cell" style:parent-style-name="_21315__20998__20301_" style:data-style-name="N48">
      <style:table-cell-properties fo:border-top="none" fo:border-bottom="none" fo:border-left="thin solid #000000" fo:border-right="thin solid #000000" style:vertical-align="middle" fo:wrap-option="wrap" fo:background-color="transparent" style:repeat-content="false"/>
      <style:paragraph-properties fo:text-align="end" fo:margin-right="0cm"/>
      <style:text-properties style:font-name="標楷體" style:font-name-asian="標楷體" style:font-name-complex="標楷體" fo:font-size="62pt" style:font-size-asian="62pt" style:font-size-complex="62pt" style:font-family-generic="script"/>
    </style:style>
    <style:style style:name="ce157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style:font-name="標楷體" style:font-name-asian="標楷體" style:font-name-complex="標楷體" fo:font-size="68pt" style:font-size-asian="68pt" style:font-size-complex="68pt" style:font-family-generic="script"/>
    </style:style>
    <style:style style:name="ce158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style:font-name="標楷體" style:font-name-asian="標楷體" style:font-name-complex="標楷體" fo:font-size="90pt" style:font-size-asian="90pt" style:font-size-complex="90pt" style:font-family-generic="script"/>
    </style:style>
    <style:style style:name="ce159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style:font-name="標楷體" style:font-name-asian="標楷體" style:font-name-complex="標楷體" fo:font-size="60pt" style:font-size-asian="60pt" style:font-size-complex="60pt" style:font-family-generic="script"/>
    </style:style>
    <style:style style:name="ce160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style:font-name="標楷體" style:font-name-asian="標楷體" style:font-name-complex="標楷體" fo:font-size="62pt" style:font-size-asian="62pt" style:font-size-complex="62pt" style:font-family-generic="script"/>
    </style:style>
    <style:style style:name="ce161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start" fo:margin-left="0cm"/>
      <style:text-properties style:font-name="標楷體" style:font-name-asian="標楷體" style:font-name-complex="標楷體" fo:font-size="60pt" style:font-size-asian="60pt" style:font-size-complex="60pt" style:font-family-generic="script"/>
    </style:style>
    <style:style style:name="ce16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transparent" style:repeat-content="false"/>
      <style:paragraph-properties fo:text-align="start" fo:margin-left="0cm"/>
      <style:text-properties style:font-name="標楷體" style:font-name-asian="標楷體" style:font-name-complex="標楷體" fo:font-size="60pt" style:font-size-asian="60pt" style:font-size-complex="60pt" style:font-family-generic="script"/>
    </style:style>
    <style:style style:name="ce163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transparent" style:repeat-content="false"/>
      <style:paragraph-properties fo:text-align="start" fo:margin-left="0cm"/>
      <style:text-properties style:font-name="標楷體" style:font-name-asian="標楷體" style:font-name-complex="標楷體" fo:font-size="60pt" style:font-size-asian="60pt" style:font-size-complex="60pt" style:font-family-generic="script"/>
    </style:style>
    <style:style style:name="ce164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標楷體" style:font-name-asian="標楷體" style:font-name-complex="標楷體" fo:font-size="68pt" style:font-size-asian="68pt" style:font-size-complex="68pt" style:font-family-generic="script"/>
    </style:style>
    <style:style style:name="ce165" style:family="table-cell" style:parent-style-name="_21315__20998__20301_" style:data-style-name="N48">
      <style:table-cell-properties fo:border-top="thin solid #000000" fo:border-bottom="none" fo:border-left="thin solid #000000" fo:border-right="thin solid #000000" style:vertical-align="middle" fo:wrap-option="wrap" fo:background-color="#FFFFFF" style:repeat-content="false"/>
      <style:paragraph-properties fo:text-align="start" fo:margin-left="0cm"/>
      <style:text-properties style:font-name="標楷體" style:font-name-asian="標楷體" style:font-name-complex="標楷體" fo:font-size="62pt" style:font-size-asian="62pt" style:font-size-complex="62pt" style:font-family-generic="script"/>
    </style:style>
    <style:style style:name="ce166" style:family="table-cell" style:parent-style-name="_21315__20998__20301_" style:data-style-name="N48">
      <style:table-cell-properties fo:border-top="none" fo:border-bottom="none" fo:border-left="thin solid #000000" fo:border-right="thin solid #000000" style:vertical-align="middle" fo:wrap-option="wrap" fo:background-color="#FFFFFF" style:repeat-content="false"/>
      <style:paragraph-properties fo:text-align="start" fo:margin-left="0cm"/>
      <style:text-properties style:font-name="標楷體" style:font-name-asian="標楷體" style:font-name-complex="標楷體" fo:font-size="62pt" style:font-size-asian="62pt" style:font-size-complex="62pt" style:font-family-generic="script"/>
    </style:style>
    <style:style style:name="ce167" style:family="table-cell" style:parent-style-name="_21315__20998__20301_" style:data-style-name="N48">
      <style:table-cell-properties fo:border-top="none" fo:border-bottom="thin solid #000000" fo:border-left="thin solid #000000" fo:border-right="thin solid #000000" style:vertical-align="middle" fo:wrap-option="wrap" fo:background-color="#FFFFFF" style:repeat-content="false"/>
      <style:paragraph-properties fo:text-align="start" fo:margin-left="0cm"/>
      <style:text-properties style:font-name="標楷體" style:font-name-asian="標楷體" style:font-name-complex="標楷體" fo:font-size="62pt" style:font-size-asian="62pt" style:font-size-complex="62pt" style:font-family-generic="script"/>
    </style:style>
    <style:style style:name="ce168" style:family="table-cell" style:parent-style-name="_21315__20998__20301_" style:data-style-name="N48">
      <style:table-cell-properties fo:border-top="thin solid #000000" fo:border-bottom="thin solid #000000" fo:border-left="thin solid #000000" fo:border-right="none" style:vertical-align="middle" fo:wrap-option="wrap" fo:background-color="transparent" style:repeat-content="false"/>
      <style:paragraph-properties fo:text-align="start" fo:margin-left="0cm"/>
      <style:text-properties style:font-name="標楷體" style:font-name-asian="標楷體" style:font-name-complex="標楷體" fo:font-size="62pt" style:font-size-asian="62pt" style:font-size-complex="62pt" style:font-family-generic="script"/>
    </style:style>
    <style:style style:name="ce16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transparent" style:repeat-content="false"/>
      <style:paragraph-properties fo:text-align="start" fo:margin-left="0cm"/>
      <style:text-properties style:font-name="標楷體" style:font-name-asian="標楷體" style:font-name-complex="標楷體" fo:font-size="62pt" style:font-size-asian="62pt" style:font-size-complex="62pt" style:font-family-generic="script"/>
    </style:style>
    <style:style style:name="ce170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transparent" style:repeat-content="false"/>
      <style:paragraph-properties fo:text-align="start" fo:margin-left="0cm"/>
      <style:text-properties style:font-name="標楷體" style:font-name-asian="標楷體" style:font-name-complex="標楷體" fo:font-size="62pt" style:font-size-asian="62pt" style:font-size-complex="62pt" style:font-family-generic="script"/>
    </style:style>
    <style:style style:name="ce171" style:family="table-cell" style:parent-style-name="_21315__20998__20301_" style:data-style-name="N48">
      <style:table-cell-properties fo:border-top="thin solid #000000" fo:border-bottom="thin solid #000000" fo:border-left="thin solid #000000" fo:border-right="none" style:vertical-align="middle" fo:wrap-option="wrap" fo:background-color="#FFFFFF" style:repeat-content="false"/>
      <style:paragraph-properties fo:text-align="start" fo:margin-left="0cm"/>
      <style:text-properties style:font-name="標楷體" style:font-name-asian="標楷體" style:font-name-complex="標楷體" fo:font-size="62pt" style:font-size-asian="62pt" style:font-size-complex="62pt" style:font-family-generic="script"/>
    </style:style>
    <style:style style:name="ce172" style:family="table-cell" style:parent-style-name="_21315__20998__20301_" style:data-style-name="N48">
      <style:table-cell-properties fo:border="thin solid #000000" style:vertical-align="middle" fo:wrap-option="wrap" fo:background-color="#FFFFFF" style:repeat-content="false"/>
      <style:paragraph-properties fo:text-align="start" fo:margin-left="0cm"/>
      <style:text-properties style:font-name="標楷體" style:font-name-asian="標楷體" style:font-name-complex="標楷體" fo:font-size="62pt" style:font-size-asian="62pt" style:font-size-complex="62pt" style:font-family-generic="script"/>
    </style:style>
    <style:style style:name="ce17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FFFFFF" style:repeat-content="false"/>
      <style:paragraph-properties fo:text-align="start" fo:margin-left="0cm"/>
      <style:text-properties style:font-name="標楷體" style:font-name-asian="標楷體" style:font-name-complex="標楷體" fo:font-size="58pt" style:font-size-asian="58pt" style:font-size-complex="58pt" style:font-family-generic="script"/>
    </style:style>
    <style:style style:name="ce174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fo:background-color="#FFFFFF" style:repeat-content="false"/>
      <style:paragraph-properties fo:text-align="start" fo:margin-left="0cm"/>
      <style:text-properties style:font-name="標楷體" style:font-name-asian="標楷體" style:font-name-complex="標楷體" fo:font-size="58pt" style:font-size-asian="58pt" style:font-size-complex="58pt" style:font-family-generic="script"/>
    </style:style>
    <style:style style:name="ce17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#FFFFFF" style:repeat-content="false"/>
      <style:paragraph-properties fo:text-align="start" fo:margin-left="0cm"/>
      <style:text-properties style:font-name="標楷體" style:font-name-asian="標楷體" style:font-name-complex="標楷體" fo:font-size="58pt" style:font-size-asian="58pt" style:font-size-complex="58pt" style:font-family-generic="script"/>
    </style:style>
    <style:style style:name="ce17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FFFFFF" style:repeat-content="false"/>
      <style:paragraph-properties fo:text-align="start" fo:margin-left="0cm"/>
      <style:text-properties style:font-name="標楷體" style:font-name-asian="標楷體" style:font-name-complex="標楷體" fo:font-size="60pt" style:font-size-asian="60pt" style:font-size-complex="60pt" style:font-family-generic="script"/>
    </style:style>
    <style:style style:name="ce177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#FFFFFF" style:repeat-content="false"/>
      <style:paragraph-properties fo:text-align="start" fo:margin-left="0cm"/>
      <style:text-properties style:font-name="標楷體" style:font-name-asian="標楷體" style:font-name-complex="標楷體" fo:font-size="60pt" style:font-size-asian="60pt" style:font-size-complex="60pt" style:font-family-generic="script"/>
    </style:style>
    <style:style style:name="ce178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style:font-name="標楷體" style:font-name-asian="標楷體" style:font-name-complex="標楷體" fo:font-size="53pt" style:font-size-asian="53pt" style:font-size-complex="53pt" style:font-family-generic="script"/>
    </style:style>
    <style:style style:name="ce179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fo:color="#000000" style:font-name="標楷體" style:font-name-asian="標楷體" style:font-name-complex="標楷體" fo:font-size="60pt" style:font-size-asian="60pt" style:font-size-complex="60pt" style:font-family-generic="script"/>
    </style:style>
    <style:style style:name="ce180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transparent"/>
      <style:text-properties style:font-name="標楷體" style:font-name-asian="標楷體" style:font-name-complex="標楷體" fo:font-size="60pt" style:font-size-asian="60pt" style:font-size-complex="60pt" style:font-family-generic="script"/>
    </style:style>
    <style:style style:name="ce181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transparent"/>
      <style:text-properties style:font-name="標楷體" style:font-name-asian="標楷體" style:font-name-complex="標楷體" fo:font-size="60pt" style:font-size-asian="60pt" style:font-size-complex="60pt" style:font-family-generic="script"/>
    </style:style>
    <style:style style:name="ce18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D9D9D9" style:repeat-content="false"/>
      <style:paragraph-properties fo:text-align="center"/>
      <style:text-properties style:font-name="標楷體" style:font-name-asian="標楷體" style:font-name-complex="標楷體" fo:font-size="68pt" style:font-size-asian="68pt" style:font-size-complex="68pt" style:font-family-generic="script"/>
    </style:style>
    <style:style style:name="ce183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#D9D9D9" style:repeat-content="false"/>
      <style:paragraph-properties fo:text-align="center"/>
      <style:text-properties style:font-name="標楷體" style:font-name-asian="標楷體" style:font-name-complex="標楷體" fo:font-size="68pt" style:font-size-asian="68pt" style:font-size-complex="68pt" style:font-family-generic="script"/>
    </style:style>
    <style:style style:name="ce184" style:family="table-cell" style:parent-style-name="_21315__20998__20301_" style:data-style-name="N48">
      <style:table-cell-properties fo:border-top="thin solid #000000" fo:border-bottom="none" fo:border-left="thin solid #000000" fo:border-right="thin solid #000000" style:vertical-align="middle" fo:wrap-option="wrap" fo:background-color="#D9D9D9" style:repeat-content="false"/>
      <style:paragraph-properties fo:text-align="center"/>
      <style:text-properties style:font-name="標楷體" style:font-name-asian="標楷體" style:font-name-complex="標楷體" fo:font-size="68pt" style:font-size-asian="68pt" style:font-size-complex="68pt" style:font-family-generic="script"/>
    </style:style>
    <style:style style:name="ce185" style:family="table-cell" style:parent-style-name="_21315__20998__20301_" style:data-style-name="N48">
      <style:table-cell-properties fo:border-top="none" fo:border-bottom="thin solid #000000" fo:border-left="thin solid #000000" fo:border-right="thin solid #000000" style:vertical-align="middle" fo:wrap-option="wrap" fo:background-color="#D9D9D9" style:repeat-content="false"/>
      <style:paragraph-properties fo:text-align="center"/>
      <style:text-properties style:font-name="標楷體" style:font-name-asian="標楷體" style:font-name-complex="標楷體" fo:font-size="68pt" style:font-size-asian="68pt" style:font-size-complex="68pt" style:font-family-generic="script"/>
    </style:style>
    <style:style style:name="ce186" style:family="table-cell" style:parent-style-name="_21315__20998__20301_" style:data-style-name="N48">
      <style:table-cell-properties fo:border-top="thin solid #000000" fo:border-bottom="thin solid #000000" fo:border-left="thin solid #000000" fo:border-right="none" style:vertical-align="middle" fo:wrap-option="wrap" fo:background-color="#D9D9D9" style:repeat-content="false"/>
      <style:paragraph-properties fo:text-align="center"/>
      <style:text-properties style:font-name="標楷體" style:font-name-asian="標楷體" style:font-name-complex="標楷體" fo:font-size="68pt" style:font-size-asian="68pt" style:font-size-complex="68pt" style:font-family-generic="script"/>
    </style:style>
    <style:style style:name="ce187" style:family="table-cell" style:parent-style-name="_21315__20998__20301_" style:data-style-name="N48">
      <style:table-cell-properties fo:border-top="thin solid #000000" fo:border-bottom="thin solid #000000" fo:border-left="none" fo:border-right="thin solid #000000" style:vertical-align="middle" fo:wrap-option="wrap" fo:background-color="#D9D9D9" style:repeat-content="false"/>
      <style:paragraph-properties fo:text-align="center"/>
      <style:text-properties style:font-name="標楷體" style:font-name-asian="標楷體" style:font-name-complex="標楷體" fo:font-size="68pt" style:font-size-asian="68pt" style:font-size-complex="68pt" style:font-family-generic="script"/>
    </style:style>
    <style:style style:name="ce18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transparent"/>
      <style:text-properties style:font-name="標楷體" style:font-name-asian="標楷體" style:font-name-complex="標楷體" fo:font-size="68pt" style:font-size-asian="68pt" style:font-size-complex="68pt" style:font-family-generic="script"/>
    </style:style>
    <style:style style:name="ce189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transparent"/>
      <style:text-properties style:font-name="標楷體" style:font-name-asian="標楷體" style:font-name-complex="標楷體" fo:font-size="68pt" style:font-size-asian="68pt" style:font-size-complex="68pt" style:font-family-generic="script"/>
    </style:style>
    <style:style style:name="ce190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style:font-name="標楷體" style:font-name-asian="標楷體" style:font-name-complex="標楷體" fo:font-size="60pt" style:font-size-asian="60pt" style:font-size-complex="60pt" style:font-family-generic="script"/>
    </style:style>
    <style:style style:name="ce191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style:font-name="標楷體" style:font-name-asian="標楷體" style:font-name-complex="標楷體" fo:font-size="60pt" style:font-size-asian="60pt" style:font-size-complex="60pt" style:font-family-generic="script"/>
    </style:style>
    <style:style style:name="ce192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193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000000" style:font-name="標楷體" style:font-name-asian="標楷體" style:font-name-complex="標楷體" fo:font-size="18pt" style:font-size-asian="18pt" style:font-size-complex="18pt" style:font-family-generic="script"/>
    </style:style>
    <style:style style:name="ce194" style:family="table-cell" style:parent-style-name="Default" style:data-style-name="N0">
      <style:table-cell-properties fo:border-top="none" fo:border-bottom="thin solid #000000" fo:border-left="none" fo:border-right="none" style:vertical-align="middle" style:repeat-content="false"/>
      <style:paragraph-properties fo:text-align="end" fo:margin-right="0cm"/>
      <style:text-properties style:font-name="標楷體" style:font-name-asian="標楷體" style:font-name-complex="標楷體" fo:font-size="11pt" style:font-size-asian="11pt" style:font-size-complex="11pt" style:font-family-generic="script"/>
    </style:style>
    <style:style style:name="ce19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196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197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198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199" style:family="table-cell" style:parent-style-name="Default" style:data-style-name="N0">
      <style:table-cell-properties fo:border-top="thin solid #000000" fo:border-bottom="thin solid #000000" fo:border-left="none" fo:border-right="none" style:vertical-align="middle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20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201" style:family="table-cell" style:parent-style-name="Default" style:data-style-name="N0">
      <style:table-cell-properties fo:border="thin solid #000000" style:vertical-align="middle" fo:wrap-option="wrap" fo:background-color="#D9D9D9" style:repeat-content="false"/>
      <style:paragraph-properties fo:text-align="center"/>
      <style:text-properties style:font-name="標楷體" style:font-name-asian="標楷體" style:font-name-complex="標楷體" fo:font-size="68pt" style:font-size-asian="68pt" style:font-size-complex="68pt" style:font-family-generic="script"/>
    </style:style>
    <style:style style:name="ce202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標楷體" style:font-name-asian="標楷體" style:font-name-complex="標楷體" fo:font-size="60pt" style:font-size-asian="60pt" style:font-size-complex="60pt" style:font-family-generic="script"/>
    </style:style>
    <style:style style:name="ce203" style:family="table-cell" style:parent-style-name="_21315__20998__20301_" style:data-style-name="N48">
      <style:table-cell-properties fo:border="thin solid #000000" style:vertical-align="middle" fo:wrap-option="wrap" fo:background-color="#D9D9D9" style:repeat-content="false"/>
      <style:paragraph-properties fo:text-align="center"/>
      <style:text-properties style:font-name="標楷體" style:font-name-asian="標楷體" style:font-name-complex="標楷體" fo:font-size="68pt" style:font-size-asian="68pt" style:font-size-complex="68pt" style:font-family-generic="script"/>
    </style:style>
    <style:style style:name="ce204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start" fo:margin-left="0cm"/>
      <style:text-properties style:font-name="標楷體" style:font-name-asian="標楷體" style:font-name-complex="標楷體" fo:font-size="60pt" style:font-size-asian="60pt" style:font-size-complex="60pt" style:font-family-generic="script"/>
    </style:style>
    <style:style style:name="ce205" style:family="table-cell" style:parent-style-name="Default" style:data-style-name="N0">
      <style:table-cell-properties fo:border="thin solid #000000" style:vertical-align="middle" fo:wrap-option="wrap" fo:background-color="transparent"/>
      <style:text-properties style:font-name="標楷體" style:font-name-asian="標楷體" style:font-name-complex="標楷體" fo:font-size="60pt" style:font-size-asian="60pt" style:font-size-complex="60pt" style:font-family-generic="script"/>
    </style:style>
    <style:style style:name="ce206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標楷體" style:font-name-asian="標楷體" style:font-name-complex="標楷體" fo:font-size="62pt" style:font-size-asian="62pt" style:font-size-complex="62pt" style:font-family-generic="script"/>
    </style:style>
    <style:style style:name="ce207" style:family="table-cell" style:parent-style-name="_21315__20998__20301_" style:data-style-name="N48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標楷體" style:font-name-asian="標楷體" style:font-name-complex="標楷體" fo:font-size="62pt" style:font-size-asian="62pt" style:font-size-complex="62pt" style:font-family-generic="script"/>
    </style:style>
    <style:style style:name="ce208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start" fo:margin-left="0cm"/>
      <style:text-properties style:font-name="標楷體" style:font-name-asian="標楷體" style:font-name-complex="標楷體" fo:font-size="58pt" style:font-size-asian="58pt" style:font-size-complex="58pt" style:font-family-generic="script"/>
    </style:style>
    <style:style style:name="ce209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start" fo:margin-left="0cm"/>
      <style:text-properties style:font-name="標楷體" style:font-name-asian="標楷體" style:font-name-complex="標楷體" fo:font-size="62pt" style:font-size-asian="62pt" style:font-size-complex="62pt" style:font-family-generic="script"/>
    </style:style>
    <style:style style:name="ce210" style:family="table-cell" style:parent-style-name="Default" style:data-style-name="N0">
      <style:table-cell-properties fo:border="thin solid #000000" style:vertical-align="middle" fo:wrap-option="wrap" fo:background-color="transparent"/>
      <style:text-properties style:font-name="標楷體" style:font-name-asian="標楷體" style:font-name-complex="標楷體" fo:font-size="68pt" style:font-size-asian="68pt" style:font-size-complex="68pt" style:font-family-generic="script"/>
    </style:style>
    <style:style style:name="ce211" style:family="table-cell" style:parent-style-name="Default" style:data-style-name="N0">
      <style:table-cell-properties fo:border-top="thin solid #000000" fo:border-bottom="none" fo:border-left="none" fo:border-right="none" style:vertical-align="middle" fo:wrap-option="wrap" fo:background-color="transparent" style:repeat-content="false"/>
      <style:paragraph-properties fo:text-align="start" fo:margin-left="0cm"/>
      <style:text-properties style:font-name="標楷體" style:font-name-asian="標楷體" style:font-name-complex="標楷體" fo:font-size="60pt" style:font-size-asian="60pt" style:font-size-complex="60pt" style:font-family-generic="script"/>
    </style:style>
    <style:style style:name="T2" style:family="text" style:parent-style-name="Default">
      <style:text-properties fo:color="#000000" style:text-line-through-style="none" style:font-name="標楷體" style:font-name-asian="標楷體" style:font-name-complex="標楷體" fo:font-size="60pt" style:font-size-asian="60pt" style:font-size-complex="6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cript" style:font-charset="x-symbol"/>
    </style:style>
    <style:style style:name="T3" style:family="text" style:parent-style-name="Default">
      <style:text-properties fo:color="#000000" style:text-line-through-style="none" style:font-name="標楷體" style:font-name-asian="標楷體" style:font-name-complex="標楷體" fo:font-size="48pt" style:font-size-asian="48pt" style:font-size-complex="48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cript" style:font-charset="x-symbol"/>
    </style:style>
    <style:style style:name="T4" style:family="text" style:parent-style-name="Default">
      <style:text-properties fo:color="#000000" style:text-line-through-style="none" style:font-name="標楷體" style:font-name-asian="標楷體" style:font-name-complex="標楷體" fo:font-size="68pt" style:font-size-asian="68pt" style:font-size-complex="68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cript" style:font-charset="x-symbol"/>
    </style:style>
    <style:style style:name="T5" style:family="text" style:parent-style-name="Default">
      <style:text-properties fo:color="#000000" style:text-line-through-style="none" style:font-name="標楷體" style:font-name-asian="標楷體" style:font-name-complex="標楷體" fo:font-size="60pt" style:font-size-asian="60pt" style:font-size-complex="6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cript" style:font-charset="x-symbol"/>
    </style:style>
    <style:style style:name="T6" style:family="text" style:parent-style-name="Default">
      <style:text-properties fo:color="#000000" style:text-line-through-style="solid" style:font-name="標楷體" style:font-name-asian="標楷體" style:font-name-complex="標楷體" fo:font-size="68pt" style:font-size-asian="68pt" style:font-size-complex="68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cript" style:font-charset="x-symbol"/>
    </style:style>
    <style:style style:name="T7" style:family="text" style:parent-style-name="Default">
      <style:text-properties fo:color="#FF0000" style:text-line-through-style="none" style:font-name="標楷體" style:font-name-asian="標楷體" style:font-name-complex="標楷體" fo:font-size="68pt" style:font-size-asian="68pt" style:font-size-complex="68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cript" style:font-charset="x-symbol"/>
    </style:style>
    <style:style style:name="T8" style:family="text" style:parent-style-name="Default">
      <style:text-properties fo:color="#000000" style:text-line-through-style="none" style:font-name="Tahoma" style:font-name-asian="Tahoma" style:font-name-complex="Tahoma" fo:font-size="36pt" style:font-size-asian="36pt" style:font-size-complex="36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9" style:family="text" style:parent-style-name="Default">
      <style:text-properties fo:color="#000000" style:text-line-through-style="none" style:font-name="細明體" style:font-name-asian="細明體" style:font-name-complex="細明體" fo:font-size="36pt" style:font-size-asian="36pt" style:font-size-complex="36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T10" style:family="text" style:parent-style-name="Default">
      <style:text-properties fo:color="#000000" style:text-line-through-style="none" style:font-name="細明體" style:font-name-asian="細明體" style:font-name-complex="細明體" fo:font-size="36pt" style:font-size-asian="36pt" style:font-size-complex="36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modern" style:font-charset="x-symbol"/>
    </style:style>
    <style:style style:name="T11" style:family="text" style:parent-style-name="Default">
      <style:text-properties fo:color="#000000" style:text-line-through-style="none" style:font-name="Tahoma" style:font-name-asian="Tahoma" style:font-name-complex="Tahoma" fo:font-size="36pt" style:font-size-asian="36pt" style:font-size-complex="36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12" style:family="text" style:parent-style-name="Default">
      <style:text-properties fo:color="#000000" style:text-line-through-style="none" style:font-name="標楷體" style:font-name-asian="標楷體" style:font-name-complex="標楷體" fo:font-size="52pt" style:font-size-asian="52pt" style:font-size-complex="5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cript" style:font-charset="x-symbol"/>
    </style:style>
    <style:style style:name="T13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4.33916666666667cm"/>
    </style:style>
    <style:style style:name="co2" style:family="table-column">
      <style:table-column-properties fo:break-before="auto" style:column-width="13.17625cm"/>
    </style:style>
    <style:style style:name="co3" style:family="table-column">
      <style:table-column-properties fo:break-before="auto" style:column-width="16.7216666666667cm"/>
    </style:style>
    <style:style style:name="co4" style:family="table-column">
      <style:table-column-properties fo:break-before="auto" style:column-width="8.09625cm"/>
    </style:style>
    <style:style style:name="co5" style:family="table-column">
      <style:table-column-properties fo:break-before="auto" style:column-width="13.7847916666667cm"/>
    </style:style>
    <style:style style:name="co6" style:family="table-column">
      <style:table-column-properties fo:break-before="auto" style:column-width="11.90625cm"/>
    </style:style>
    <style:style style:name="co7" style:family="table-column">
      <style:table-column-properties fo:break-before="auto" style:column-width="6.85270833333333cm"/>
    </style:style>
    <style:style style:name="co8" style:family="table-column">
      <style:table-column-properties fo:break-before="auto" style:column-width="7.064375cm"/>
    </style:style>
    <style:style style:name="co9" style:family="table-column">
      <style:table-column-properties fo:break-before="auto" style:column-width="16.271875cm"/>
    </style:style>
    <style:style style:name="co10" style:family="table-column">
      <style:table-column-properties fo:break-before="auto" style:column-width="18.811875cm"/>
    </style:style>
    <style:style style:name="co11" style:family="table-column">
      <style:table-column-properties fo:break-before="auto" style:column-width="17.224375cm"/>
    </style:style>
    <style:style style:name="co12" style:family="table-column">
      <style:table-column-properties fo:break-before="auto" style:column-width="21.1666666666667cm"/>
    </style:style>
    <style:style style:name="co13" style:family="table-column">
      <style:table-column-properties fo:break-before="auto" style:column-width="21.8810416666667cm"/>
    </style:style>
    <style:style style:name="co14" style:family="table-column">
      <style:table-column-properties fo:break-before="auto" style:column-width="35.163125cm"/>
    </style:style>
    <style:style style:name="co15" style:family="table-column">
      <style:table-column-properties fo:break-before="auto" style:column-width="13.4672916666667cm"/>
    </style:style>
    <style:style style:name="co16" style:family="table-column">
      <style:table-column-properties fo:break-before="auto" style:column-width="54.1072916666667cm"/>
    </style:style>
    <style:style style:name="co17" style:family="table-column">
      <style:table-column-properties fo:break-before="auto" style:column-width="53.975cm"/>
    </style:style>
    <style:style style:name="co18" style:family="table-column">
      <style:table-column-properties fo:break-before="auto" style:column-width="1.05833333333333cm"/>
    </style:style>
    <style:style style:name="co19" style:family="table-column">
      <style:table-column-properties fo:break-before="auto" style:column-width="5.97958333333333cm" style:use-optimal-column-width="true"/>
    </style:style>
    <style:style style:name="co20" style:family="table-column">
      <style:table-column-properties fo:break-before="auto" style:column-width="7.64645833333333cm"/>
    </style:style>
    <style:style style:name="co21" style:family="table-column">
      <style:table-column-properties fo:break-before="auto" style:column-width="6.21770833333333cm"/>
    </style:style>
    <style:style style:name="co22" style:family="table-column">
      <style:table-column-properties fo:break-before="auto" style:column-width="2.2225cm"/>
    </style:style>
    <style:style style:name="co23" style:family="table-column">
      <style:table-column-properties fo:break-before="auto" style:column-width="1.93145833333333cm"/>
    </style:style>
    <style:style style:name="co24" style:family="table-column">
      <style:table-column-properties fo:break-before="auto" style:column-width="1.79916666666667cm" style:use-optimal-column-width="true"/>
    </style:style>
    <style:style style:name="co25" style:family="table-column">
      <style:table-column-properties fo:break-before="page" style:column-width="4.15395833333333cm"/>
    </style:style>
    <style:style style:name="co26" style:family="table-column">
      <style:table-column-properties fo:break-before="auto" style:column-width="2.32833333333333cm"/>
    </style:style>
    <style:style style:name="co27" style:family="table-column">
      <style:table-column-properties fo:break-before="auto" style:column-width="1.905cm"/>
    </style:style>
    <style:style style:name="ro1" style:family="table-row">
      <style:table-row-properties style:row-height="125.25pt" style:use-optimal-row-height="false" fo:break-before="auto"/>
    </style:style>
    <style:style style:name="ro2" style:family="table-row">
      <style:table-row-properties style:row-height="391.5pt" style:use-optimal-row-height="false" fo:break-before="auto"/>
    </style:style>
    <style:style style:name="ro3" style:family="table-row">
      <style:table-row-properties style:row-height="100.5pt" style:use-optimal-row-height="false" fo:break-before="auto"/>
    </style:style>
    <style:style style:name="ro4" style:family="table-row">
      <style:table-row-properties style:row-height="100.5pt" style:use-optimal-row-height="true" fo:break-before="auto"/>
    </style:style>
    <style:style style:name="ro5" style:family="table-row">
      <style:table-row-properties style:row-height="231pt" style:use-optimal-row-height="false" fo:break-before="auto"/>
    </style:style>
    <style:style style:name="ro6" style:family="table-row">
      <style:table-row-properties style:row-height="316.5pt" style:use-optimal-row-height="false" fo:break-before="auto"/>
    </style:style>
    <style:style style:name="ro7" style:family="table-row">
      <style:table-row-properties style:row-height="409.5pt" style:use-optimal-row-height="true" fo:break-before="auto"/>
    </style:style>
    <style:style style:name="ro8" style:family="table-row">
      <style:table-row-properties style:row-height="409.6pt" style:use-optimal-row-height="false" fo:break-before="auto"/>
    </style:style>
    <style:style style:name="ro9" style:family="table-row">
      <style:table-row-properties style:row-height="357pt" style:use-optimal-row-height="false" fo:break-before="auto"/>
    </style:style>
    <style:style style:name="ro10" style:family="table-row">
      <style:table-row-properties style:row-height="409.5pt" style:use-optimal-row-height="false" fo:break-before="auto"/>
    </style:style>
    <style:style style:name="ro11" style:family="table-row">
      <style:table-row-properties style:row-height="94.5pt" style:use-optimal-row-height="false" fo:break-before="auto"/>
    </style:style>
    <style:style style:name="ro12" style:family="table-row">
      <style:table-row-properties style:row-height="109.5pt" style:use-optimal-row-height="false" fo:break-before="auto"/>
    </style:style>
    <style:style style:name="ro13" style:family="table-row">
      <style:table-row-properties style:row-height="214.5pt" style:use-optimal-row-height="false" fo:break-before="auto"/>
    </style:style>
    <style:style style:name="ro14" style:family="table-row">
      <style:table-row-properties style:row-height="348.75pt" style:use-optimal-row-height="false" fo:break-before="auto"/>
    </style:style>
    <style:style style:name="ro15" style:family="table-row">
      <style:table-row-properties style:row-height="360.75pt" style:use-optimal-row-height="false" fo:break-before="auto"/>
    </style:style>
    <style:style style:name="ro16" style:family="table-row">
      <style:table-row-properties style:row-height="309.75pt" style:use-optimal-row-height="false" fo:break-before="auto"/>
    </style:style>
    <style:style style:name="ro17" style:family="table-row">
      <style:table-row-properties style:row-height="340.5pt" style:use-optimal-row-height="false" fo:break-before="auto"/>
    </style:style>
    <style:style style:name="ro18" style:family="table-row">
      <style:table-row-properties style:row-height="78.75pt" style:use-optimal-row-height="false" fo:break-before="auto"/>
    </style:style>
    <style:style style:name="ro19" style:family="table-row">
      <style:table-row-properties style:row-height="401.25pt" style:use-optimal-row-height="true" fo:break-before="page"/>
    </style:style>
    <style:style style:name="ro20" style:family="table-row">
      <style:table-row-properties style:row-height="372pt" style:use-optimal-row-height="false" fo:break-before="auto"/>
    </style:style>
    <style:style style:name="ro21" style:family="table-row">
      <style:table-row-properties style:row-height="306pt" style:use-optimal-row-height="false" fo:break-before="auto"/>
    </style:style>
    <style:style style:name="ro22" style:family="table-row">
      <style:table-row-properties style:row-height="261pt" style:use-optimal-row-height="false" fo:break-before="auto"/>
    </style:style>
    <style:style style:name="ro23" style:family="table-row">
      <style:table-row-properties style:row-height="342pt" style:use-optimal-row-height="false" fo:break-before="auto"/>
    </style:style>
    <style:style style:name="ro24" style:family="table-row">
      <style:table-row-properties style:row-height="234pt" style:use-optimal-row-height="false" fo:break-before="auto"/>
    </style:style>
    <style:style style:name="ro25" style:family="table-row">
      <style:table-row-properties style:row-height="369.75pt" style:use-optimal-row-height="false" fo:break-before="auto"/>
    </style:style>
    <style:style style:name="ro26" style:family="table-row">
      <style:table-row-properties style:row-height="392.25pt" style:use-optimal-row-height="false" fo:break-before="auto"/>
    </style:style>
    <style:style style:name="ro27" style:family="table-row">
      <style:table-row-properties style:row-height="329.25pt" style:use-optimal-row-height="false" fo:break-before="page"/>
    </style:style>
    <style:style style:name="ro28" style:family="table-row">
      <style:table-row-properties style:row-height="303pt" style:use-optimal-row-height="false" fo:break-before="auto"/>
    </style:style>
    <style:style style:name="ro29" style:family="table-row">
      <style:table-row-properties style:row-height="377.25pt" style:use-optimal-row-height="false" fo:break-before="auto"/>
    </style:style>
    <style:style style:name="ro30" style:family="table-row">
      <style:table-row-properties style:row-height="379.5pt" style:use-optimal-row-height="false" fo:break-before="auto"/>
    </style:style>
    <style:style style:name="ro31" style:family="table-row">
      <style:table-row-properties style:row-height="319.5pt" style:use-optimal-row-height="false" fo:break-before="auto"/>
    </style:style>
    <style:style style:name="ro32" style:family="table-row">
      <style:table-row-properties style:row-height="251.25pt" style:use-optimal-row-height="false" fo:break-before="auto"/>
    </style:style>
    <style:style style:name="ro33" style:family="table-row">
      <style:table-row-properties style:row-height="351pt" style:use-optimal-row-height="true" fo:break-before="auto"/>
    </style:style>
    <style:style style:name="ro34" style:family="table-row">
      <style:table-row-properties style:row-height="376.5pt" style:use-optimal-row-height="false" fo:break-before="auto"/>
    </style:style>
    <style:style style:name="ro35" style:family="table-row">
      <style:table-row-properties style:row-height="306.75pt" style:use-optimal-row-height="false" fo:break-before="auto"/>
    </style:style>
    <style:style style:name="ro36" style:family="table-row">
      <style:table-row-properties style:row-height="409.6pt" style:use-optimal-row-height="false" fo:break-before="page"/>
    </style:style>
    <style:style style:name="ro37" style:family="table-row">
      <style:table-row-properties style:row-height="408.75pt" style:use-optimal-row-height="false" fo:break-before="auto"/>
    </style:style>
    <style:style style:name="ro38" style:family="table-row">
      <style:table-row-properties style:row-height="132.75pt" style:use-optimal-row-height="false" fo:break-before="auto"/>
    </style:style>
    <style:style style:name="ro39" style:family="table-row">
      <style:table-row-properties style:row-height="229.5pt" style:use-optimal-row-height="false" fo:break-before="auto"/>
    </style:style>
    <style:style style:name="ro40" style:family="table-row">
      <style:table-row-properties style:row-height="364.5pt" style:use-optimal-row-height="false" fo:break-before="auto"/>
    </style:style>
    <style:style style:name="ro41" style:family="table-row">
      <style:table-row-properties style:row-height="346.5pt" style:use-optimal-row-height="false" fo:break-before="page"/>
    </style:style>
    <style:style style:name="ro42" style:family="table-row">
      <style:table-row-properties style:row-height="219pt" style:use-optimal-row-height="false" fo:break-before="auto"/>
    </style:style>
    <style:style style:name="ro43" style:family="table-row">
      <style:table-row-properties style:row-height="320.25pt" style:use-optimal-row-height="false" fo:break-before="auto"/>
    </style:style>
    <style:style style:name="ro44" style:family="table-row">
      <style:table-row-properties style:row-height="282.75pt" style:use-optimal-row-height="false" fo:break-before="auto"/>
    </style:style>
    <style:style style:name="ro45" style:family="table-row">
      <style:table-row-properties style:row-height="384.75pt" style:use-optimal-row-height="false" fo:break-before="auto"/>
    </style:style>
    <style:style style:name="ro46" style:family="table-row">
      <style:table-row-properties style:row-height="300pt" style:use-optimal-row-height="false" fo:break-before="auto"/>
    </style:style>
    <style:style style:name="ro47" style:family="table-row">
      <style:table-row-properties style:row-height="247.5pt" style:use-optimal-row-height="false" fo:break-before="auto"/>
    </style:style>
    <style:style style:name="ro48" style:family="table-row">
      <style:table-row-properties style:row-height="259.5pt" style:use-optimal-row-height="false" fo:break-before="auto"/>
    </style:style>
    <style:style style:name="ro49" style:family="table-row">
      <style:table-row-properties style:row-height="117pt" style:use-optimal-row-height="false" fo:break-before="auto"/>
    </style:style>
    <style:style style:name="ro50" style:family="table-row">
      <style:table-row-properties style:row-height="351pt" style:use-optimal-row-height="true" fo:break-before="page"/>
    </style:style>
    <style:style style:name="ro51" style:family="table-row">
      <style:table-row-properties style:row-height="312.75pt" style:use-optimal-row-height="false" fo:break-before="auto"/>
    </style:style>
    <style:style style:name="ro52" style:family="table-row">
      <style:table-row-properties style:row-height="278.25pt" style:use-optimal-row-height="false" fo:break-before="auto"/>
    </style:style>
    <style:style style:name="ro53" style:family="table-row">
      <style:table-row-properties style:row-height="318.75pt" style:use-optimal-row-height="false" fo:break-before="auto"/>
    </style:style>
    <style:style style:name="ro54" style:family="table-row">
      <style:table-row-properties style:row-height="334.5pt" style:use-optimal-row-height="false" fo:break-before="auto"/>
    </style:style>
    <style:style style:name="ro55" style:family="table-row">
      <style:table-row-properties style:row-height="322.5pt" style:use-optimal-row-height="false" fo:break-before="page"/>
    </style:style>
    <style:style style:name="ro56" style:family="table-row">
      <style:table-row-properties style:row-height="322.5pt" style:use-optimal-row-height="false" fo:break-before="auto"/>
    </style:style>
    <style:style style:name="ro57" style:family="table-row">
      <style:table-row-properties style:row-height="289.5pt" style:use-optimal-row-height="false" fo:break-before="auto"/>
    </style:style>
    <style:style style:name="ro58" style:family="table-row">
      <style:table-row-properties style:row-height="283.5pt" style:use-optimal-row-height="true" fo:break-before="auto"/>
    </style:style>
    <style:style style:name="ro59" style:family="table-row">
      <style:table-row-properties style:row-height="303.75pt" style:use-optimal-row-height="false" fo:break-before="auto"/>
    </style:style>
    <style:style style:name="ro60" style:family="table-row">
      <style:table-row-properties style:row-height="372.75pt" style:use-optimal-row-height="false" fo:break-before="auto"/>
    </style:style>
    <style:style style:name="ro61" style:family="table-row">
      <style:table-row-properties style:row-height="361.5pt" style:use-optimal-row-height="false" fo:break-before="auto"/>
    </style:style>
    <style:style style:name="ro62" style:family="table-row">
      <style:table-row-properties style:row-height="356.25pt" style:use-optimal-row-height="false" fo:break-before="auto"/>
    </style:style>
    <style:style style:name="ro63" style:family="table-row">
      <style:table-row-properties style:row-height="408pt" style:use-optimal-row-height="false" fo:break-before="auto"/>
    </style:style>
    <style:style style:name="ro64" style:family="table-row">
      <style:table-row-properties style:row-height="83.25pt" style:use-optimal-row-height="true" fo:break-before="auto"/>
    </style:style>
    <style:style style:name="ro65" style:family="table-row">
      <style:table-row-properties style:row-height="25.5pt" style:use-optimal-row-height="true" fo:break-before="auto"/>
    </style:style>
    <style:style style:name="ro66" style:family="table-row">
      <style:table-row-properties style:row-height="18.75pt" style:use-optimal-row-height="false" fo:break-before="auto"/>
    </style:style>
    <style:style style:name="ro67" style:family="table-row">
      <style:table-row-properties style:row-height="16.5pt" style:use-optimal-row-height="true" fo:break-before="auto"/>
    </style:style>
    <style:style style:name="ro68" style:family="table-row">
      <style:table-row-properties style:row-height="33pt" style:use-optimal-row-height="true" fo:break-before="auto"/>
    </style:style>
    <style:style style:name="ro69" style:family="table-row">
      <style:table-row-properties style:row-height="21pt" style:use-optimal-row-height="false" fo:break-before="auto"/>
    </style:style>
    <style:style style:name="ro70" style:family="table-row">
      <style:table-row-properties style:row-height="16.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0">
      <style:graphic-properties draw:stroke="solid" svg:stroke-color="#000000" draw:auto-grow-width="false" draw:auto-grow-height="false"/>
    </style:style>
    <style:style style:family="graphic" style:name="a1">
      <style:graphic-properties draw:stroke="solid" svg:stroke-color="#000000" draw:auto-grow-width="false" draw:auto-grow-height="false"/>
    </style:style>
    <style:style style:family="graphic" style:name="a2">
      <style:graphic-properties draw:stroke="solid" svg:stroke-color="#000000" draw:auto-grow-width="false" draw:auto-grow-height="false"/>
    </style:style>
    <style:style style:family="graphic" style:name="a3">
      <style:graphic-properties draw:stroke="solid" svg:stroke-color="#000000" draw:auto-grow-width="false" draw:auto-grow-height="false"/>
    </style:style>
    <style:style style:family="graphic" style:name="a4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111年基本資料" table:style-name="ta1">
        <table:table-column table:style-name="co1" table:number-columns-repeated="2" table:default-cell-style-name="ce2"/>
        <table:table-column table:style-name="co2" table:default-cell-style-name="ce2"/>
        <table:table-column table:style-name="co3" table:default-cell-style-name="ce11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12"/>
        <table:table-column table:style-name="co10" table:default-cell-style-name="ce13"/>
        <table:table-column table:style-name="co11" table:default-cell-style-name="ce13"/>
        <table:table-column table:style-name="co12" table:default-cell-style-name="ce12"/>
        <table:table-column table:style-name="co13" table:default-cell-style-name="ce3"/>
        <table:table-column table:style-name="co14" table:default-cell-style-name="ce11"/>
        <table:table-column table:style-name="co15" table:default-cell-style-name="ce3"/>
        <table:table-column table:style-name="co16" table:default-cell-style-name="ce14"/>
        <table:table-column table:style-name="co17" table:number-columns-repeated="16367" table:default-cell-style-name="ce4"/>
        <table:table-row table:style-name="ro1">
          <table:table-cell office:value-type="string" table:number-columns-spanned="17" table:number-rows-spanned="1" table:style-name="ce158">
            <text:p>111年台灣好行路線基本資料</text:p>
          </table:table-cell>
          <table:covered-table-cell table:number-columns-repeated="16"/>
          <table:table-cell table:number-columns-repeated="16367"/>
        </table:table-row>
        <table:table-row table:style-name="ro2">
          <table:table-cell office:value-type="string" table:number-columns-spanned="17" table:number-rows-spanned="1" table:style-name="ce157">
            <text:p><text:span text:style-name="T7">111年核定67條路線，目前共有64條路線營運中，相關資料如下：</text:span></text:p>
            <text:p>1.市區公車46條、公路客運18條</text:p>
            <text:p>2.無障礙路線計52條、經會勘不宜開行無障礙車輛13條</text:p>
            <text:p>3.核定67條路線，營運類型可分為：一般類型37條、特定時段營運10條、郵輪式公車13條、需求反應式7條。品牌加盟(一般類型8條、郵輪式公車5條、需求反應式2條)<text:s text:c="10"/></text:p>
          </table:table-cell>
          <table:covered-table-cell table:number-columns-repeated="16"/>
          <table:table-cell table:number-columns-repeated="16367"/>
        </table:table-row>
        <table:table-row table:style-name="ro3">
          <table:table-cell office:value-type="string" table:number-columns-spanned="17" table:number-rows-spanned="1" table:style-name="ce157">
            <text:p>4.可攜自行車路線計51條</text:p>
          </table:table-cell>
          <table:covered-table-cell table:number-columns-repeated="16"/>
          <table:table-cell table:number-columns-repeated="16367"/>
        </table:table-row>
        <table:table-row table:style-name="ro4">
          <table:table-cell table:style-name="ce46"/>
          <table:table-cell table:style-name="ce64"/>
          <table:table-cell table:number-columns-repeated="14" table:style-name="ce46"/>
          <table:table-cell office:value-type="string" table:style-name="ce48">
            <text:p>112/04/17更新</text:p>
          </table:table-cell>
          <table:table-cell table:number-columns-repeated="16367"/>
        </table:table-row>
        <table:table-row table:style-name="ro5">
          <table:table-cell office:value-type="string" table:number-columns-spanned="1" table:number-rows-spanned="2" table:style-name="ce201">
            <text:p>區域</text:p>
          </table:table-cell>
          <table:table-cell office:value-type="string" table:number-columns-spanned="1" table:number-rows-spanned="2" table:style-name="ce201">
            <text:p>單位數</text:p>
          </table:table-cell>
          <table:table-cell office:value-type="string" table:number-columns-spanned="1" table:number-rows-spanned="2" table:style-name="ce201">
            <text:p>推動單位</text:p>
          </table:table-cell>
          <table:table-cell office:value-type="string" table:number-columns-spanned="1" table:number-rows-spanned="2" table:style-name="ce201">
            <text:p>路線別</text:p>
          </table:table-cell>
          <table:table-cell office:value-type="string" table:number-columns-spanned="1" table:number-rows-spanned="2" table:style-name="ce201">
            <text:p>路權類型</text:p>
          </table:table-cell>
          <table:table-cell office:value-type="string" table:number-columns-spanned="1" table:number-rows-spanned="2" table:style-name="ce201">
            <text:p>營運類型</text:p>
          </table:table-cell>
          <table:table-cell office:value-type="string" table:number-columns-spanned="1" table:number-rows-spanned="2" table:style-name="ce201">
            <text:p>客運業者</text:p>
          </table:table-cell>
          <table:table-cell office:value-type="string" table:number-columns-spanned="1" table:number-rows-spanned="2" table:style-name="ce201">
            <text:p>無障礙服務路線</text:p>
          </table:table-cell>
          <table:table-cell office:value-type="string" table:number-columns-spanned="1" table:number-rows-spanned="2" table:style-name="ce201">
            <text:p>可攜折疊式自行車</text:p>
          </table:table-cell>
          <table:table-cell office:value-type="string" table:number-columns-spanned="1" table:number-rows-spanned="2" table:style-name="ce203">
            <text:p>行銷補助上限(元)</text:p>
          </table:table-cell>
          <table:table-cell office:value-type="string" table:number-columns-spanned="2" table:number-rows-spanned="1" table:style-name="ce203">
            <text:p>營運虧損補貼上限(元)</text:p>
          </table:table-cell>
          <table:covered-table-cell/>
          <table:table-cell office:value-type="string" table:number-columns-spanned="1" table:number-rows-spanned="2" table:style-name="ce203">
            <text:p>合計(元)</text:p>
          </table:table-cell>
          <table:table-cell office:value-type="string" table:number-columns-spanned="1" table:number-rows-spanned="2" table:style-name="ce201">
            <text:p>單趟里程(公里)</text:p>
          </table:table-cell>
          <table:table-cell office:value-type="string" table:number-columns-spanned="1" table:number-rows-spanned="2" table:style-name="ce201">
            <text:p>班次(來回)（1往返=1車次=2班次）</text:p>
          </table:table-cell>
          <table:table-cell office:value-type="string" table:number-columns-spanned="1" table:number-rows-spanned="2" table:style-name="ce201">
            <text:p>單程行駛時間(分)</text:p>
          </table:table-cell>
          <table:table-cell office:value-type="string" table:number-columns-spanned="1" table:number-rows-spanned="2" table:style-name="ce201">
            <text:p>主要站點</text:p>
          </table:table-cell>
          <table:table-cell table:number-columns-repeated="16367" table:style-name="ce2"/>
        </table:table-row>
        <table:table-row table:style-name="ro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7">
            <text:p>基本額度</text:p>
          </table:table-cell>
          <table:table-cell office:value-type="string" table:style-name="ce17">
            <text:p>行動支付</text:p>
            <text:p>車機升級獎勵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16367" table:style-name="ce2"/>
        </table:table-row>
        <table:table-row table:style-name="ro7">
          <table:table-cell office:value-type="string" table:number-columns-spanned="1" table:number-rows-spanned="7" table:style-name="ce119">
            <text:p>宜蘭縣</text:p>
          </table:table-cell>
          <table:table-cell office:value-type="float" office:value="1" table:number-columns-spanned="1" table:number-rows-spanned="3" table:style-name="ce119">
            <text:p>1</text:p>
          </table:table-cell>
          <table:table-cell office:value-type="string" table:number-columns-spanned="1" table:number-rows-spanned="3" table:style-name="ce119">
            <text:p>宜蘭縣政府</text:p>
          </table:table-cell>
          <table:table-cell office:value-type="string" table:style-name="ce18">
            <text:p>1.冬山河線</text:p>
            <text:p>G21</text:p>
          </table:table-cell>
          <table:table-cell office:value-type="string" table:style-name="ce19">
            <text:p>市區公車</text:p>
          </table:table-cell>
          <table:table-cell office:value-type="string" table:style-name="ce19">
            <text:p>一般類型</text:p>
          </table:table-cell>
          <table:table-cell office:value-type="string" table:style-name="ce19">
            <text:p>首都客運</text:p>
          </table:table-cell>
          <table:table-cell office:value-type="string" table:style-name="ce19">
            <text:p>是</text:p>
          </table:table-cell>
          <table:table-cell office:value-type="string" table:style-name="ce19">
            <text:p>◎</text:p>
          </table:table-cell>
          <table:table-cell office:value-type="float" office:value="1520000" table:number-columns-spanned="1" table:number-rows-spanned="3" table:style-name="ce152">
            <text:p><text:s/>1,520,000<text:s/></text:p>
          </table:table-cell>
          <table:table-cell office:value-type="float" office:value="3800000" table:style-name="ce36">
            <text:p><text:s/>3,800,000<text:s/></text:p>
          </table:table-cell>
          <table:table-cell office:value-type="float" office:value="40000" table:formula="of:=20000*2" table:style-name="ce36">
            <text:p><text:s/>40,000<text:s/></text:p>
          </table:table-cell>
          <table:table-cell office:value-type="float" office:value="8820000" table:formula="of:=SUM([.J7:.L9])" table:number-columns-spanned="1" table:number-rows-spanned="3" table:style-name="ce152">
            <text:p><text:s/>8,820,000<text:s/></text:p>
          </table:table-cell>
          <table:table-cell office:value-type="float" office:value="28" table:style-name="ce43">
            <text:p>28</text:p>
          </table:table-cell>
          <table:table-cell office:value-type="string" table:style-name="ce29">
            <text:p>平、假日34班次</text:p>
          </table:table-cell>
          <table:table-cell office:value-type="float" office:value="50" table:style-name="ce28">
            <text:p>50</text:p>
          </table:table-cell>
          <table:table-cell office:value-type="string" table:style-name="ce15">
            <text:p>羅東運動公園→北城公園(觀天下)→羅東運動公園自行車道(羅東高中)→羅東夜市(公正國小)→羅東林業園區→羅東轉運站(羅東後站)→慈濟精舍→五結市中心→冬山河親水公園→利澤老街→新水休閒養殖漁業示範區→國立傳統藝術中心</text:p>
          </table:table-cell>
          <table:table-cell table:number-columns-repeated="16367"/>
        </table:table-row>
        <table:table-row table:style-name="ro8">
          <table:covered-table-cell/>
          <table:covered-table-cell/>
          <table:covered-table-cell/>
          <table:table-cell office:value-type="string" table:number-columns-spanned="1" table:number-rows-spanned="2" table:style-name="ce120">
            <text:p>2.礁溪線</text:p>
            <text:p>綠11A</text:p>
            <text:p>綠11B</text:p>
          </table:table-cell>
          <table:table-cell office:value-type="string" table:number-columns-spanned="1" table:number-rows-spanned="2" table:style-name="ce119">
            <text:p>市區公車</text:p>
          </table:table-cell>
          <table:table-cell office:value-type="string" table:number-columns-spanned="1" table:number-rows-spanned="2" table:style-name="ce119">
            <text:p>一般類型</text:p>
          </table:table-cell>
          <table:table-cell office:value-type="string" table:number-columns-spanned="1" table:number-rows-spanned="2" table:style-name="ce119">
            <text:p>葛瑪蘭客運</text:p>
          </table:table-cell>
          <table:table-cell office:value-type="string" table:number-columns-spanned="1" table:number-rows-spanned="2" table:style-name="ce119">
            <text:p>是</text:p>
          </table:table-cell>
          <table:table-cell office:value-type="string" table:number-columns-spanned="1" table:number-rows-spanned="2" table:style-name="ce119">
            <text:p>◎</text:p>
          </table:table-cell>
          <table:covered-table-cell/>
          <table:table-cell office:value-type="float" office:value="3420000" table:number-columns-spanned="1" table:number-rows-spanned="2" table:style-name="ce123">
            <text:p><text:s/>3,420,000<text:s/></text:p>
          </table:table-cell>
          <table:table-cell office:value-type="float" office:value="40000" table:number-columns-spanned="1" table:number-rows-spanned="2" table:style-name="ce123">
            <text:p><text:s/>40,000<text:s/></text:p>
          </table:table-cell>
          <table:covered-table-cell/>
          <table:table-cell office:value-type="string" table:number-columns-spanned="1" table:number-rows-spanned="2" table:style-name="ce140">
            <text:p>綠11A：15.4公里</text:p>
            <text:p/>
            <text:p/>
            <text:p>綠11B：11.8公里</text:p>
          </table:table-cell>
          <table:table-cell office:value-type="string" table:number-columns-spanned="1" table:number-rows-spanned="2" table:style-name="ce160">
            <text:p>綠11A：平日10班次，假日24班次</text:p>
            <text:p/>
            <text:p>綠11B：平、假日8班次</text:p>
          </table:table-cell>
          <table:table-cell office:value-type="string" table:number-columns-spanned="1" table:number-rows-spanned="2" table:style-name="ce140">
            <text:p>綠11A：35</text:p>
            <text:p/>
            <text:p/>
            <text:p>綠11B：30</text:p>
          </table:table-cell>
          <table:table-cell office:value-type="string" table:number-columns-spanned="1" table:number-rows-spanned="2" table:style-name="ce205">
            <text:p>▲綠11A：臺鐵礁溪站(起)→礁溪轉運站→礁溪溫泉公園(溫泉遊客中心)→湯圍溝公園→跑馬古道→老爺得天公園→五峰旗風景特定區→老爺得天公園→跑馬古道→李寶興圳→林美社區遊客中心→林美石磐步道→佛光大學→曼陀羅滴水坊→佛光大學雲起樓</text:p>
            <text:p>▲綠11B：臺鐵礁溪站(起)→礁溪轉運站→礁溪溫泉公園(溫泉遊客中心)→湯圍溝公園→跑馬古道公園→李寶興圳→林美社區遊客中心→林美石磐步道→淡江大學蘭陽院區</text:p>
          </table:table-cell>
          <table:table-cell table:number-columns-repeated="16367"/>
        </table:table-row>
        <table:table-row table:style-name="ro9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7"/>
        </table:table-row>
        <table:table-row table:style-name="ro10">
          <table:covered-table-cell/>
          <table:table-cell office:value-type="float" office:value="2" table:number-columns-spanned="1" table:number-rows-spanned="6" table:style-name="ce119">
            <text:p>2</text:p>
          </table:table-cell>
          <table:table-cell office:value-type="string" table:number-columns-spanned="1" table:number-rows-spanned="6" table:style-name="ce119">
            <text:p>東北角管理處</text:p>
          </table:table-cell>
          <table:table-cell office:value-type="string" table:number-columns-spanned="1" table:number-rows-spanned="2" table:style-name="ce120">
            <text:p>3.壯圍沙丘線</text:p>
            <text:p>G18</text:p>
          </table:table-cell>
          <table:table-cell office:value-type="string" table:number-columns-spanned="1" table:number-rows-spanned="2" table:style-name="ce119">
            <text:p>市區公車</text:p>
          </table:table-cell>
          <table:table-cell office:value-type="string" table:number-columns-spanned="1" table:number-rows-spanned="2" table:style-name="ce119">
            <text:p>一般類型</text:p>
          </table:table-cell>
          <table:table-cell office:value-type="string" table:number-columns-spanned="1" table:number-rows-spanned="2" table:style-name="ce119">
            <text:p>國光客運</text:p>
          </table:table-cell>
          <table:table-cell office:value-type="string" table:number-columns-spanned="1" table:number-rows-spanned="2" table:style-name="ce119">
            <text:p>是</text:p>
          </table:table-cell>
          <table:table-cell office:value-type="string" table:number-columns-spanned="1" table:number-rows-spanned="2" table:style-name="ce119">
            <text:p>◎</text:p>
          </table:table-cell>
          <table:table-cell office:value-type="float" office:value="1520000" table:number-columns-spanned="1" table:number-rows-spanned="6" table:style-name="ce152">
            <text:p><text:s/>1,520,000<text:s/></text:p>
          </table:table-cell>
          <table:table-cell office:value-type="float" office:value="3813433" table:number-columns-spanned="1" table:number-rows-spanned="2" table:style-name="ce123">
            <text:p><text:s/>3,813,433<text:s/></text:p>
          </table:table-cell>
          <table:table-cell office:value-type="float" office:value="70000" table:formula="of:=5000*14" table:number-columns-spanned="1" table:number-rows-spanned="2" table:style-name="ce123">
            <text:p><text:s/>70,000<text:s/></text:p>
          </table:table-cell>
          <table:table-cell office:value-type="float" office:value="12618053" table:formula="of:=SUM([.J10:.L15])" table:number-columns-spanned="1" table:number-rows-spanned="6" table:style-name="ce152">
            <text:p><text:s/>12,618,053<text:s/></text:p>
          </table:table-cell>
          <table:table-cell office:value-type="float" office:value="31" table:number-columns-spanned="1" table:number-rows-spanned="2" table:style-name="ce140">
            <text:p>31</text:p>
          </table:table-cell>
          <table:table-cell office:value-type="string" table:number-columns-spanned="1" table:number-rows-spanned="2" table:style-name="ce160">
            <text:p>旺季(4-10月)：平日16班次、假日32班次</text:p>
            <text:p>淡季(11-3月)：平、假日16班次</text:p>
          </table:table-cell>
          <table:table-cell office:value-type="float" office:value="70" table:number-columns-spanned="1" table:number-rows-spanned="2" table:style-name="ce140">
            <text:p>70</text:p>
          </table:table-cell>
          <table:table-cell office:value-type="string" table:number-columns-spanned="1" table:number-rows-spanned="2" table:style-name="ce159">
            <text:p>宜蘭轉運站→宜蘭火車站→壯圍鄉公所→壯圍旅遊服務園區→復興村→後埤→保安宮→過嶺→永鎮濱海遊憩區→新社→大福海濱遊憩區→大福水門→竹安→竹安廟→竹安國小→打馬煙→頭城濱海森林公園→大坑觀景台→烏石港轉運站→頭城火車站</text:p>
          </table:table-cell>
          <table:table-cell table:number-columns-repeated="16367"/>
        </table:table-row>
        <table:table-row table:style-name="ro1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7"/>
        </table:table-row>
        <table:table-row table:style-name="ro12">
          <table:covered-table-cell/>
          <table:covered-table-cell/>
          <table:covered-table-cell/>
          <table:table-cell office:value-type="string" table:number-columns-spanned="1" table:number-rows-spanned="2" table:style-name="ce120">
            <text:p>4.宜蘭東北角海岸線</text:p>
            <text:p>G19</text:p>
          </table:table-cell>
          <table:table-cell office:value-type="string" table:number-columns-spanned="1" table:number-rows-spanned="2" table:style-name="ce119">
            <text:p>市區公車</text:p>
          </table:table-cell>
          <table:table-cell office:value-type="string" table:number-columns-spanned="1" table:number-rows-spanned="2" table:style-name="ce119">
            <text:p>一般類型</text:p>
          </table:table-cell>
          <table:table-cell office:value-type="string" table:number-columns-spanned="1" table:number-rows-spanned="2" table:style-name="ce119">
            <text:p>國光客運</text:p>
          </table:table-cell>
          <table:table-cell office:value-type="string" table:number-columns-spanned="1" table:number-rows-spanned="2" table:style-name="ce119">
            <text:p>是</text:p>
          </table:table-cell>
          <table:table-cell office:value-type="string" table:number-columns-spanned="1" table:number-rows-spanned="2" table:style-name="ce119">
            <text:p>◎</text:p>
          </table:table-cell>
          <table:covered-table-cell/>
          <table:table-cell office:value-type="float" office:value="3325000" table:number-columns-spanned="1" table:number-rows-spanned="2" table:style-name="ce123">
            <text:p><text:s/>3,325,000<text:s/></text:p>
          </table:table-cell>
          <table:table-cell office:value-type="float" office:value="30000" table:formula="of:=5000*6" table:number-columns-spanned="1" table:number-rows-spanned="2" table:style-name="ce123">
            <text:p><text:s/>30,000<text:s/></text:p>
          </table:table-cell>
          <table:covered-table-cell/>
          <table:table-cell office:value-type="float" office:value="35" table:number-columns-spanned="1" table:number-rows-spanned="2" table:style-name="ce140">
            <text:p>35</text:p>
          </table:table-cell>
          <table:table-cell office:value-type="string" table:number-columns-spanned="1" table:number-rows-spanned="2" table:style-name="ce160">
            <text:p>平、假日16班次</text:p>
          </table:table-cell>
          <table:table-cell office:value-type="float" office:value="60" table:number-columns-spanned="1" table:number-rows-spanned="2" table:style-name="ce140">
            <text:p>60</text:p>
          </table:table-cell>
          <table:table-cell office:value-type="string" table:number-columns-spanned="1" table:number-rows-spanned="2" table:style-name="ce159">
            <text:p>礁溪轉運站→白石腳→頭城→烏石港(蘭陽博物館)→東北角風景區外澳站→外澳→大園→更新→更新漁港→北關→橋板湖→忠孝新村→大溪→大溪社區→新港→大里→天公廟(大里遊客中心)→大樹→石城→隧道口→石城服務區→大掘澳→鶯歌石→萊萊→啟源→馬崗</text:p>
          </table:table-cell>
          <table:table-cell table:number-columns-repeated="16367"/>
        </table:table-row>
        <table:table-row table:style-name="ro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7"/>
        </table:table-row>
        <table:table-row table:style-name="ro13">
          <table:table-cell office:value-type="string" table:number-columns-spanned="1" table:number-rows-spanned="5" table:style-name="ce119">
            <text:p>新北市</text:p>
          </table:table-cell>
          <table:covered-table-cell/>
          <table:covered-table-cell/>
          <table:table-cell office:value-type="string" table:number-columns-spanned="1" table:number-rows-spanned="2" table:style-name="ce210">
            <text:p>5.黃金福隆線</text:p>
            <text:p>856</text:p>
          </table:table-cell>
          <table:table-cell office:value-type="string" table:number-columns-spanned="1" table:number-rows-spanned="2" table:style-name="ce119">
            <text:p>市區公車</text:p>
          </table:table-cell>
          <table:table-cell office:value-type="string" table:number-columns-spanned="1" table:number-rows-spanned="2" table:style-name="ce119">
            <text:p>一般類型</text:p>
          </table:table-cell>
          <table:table-cell office:value-type="string" table:number-columns-spanned="1" table:number-rows-spanned="2" table:style-name="ce119">
            <text:p>基隆客運</text:p>
          </table:table-cell>
          <table:table-cell office:value-type="string" table:number-columns-spanned="1" table:number-rows-spanned="2" table:style-name="ce119">
            <text:p>是</text:p>
          </table:table-cell>
          <table:table-cell office:value-type="string" table:number-columns-spanned="1" table:number-rows-spanned="2" table:style-name="ce119">
            <text:p>◎</text:p>
          </table:table-cell>
          <table:covered-table-cell/>
          <table:table-cell office:value-type="float" office:value="3619620" table:number-columns-spanned="1" table:number-rows-spanned="2" table:style-name="ce123">
            <text:p><text:s/>3,619,620<text:s/></text:p>
          </table:table-cell>
          <table:table-cell office:value-type="float" office:value="240000" table:formula="of:=20000*12" table:number-columns-spanned="1" table:number-rows-spanned="2" table:style-name="ce123">
            <text:p><text:s/>240,000<text:s/></text:p>
          </table:table-cell>
          <table:covered-table-cell/>
          <table:table-cell office:value-type="float" office:value="41" table:number-columns-spanned="1" table:number-rows-spanned="2" table:style-name="ce140">
            <text:p>41</text:p>
          </table:table-cell>
          <table:table-cell office:value-type="string" table:number-columns-spanned="1" table:number-rows-spanned="2" table:style-name="ce160">
            <text:p>旺季(4-10月)：平日16班次、假日30班次</text:p>
            <text:p>淡季(11-3月)：平、假日16班次</text:p>
          </table:table-cell>
          <table:table-cell office:value-type="float" office:value="85" table:number-columns-spanned="1" table:number-rows-spanned="2" table:style-name="ce140">
            <text:p>85</text:p>
          </table:table-cell>
          <table:table-cell office:value-type="string" table:number-columns-spanned="1" table:number-rows-spanned="2" table:style-name="ce159">
            <text:p>瑞芳火車站(區民廣場)→九份派出所站→九份站→黃金博物館站→黃金瀑布站→茹川橋站→水湳洞→南雅南新宮站→鼻頭站→龍洞灣海洋公園(龍洞北口)站→龍洞港站→龍洞四季灣(龍洞南口)站→金沙灣站→澳底站→鹽寮站→龍門站→福隆遊客中心站(福隆)→香蘭站→大香蘭站→卯澳站→佛祖廟站→馬崗 三貂角燈塔</text:p>
          </table:table-cell>
          <table:table-cell table:number-columns-repeated="16367"/>
        </table:table-row>
        <table:table-row table:style-name="ro1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7"/>
        </table:table-row>
        <table:table-row table:style-name="ro15">
          <table:covered-table-cell/>
          <table:table-cell office:value-type="float" office:value="3" table:number-columns-spanned="1" table:number-rows-spanned="2" table:style-name="ce119">
            <text:p>3</text:p>
          </table:table-cell>
          <table:table-cell office:value-type="string" table:number-columns-spanned="1" table:number-rows-spanned="2" table:style-name="ce119">
            <text:p>北海岸管理處</text:p>
          </table:table-cell>
          <table:table-cell office:value-type="string" table:number-columns-spanned="1" table:number-rows-spanned="2" table:style-name="ce120">
            <text:p>6.皇冠北海岸線</text:p>
            <text:p>716</text:p>
          </table:table-cell>
          <table:table-cell office:value-type="string" table:number-columns-spanned="1" table:number-rows-spanned="2" table:style-name="ce119">
            <text:p>市區公車</text:p>
          </table:table-cell>
          <table:table-cell office:value-type="string" table:number-columns-spanned="1" table:number-rows-spanned="2" table:style-name="ce119">
            <text:p>一般類型</text:p>
          </table:table-cell>
          <table:table-cell office:value-type="string" table:number-columns-spanned="1" table:number-rows-spanned="2" table:style-name="ce119">
            <text:p>淡水客運</text:p>
          </table:table-cell>
          <table:table-cell office:value-type="string" table:number-columns-spanned="1" table:number-rows-spanned="2" table:style-name="ce119">
            <text:p>是</text:p>
          </table:table-cell>
          <table:table-cell office:value-type="string" table:number-columns-spanned="1" table:number-rows-spanned="2" table:style-name="ce119">
            <text:p>◎</text:p>
          </table:table-cell>
          <table:table-cell office:value-type="float" office:value="1600000" table:number-columns-spanned="1" table:number-rows-spanned="2" table:style-name="ce123">
            <text:p><text:s/>1,600,000<text:s/></text:p>
          </table:table-cell>
          <table:table-cell office:value-type="float" office:value="3388100" table:number-columns-spanned="1" table:number-rows-spanned="2" table:style-name="ce123">
            <text:p><text:s/>3,388,100<text:s/></text:p>
          </table:table-cell>
          <table:table-cell office:value-type="float" office:value="35000" table:formula="of:=5000*7" table:number-columns-spanned="1" table:number-rows-spanned="2" table:style-name="ce123">
            <text:p><text:s/>35,000<text:s/></text:p>
          </table:table-cell>
          <table:table-cell office:value-type="float" office:value="5023100" table:formula="of:=SUM([.J16:.L17])" table:number-columns-spanned="1" table:number-rows-spanned="2" table:style-name="ce123">
            <text:p><text:s/>5,023,100<text:s/></text:p>
          </table:table-cell>
          <table:table-cell office:value-type="float" office:value="58.3" table:number-columns-spanned="1" table:number-rows-spanned="2" table:style-name="ce140">
            <text:p>58.3</text:p>
          </table:table-cell>
          <table:table-cell office:value-type="string" table:number-columns-spanned="1" table:number-rows-spanned="2" table:style-name="ce160">
            <text:p>夏季(5-10月)：平、假日16班次</text:p>
            <text:p>冬季(11-4月)：假日16班次</text:p>
          </table:table-cell>
          <table:table-cell office:value-type="float" office:value="104" table:number-columns-spanned="1" table:number-rows-spanned="2" table:style-name="ce140">
            <text:p>104</text:p>
          </table:table-cell>
          <table:table-cell office:value-type="string" table:number-columns-spanned="1" table:number-rows-spanned="2" table:style-name="ce159">
            <text:p>捷運淡水站→中山濱海路口(輕軌淡水行政中心)→大崛(淺水灣)→三芝遊客中心(名人文物館)→北觀風景區管理處(白沙灣)→富基漁港(石門婚紗廣場)→富貴角燈塔→老梅(綠石槽)→石門洞→中角灣→基督教平安園→筠園(金寶山園區)→朱銘美術館→金山舊機場遺址(聖德宮/李芑豐古宅)→金山區公所(老街)→金山遊客中心(獅頭山公園)→加投里(溫泉區)→野柳地質公園(野柳海洋世界)</text:p>
          </table:table-cell>
          <table:table-cell table:number-columns-repeated="16367"/>
        </table:table-row>
        <table:table-row table:style-name="ro1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7" table:style-name="ce4"/>
        </table:table-row>
        <table:table-row table:style-name="ro17">
          <table:covered-table-cell/>
          <table:table-cell office:value-type="float" office:value="4" table:style-name="ce89">
            <text:p>4</text:p>
          </table:table-cell>
          <table:table-cell office:value-type="string" table:style-name="ce40">
            <text:p>新北市政府</text:p>
          </table:table-cell>
          <table:table-cell office:value-type="string" table:style-name="ce44">
            <text:p>7.木柵平溪線</text:p>
            <text:p>795</text:p>
          </table:table-cell>
          <table:table-cell office:value-type="string" table:style-name="ce40">
            <text:p>市區公車</text:p>
          </table:table-cell>
          <table:table-cell office:value-type="string" table:style-name="ce40">
            <text:p>一般類型</text:p>
          </table:table-cell>
          <table:table-cell office:value-type="string" table:style-name="ce19">
            <text:p>臺北客運</text:p>
          </table:table-cell>
          <table:table-cell office:value-type="string" table:style-name="ce19">
            <text:p>是</text:p>
          </table:table-cell>
          <table:table-cell office:value-type="string" table:style-name="ce19">
            <text:p>◎</text:p>
          </table:table-cell>
          <table:table-cell office:value-type="float" office:value="1520000" table:style-name="ce30">
            <text:p><text:s/>1,520,000<text:s/></text:p>
          </table:table-cell>
          <table:table-cell office:value-type="float" office:value="4000000" table:style-name="ce36">
            <text:p><text:s/>4,000,000<text:s/></text:p>
          </table:table-cell>
          <table:table-cell office:value-type="float" office:value="160000" table:formula="of:=20000*8" table:style-name="ce36">
            <text:p><text:s/>160,000<text:s/></text:p>
          </table:table-cell>
          <table:table-cell office:value-type="float" office:value="5680000" table:formula="of:=SUM([.J18:.L18])" table:style-name="ce25">
            <text:p><text:s/>5,680,000<text:s/></text:p>
          </table:table-cell>
          <table:table-cell office:value-type="float" office:value="34" table:style-name="ce41">
            <text:p>34</text:p>
          </table:table-cell>
          <table:table-cell office:value-type="string" table:style-name="ce27">
            <text:p>平日42班次、假日40班次</text:p>
          </table:table-cell>
          <table:table-cell office:value-type="float" office:value="90" table:style-name="ce26">
            <text:p>90</text:p>
          </table:table-cell>
          <table:table-cell office:value-type="string" table:style-name="ce16">
            <text:p>捷運木柵站→深坑(老街)→雙溪口→文山煤礦→姑娘廟→菁桐坑→平溪(老街)→田子(嶺腳車站)→慶和站(望古車站)→十分寮(老街)→十分遊客中心</text:p>
          </table:table-cell>
          <table:table-cell table:number-columns-repeated="16367" table:style-name="ce4"/>
        </table:table-row>
        <table:table-row table:style-name="ro10">
          <table:table-cell office:value-type="string" table:number-columns-spanned="1" table:number-rows-spanned="2" table:style-name="ce164">
            <text:p>基隆市</text:p>
          </table:table-cell>
          <table:table-cell office:value-type="float" office:value="5" table:number-columns-spanned="1" table:number-rows-spanned="2" table:style-name="ce164">
            <text:p>5</text:p>
          </table:table-cell>
          <table:table-cell office:value-type="string" table:number-columns-spanned="1" table:number-rows-spanned="2" table:style-name="ce164">
            <text:p>基隆市政府</text:p>
          </table:table-cell>
          <table:table-cell office:value-type="string" table:number-columns-spanned="1" table:number-rows-spanned="2" table:style-name="ce151">
            <text:p>8.濱海奇基線</text:p>
            <text:p>T99<text:s text:c="12"/></text:p>
          </table:table-cell>
          <table:table-cell office:value-type="string" table:number-columns-spanned="1" table:number-rows-spanned="2" table:style-name="ce164">
            <text:p>市區公車</text:p>
          </table:table-cell>
          <table:table-cell office:value-type="string" table:number-columns-spanned="1" table:number-rows-spanned="2" table:style-name="ce164">
            <text:p>一般類型</text:p>
          </table:table-cell>
          <table:table-cell office:value-type="string" table:number-columns-spanned="1" table:number-rows-spanned="2" table:style-name="ce164">
            <text:p>基隆客運</text:p>
          </table:table-cell>
          <table:table-cell office:value-type="string" table:number-columns-spanned="1" table:number-rows-spanned="2" table:style-name="ce164">
            <text:p>否</text:p>
          </table:table-cell>
          <table:table-cell office:value-type="string" table:number-columns-spanned="1" table:number-rows-spanned="2" table:style-name="ce164">
            <text:p>◎</text:p>
          </table:table-cell>
          <table:table-cell office:value-type="float" office:value="1520000" table:number-columns-spanned="1" table:number-rows-spanned="2" table:style-name="ce207">
            <text:p><text:s/>1,520,000<text:s/></text:p>
          </table:table-cell>
          <table:table-cell office:value-type="float" office:value="3325000" table:number-columns-spanned="1" table:number-rows-spanned="2" table:style-name="ce207">
            <text:p><text:s/>3,325,000<text:s/></text:p>
          </table:table-cell>
          <table:table-cell office:value-type="float" office:value="40000" table:number-columns-spanned="1" table:number-rows-spanned="2" table:style-name="ce207">
            <text:p><text:s/>40,000<text:s/></text:p>
          </table:table-cell>
          <table:table-cell office:value-type="float" office:value="4885000" table:formula="of:=SUM([.J19:.L20])" table:number-columns-spanned="1" table:number-rows-spanned="2" table:style-name="ce207">
            <text:p><text:s/>4,885,000<text:s/></text:p>
          </table:table-cell>
          <table:table-cell office:value-type="float" office:value="32.9" table:number-columns-spanned="1" table:number-rows-spanned="2" table:style-name="ce206">
            <text:p>32.9</text:p>
          </table:table-cell>
          <table:table-cell office:value-type="string" table:number-columns-spanned="1" table:number-rows-spanned="2" table:style-name="ce209">
            <text:p>夏季(4-10月):平、假日16班次</text:p>
            <text:p>冬季(11-3月):平日8班次、假日14班次</text:p>
          </table:table-cell>
          <table:table-cell office:value-type="float" office:value="58" table:number-columns-spanned="1" table:number-rows-spanned="2" table:style-name="ce206">
            <text:p>58</text:p>
          </table:table-cell>
          <table:table-cell office:value-type="string" table:number-columns-spanned="1" table:number-rows-spanned="2" table:style-name="ce204">
            <text:p>外木山站→臺鐵基隆站(基隆市旅遊服務中心)→廟口夜市站→中正公園站→二沙灣砲台(海門天險)站→原住民文化會館(正濱漁港)站→和平島站→和平島公園站→八斗子漁港(碧砂泊區)站→海洋科技博物館(潮境公園)站→臺鐵八斗子站→建基煤礦站→瑞芳漁會(深澳漁港)站<text:s/></text:p>
          </table:table-cell>
          <table:table-cell table:number-columns-repeated="16367" table:style-name="ce4"/>
        </table:table-row>
        <table:table-row table:style-name="ro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7" table:style-name="ce4"/>
        </table:table-row>
        <table:table-row table:style-name="ro19">
          <table:table-cell office:value-type="string" table:style-name="ce49">
            <text:p>臺北市</text:p>
          </table:table-cell>
          <table:table-cell office:value-type="float" office:value="6" table:style-name="ce49">
            <text:p>6</text:p>
          </table:table-cell>
          <table:table-cell office:value-type="string" table:style-name="ce40">
            <text:p>臺北市政府</text:p>
          </table:table-cell>
          <table:table-cell office:value-type="string" table:style-name="ce20">
            <text:p>9.北投竹子湖線</text:p>
            <text:p>小9</text:p>
          </table:table-cell>
          <table:table-cell office:value-type="string" table:style-name="ce40">
            <text:p>市區公車</text:p>
          </table:table-cell>
          <table:table-cell office:value-type="string" table:style-name="ce45">
            <text:p>一般類型(品牌加盟)</text:p>
          </table:table-cell>
          <table:table-cell office:value-type="string" table:style-name="ce19">
            <text:p>大南客運</text:p>
          </table:table-cell>
          <table:table-cell office:value-type="string" table:style-name="ce19">
            <text:p>否</text:p>
          </table:table-cell>
          <table:table-cell office:value-type="string" table:style-name="ce19">
            <text:p>◎</text:p>
          </table:table-cell>
          <table:table-cell office:value-type="float" office:value="1520000" table:style-name="ce47">
            <text:p><text:s/>1,520,000<text:s/></text:p>
          </table:table-cell>
          <table:table-cell office:value-type="string" table:style-name="ce39">
            <text:p>-</text:p>
          </table:table-cell>
          <table:table-cell office:value-type="string" table:style-name="ce39">
            <text:p>-</text:p>
          </table:table-cell>
          <table:table-cell office:value-type="float" office:value="1520000" table:formula="of:=SUM([.J21:.L21])" table:style-name="ce25">
            <text:p><text:s/>1,520,000<text:s/></text:p>
          </table:table-cell>
          <table:table-cell office:value-type="float" office:value="17" table:style-name="ce41">
            <text:p>17</text:p>
          </table:table-cell>
          <table:table-cell office:value-type="string" table:style-name="ce27">
            <text:p>平、假日56班次</text:p>
          </table:table-cell>
          <table:table-cell office:value-type="string" table:style-name="ce26">
            <text:p>50-60</text:p>
          </table:table-cell>
          <table:table-cell office:value-type="string" table:style-name="ce62">
            <text:p>捷運北投站→北投溫泉博物館、梅庭、地熱谷(北投公園)→硫磺谷地熱景觀區(彌陀寺站)→陽明公園、花鐘(陽明公園服務中心站)→草山行館(陽明山立體停車場)→公車轉運站(陽明山)→陽明山國家公園遊客中心(陽明山國家公園管理處站)→陽明書屋→竹子湖</text:p>
          </table:table-cell>
          <table:table-cell table:number-columns-repeated="16367" table:style-name="ce4"/>
        </table:table-row>
        <table:table-row table:style-name="ro20">
          <table:table-cell office:value-type="string" table:number-columns-spanned="1" table:number-rows-spanned="5" table:style-name="ce119">
            <text:p>桃園市</text:p>
          </table:table-cell>
          <table:table-cell office:value-type="float" office:value="7" table:number-columns-spanned="1" table:number-rows-spanned="5" table:style-name="ce119">
            <text:p>7</text:p>
          </table:table-cell>
          <table:table-cell office:value-type="string" table:number-columns-spanned="1" table:number-rows-spanned="5" table:style-name="ce119">
            <text:p>桃園市政府</text:p>
          </table:table-cell>
          <table:table-cell office:value-type="string" table:style-name="ce18">
            <text:p>10.大溪快線</text:p>
            <text:p>501</text:p>
          </table:table-cell>
          <table:table-cell office:value-type="string" table:style-name="ce19">
            <text:p>市區公車</text:p>
          </table:table-cell>
          <table:table-cell office:value-type="string" table:style-name="ce19">
            <text:p>一般類型</text:p>
          </table:table-cell>
          <table:table-cell office:value-type="string" table:style-name="ce19">
            <text:p>桃園客運</text:p>
            <text:p>中壢客運</text:p>
          </table:table-cell>
          <table:table-cell office:value-type="string" table:style-name="ce19">
            <text:p>是</text:p>
          </table:table-cell>
          <table:table-cell office:value-type="string" table:style-name="ce19">
            <text:p>◎</text:p>
          </table:table-cell>
          <table:table-cell office:value-type="float" office:value="1520000" table:number-columns-spanned="1" table:number-rows-spanned="5" table:style-name="ce152">
            <text:p><text:s/>1,520,000<text:s/></text:p>
          </table:table-cell>
          <table:table-cell office:value-type="float" office:value="3800000" table:style-name="ce36">
            <text:p><text:s/>3,800,000<text:s/></text:p>
          </table:table-cell>
          <table:table-cell office:value-type="float" office:value="160000" table:formula="of:=(20000*6)+(5000*8)" table:style-name="ce36">
            <text:p><text:s/>160,000<text:s/></text:p>
          </table:table-cell>
          <table:table-cell office:value-type="float" office:value="9750000" table:formula="of:=SUM([.J22:.L26])" table:number-columns-spanned="1" table:number-rows-spanned="5" table:style-name="ce152">
            <text:p><text:s/>9,750,000<text:s/></text:p>
          </table:table-cell>
          <table:table-cell office:value-type="float" office:value="34" table:style-name="ce41">
            <text:p>34</text:p>
          </table:table-cell>
          <table:table-cell office:value-type="string" table:style-name="ce27">
            <text:p>平日18班次、假日26班次</text:p>
          </table:table-cell>
          <table:table-cell office:value-type="float" office:value="50" table:style-name="ce26">
            <text:p>50</text:p>
          </table:table-cell>
          <table:table-cell office:value-type="string" table:style-name="ce16">
            <text:p>高鐵桃園站→大江國際購物中心→仁和國中→崎頂(原住民文化會館)→新街尾(和平老街)→大溪站→三層(打鐵寮古道) →大溪陵寢→草嶺腳(富田農場)→慈湖</text:p>
          </table:table-cell>
          <table:table-cell table:number-columns-repeated="2" table:style-name="ce4"/>
          <table:table-cell table:style-name="ce5"/>
          <table:table-cell table:number-columns-repeated="16364"/>
        </table:table-row>
        <table:table-row table:style-name="ro7">
          <table:covered-table-cell/>
          <table:covered-table-cell/>
          <table:covered-table-cell/>
          <table:table-cell office:value-type="string" table:style-name="ce18">
            <text:p>11.小烏來線</text:p>
            <text:p>502</text:p>
          </table:table-cell>
          <table:table-cell office:value-type="string" table:style-name="ce19">
            <text:p>市區公車</text:p>
          </table:table-cell>
          <table:table-cell office:value-type="string" table:style-name="ce19">
            <text:p>特定時段營運</text:p>
          </table:table-cell>
          <table:table-cell office:value-type="string" table:style-name="ce19">
            <text:p>桃園客運</text:p>
          </table:table-cell>
          <table:table-cell office:value-type="string" table:style-name="ce19">
            <text:p>否</text:p>
          </table:table-cell>
          <table:table-cell table:style-name="ce19"/>
          <table:covered-table-cell/>
          <table:table-cell office:value-type="float" office:value="900000" table:style-name="ce36">
            <text:p><text:s/>900,000<text:s/></text:p>
          </table:table-cell>
          <table:table-cell office:value-type="float" office:value="25000" table:formula="of:=5000*5" table:style-name="ce36">
            <text:p><text:s/>25,000<text:s/></text:p>
          </table:table-cell>
          <table:covered-table-cell/>
          <table:table-cell office:value-type="string" table:style-name="ce41">
            <text:p>25.4~42.8</text:p>
          </table:table-cell>
          <table:table-cell office:value-type="string" table:style-name="ce27">
            <text:p>假日18班次</text:p>
          </table:table-cell>
          <table:table-cell office:value-type="float" office:value="92" table:style-name="ce26">
            <text:p>92</text:p>
          </table:table-cell>
          <table:table-cell office:value-type="string" table:style-name="ce16">
            <text:p>桃園總站→大湳→梅花社區→金蘭醬油博物館→崎頂(原住民文化會館)→新街尾(和平老街)→大溪站→三層(打鐵寮古道)→經國紀念館→草嶺腳(富田農場)→慈湖→舊百吉隧道→五路財神廟→阿姆坪碼頭→大溪老茶廠→中正路→角板山行館→小烏來天空步道</text:p>
          </table:table-cell>
          <table:table-cell table:number-columns-repeated="16367" table:style-name="ce4"/>
        </table:table-row>
        <table:table-row table:style-name="ro21">
          <table:covered-table-cell/>
          <table:covered-table-cell/>
          <table:covered-table-cell/>
          <table:table-cell office:value-type="string" table:number-columns-spanned="1" table:number-rows-spanned="2" table:style-name="ce120">
            <text:p>12.石門水庫線</text:p>
            <text:p>503</text:p>
          </table:table-cell>
          <table:table-cell office:value-type="string" table:number-columns-spanned="1" table:number-rows-spanned="2" table:style-name="ce119">
            <text:p>市區公車</text:p>
          </table:table-cell>
          <table:table-cell office:value-type="string" table:number-columns-spanned="1" table:number-rows-spanned="2" table:style-name="ce119">
            <text:p>特定時段營運</text:p>
          </table:table-cell>
          <table:table-cell office:value-type="string" table:number-columns-spanned="1" table:number-rows-spanned="2" table:style-name="ce119">
            <text:p>桃園客運</text:p>
            <text:p>新竹客運</text:p>
          </table:table-cell>
          <table:table-cell office:value-type="string" table:number-columns-spanned="1" table:number-rows-spanned="2" table:style-name="ce119">
            <text:p>是</text:p>
          </table:table-cell>
          <table:table-cell office:value-type="string" table:number-columns-spanned="1" table:number-rows-spanned="2" table:style-name="ce119">
            <text:p>◎</text:p>
          </table:table-cell>
          <table:covered-table-cell/>
          <table:table-cell office:value-type="float" office:value="900000" table:number-columns-spanned="1" table:number-rows-spanned="2" table:style-name="ce123">
            <text:p><text:s/>900,000<text:s/></text:p>
          </table:table-cell>
          <table:table-cell office:value-type="float" office:value="60000" table:formula="of:=(20000*2)+(5000*4)" table:number-columns-spanned="1" table:number-rows-spanned="2" table:style-name="ce123">
            <text:p><text:s/>60,000<text:s/></text:p>
          </table:table-cell>
          <table:covered-table-cell/>
          <table:table-cell office:value-type="string" table:number-columns-spanned="1" table:number-rows-spanned="2" table:style-name="ce140">
            <text:p>24.9~27.9</text:p>
          </table:table-cell>
          <table:table-cell office:value-type="string" table:number-columns-spanned="1" table:number-rows-spanned="2" table:style-name="ce160">
            <text:p>假日16班次</text:p>
          </table:table-cell>
          <table:table-cell office:value-type="float" office:value="70" table:number-columns-spanned="1" table:number-rows-spanned="2" table:style-name="ce140">
            <text:p>70</text:p>
          </table:table-cell>
          <table:table-cell office:value-type="string" table:number-columns-spanned="1" table:number-rows-spanned="2" table:style-name="ce159">
            <text:p>中壢總站→老街溪河川教育中心→葡萄王健康活力能量館→柑仔園→劉屋(晴耕雨讀小書院)→中正北龍路口(龍潭站)→名人堂花園大飯店→桃園市客家文化館→十一份(文化路活魚街)→石管局(石門大草坪)→十一份(文化路活魚街)→三坑老街→石門山登山口→石門車站(壩頂)→石門水庫坪林收費站</text:p>
          </table:table-cell>
          <table:table-cell table:number-columns-repeated="16367" table:style-name="ce4"/>
        </table:table-row>
        <table:table-row table:style-name="ro2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7" table:style-name="ce4"/>
        </table:table-row>
        <table:table-row table:style-name="ro23">
          <table:covered-table-cell/>
          <table:covered-table-cell/>
          <table:covered-table-cell/>
          <table:table-cell office:value-type="string" table:style-name="ce18">
            <text:p>13.東眼山線</text:p>
            <text:p>506</text:p>
          </table:table-cell>
          <table:table-cell office:value-type="string" table:style-name="ce19">
            <text:p>市區公車</text:p>
          </table:table-cell>
          <table:table-cell office:value-type="string" table:style-name="ce19">
            <text:p>一般類型</text:p>
          </table:table-cell>
          <table:table-cell office:value-type="string" table:style-name="ce19">
            <text:p>桃園客運</text:p>
          </table:table-cell>
          <table:table-cell office:value-type="string" table:style-name="ce19">
            <text:p>否</text:p>
          </table:table-cell>
          <table:table-cell table:style-name="ce19"/>
          <table:covered-table-cell/>
          <table:table-cell office:value-type="float" office:value="2375000" table:style-name="ce36">
            <text:p><text:s/>2,375,000<text:s/></text:p>
          </table:table-cell>
          <table:table-cell office:value-type="float" office:value="10000" table:formula="of:=5000*2" table:style-name="ce36">
            <text:p><text:s/>10,000<text:s/></text:p>
          </table:table-cell>
          <table:covered-table-cell/>
          <table:table-cell office:value-type="float" office:value="33" table:style-name="ce41">
            <text:p>33</text:p>
          </table:table-cell>
          <table:table-cell office:value-type="string" table:style-name="ce27">
            <text:p>平日6班次、假日10班次</text:p>
          </table:table-cell>
          <table:table-cell office:value-type="float" office:value="60" table:style-name="ce26">
            <text:p>60</text:p>
          </table:table-cell>
          <table:table-cell office:value-type="string" table:style-name="ce16">
            <text:p>大溪總站→大溪陵寢→草嶺腳(富田農場)→慈湖→舊百吉隧道→五路財神廟→大溪老茶場→角板山行館→東眼山國家森林遊樂區</text:p>
          </table:table-cell>
          <table:table-cell table:number-columns-repeated="16367" table:style-name="ce4"/>
        </table:table-row>
        <table:table-row table:style-name="ro14">
          <table:table-cell office:value-type="string" table:number-columns-spanned="1" table:number-rows-spanned="2" table:style-name="ce119">
            <text:p>新竹縣</text:p>
          </table:table-cell>
          <table:table-cell office:value-type="float" office:value="8" table:number-columns-spanned="1" table:number-rows-spanned="2" table:style-name="ce119">
            <text:p>8</text:p>
          </table:table-cell>
          <table:table-cell office:value-type="string" table:number-columns-spanned="1" table:number-rows-spanned="2" table:style-name="ce119">
            <text:p>新竹縣政府</text:p>
          </table:table-cell>
          <table:table-cell office:value-type="string" table:style-name="ce18">
            <text:p>14.獅山線</text:p>
            <text:p>5700</text:p>
          </table:table-cell>
          <table:table-cell office:value-type="string" table:style-name="ce19">
            <text:p>公路客運</text:p>
          </table:table-cell>
          <table:table-cell office:value-type="string" table:style-name="ce19">
            <text:p>一般類型</text:p>
          </table:table-cell>
          <table:table-cell office:value-type="string" table:style-name="ce19">
            <text:p>金牌客運</text:p>
          </table:table-cell>
          <table:table-cell office:value-type="string" table:style-name="ce19">
            <text:p>是</text:p>
          </table:table-cell>
          <table:table-cell office:value-type="string" table:style-name="ce19">
            <text:p>◎</text:p>
          </table:table-cell>
          <table:table-cell office:value-type="float" office:value="1440000" table:number-columns-spanned="1" table:number-rows-spanned="2" table:style-name="ce152">
            <text:p><text:s/>1,440,000<text:s/></text:p>
          </table:table-cell>
          <table:table-cell office:value-type="float" office:value="3325000" table:style-name="ce36">
            <text:p><text:s/>3,325,000<text:s/></text:p>
          </table:table-cell>
          <table:table-cell office:value-type="float" office:value="25000" table:formula="of:=5000*5" table:style-name="ce36">
            <text:p><text:s/>25,000<text:s/></text:p>
          </table:table-cell>
          <table:table-cell office:value-type="float" office:value="7940000" table:formula="of:=SUM([.J27:.L28])" table:number-columns-spanned="1" table:number-rows-spanned="2" table:style-name="ce152">
            <text:p><text:s/>7,940,000<text:s/></text:p>
          </table:table-cell>
          <table:table-cell office:value-type="float" office:value="36.6" table:style-name="ce41">
            <text:p>36.6</text:p>
          </table:table-cell>
          <table:table-cell office:value-type="string" table:style-name="ce27">
            <text:p>平、假日14班次</text:p>
          </table:table-cell>
          <table:table-cell office:value-type="float" office:value="90" table:style-name="ce26">
            <text:p>90</text:p>
          </table:table-cell>
          <table:table-cell office:value-type="string" table:style-name="ce16">
            <text:p>臺鐵竹北站→竹北口→新竹縣政府→喜來登飯店→新竹高鐵站→綠獅社區→文林閣→<text:span text:style-name="T5">飛鳳山(假日停靠)</text:span>→竹東火車站→綠世界生態廣場→膨風茶文物館→北埔老街→峨眉站→獅山遊客中心</text:p>
          </table:table-cell>
          <table:table-cell table:number-columns-repeated="16367" table:style-name="ce4"/>
        </table:table-row>
        <table:table-row table:style-name="ro24">
          <table:covered-table-cell/>
          <table:covered-table-cell/>
          <table:covered-table-cell/>
          <table:table-cell office:value-type="string" table:style-name="ce79">
            <text:p>15.觀霧線</text:p>
          </table:table-cell>
          <table:table-cell office:value-type="string" table:style-name="ce78">
            <text:p>市區公車</text:p>
          </table:table-cell>
          <table:table-cell office:value-type="string" table:style-name="ce78">
            <text:p>一般類型</text:p>
          </table:table-cell>
          <table:table-cell office:value-type="string" table:style-name="ce78">
            <text:p>金牌客運</text:p>
          </table:table-cell>
          <table:table-cell office:value-type="string" table:style-name="ce78">
            <text:p>否</text:p>
          </table:table-cell>
          <table:table-cell table:style-name="ce78"/>
          <table:covered-table-cell/>
          <table:table-cell office:value-type="float" office:value="3150000" table:style-name="ce36">
            <text:p><text:s/>3,150,000<text:s/></text:p>
          </table:table-cell>
          <table:table-cell office:value-type="string" table:style-name="ce39">
            <text:p>-</text:p>
          </table:table-cell>
          <table:covered-table-cell/>
          <table:table-cell office:value-type="float" office:value="78.8" table:style-name="ce81">
            <text:p>78.8</text:p>
          </table:table-cell>
          <table:table-cell office:value-type="string" table:style-name="ce82">
            <text:p>平、假日4班次</text:p>
          </table:table-cell>
          <table:table-cell office:value-type="float" office:value="150" table:style-name="ce81">
            <text:p>150</text:p>
          </table:table-cell>
          <table:table-cell office:value-type="string" table:style-name="ce80">
            <text:p>高鐵新竹站→竹東遊客中心(竹東火車站)→軟橋彩繪村→五峰清泉→雲山民宿→雪霸休閒農場→觀霧遊客中心→觀霧山莊</text:p>
          </table:table-cell>
          <table:table-cell table:number-columns-repeated="16367" table:style-name="ce4"/>
        </table:table-row>
        <table:table-row table:style-name="ro25">
          <table:table-cell office:value-type="string" table:number-columns-spanned="1" table:number-rows-spanned="2" table:style-name="ce119">
            <text:p>苗栗縣</text:p>
          </table:table-cell>
          <table:table-cell office:value-type="float" office:value="9" table:number-columns-spanned="1" table:number-rows-spanned="2" table:style-name="ce119">
            <text:p>9</text:p>
          </table:table-cell>
          <table:table-cell office:value-type="string" table:number-columns-spanned="1" table:number-rows-spanned="2" table:style-name="ce119">
            <text:p>苗栗縣政府</text:p>
          </table:table-cell>
          <table:table-cell office:value-type="string" table:style-name="ce18">
            <text:p>16.南庄線</text:p>
            <text:p>5805A</text:p>
          </table:table-cell>
          <table:table-cell office:value-type="string" table:style-name="ce19">
            <text:p>公路客運</text:p>
          </table:table-cell>
          <table:table-cell office:value-type="string" table:style-name="ce19">
            <text:p>一般類型</text:p>
          </table:table-cell>
          <table:table-cell office:value-type="string" table:style-name="ce19">
            <text:p>苗栗客運</text:p>
          </table:table-cell>
          <table:table-cell office:value-type="string" table:style-name="ce19">
            <text:p>否</text:p>
          </table:table-cell>
          <table:table-cell office:value-type="string" table:style-name="ce19">
            <text:p>◎</text:p>
          </table:table-cell>
          <table:table-cell office:value-type="float" office:value="1440000" table:number-columns-spanned="1" table:number-rows-spanned="2" table:style-name="ce152">
            <text:p><text:s/>1,440,000<text:s/></text:p>
          </table:table-cell>
          <table:table-cell office:value-type="float" office:value="3325000" table:style-name="ce36">
            <text:p><text:s/>3,325,000<text:s/></text:p>
          </table:table-cell>
          <table:table-cell office:value-type="float" office:value="20000" table:formula="of:=5000*4" table:style-name="ce36">
            <text:p><text:s/>20,000<text:s/></text:p>
          </table:table-cell>
          <table:table-cell office:value-type="float" office:value="4785000" table:formula="of:=SUM([.J29:.L30])" table:number-columns-spanned="1" table:number-rows-spanned="2" table:style-name="ce152">
            <text:p><text:s/>4,785,000<text:s/></text:p>
          </table:table-cell>
          <table:table-cell office:value-type="float" office:value="29.5" table:style-name="ce41">
            <text:p>29.5</text:p>
          </table:table-cell>
          <table:table-cell office:value-type="string" table:style-name="ce27">
            <text:p>平日10班次、假日18班次</text:p>
          </table:table-cell>
          <table:table-cell office:value-type="float" office:value="45" table:style-name="ce26">
            <text:p>45</text:p>
          </table:table-cell>
          <table:table-cell office:value-type="string" table:style-name="ce16">
            <text:p>竹南車站→苗北藝文中心→尚順廣場→苗栗客運→頭份後花園→三灣站→獅頭山古道口→龍門口站→桂竹林→南庄國中→南庄站→南庄遊客中心</text:p>
          </table:table-cell>
          <table:table-cell table:number-columns-repeated="16367" table:style-name="ce4"/>
        </table:table-row>
        <table:table-row table:style-name="ro26">
          <table:covered-table-cell/>
          <table:covered-table-cell/>
          <table:covered-table-cell/>
          <table:table-cell office:value-type="string" table:style-name="ce22">
            <text:p><text:span text:style-name="T6">銅鑼三義線<text:s/></text:span>(已撤銷)</text:p>
          </table:table-cell>
          <table:table-cell table:style-name="ce23"/>
          <table:table-cell office:value-type="string" table:style-name="ce55">
            <text:p>一般類型</text:p>
          </table:table-cell>
          <table:table-cell table:number-columns-repeated="3" table:style-name="ce23"/>
          <table:covered-table-cell/>
          <table:table-cell table:number-columns-repeated="2" table:style-name="ce36"/>
          <table:covered-table-cell/>
          <table:table-cell office:value-type="float" office:value="38" table:style-name="ce52">
            <text:p>38</text:p>
          </table:table-cell>
          <table:table-cell office:value-type="string" table:style-name="ce53">
            <text:p>平、假日10班次</text:p>
          </table:table-cell>
          <table:table-cell office:value-type="float" office:value="85" table:style-name="ce52">
            <text:p>85</text:p>
          </table:table-cell>
          <table:table-cell office:value-type="string" table:style-name="ce54">
            <text:p>苗栗高鐵站→苗栗車站→貓裏山公園(南苗)→聯合大學(二坪)→聯合大學(八甲)→南勢車站→銅鑼車站→銅鑼科學園區→臺灣客家文化館→三義車站→木雕博物館→西湖渡假村</text:p>
          </table:table-cell>
          <table:table-cell table:number-columns-repeated="16367" table:style-name="ce4"/>
        </table:table-row>
        <table:table-row table:style-name="ro10">
          <table:table-cell office:value-type="string" table:number-columns-spanned="1" table:number-rows-spanned="2" table:style-name="ce119">
            <text:p>臺中市</text:p>
          </table:table-cell>
          <table:table-cell office:value-type="float" office:value="10" table:number-columns-spanned="1" table:number-rows-spanned="2" table:style-name="ce119">
            <text:p>10</text:p>
          </table:table-cell>
          <table:table-cell office:value-type="string" table:number-columns-spanned="1" table:number-rows-spanned="2" table:style-name="ce119">
            <text:p>臺中市政府</text:p>
          </table:table-cell>
          <table:table-cell office:value-type="string" table:number-columns-spanned="1" table:number-rows-spanned="2" table:style-name="ce120">
            <text:p>17.臺中時尚城中城線</text:p>
            <text:p>11</text:p>
          </table:table-cell>
          <table:table-cell office:value-type="string" table:number-columns-spanned="1" table:number-rows-spanned="2" table:style-name="ce119">
            <text:p>市區公車</text:p>
          </table:table-cell>
          <table:table-cell office:value-type="string" table:number-columns-spanned="1" table:number-rows-spanned="2" table:style-name="ce119">
            <text:p>一般類型</text:p>
          </table:table-cell>
          <table:table-cell office:value-type="string" table:number-columns-spanned="1" table:number-rows-spanned="2" table:style-name="ce119">
            <text:p>臺中客運</text:p>
            <text:p>全航客運</text:p>
            <text:p>豐原客運</text:p>
          </table:table-cell>
          <table:table-cell office:value-type="string" table:number-columns-spanned="1" table:number-rows-spanned="2" table:style-name="ce119">
            <text:p>是</text:p>
          </table:table-cell>
          <table:table-cell office:value-type="string" table:number-columns-spanned="1" table:number-rows-spanned="2" table:style-name="ce119">
            <text:p>◎</text:p>
          </table:table-cell>
          <table:table-cell office:value-type="float" office:value="1520000" table:number-columns-spanned="1" table:number-rows-spanned="2" table:style-name="ce123">
            <text:p><text:s/>1,520,000<text:s/></text:p>
          </table:table-cell>
          <table:table-cell office:value-type="float" office:value="3800000" table:number-columns-spanned="1" table:number-rows-spanned="2" table:style-name="ce123">
            <text:p><text:s/>3,800,000<text:s/></text:p>
          </table:table-cell>
          <table:table-cell office:value-type="float" office:value="360000" table:formula="of:=20000*18" table:number-columns-spanned="1" table:number-rows-spanned="2" table:style-name="ce123">
            <text:p><text:s/>360,000<text:s/></text:p>
          </table:table-cell>
          <table:table-cell office:value-type="float" office:value="5680000" table:formula="of:=SUM([.J31:.L32])" table:number-columns-spanned="1" table:number-rows-spanned="2" table:style-name="ce123">
            <text:p><text:s/>5,680,000<text:s/></text:p>
          </table:table-cell>
          <table:table-cell office:value-type="float" office:value="13.5" table:number-columns-spanned="1" table:number-rows-spanned="2" table:style-name="ce140">
            <text:p>13.5</text:p>
          </table:table-cell>
          <table:table-cell office:value-type="string" table:number-columns-spanned="1" table:number-rows-spanned="2" table:style-name="ce160">
            <text:p>平日28班次、假日48班次</text:p>
          </table:table-cell>
          <table:table-cell office:value-type="string" table:number-columns-spanned="1" table:number-rows-spanned="2" table:style-name="ce140">
            <text:p>40-60</text:p>
          </table:table-cell>
          <table:table-cell office:value-type="string" table:number-columns-spanned="1" table:number-rows-spanned="2" table:style-name="ce159">
            <text:p>臺中車站-民權繼光街口-臺中州廳-臺中醫院-民權中華路口-臺中教育大學-五權民生路口-五權自立街口-大墩文化中心-五權五廊街口-美術園道-美村五權五街口-美術館-向上國中-美村向上路口-美村向上北路口-美村公益路口-草悟道-科學博物館-忠明高中-植物園-西屯英才路口-英才民權路口-篤行國小-五權國中-中山堂-五權學士路口-莒光新城-臺灣體大體育場-臺中一中-臺灣體大游泳池-臺中公園-立體停車場-自由富台東街口-自由進德路口-秀泰廣場-秀泰影城-國軍英雄館</text:p>
          </table:table-cell>
          <table:table-cell table:number-columns-repeated="16367" table:style-name="ce4"/>
        </table:table-row>
        <table:table-row table:style-name="ro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7" table:style-name="ce4"/>
        </table:table-row>
        <table:table-row table:style-name="ro27">
          <table:table-cell office:value-type="string" table:number-columns-spanned="1" table:number-rows-spanned="6" table:style-name="ce119">
            <text:p>彰化縣</text:p>
          </table:table-cell>
          <table:table-cell office:value-type="float" office:value="11" table:number-columns-spanned="1" table:number-rows-spanned="6" table:style-name="ce119">
            <text:p>11</text:p>
          </table:table-cell>
          <table:table-cell office:value-type="string" table:number-columns-spanned="1" table:number-rows-spanned="6" table:style-name="ce119">
            <text:p>彰化縣政府</text:p>
          </table:table-cell>
          <table:table-cell office:value-type="string" table:number-columns-spanned="1" table:number-rows-spanned="3" table:style-name="ce151">
            <text:p>18.鹿港祈福線、快線</text:p>
            <text:p>6936、6936A</text:p>
          </table:table-cell>
          <table:table-cell office:value-type="string" table:number-columns-spanned="1" table:number-rows-spanned="3" table:style-name="ce164">
            <text:p>公路客運</text:p>
          </table:table-cell>
          <table:table-cell office:value-type="string" table:number-columns-spanned="1" table:number-rows-spanned="3" table:style-name="ce164">
            <text:p>一般類型</text:p>
          </table:table-cell>
          <table:table-cell office:value-type="string" table:number-columns-spanned="1" table:number-rows-spanned="3" table:style-name="ce164">
            <text:p>彰化客運</text:p>
          </table:table-cell>
          <table:table-cell office:value-type="string" table:number-columns-spanned="1" table:number-rows-spanned="3" table:style-name="ce164">
            <text:p>是</text:p>
          </table:table-cell>
          <table:table-cell office:value-type="string" table:number-columns-spanned="1" table:number-rows-spanned="3" table:style-name="ce164">
            <text:p>◎</text:p>
          </table:table-cell>
          <table:table-cell office:value-type="float" office:value="1520000" table:number-columns-spanned="1" table:number-rows-spanned="6" table:style-name="ce172">
            <text:p><text:s/>1,520,000<text:s/></text:p>
          </table:table-cell>
          <table:table-cell office:value-type="float" office:value="3500000" table:number-columns-spanned="1" table:number-rows-spanned="3" table:style-name="ce207">
            <text:p><text:s/>3,500,000<text:s/></text:p>
          </table:table-cell>
          <table:table-cell office:value-type="float" office:value="40000" table:formula="of:=5000*8" table:number-columns-spanned="1" table:number-rows-spanned="3" table:style-name="ce207">
            <text:p><text:s/>40,000<text:s/></text:p>
          </table:table-cell>
          <table:table-cell office:value-type="float" office:value="6850000" table:formula="of:=SUM([.J33:.L38])" table:number-columns-spanned="1" table:number-rows-spanned="6" table:style-name="ce172">
            <text:p><text:s/>6,850,000<text:s/></text:p>
          </table:table-cell>
          <table:table-cell office:value-type="string" table:number-columns-spanned="1" table:number-rows-spanned="3" table:style-name="ce206">
            <text:p>鹿港祈福線:35.45</text:p>
            <text:p/>
            <text:p/>
            <text:p>鹿港祈福快線:35.8</text:p>
          </table:table-cell>
          <table:table-cell office:value-type="string" table:number-columns-spanned="1" table:number-rows-spanned="3" table:style-name="ce209">
            <text:p>鹿港祈福線:平日11班次、假日15班次</text:p>
            <text:p/>
            <text:p>鹿港祈福快線:6班次</text:p>
          </table:table-cell>
          <table:table-cell office:value-type="string" table:number-columns-spanned="1" table:number-rows-spanned="3" table:style-name="ce206">
            <text:p>鹿港祈福線:82</text:p>
            <text:p/>
            <text:p/>
            <text:p>鹿港祈福快線:52</text:p>
          </table:table-cell>
          <table:table-cell office:value-type="string" table:number-columns-spanned="1" table:number-rows-spanned="3" table:style-name="ce208">
            <text:p>▲鹿港祈福線:高鐵台中站→彰化縣原民生活館(彰師大、台)→彰化火車站(彰化客運彰化站)→文化局(八卦山大佛)→彰化縣政府→福興鄉農會→鹿港乘車處(鹿港老街)→勞教學苑(統一渡假村)→彰濱秀傳健康園區→卷木森活館→白蘭氏健康博物館→緞帶王觀光工廠→台明將台灣玻璃博物館</text:p>
            <text:p>▲鹿港祈福快線:高鐵台中站→福興鄉農會→鹿港乘車處(鹿港老街)→勞教學苑(統一渡假村)→彰濱秀傳健康園區→卷木森活館→白蘭氏健康博物館→緞帶王觀光工廠→台明將台灣玻璃博物館</text:p>
          </table:table-cell>
          <table:table-cell table:number-columns-repeated="16367"/>
        </table:table-row>
        <table:table-row table:style-name="ro2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7"/>
        </table:table-row>
        <table:table-row table:style-name="ro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7"/>
        </table:table-row>
        <table:table-row table:style-name="ro29">
          <table:covered-table-cell/>
          <table:covered-table-cell/>
          <table:covered-table-cell/>
          <table:table-cell office:value-type="string" table:style-name="ce90">
            <text:p>19.清水岩線</text:p>
            <text:p>0781<text:s text:c="10"/><text:span text:style-name="T12">(111/12/31停駛)</text:span></text:p>
          </table:table-cell>
          <table:table-cell office:value-type="string" table:style-name="ce91">
            <text:p>市區公車</text:p>
          </table:table-cell>
          <table:table-cell office:value-type="string" table:style-name="ce91">
            <text:p>特定時段營運</text:p>
          </table:table-cell>
          <table:table-cell office:value-type="string" table:style-name="ce91">
            <text:p>員林客運</text:p>
          </table:table-cell>
          <table:table-cell office:value-type="string" table:style-name="ce91">
            <text:p>是</text:p>
          </table:table-cell>
          <table:table-cell office:value-type="string" table:style-name="ce91">
            <text:p>◎</text:p>
          </table:table-cell>
          <table:covered-table-cell/>
          <table:table-cell office:value-type="float" office:value="760000" table:style-name="ce92">
            <text:p><text:s/>760,000<text:s/></text:p>
          </table:table-cell>
          <table:table-cell office:value-type="float" office:value="80000" table:formula="of:=20000*4" table:number-columns-spanned="1" table:number-rows-spanned="3" table:style-name="ce207">
            <text:p><text:s/>80,000<text:s/></text:p>
          </table:table-cell>
          <table:covered-table-cell/>
          <table:table-cell office:value-type="float" office:value="22.1" table:style-name="ce93">
            <text:p>22.1</text:p>
          </table:table-cell>
          <table:table-cell office:value-type="string" table:style-name="ce94">
            <text:p>假日8班次(含2班次DRTS)</text:p>
          </table:table-cell>
          <table:table-cell office:value-type="float" office:value="50" table:style-name="ce93">
            <text:p>50</text:p>
          </table:table-cell>
          <table:table-cell office:value-type="string" table:style-name="ce95">
            <text:p>高鐵彰化站-臺鐵田中站-社頭清水岩溫泉露營區-清水岩寺-樂活襪之鄉博物館/台灣手套博物館-福井鐵道文物館-臺鐵社頭站-襪子王觀光工廠-高鐵彰化站</text:p>
          </table:table-cell>
          <table:table-cell table:number-columns-repeated="16367"/>
        </table:table-row>
        <table:table-row table:style-name="ro9">
          <table:covered-table-cell/>
          <table:covered-table-cell/>
          <table:covered-table-cell/>
          <table:table-cell office:value-type="string" table:number-columns-spanned="1" table:number-rows-spanned="2" table:style-name="ce151">
            <text:p>20.彰南快線</text:p>
            <text:p>0782<text:s text:c="10"/><text:span text:style-name="T12">(111/12/31停駛)</text:span></text:p>
          </table:table-cell>
          <table:table-cell office:value-type="string" table:number-columns-spanned="1" table:number-rows-spanned="2" table:style-name="ce164">
            <text:p>市區公車</text:p>
          </table:table-cell>
          <table:table-cell office:value-type="string" table:number-columns-spanned="1" table:number-rows-spanned="2" table:style-name="ce164">
            <text:p>特定時段營運</text:p>
          </table:table-cell>
          <table:table-cell office:value-type="string" table:number-columns-spanned="1" table:number-rows-spanned="2" table:style-name="ce164">
            <text:p>員林客運</text:p>
          </table:table-cell>
          <table:table-cell office:value-type="string" table:number-columns-spanned="1" table:number-rows-spanned="2" table:style-name="ce164">
            <text:p>是</text:p>
          </table:table-cell>
          <table:table-cell office:value-type="string" table:number-columns-spanned="1" table:number-rows-spanned="2" table:style-name="ce164">
            <text:p>◎</text:p>
          </table:table-cell>
          <table:covered-table-cell/>
          <table:table-cell office:value-type="float" office:value="950000" table:number-columns-spanned="1" table:number-rows-spanned="2" table:style-name="ce207">
            <text:p><text:s/>950,000<text:s/></text:p>
          </table:table-cell>
          <table:covered-table-cell/>
          <table:covered-table-cell/>
          <table:table-cell office:value-type="float" office:value="47" table:number-columns-spanned="1" table:number-rows-spanned="2" table:style-name="ce206">
            <text:p>47</text:p>
          </table:table-cell>
          <table:table-cell office:value-type="string" table:number-columns-spanned="1" table:number-rows-spanned="2" table:style-name="ce209">
            <text:p>假日7班次</text:p>
          </table:table-cell>
          <table:table-cell office:value-type="float" office:value="110" table:number-columns-spanned="1" table:number-rows-spanned="2" table:style-name="ce206">
            <text:p>110</text:p>
          </table:table-cell>
          <table:table-cell office:value-type="string" table:number-columns-spanned="1" table:number-rows-spanned="2" table:style-name="ce204">
            <text:p>▲去程：高鐵彰化站→臺鐵田中站→華新MASK創意生活館→田中貓村→北斗老街→織夢樂園→愛玩色創意館→冰粽發明館→彰化百寶村→台灣穀堡→溪州公園→萬景藝苑。</text:p>
            <text:p>▲返程：高鐵彰化站→臺鐵田中站→華新MASK創意生活館→田中貓村→北斗老街→萬景藝苑→溪州公園→台灣穀堡→彰化百寶村→冰粽發明館→愛玩色創意館→織夢樂園→高鐵彰化站。</text:p>
          </table:table-cell>
          <table:table-cell table:number-columns-repeated="16367"/>
        </table:table-row>
        <table:table-row table:style-name="ro3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7"/>
        </table:table-row>
        <table:table-row table:style-name="ro20">
          <table:table-cell office:value-type="string" table:number-columns-spanned="1" table:number-rows-spanned="8" table:style-name="ce119">
            <text:p>南投縣</text:p>
          </table:table-cell>
          <table:table-cell office:value-type="float" office:value="12" table:number-columns-spanned="1" table:number-rows-spanned="8" table:style-name="ce119">
            <text:p>12</text:p>
          </table:table-cell>
          <table:table-cell office:value-type="string" table:number-columns-spanned="1" table:number-rows-spanned="8" table:style-name="ce119">
            <text:p>南投縣政府</text:p>
          </table:table-cell>
          <table:table-cell office:value-type="string" table:number-columns-spanned="1" table:number-rows-spanned="2" table:style-name="ce120">
            <text:p>21.溪頭線(台中出發)</text:p>
            <text:p>6883</text:p>
          </table:table-cell>
          <table:table-cell office:value-type="string" table:number-columns-spanned="1" table:number-rows-spanned="2" table:style-name="ce119">
            <text:p>公路客運</text:p>
          </table:table-cell>
          <table:table-cell office:value-type="string" table:number-columns-spanned="1" table:number-rows-spanned="2" table:style-name="ce119">
            <text:p>一般類型</text:p>
          </table:table-cell>
          <table:table-cell office:value-type="string" table:number-columns-spanned="1" table:number-rows-spanned="2" table:style-name="ce119">
            <text:p>員林客運</text:p>
            <text:p>彰化客運</text:p>
            <text:p>南投客運</text:p>
          </table:table-cell>
          <table:table-cell office:value-type="string" table:number-columns-spanned="1" table:number-rows-spanned="2" table:style-name="ce119">
            <text:p>是</text:p>
          </table:table-cell>
          <table:table-cell office:value-type="string" table:number-columns-spanned="1" table:number-rows-spanned="2" table:style-name="ce119">
            <text:p>◎</text:p>
          </table:table-cell>
          <table:table-cell office:value-type="float" office:value="1440000" table:number-columns-spanned="1" table:number-rows-spanned="8" table:style-name="ce123">
            <text:p><text:s/>1,440,000<text:s/></text:p>
          </table:table-cell>
          <table:table-cell office:value-type="float" office:value="4180000" table:number-columns-spanned="1" table:number-rows-spanned="2" table:style-name="ce123">
            <text:p><text:s/>4,180,000<text:s/></text:p>
          </table:table-cell>
          <table:table-cell office:value-type="float" office:value="405000" table:formula="of:=(20000*18)+(5000*9)" table:number-columns-spanned="1" table:number-rows-spanned="2" table:style-name="ce123">
            <text:p><text:s/>405,000<text:s/></text:p>
          </table:table-cell>
          <table:table-cell office:value-type="float" office:value="10059000" table:formula="of:=SUM([.J39:.L46])" table:number-columns-spanned="1" table:number-rows-spanned="8" table:style-name="ce123">
            <text:p><text:s/>10,059,000<text:s/></text:p>
          </table:table-cell>
          <table:table-cell office:value-type="string" table:number-columns-spanned="1" table:number-rows-spanned="2" table:style-name="ce140">
            <text:p>經高鐵站：</text:p>
            <text:p>84.4公里(延駛至杉林溪102公里)</text:p>
            <text:p>高鐵站出發：</text:p>
            <text:p>73.6公里(延駛至杉林溪91.2公里)</text:p>
          </table:table-cell>
          <table:table-cell office:value-type="string" table:number-columns-spanned="1" table:number-rows-spanned="2" table:style-name="ce160">
            <text:p>班次：平日34班次、假日44班次(含跳蛙式9班次)</text:p>
            <text:p>暑假：平日52班次、假日55班次(含跳蛙式9班次)</text:p>
          </table:table-cell>
          <table:table-cell office:value-type="float" office:value="90" table:number-columns-spanned="1" table:number-rows-spanned="2" table:style-name="ce140">
            <text:p>90</text:p>
          </table:table-cell>
          <table:table-cell office:value-type="string" table:number-columns-spanned="1" table:number-rows-spanned="2" table:style-name="ce178">
            <text:p>正常班次:臺中干城站—臺中車站(民族路口)—往程：民興公園(執行分署)/返程：五權車站—捷運大慶站(建國北路)—高鐵台中站—車籠埔斷層保存園區—竹山交流道—竹山工業區—初鄉—中興茶園—鹿彰—鹿谷鄉農會(茶業中心)—廣興—內湖—內湖國小—彎坑—崩崁頭—米堤大飯店—下溪頭—溪頭 <text:s text:c="45"/>跳蛙式班次:臺中干城站—高鐵台中站—車籠埔斷層保存園區—竹山交流道—竹山工業區—初鄉—中興茶園—鹿彰—鹿谷鄉農會(茶業中心)—廣興—內湖—內湖國小—彎坑—崩崁頭—米堤大飯店—下溪頭—溪頭—(部分班次延駛)杉林溪<text:s text:c="2"/></text:p>
          </table:table-cell>
          <table:table-cell table:number-columns-repeated="16367"/>
        </table:table-row>
        <table:table-row table:style-name="ro3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7"/>
        </table:table-row>
        <table:table-row table:style-name="ro14">
          <table:covered-table-cell/>
          <table:covered-table-cell/>
          <table:covered-table-cell/>
          <table:table-cell office:value-type="string" table:number-columns-spanned="1" table:number-rows-spanned="2" table:style-name="ce120">
            <text:p>22.清境線</text:p>
            <text:p>6664、6659、6658</text:p>
          </table:table-cell>
          <table:table-cell office:value-type="string" table:number-columns-spanned="1" table:number-rows-spanned="2" table:style-name="ce119">
            <text:p>公路客運</text:p>
          </table:table-cell>
          <table:table-cell office:value-type="string" table:number-columns-spanned="1" table:number-rows-spanned="2" table:style-name="ce119">
            <text:p>一般類型</text:p>
          </table:table-cell>
          <table:table-cell office:value-type="string" table:number-columns-spanned="1" table:number-rows-spanned="2" table:style-name="ce119">
            <text:p>南投客運</text:p>
          </table:table-cell>
          <table:table-cell office:value-type="string" table:number-columns-spanned="1" table:number-rows-spanned="2" table:style-name="ce119">
            <text:p>是</text:p>
          </table:table-cell>
          <table:table-cell office:value-type="string" table:number-columns-spanned="1" table:number-rows-spanned="2" table:style-name="ce119">
            <text:p>◎</text:p>
          </table:table-cell>
          <table:covered-table-cell/>
          <table:table-cell office:value-type="float" office:value="3914000" table:number-columns-spanned="1" table:number-rows-spanned="2" table:style-name="ce123">
            <text:p><text:s/>3,914,000<text:s/></text:p>
          </table:table-cell>
          <table:table-cell office:value-type="float" office:value="120000" table:formula="of:=20000*6" table:number-columns-spanned="1" table:number-rows-spanned="2" table:style-name="ce123">
            <text:p><text:s/>120,000<text:s/></text:p>
          </table:table-cell>
          <table:covered-table-cell/>
          <table:table-cell office:value-type="string" table:number-columns-spanned="1" table:number-rows-spanned="2" table:style-name="ce140">
            <text:p>埔里-清境農場約38.9公里</text:p>
            <text:p>埔里-松崗約39.1公里</text:p>
            <text:p>埔里-翠峰約45.1公里</text:p>
          </table:table-cell>
          <table:table-cell office:value-type="string" table:number-columns-spanned="1" table:number-rows-spanned="2" table:style-name="ce160">
            <text:p>埔里-清境農場：10班次</text:p>
            <text:p>埔里-清境農場-松崗：6班次</text:p>
            <text:p>埔里-清境農場-翠峰：6班次</text:p>
          </table:table-cell>
          <table:table-cell office:value-type="float" office:value="80" table:number-columns-spanned="1" table:number-rows-spanned="2" table:style-name="ce140">
            <text:p>80</text:p>
          </table:table-cell>
          <table:table-cell office:value-type="string" table:number-columns-spanned="1" table:number-rows-spanned="2" table:style-name="ce159">
            <text:p>埔里總站—埔里轉運站-中心碑-榮民醫院-臺一農場-觀音山莊-觀音瀑布-獅子頭-錦吉蝴蝶館-鳥踏坑-南豐-楓樹林-新內山加油站-南山溪-天主堂-眉溪-霧社-以馬內利-五里坡-茲心園-清境龍莊-壽亭-見晴山莊-清境國小-國民賓館-清境農場旅服中心-觀山牧區-青青草原-娜嚕灣-蘋果園-富嘉果園-仁莊-挪威森林-松崗-梅峰-翠峰</text:p>
          </table:table-cell>
          <table:table-cell table:number-columns-repeated="16367"/>
        </table:table-row>
        <table:table-row table:style-name="ro3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7"/>
        </table:table-row>
        <table:table-row table:style-name="ro33">
          <table:covered-table-cell/>
          <table:covered-table-cell/>
          <table:covered-table-cell/>
          <table:table-cell office:value-type="string" table:style-name="ce18">
            <text:p>23.東埔線</text:p>
            <text:p>6732、6734</text:p>
          </table:table-cell>
          <table:table-cell office:value-type="string" table:style-name="ce19">
            <text:p>公路客運</text:p>
          </table:table-cell>
          <table:table-cell office:value-type="string" table:style-name="ce21">
            <text:p>一般類型(品牌加盟)</text:p>
          </table:table-cell>
          <table:table-cell office:value-type="string" table:style-name="ce19">
            <text:p>員林客運</text:p>
          </table:table-cell>
          <table:table-cell office:value-type="string" table:style-name="ce19">
            <text:p>是</text:p>
          </table:table-cell>
          <table:table-cell office:value-type="string" table:style-name="ce19">
            <text:p>◎</text:p>
          </table:table-cell>
          <table:covered-table-cell/>
          <table:table-cell office:value-type="string" table:style-name="ce39">
            <text:p>-</text:p>
          </table:table-cell>
          <table:table-cell office:value-type="string" table:style-name="ce39">
            <text:p>-</text:p>
          </table:table-cell>
          <table:covered-table-cell/>
          <table:table-cell office:value-type="string" table:style-name="ce41">
            <text:p>水里-東埔線35.6</text:p>
            <text:p>集集-東埔線44.7</text:p>
          </table:table-cell>
          <table:table-cell office:value-type="string" table:style-name="ce42">
            <text:p>水里-東埔線平、假日12班次</text:p>
            <text:p>(週五加開2班次)</text:p>
            <text:p>集集-東埔線平、假日4班次</text:p>
          </table:table-cell>
          <table:table-cell office:value-type="string" table:style-name="ce41">
            <text:p>水里-東埔線70</text:p>
            <text:p>集集-東埔線85</text:p>
          </table:table-cell>
          <table:table-cell office:value-type="string" table:style-name="ce31">
            <text:p>集集-水里-水里國中-蛇窯-頂崁-郡坑-安村-檢查站-信義-信義鄉農會-豐丘-筆石-土場-同富國中-龍城-泰山-發著所-馬希哈蘭-達谷蘭-東埔</text:p>
          </table:table-cell>
          <table:table-cell table:number-columns-repeated="16367"/>
        </table:table-row>
        <table:table-row table:style-name="ro34">
          <table:covered-table-cell/>
          <table:covered-table-cell/>
          <table:covered-table-cell/>
          <table:table-cell office:value-type="string" table:style-name="ce57">
            <text:p>24.溪頭線-彰化出發 <text:s text:c="4"/>15路公車</text:p>
          </table:table-cell>
          <table:table-cell office:value-type="string" table:style-name="ce56">
            <text:p>市區 公車</text:p>
          </table:table-cell>
          <table:table-cell office:value-type="string" table:style-name="ce61">
            <text:p>一般類型(品牌加盟)</text:p>
          </table:table-cell>
          <table:table-cell office:value-type="string" table:style-name="ce56">
            <text:p>員林客運</text:p>
          </table:table-cell>
          <table:table-cell office:value-type="string" table:style-name="ce56">
            <text:p>是</text:p>
          </table:table-cell>
          <table:table-cell office:value-type="string" table:style-name="ce56">
            <text:p>◎</text:p>
          </table:table-cell>
          <table:covered-table-cell/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covered-table-cell/>
          <table:table-cell office:value-type="string" table:style-name="ce59">
            <text:p>84.9公里</text:p>
          </table:table-cell>
          <table:table-cell office:value-type="string" table:style-name="ce58">
            <text:p>週一-週五行駛去回程各1班，後續視搭乘情形滾動式調整</text:p>
          </table:table-cell>
          <table:table-cell office:value-type="float" office:value="90" table:style-name="ce59">
            <text:p>90</text:p>
          </table:table-cell>
          <table:table-cell office:value-type="string" table:style-name="ce60">
            <text:p>員客二林站-合興-北斗-高鐵彰化站-車籠埔斷層保存園區—初鄉—鹿彰—廣興—內湖—溪頭</text:p>
          </table:table-cell>
          <table:table-cell table:number-columns-repeated="16367"/>
        </table:table-row>
        <table:table-row table:style-name="ro8">
          <table:covered-table-cell/>
          <table:covered-table-cell/>
          <table:covered-table-cell/>
          <table:table-cell office:value-type="string" table:style-name="ce66">
            <text:p>25.埔里線</text:p>
          </table:table-cell>
          <table:table-cell office:value-type="string" table:style-name="ce65">
            <text:p>公路客運</text:p>
          </table:table-cell>
          <table:table-cell office:value-type="string" table:style-name="ce67">
            <text:p>一般類型(品牌加盟)</text:p>
          </table:table-cell>
          <table:table-cell office:value-type="string" table:style-name="ce65">
            <text:p>南投客運</text:p>
          </table:table-cell>
          <table:table-cell office:value-type="string" table:style-name="ce65">
            <text:p>是</text:p>
          </table:table-cell>
          <table:table-cell office:value-type="string" table:style-name="ce65">
            <text:p>◎</text:p>
          </table:table-cell>
          <table:covered-table-cell/>
          <table:table-cell table:number-columns-repeated="2" table:style-name="ce63"/>
          <table:covered-table-cell/>
          <table:table-cell office:value-type="string" table:style-name="ce69">
            <text:p>66.7公里</text:p>
          </table:table-cell>
          <table:table-cell office:value-type="string" table:style-name="ce70">
            <text:p>12班次</text:p>
          </table:table-cell>
          <table:table-cell office:value-type="float" office:value="50" table:style-name="ce69">
            <text:p>50</text:p>
          </table:table-cell>
          <table:table-cell office:value-type="string" table:style-name="ce68">
            <text:p>臺中干城站-臺中車站(民族路口)-民興公園(執行分署)-捷運大慶站(建國北路)-高鐵臺中站-埔里遊客中心-牛耳石雕公園-崎下-大成國小-榮民醫院-埔里酒廠-仁愛公園-中華電信-埔里站</text:p>
          </table:table-cell>
          <table:table-cell table:number-columns-repeated="16367"/>
        </table:table-row>
        <table:table-row table:style-name="ro35">
          <table:covered-table-cell/>
          <table:covered-table-cell/>
          <table:covered-table-cell/>
          <table:table-cell office:value-type="string" table:style-name="ce84">
            <text:p>26.集集線6333D</text:p>
          </table:table-cell>
          <table:table-cell office:value-type="string" table:style-name="ce83">
            <text:p>公路客運</text:p>
          </table:table-cell>
          <table:table-cell office:value-type="string" table:style-name="ce85">
            <text:p>一般類型(品牌加盟)</text:p>
          </table:table-cell>
          <table:table-cell office:value-type="string" table:style-name="ce83">
            <text:p>總達客運</text:p>
          </table:table-cell>
          <table:table-cell office:value-type="string" table:style-name="ce83">
            <text:p>是</text:p>
          </table:table-cell>
          <table:table-cell office:value-type="string" table:style-name="ce83">
            <text:p>◎</text:p>
          </table:table-cell>
          <table:covered-table-cell/>
          <table:table-cell office:value-type="string" table:style-name="ce39">
            <text:p>-</text:p>
          </table:table-cell>
          <table:table-cell office:value-type="string" table:style-name="ce39">
            <text:p>-</text:p>
          </table:table-cell>
          <table:covered-table-cell/>
          <table:table-cell office:value-type="string" table:style-name="ce86">
            <text:p>集集-高鐵站：55.8公里</text:p>
          </table:table-cell>
          <table:table-cell office:value-type="string" table:style-name="ce88">
            <text:p>6班次</text:p>
          </table:table-cell>
          <table:table-cell table:style-name="ce86"/>
          <table:table-cell office:value-type="string" table:style-name="ce86">
            <text:p>干城站-臺中車站(復興路)-台中高鐵站-名間國中-濁水-帽仔坑-隘寮里(頂樂園)-龍泉-楓子林-林尾-公館-集集-分局前-民生集賢街口-街尾-水里</text:p>
          </table:table-cell>
          <table:table-cell table:number-columns-repeated="16367"/>
        </table:table-row>
        <table:table-row table:style-name="ro36">
          <table:table-cell office:value-type="string" table:number-columns-spanned="1" table:number-rows-spanned="10" table:style-name="ce119">
            <text:p>南投縣</text:p>
          </table:table-cell>
          <table:table-cell office:value-type="float" office:value="13" table:number-columns-spanned="1" table:number-rows-spanned="10" table:style-name="ce119">
            <text:p>13</text:p>
          </table:table-cell>
          <table:table-cell office:value-type="string" table:number-columns-spanned="1" table:number-rows-spanned="10" table:style-name="ce119">
            <text:p>日月潭管理處</text:p>
          </table:table-cell>
          <table:table-cell office:value-type="string" table:number-columns-spanned="1" table:number-rows-spanned="3" table:style-name="ce120">
            <text:p>27.日月潭線直達</text:p>
            <text:p>6670</text:p>
          </table:table-cell>
          <table:table-cell office:value-type="string" table:number-columns-spanned="1" table:number-rows-spanned="3" table:style-name="ce119">
            <text:p>公路客運</text:p>
          </table:table-cell>
          <table:table-cell office:value-type="string" table:number-columns-spanned="1" table:number-rows-spanned="3" table:style-name="ce119">
            <text:p>一般類型</text:p>
          </table:table-cell>
          <table:table-cell office:value-type="string" table:number-columns-spanned="1" table:number-rows-spanned="3" table:style-name="ce119">
            <text:p>南投客運</text:p>
          </table:table-cell>
          <table:table-cell office:value-type="string" table:number-columns-spanned="1" table:number-rows-spanned="3" table:style-name="ce119">
            <text:p>是</text:p>
          </table:table-cell>
          <table:table-cell office:value-type="string" table:number-columns-spanned="1" table:number-rows-spanned="3" table:style-name="ce119">
            <text:p>◎</text:p>
          </table:table-cell>
          <table:table-cell office:value-type="float" office:value="1600000" table:number-columns-spanned="1" table:number-rows-spanned="10" table:style-name="ce152">
            <text:p><text:s/>1,600,000<text:s/></text:p>
          </table:table-cell>
          <table:table-cell office:value-type="float" office:value="4400000" table:number-columns-spanned="1" table:number-rows-spanned="3" table:style-name="ce123">
            <text:p><text:s/>4,400,000<text:s/></text:p>
          </table:table-cell>
          <table:table-cell office:value-type="float" office:value="480000" table:formula="of:=20000*24" table:number-columns-spanned="1" table:number-rows-spanned="3" table:style-name="ce123">
            <text:p><text:s/>480,000<text:s/></text:p>
          </table:table-cell>
          <table:table-cell office:value-type="float" office:value="11000000" table:formula="of:=SUM([.J47:.L56])" table:number-columns-spanned="1" table:number-rows-spanned="10" table:style-name="ce152">
            <text:p><text:s/>11,000,000<text:s/></text:p>
          </table:table-cell>
          <table:table-cell office:value-type="string" table:number-columns-spanned="1" table:number-rows-spanned="3" table:style-name="ce140">
            <text:p>一般路線：85.7</text:p>
            <text:p>延駛至向山：89</text:p>
            <text:p>台中航空站出發：109.7</text:p>
          </table:table-cell>
          <table:table-cell office:value-type="string" table:number-columns-spanned="1" table:number-rows-spanned="3" table:style-name="ce160">
            <text:p>直達：平日19班次、假日23班次</text:p>
            <text:p>(視實際情況酌開加班車)</text:p>
          </table:table-cell>
          <table:table-cell office:value-type="float" office:value="90" table:number-columns-spanned="1" table:number-rows-spanned="3" table:style-name="ce140">
            <text:p>90</text:p>
          </table:table-cell>
          <table:table-cell office:value-type="string" table:number-columns-spanned="1" table:number-rows-spanned="3" table:style-name="ce159">
            <text:p>▲6670B：干城站-臺中車站(民族路口)-民興公園(執行分署)(往程)/五權車站(返程)-捷運大慶站(建國北路)-高鐵臺中站-埔里遊客中心-牛耳石雕公園-暨南大學(校內)-桃米坑-大雁-新城國小-三育神學院-魚池-日月老茶廠-日月潭。</text:p>
            <text:p>▲6670E：台中航空站-高鐵臺中站-埔里遊客中心-牛耳石雕公園-暨南大學(校內)-桃米坑-大雁-新城國小-三育神學院-魚池-日月老茶廠-日月潭。</text:p>
            <text:p>▲6670F：干城站-臺中車站(民族路口)-民興公園(執行分署)(往程)/五權車站(返程)-捷運大慶站(建國北路)-高鐵臺中站-埔里遊客中心-牛耳石雕公園-暨南大學(校內)-桃米坑-大雁-新城國小-三育神學院-魚池-日月老茶廠-日月潭-水社-向山行政中心。</text:p>
          </table:table-cell>
          <table:table-cell table:number-columns-repeated="16367"/>
        </table:table-row>
        <table:table-row table:number-rows-repeated="2" table:style-name="ro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7"/>
        </table:table-row>
        <table:table-row table:style-name="ro37">
          <table:covered-table-cell/>
          <table:covered-table-cell/>
          <table:covered-table-cell/>
          <table:table-cell office:value-type="string" table:number-columns-spanned="1" table:number-rows-spanned="4" table:style-name="ce120">
            <text:p>28.日月潭線經埔里</text:p>
            <text:p>6670</text:p>
          </table:table-cell>
          <table:table-cell office:value-type="string" table:number-columns-spanned="1" table:number-rows-spanned="4" table:style-name="ce119">
            <text:p>公路客運</text:p>
          </table:table-cell>
          <table:table-cell office:value-type="string" table:number-columns-spanned="1" table:number-rows-spanned="4" table:style-name="ce135">
            <text:p>一般類型(品牌加盟)</text:p>
          </table:table-cell>
          <table:table-cell office:value-type="string" table:number-columns-spanned="1" table:number-rows-spanned="4" table:style-name="ce119">
            <text:p>南投客運</text:p>
          </table:table-cell>
          <table:table-cell office:value-type="string" table:number-columns-spanned="1" table:number-rows-spanned="4" table:style-name="ce119">
            <text:p>是</text:p>
          </table:table-cell>
          <table:table-cell office:value-type="string" table:number-columns-spanned="1" table:number-rows-spanned="4" table:style-name="ce119">
            <text:p>◎</text:p>
          </table:table-cell>
          <table:covered-table-cell/>
          <table:table-cell office:value-type="string" table:number-columns-spanned="1" table:number-rows-spanned="4" table:style-name="ce124">
            <text:p>-</text:p>
          </table:table-cell>
          <table:table-cell office:value-type="string" table:number-columns-spanned="1" table:number-rows-spanned="4" table:style-name="ce124">
            <text:p>-</text:p>
          </table:table-cell>
          <table:covered-table-cell/>
          <table:table-cell office:value-type="string" table:number-columns-spanned="1" table:number-rows-spanned="4" table:style-name="ce140">
            <text:p>一般路線：88.3</text:p>
            <text:p>延駛至九族：95.5</text:p>
          </table:table-cell>
          <table:table-cell office:value-type="string" table:number-columns-spanned="1" table:number-rows-spanned="4" table:style-name="ce160">
            <text:p>經埔里：平、假日30班次</text:p>
            <text:p>(視實際情況酌開加班車)</text:p>
          </table:table-cell>
          <table:table-cell office:value-type="float" office:value="100" table:number-columns-spanned="1" table:number-rows-spanned="4" table:style-name="ce140">
            <text:p>100</text:p>
          </table:table-cell>
          <table:table-cell office:value-type="string" table:number-columns-spanned="1" table:number-rows-spanned="4" table:style-name="ce159">
            <text:p>▲6670A：干城站-臺中車站(民族路口)-民興公園(執行分署)(往程)/五權車站(返程)-捷運大慶站(建國北路)-高鐵臺中站-埔里遊客中心-牛耳石雕公園-崎下-大成國小-榮民醫院-埔里酒廠-仁愛公園-中華電信-埔里站-中華電信-仁愛公園-埔里酒廠-榮民醫院-大成國小-崎下-暨南大學-桃米坑-大雁-新城國小-三育神學院-經典驛棧-晶園渡假村-九族文化村-晶園渡假村-經典驛棧-魚池-日月老茶廠-日月潭。</text:p>
            <text:p>▲6670D：干城站-臺中車站(民族路口)-民興公園(執行分署)(往程)/五權車站(返程)-捷運大慶站(建國北路)-高鐵臺中站-埔里遊客中心-牛耳石雕公園-崎下-大成國小-榮民醫院-埔里酒廠-仁愛公園-中華電信-埔里站-中華電信-仁愛公園-埔里酒廠-榮民醫院-大成國小-崎下-暨南大學-桃米坑-大雁-新城國小-三育神學院-魚池-日月老茶廠-日月潭。</text:p>
          </table:table-cell>
          <table:table-cell table:number-columns-repeated="16367"/>
        </table:table-row>
        <table:table-row table:number-rows-repeated="2" table:style-name="ro37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7"/>
        </table:table-row>
        <table:table-row table:style-name="ro3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7"/>
        </table:table-row>
        <table:table-row table:style-name="ro8">
          <table:covered-table-cell/>
          <table:covered-table-cell/>
          <table:covered-table-cell/>
          <table:table-cell office:value-type="string" table:number-columns-spanned="1" table:number-rows-spanned="2" table:style-name="ce120">
            <text:p>29.日月潭線經中台禪寺</text:p>
            <text:p>6670</text:p>
          </table:table-cell>
          <table:table-cell office:value-type="string" table:number-columns-spanned="1" table:number-rows-spanned="2" table:style-name="ce119">
            <text:p>公路客運</text:p>
          </table:table-cell>
          <table:table-cell office:value-type="string" table:number-columns-spanned="1" table:number-rows-spanned="2" table:style-name="ce119">
            <text:p>特定時段營運</text:p>
          </table:table-cell>
          <table:table-cell office:value-type="string" table:number-columns-spanned="1" table:number-rows-spanned="2" table:style-name="ce119">
            <text:p>南投客運</text:p>
          </table:table-cell>
          <table:table-cell office:value-type="string" table:number-columns-spanned="1" table:number-rows-spanned="2" table:style-name="ce119">
            <text:p>是</text:p>
          </table:table-cell>
          <table:table-cell office:value-type="string" table:number-columns-spanned="1" table:number-rows-spanned="2" table:style-name="ce119">
            <text:p>◎</text:p>
          </table:table-cell>
          <table:covered-table-cell/>
          <table:table-cell office:value-type="float" office:value="1000000" table:number-columns-spanned="1" table:number-rows-spanned="2" table:style-name="ce123">
            <text:p><text:s/>1,000,000<text:s/></text:p>
          </table:table-cell>
          <table:table-cell office:value-type="string" table:number-columns-spanned="1" table:number-rows-spanned="2" table:style-name="ce124">
            <text:p>-</text:p>
          </table:table-cell>
          <table:covered-table-cell/>
          <table:table-cell office:value-type="float" office:value="92" table:number-columns-spanned="1" table:number-rows-spanned="2" table:style-name="ce140">
            <text:p>92</text:p>
          </table:table-cell>
          <table:table-cell office:value-type="string" table:number-columns-spanned="1" table:number-rows-spanned="2" table:style-name="ce160">
            <text:p>經中台禪寺：例假日4班次</text:p>
          </table:table-cell>
          <table:table-cell office:value-type="float" office:value="130" table:number-columns-spanned="1" table:number-rows-spanned="2" table:style-name="ce140">
            <text:p>130</text:p>
          </table:table-cell>
          <table:table-cell office:value-type="string" table:number-columns-spanned="1" table:number-rows-spanned="2" table:style-name="ce159">
            <text:p>▲6670C：干城站-臺中車站(民族路口)-民興公園(執行分署)(往程)/五權車站(返程)-捷運大慶站(建國北路)-高鐵臺中站-中台禪寺-中台世界博物館-埔里花卉中心-埔里站-中華電信-仁愛公園-埔里酒廠-榮民醫院-大成國小-崎下-暨南大學-桃米坑-大雁-新城國小-三育神學院-魚池-日月老茶廠-日月潭。</text:p>
          </table:table-cell>
          <table:table-cell table:number-columns-repeated="16367"/>
        </table:table-row>
        <table:table-row table:style-name="ro39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7"/>
        </table:table-row>
        <table:table-row table:style-name="ro8">
          <table:covered-table-cell/>
          <table:covered-table-cell/>
          <table:covered-table-cell/>
          <table:table-cell office:value-type="string" table:style-name="ce18">
            <text:p>30.車埕線</text:p>
            <text:p>6671</text:p>
          </table:table-cell>
          <table:table-cell office:value-type="string" table:style-name="ce19">
            <text:p>公路客運</text:p>
          </table:table-cell>
          <table:table-cell office:value-type="string" table:style-name="ce19">
            <text:p>一般類型</text:p>
          </table:table-cell>
          <table:table-cell office:value-type="string" table:style-name="ce19">
            <text:p>南投客運</text:p>
          </table:table-cell>
          <table:table-cell office:value-type="string" table:style-name="ce19">
            <text:p>是</text:p>
          </table:table-cell>
          <table:table-cell table:style-name="ce19"/>
          <table:covered-table-cell/>
          <table:table-cell office:value-type="float" office:value="3500000" table:style-name="ce36">
            <text:p><text:s/>3,500,000<text:s/></text:p>
          </table:table-cell>
          <table:table-cell office:value-type="float" office:value="20000" table:formula="of:=20000*1" table:style-name="ce36">
            <text:p><text:s/>20,000<text:s/></text:p>
          </table:table-cell>
          <table:covered-table-cell/>
          <table:table-cell office:value-type="float" office:value="20.9" table:style-name="ce41">
            <text:p>20.9</text:p>
          </table:table-cell>
          <table:table-cell office:value-type="string" table:style-name="ce27">
            <text:p>平、假日12班次</text:p>
          </table:table-cell>
          <table:table-cell office:value-type="float" office:value="30" table:style-name="ce26">
            <text:p>30</text:p>
          </table:table-cell>
          <table:table-cell office:value-type="string" table:style-name="ce16">
            <text:p>日月潭-馥麗飯店-水社-水社壩-向山行政中心-月牙灣-頭社國小-頭社派出所-頭社-日月潭特色遊學中心-銃櫃-大平林-柑子林-頂崁-迴窯-蛇窯-社子-水里國中-水里鄉公所-電力公司-水里-大灣-振昌木廠-車埕</text:p>
          </table:table-cell>
          <table:table-cell table:number-columns-repeated="16367"/>
        </table:table-row>
        <table:table-row table:style-name="ro20">
          <table:table-cell office:value-type="string" table:number-columns-spanned="1" table:number-rows-spanned="3" table:style-name="ce119">
            <text:p>雲林縣</text:p>
          </table:table-cell>
          <table:table-cell office:value-type="float" office:value="14" table:number-columns-spanned="1" table:number-rows-spanned="3" table:style-name="ce119">
            <text:p>14</text:p>
          </table:table-cell>
          <table:table-cell office:value-type="string" table:number-columns-spanned="1" table:number-rows-spanned="3" table:style-name="ce119">
            <text:p>雲林縣政府</text:p>
          </table:table-cell>
          <table:table-cell office:value-type="string" table:style-name="ce18">
            <text:p>31.北港虎尾線</text:p>
            <text:p>Y02</text:p>
          </table:table-cell>
          <table:table-cell office:value-type="string" table:style-name="ce19">
            <text:p>市區公車</text:p>
          </table:table-cell>
          <table:table-cell office:value-type="string" table:style-name="ce19">
            <text:p>郵輪式公車</text:p>
          </table:table-cell>
          <table:table-cell office:value-type="string" table:style-name="ce19">
            <text:p>台西客運</text:p>
          </table:table-cell>
          <table:table-cell office:value-type="string" table:style-name="ce19">
            <text:p>是</text:p>
          </table:table-cell>
          <table:table-cell office:value-type="string" table:style-name="ce19">
            <text:p>◎</text:p>
          </table:table-cell>
          <table:table-cell office:value-type="float" office:value="1520000" table:number-columns-spanned="1" table:number-rows-spanned="3" table:style-name="ce152">
            <text:p><text:s/>1,520,000<text:s/></text:p>
          </table:table-cell>
          <table:table-cell office:value-type="float" office:value="1900000" table:style-name="ce24">
            <text:p><text:s/>1,900,000<text:s/></text:p>
          </table:table-cell>
          <table:table-cell office:value-type="float" office:value="20000" table:formula="of:=20000*1" table:style-name="ce36">
            <text:p><text:s/>20,000<text:s/></text:p>
          </table:table-cell>
          <table:table-cell office:value-type="float" office:value="6825000" table:formula="of:=SUM([.J57:.L59])" table:number-columns-spanned="1" table:number-rows-spanned="3" table:style-name="ce152">
            <text:p><text:s/>6,825,000<text:s/></text:p>
          </table:table-cell>
          <table:table-cell office:value-type="float" office:value="144.69999999999999" table:style-name="ce41">
            <text:p>144.7</text:p>
          </table:table-cell>
          <table:table-cell office:value-type="string" table:style-name="ce32">
            <text:p>平、假日1班次</text:p>
          </table:table-cell>
          <table:table-cell office:value-type="float" office:value="255" table:style-name="ce26">
            <text:p>255</text:p>
          </table:table-cell>
          <table:table-cell office:value-type="string" table:style-name="ce16">
            <text:p>斗六火車站(起站)→高鐵雲林站→雲林布袋戲館→北港武德宮→北港朝天宮→口湖遊客中心→三條崙海清宮→五條港安西府→麥寮拱範宮→高鐵雲林站→斗六火車站(迄站)。</text:p>
          </table:table-cell>
          <table:table-cell table:number-columns-repeated="16367"/>
        </table:table-row>
        <table:table-row table:style-name="ro40">
          <table:covered-table-cell/>
          <table:covered-table-cell/>
          <table:covered-table-cell/>
          <table:table-cell office:value-type="string" table:style-name="ce18">
            <text:p>32.斗六古坑線</text:p>
            <text:p>Y01</text:p>
          </table:table-cell>
          <table:table-cell office:value-type="string" table:style-name="ce19">
            <text:p>市區公車</text:p>
          </table:table-cell>
          <table:table-cell office:value-type="string" table:style-name="ce19">
            <text:p>一般類型</text:p>
          </table:table-cell>
          <table:table-cell office:value-type="string" table:style-name="ce19">
            <text:p>嘉義客運</text:p>
          </table:table-cell>
          <table:table-cell office:value-type="string" table:style-name="ce19">
            <text:p>是</text:p>
          </table:table-cell>
          <table:table-cell office:value-type="string" table:style-name="ce19">
            <text:p>◎</text:p>
          </table:table-cell>
          <table:covered-table-cell/>
          <table:table-cell office:value-type="float" office:value="3325000" table:style-name="ce24">
            <text:p><text:s/>3,325,000<text:s/></text:p>
          </table:table-cell>
          <table:table-cell office:value-type="float" office:value="60000" table:formula="of:=20000*3" table:style-name="ce36">
            <office:annotation draw:style-name="a0" svg:x="13.2708333333333in" svg:y="65.6145833333333in" svg:width="1.65625in" svg:height="0.25in">
              <dc:creator>許心瑜</dc:creator>
              <text:p><text:span text:style-name="T8">10/19</text:span><text:span text:style-name="T9">核定:車機獎勵原4台改為3台。</text:span></text:p>
            </office:annotation>
            <text:p><text:s/>60,000<text:s/></text:p>
          </table:table-cell>
          <table:covered-table-cell/>
          <table:table-cell office:value-type="float" office:value="21" table:style-name="ce41">
            <text:p>21</text:p>
          </table:table-cell>
          <table:table-cell office:value-type="string" table:style-name="ce27">
            <text:p>平日14班次、假日20班次</text:p>
          </table:table-cell>
          <table:table-cell office:value-type="float" office:value="60" table:style-name="ce26">
            <text:p>60</text:p>
          </table:table-cell>
          <table:table-cell office:value-type="string" table:style-name="ce16">
            <text:p>斗六火車站(起站)→雲中街→社口遊客中心→雲林科技大學→綠色隧道→古坑嘉興宮→福祿壽酒廠→永光故事屋→劍湖山世界→華山咖啡大街(迄站)</text:p>
          </table:table-cell>
          <table:table-cell table:number-columns-repeated="16367"/>
        </table:table-row>
        <table:table-row table:style-name="ro8">
          <table:covered-table-cell/>
          <table:covered-table-cell/>
          <table:covered-table-cell/>
          <table:table-cell office:value-type="string" table:style-name="ce18">
            <text:p>33.雲林草嶺線</text:p>
            <text:p>701</text:p>
          </table:table-cell>
          <table:table-cell office:value-type="string" table:style-name="ce19">
            <text:p>市區公車</text:p>
          </table:table-cell>
          <table:table-cell office:value-type="string" table:style-name="ce21">
            <text:p>一般類型(品牌加盟)</text:p>
          </table:table-cell>
          <table:table-cell office:value-type="string" table:style-name="ce19">
            <text:p>台西客運</text:p>
          </table:table-cell>
          <table:table-cell office:value-type="string" table:style-name="ce19">
            <text:p>是</text:p>
          </table:table-cell>
          <table:table-cell office:value-type="string" table:style-name="ce19">
            <text:p>◎</text:p>
          </table:table-cell>
          <table:covered-table-cell/>
          <table:table-cell office:value-type="string" table:style-name="ce24">
            <text:p>-</text:p>
          </table:table-cell>
          <table:table-cell office:value-type="string" table:style-name="ce36">
            <text:p>-</text:p>
          </table:table-cell>
          <table:covered-table-cell/>
          <table:table-cell office:value-type="float" office:value="50" table:style-name="ce41">
            <text:p>50</text:p>
          </table:table-cell>
          <table:table-cell office:value-type="string" table:style-name="ce27">
            <text:p>平、假日4班次</text:p>
          </table:table-cell>
          <table:table-cell office:value-type="float" office:value="100" table:style-name="ce26">
            <text:p>100</text:p>
          </table:table-cell>
          <table:table-cell office:value-type="string" table:style-name="ce16">
            <text:p>斗六火車站(起站)→鎮西國小→水岸藝術公園→成大醫院→受天宮→勞工育樂中心→環球科技大學側門→東和→荷苞厝→荷苞山桐花公園→早寮→地母廟→二坪仔→東內寮→小旗仔→檳榔宅→外湖→內湖→新草嶺國小→草嶺公園→草嶺→東壁山莊。(迄站)。</text:p>
          </table:table-cell>
          <table:table-cell table:number-columns-repeated="16367"/>
        </table:table-row>
        <table:table-row table:style-name="ro41">
          <table:table-cell office:value-type="string" table:number-columns-spanned="1" table:number-rows-spanned="6" table:style-name="ce119">
            <text:p>嘉義縣</text:p>
          </table:table-cell>
          <table:table-cell office:value-type="float" office:value="15" table:number-columns-spanned="1" table:number-rows-spanned="5" table:style-name="ce119">
            <text:p>15</text:p>
          </table:table-cell>
          <table:table-cell office:value-type="string" table:number-columns-spanned="1" table:number-rows-spanned="5" table:style-name="ce119">
            <text:p>阿里山管理處</text:p>
          </table:table-cell>
          <table:table-cell office:value-type="string" table:number-columns-spanned="1" table:number-rows-spanned="2" table:style-name="ce120">
            <text:p>34.阿里山線-高鐵嘉義站</text:p>
            <text:p>7329、7329A</text:p>
          </table:table-cell>
          <table:table-cell office:value-type="string" table:number-columns-spanned="1" table:number-rows-spanned="2" table:style-name="ce119">
            <text:p>公路客運</text:p>
          </table:table-cell>
          <table:table-cell office:value-type="string" table:number-columns-spanned="1" table:number-rows-spanned="2" table:style-name="ce119">
            <text:p>一般類型</text:p>
          </table:table-cell>
          <table:table-cell office:value-type="string" table:number-columns-spanned="1" table:number-rows-spanned="2" table:style-name="ce119">
            <text:p>嘉義縣公車處</text:p>
          </table:table-cell>
          <table:table-cell office:value-type="string" table:number-columns-spanned="1" table:number-rows-spanned="2" table:style-name="ce119">
            <text:p>是</text:p>
          </table:table-cell>
          <table:table-cell office:value-type="string" table:number-columns-spanned="1" table:number-rows-spanned="2" table:style-name="ce119">
            <text:p>◎</text:p>
          </table:table-cell>
          <table:table-cell office:value-type="float" office:value="1440000" table:number-columns-spanned="1" table:number-rows-spanned="5" table:style-name="ce123">
            <text:p><text:s/>1,440,000<text:s/></text:p>
          </table:table-cell>
          <table:table-cell office:value-type="float" office:value="3325000" table:number-columns-spanned="1" table:number-rows-spanned="2" table:style-name="ce123">
            <text:p><text:s/>3,325,000<text:s/></text:p>
          </table:table-cell>
          <table:table-cell office:value-type="string" table:number-columns-spanned="1" table:number-rows-spanned="2" table:style-name="ce124">
            <office:annotation draw:style-name="a1" svg:x="13.2708333333333in" svg:y="68.3229166666667in" svg:width="1.65625in" svg:height="0.552083333333333in">
              <dc:creator>許心瑜</dc:creator>
              <text:p><text:span text:style-name="T10">許心瑜</text:span><text:span text:style-name="T11">:</text:span><text:span text:style-name="T8"/></text:p>
              <text:p><text:span text:style-name="T8">355,000</text:span><text:span text:style-name="T9">車機補助取消</text:span></text:p>
            </office:annotation>
            <text:p>-</text:p>
          </table:table-cell>
          <table:table-cell office:value-type="float" office:value="5665000" table:formula="of:=SUM([.J60:.L64])" table:number-columns-spanned="1" table:number-rows-spanned="5" table:style-name="ce123">
            <text:p><text:s/>5,665,000<text:s/></text:p>
          </table:table-cell>
          <table:table-cell office:value-type="string" table:number-columns-spanned="1" table:number-rows-spanned="2" table:style-name="ce140">
            <text:p>A線：單程約 96.7</text:p>
            <text:p/>
            <text:p>A1線：單程約 106.7<text:s text:c="2"/></text:p>
          </table:table-cell>
          <table:table-cell office:value-type="string" table:number-columns-spanned="1" table:number-rows-spanned="2" table:style-name="ce160">
            <text:p>A線：平、假日6班次</text:p>
            <text:p/>
            <text:p>A1線：平、假日2班次</text:p>
          </table:table-cell>
          <table:table-cell office:value-type="string" table:number-columns-spanned="1" table:number-rows-spanned="2" table:style-name="ce140">
            <text:p>A線：約150</text:p>
            <text:p/>
            <text:p>A1線：約180</text:p>
          </table:table-cell>
          <table:table-cell office:value-type="string" table:number-columns-spanned="1" table:number-rows-spanned="2" table:style-name="ce159">
            <text:p>▲A線：高鐵嘉義站-故宮南院(僅回程停靠)-頂六國小-吳鳳廟-觸口遊客中心-愛情大草原-觸口-龍美-隙頂-巃頭坪-石棹-十字村-青年活動中心-阿里山轉運站</text:p>
            <text:p>▲A1線：高鐵嘉義站-故宮南院(僅回程停靠)-頂六國小-吳鳳廟-觸口遊客中心-愛情大草原-觸口-龍美-隙頂-巃頭坪-石棹-奮起湖-十字村-青年活動中心-阿里山轉運站</text:p>
          </table:table-cell>
          <table:table-cell table:number-columns-repeated="16367"/>
        </table:table-row>
        <table:table-row table:style-name="ro4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7"/>
        </table:table-row>
        <table:table-row table:style-name="ro43">
          <table:covered-table-cell/>
          <table:covered-table-cell/>
          <table:covered-table-cell/>
          <table:table-cell office:value-type="string" table:number-columns-spanned="1" table:number-rows-spanned="2" table:style-name="ce120">
            <text:p>35.阿里山線-台鐵嘉義站</text:p>
            <text:p>7322C、7322D</text:p>
          </table:table-cell>
          <table:table-cell office:value-type="string" table:number-columns-spanned="1" table:number-rows-spanned="2" table:style-name="ce119">
            <text:p>公路客運</text:p>
          </table:table-cell>
          <table:table-cell office:value-type="string" table:number-columns-spanned="1" table:number-rows-spanned="2" table:style-name="ce135">
            <text:p>一般類型(品牌加盟)</text:p>
          </table:table-cell>
          <table:table-cell office:value-type="string" table:number-columns-spanned="1" table:number-rows-spanned="2" table:style-name="ce119">
            <text:p>嘉義縣公車處</text:p>
          </table:table-cell>
          <table:table-cell office:value-type="string" table:number-columns-spanned="1" table:number-rows-spanned="2" table:style-name="ce119">
            <text:p>是</text:p>
          </table:table-cell>
          <table:table-cell office:value-type="string" table:number-columns-spanned="1" table:number-rows-spanned="2" table:style-name="ce119">
            <text:p>◎</text:p>
          </table:table-cell>
          <table:covered-table-cell/>
          <table:table-cell office:value-type="string" table:number-columns-spanned="1" table:number-rows-spanned="2" table:style-name="ce124">
            <text:p>-</text:p>
          </table:table-cell>
          <table:table-cell office:value-type="string" table:number-columns-spanned="1" table:number-rows-spanned="2" table:style-name="ce124">
            <text:p>-</text:p>
          </table:table-cell>
          <table:covered-table-cell/>
          <table:table-cell office:value-type="string" table:number-columns-spanned="1" table:number-rows-spanned="2" table:style-name="ce140">
            <text:p>B線：單程約73.9 公里</text:p>
            <text:p/>
            <text:p>B1線：單程約 83.9 公里</text:p>
          </table:table-cell>
          <table:table-cell office:value-type="string" table:number-columns-spanned="1" table:number-rows-spanned="2" table:style-name="ce160">
            <text:p>B線：平、假日8班次</text:p>
            <text:p/>
            <text:p>B1線：平、假日2班次</text:p>
          </table:table-cell>
          <table:table-cell office:value-type="string" table:number-columns-spanned="1" table:number-rows-spanned="2" table:style-name="ce140">
            <text:p>B線：約150</text:p>
            <text:p/>
            <text:p>B1線：約170</text:p>
          </table:table-cell>
          <table:table-cell office:value-type="string" table:number-columns-spanned="1" table:number-rows-spanned="2" table:style-name="ce159">
            <text:p>▲B線：嘉義火車站-頂六國小-吳鳳廟-觸口遊客中心-愛情大草原-觸口-龍美-隙頂-巃頭坪-石棹-十字村-青年活動中心-阿里山轉運站</text:p>
            <text:p>▲B1線：嘉義火車站-頂六國小-吳鳳廟-觸口遊客中心-愛情大草原-觸口-龍美-隙頂-巃頭坪-石棹-奮起湖-十字村-青年活動中心-阿里山轉運站</text:p>
          </table:table-cell>
          <table:table-cell table:number-columns-repeated="16367"/>
        </table:table-row>
        <table:table-row table:style-name="ro4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7"/>
        </table:table-row>
        <table:table-row table:style-name="ro45">
          <table:covered-table-cell/>
          <table:covered-table-cell/>
          <table:covered-table-cell/>
          <table:table-cell office:value-type="string" table:style-name="ce18">
            <text:p>36.瑞里線</text:p>
          </table:table-cell>
          <table:table-cell office:value-type="string" table:style-name="ce19">
            <text:p>市區公車</text:p>
          </table:table-cell>
          <table:table-cell office:value-type="string" table:style-name="ce19">
            <text:p>特定時段營運</text:p>
          </table:table-cell>
          <table:table-cell office:value-type="string" table:style-name="ce19">
            <text:p>嘉義縣公車處</text:p>
          </table:table-cell>
          <table:table-cell office:value-type="string" table:style-name="ce19">
            <text:p>是</text:p>
          </table:table-cell>
          <table:table-cell office:value-type="string" table:style-name="ce19">
            <text:p>◎</text:p>
          </table:table-cell>
          <table:covered-table-cell/>
          <table:table-cell office:value-type="float" office:value="900000" table:style-name="ce24">
            <text:p><text:s/>900,000<text:s/></text:p>
          </table:table-cell>
          <table:table-cell office:value-type="string" table:style-name="ce87">
            <office:annotation draw:style-name="a2" svg:x="13.2708333333333in" svg:y="72.9479166666667in" svg:width="1.65625in" svg:height="0.729166666666667in">
              <dc:creator>許心瑜</dc:creator>
              <text:p><text:span text:style-name="T10">80,000車機補助取消</text:span></text:p>
            </office:annotation>
            <text:p>-</text:p>
          </table:table-cell>
          <table:covered-table-cell/>
          <table:table-cell office:value-type="float" office:value="48.3" table:style-name="ce41">
            <text:p>48.3</text:p>
          </table:table-cell>
          <table:table-cell office:value-type="string" table:style-name="ce27">
            <text:p>假日6班次</text:p>
          </table:table-cell>
          <table:table-cell office:value-type="float" office:value="125" table:style-name="ce26">
            <text:p>125</text:p>
          </table:table-cell>
          <table:table-cell office:value-type="string" table:style-name="ce16">
            <text:p>嘉義火車站-檜意森活村(北門)-竹崎火車站(親水公園)-東水道(文峰遊客中心)-金獅廣福宮-金獅奉茶亭-出水坑-石鼓坪-雲潭瀑布-圓潭生態園區-源興宮-瑞里(瑞太古道)-瑞太資訊站</text:p>
          </table:table-cell>
          <table:table-cell table:number-columns-repeated="16367"/>
        </table:table-row>
        <table:table-row table:style-name="ro37">
          <table:covered-table-cell/>
          <table:table-cell office:value-type="float" office:value="16" table:style-name="ce89">
            <text:p>16</text:p>
          </table:table-cell>
          <table:table-cell office:value-type="string" table:style-name="ce19">
            <text:p>嘉義縣政府</text:p>
          </table:table-cell>
          <table:table-cell office:value-type="string" table:style-name="ce18">
            <text:p>37.故宮南院線</text:p>
            <text:p>106</text:p>
          </table:table-cell>
          <table:table-cell office:value-type="string" table:style-name="ce19">
            <text:p>市區公車</text:p>
          </table:table-cell>
          <table:table-cell office:value-type="string" table:style-name="ce19">
            <text:p>一般類型</text:p>
          </table:table-cell>
          <table:table-cell office:value-type="string" table:style-name="ce19">
            <text:p>嘉義縣公車處</text:p>
          </table:table-cell>
          <table:table-cell office:value-type="string" table:style-name="ce19">
            <text:p>是</text:p>
          </table:table-cell>
          <table:table-cell office:value-type="string" table:style-name="ce19">
            <text:p>◎</text:p>
          </table:table-cell>
          <table:table-cell office:value-type="float" office:value="1520000" table:style-name="ce25">
            <text:p><text:s/>1,520,000<text:s/></text:p>
          </table:table-cell>
          <table:table-cell office:value-type="float" office:value="3800000" table:style-name="ce24">
            <text:p><text:s/>3,800,000<text:s/></text:p>
          </table:table-cell>
          <table:table-cell office:value-type="string" table:style-name="ce87">
            <office:annotation draw:style-name="a3" svg:x="13.2708333333333in" svg:y="74.1041666666667in" svg:width="1.65625in" svg:height="0.916666666666667in">
              <dc:creator>許心瑜</dc:creator>
              <text:p><text:span text:style-name="T10">許心瑜</text:span><text:span text:style-name="T11">:</text:span><text:span text:style-name="T8"/></text:p>
              <text:p><text:span text:style-name="T8">140,000</text:span><text:span text:style-name="T9">車機補助取消</text:span></text:p>
            </office:annotation>
            <text:p>-</text:p>
          </table:table-cell>
          <table:table-cell office:value-type="float" office:value="5320000" table:formula="of:=SUM([.J65:.L65])" table:style-name="ce25">
            <text:p><text:s/>5,320,000<text:s/></text:p>
          </table:table-cell>
          <table:table-cell office:value-type="float" office:value="51.4" table:style-name="ce41">
            <text:p>51.4</text:p>
          </table:table-cell>
          <table:table-cell office:value-type="string" table:style-name="ce27">
            <text:p>平日8班次、假日16班次</text:p>
          </table:table-cell>
          <table:table-cell office:value-type="float" office:value="110" table:style-name="ce26">
            <text:p>110</text:p>
          </table:table-cell>
          <table:table-cell office:value-type="string" table:style-name="ce16">
            <text:p>嘉義火車站-文化中心（檜意森活村）-臺灣菸酒嘉義觀光酒廠-民雄工業服務區(卡普秀醫美觀光工廠)-旺萊山鳳梨文化園區-民雄金桔觀光工廠-中正大學-民雄火車站-菁埔貓世界-新港奉天宮-頂菜園-板陶窯-蒜頭蔗埕文化園區-故宮南院-高鐵嘉義站</text:p>
          </table:table-cell>
          <table:table-cell table:number-columns-repeated="16367"/>
        </table:table-row>
        <table:table-row table:style-name="ro46">
          <table:table-cell office:value-type="string" table:number-columns-spanned="1" table:number-rows-spanned="2" table:style-name="ce119">
            <text:p>嘉義市</text:p>
          </table:table-cell>
          <table:table-cell office:value-type="float" office:value="17" table:number-columns-spanned="1" table:number-rows-spanned="2" table:style-name="ce119">
            <text:p>17</text:p>
          </table:table-cell>
          <table:table-cell office:value-type="string" table:number-columns-spanned="1" table:number-rows-spanned="2" table:style-name="ce119">
            <text:p>嘉義市政府</text:p>
          </table:table-cell>
          <table:table-cell office:value-type="string" table:number-columns-spanned="1" table:number-rows-spanned="2" table:style-name="ce120">
            <text:p>38.光林我嘉線</text:p>
            <text:p>0715</text:p>
          </table:table-cell>
          <table:table-cell office:value-type="string" table:number-columns-spanned="1" table:number-rows-spanned="2" table:style-name="ce119">
            <text:p>市區公車</text:p>
          </table:table-cell>
          <table:table-cell office:value-type="string" table:number-columns-spanned="1" table:number-rows-spanned="2" table:style-name="ce119">
            <text:p>一般類型</text:p>
          </table:table-cell>
          <table:table-cell office:value-type="string" table:number-columns-spanned="1" table:number-rows-spanned="2" table:style-name="ce119">
            <text:p>國光客運</text:p>
          </table:table-cell>
          <table:table-cell office:value-type="string" table:number-columns-spanned="1" table:number-rows-spanned="2" table:style-name="ce119">
            <text:p>是</text:p>
          </table:table-cell>
          <table:table-cell office:value-type="string" table:number-columns-spanned="1" table:number-rows-spanned="2" table:style-name="ce119">
            <text:p>◎</text:p>
          </table:table-cell>
          <table:table-cell office:value-type="float" office:value="1520000" table:number-columns-spanned="1" table:number-rows-spanned="2" table:style-name="ce123">
            <text:p><text:s/>1,520,000<text:s/></text:p>
          </table:table-cell>
          <table:table-cell office:value-type="string" table:number-columns-spanned="1" table:number-rows-spanned="2" table:style-name="ce124">
            <text:p>-</text:p>
          </table:table-cell>
          <table:table-cell office:value-type="string" table:number-columns-spanned="1" table:number-rows-spanned="2" table:style-name="ce124">
            <text:p>-</text:p>
          </table:table-cell>
          <table:table-cell office:value-type="float" office:value="1520000" table:formula="of:=SUM([.J66:.L67])" table:number-columns-spanned="1" table:number-rows-spanned="2" table:style-name="ce123">
            <text:p><text:s/>1,520,000<text:s/></text:p>
          </table:table-cell>
          <table:table-cell office:value-type="float" office:value="14.5" table:number-columns-spanned="1" table:number-rows-spanned="2" table:style-name="ce140">
            <text:p>14.5</text:p>
          </table:table-cell>
          <table:table-cell office:value-type="string" table:number-columns-spanned="1" table:number-rows-spanned="2" table:style-name="ce160">
            <text:p>平日36班次、假日46班次</text:p>
          </table:table-cell>
          <table:table-cell office:value-type="float" office:value="60" table:number-columns-spanned="1" table:number-rows-spanned="2" table:style-name="ce140">
            <text:p>60</text:p>
          </table:table-cell>
          <table:table-cell office:value-type="string" table:number-columns-spanned="1" table:number-rows-spanned="2" table:style-name="ce159">
            <text:p>港坪運動公園-嘉樂福觀光夜市-番子溝公園-大潤發(博愛路)-嘉義市轉運中心-自由友忠路口-北香湖公園-秀泰影城-嘉義火車站-新光三越遠東站-文化路口-嘉邑城隍廟-市政府(吳鳳北路)-檜意森活村(北門)-獄政博物館-嘉義高商(嘉義公園)-嘉義高中(啟明路)-嘉義高中—下山仔頂(大雅商圈)-蘭潭國小-蘭潭DC-蘭潭</text:p>
          </table:table-cell>
          <table:table-cell table:number-columns-repeated="16367" table:style-name="ce6"/>
        </table:table-row>
        <table:table-row table:style-name="ro47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7" table:style-name="ce6"/>
        </table:table-row>
        <table:table-row table:style-name="ro10">
          <table:table-cell office:value-type="string" table:number-columns-spanned="1" table:number-rows-spanned="6" table:style-name="ce119">
            <text:p>臺南市</text:p>
          </table:table-cell>
          <table:table-cell office:value-type="float" office:value="18" table:style-name="ce89">
            <text:p>18</text:p>
          </table:table-cell>
          <table:table-cell office:value-type="string" table:style-name="ce19">
            <text:p>雲嘉南管理處</text:p>
          </table:table-cell>
          <table:table-cell office:value-type="string" table:style-name="ce18">
            <text:p>39.西濱快線</text:p>
            <text:p>61</text:p>
          </table:table-cell>
          <table:table-cell office:value-type="string" table:style-name="ce19">
            <text:p>市區公車</text:p>
          </table:table-cell>
          <table:table-cell office:value-type="string" table:style-name="ce19">
            <text:p>需求反應式</text:p>
          </table:table-cell>
          <table:table-cell office:value-type="string" table:style-name="ce19">
            <text:p>新營客運</text:p>
          </table:table-cell>
          <table:table-cell office:value-type="string" table:style-name="ce19">
            <text:p>是</text:p>
          </table:table-cell>
          <table:table-cell office:value-type="string" table:style-name="ce19">
            <text:p>◎</text:p>
          </table:table-cell>
          <table:table-cell office:value-type="float" office:value="1600000" table:style-name="ce25">
            <text:p><text:s/>1,600,000<text:s/></text:p>
          </table:table-cell>
          <table:table-cell office:value-type="float" office:value="2000000" table:style-name="ce24">
            <text:p><text:s/>2,000,000<text:s/></text:p>
          </table:table-cell>
          <table:table-cell office:value-type="float" office:value="80000" table:formula="of:=20000*4" table:style-name="ce36">
            <text:p><text:s/>80,000<text:s/></text:p>
          </table:table-cell>
          <table:table-cell office:value-type="float" office:value="3680000" table:formula="of:=SUM([.J68:.L68])" table:style-name="ce25">
            <text:p><text:s/>3,680,000<text:s/></text:p>
          </table:table-cell>
          <table:table-cell office:value-type="float" office:value="73.599999999999994" table:style-name="ce43">
            <text:p>73.6</text:p>
          </table:table-cell>
          <table:table-cell office:value-type="string" table:style-name="ce29">
            <text:p>1.假日及國定假日固定行駛，6班次/天。</text:p>
            <text:p>2.週一至週五採DRTS預約班次營運。</text:p>
          </table:table-cell>
          <table:table-cell office:value-type="float" office:value="107" table:style-name="ce28">
            <text:p>107</text:p>
          </table:table-cell>
          <table:table-cell office:value-type="string" table:style-name="ce15">
            <text:p>新營(客運總站)-新營綜合轉運站-鹽水-布袋遊客中心-布袋商港-高跟鞋教堂-南鯤鯓(代天府)-北門區公所(水晶教堂)-泰安宮(井仔腳鹽田)-將軍漁港-馬沙溝彩繪村-七股鹽山-台灣鹽博物館</text:p>
          </table:table-cell>
          <table:table-cell table:number-columns-repeated="16367"/>
        </table:table-row>
        <table:table-row table:style-name="ro8">
          <table:covered-table-cell/>
          <table:table-cell office:value-type="float" office:value="19" table:number-columns-spanned="1" table:number-rows-spanned="6" table:style-name="ce119">
            <text:p>19</text:p>
          </table:table-cell>
          <table:table-cell office:value-type="string" table:number-columns-spanned="1" table:number-rows-spanned="6" table:style-name="ce119">
            <text:p>臺南市政府</text:p>
          </table:table-cell>
          <table:table-cell office:value-type="string" table:style-name="ce18">
            <text:p>40.88府城巡迴線</text:p>
            <text:p>88</text:p>
          </table:table-cell>
          <table:table-cell office:value-type="string" table:style-name="ce19">
            <text:p>市區公車</text:p>
          </table:table-cell>
          <table:table-cell office:value-type="string" table:style-name="ce19">
            <text:p>一般類型</text:p>
          </table:table-cell>
          <table:table-cell office:value-type="string" table:style-name="ce19">
            <text:p>府城客運</text:p>
          </table:table-cell>
          <table:table-cell office:value-type="string" table:style-name="ce19">
            <text:p>是</text:p>
          </table:table-cell>
          <table:table-cell office:value-type="string" table:style-name="ce19">
            <text:p>◎</text:p>
          </table:table-cell>
          <table:table-cell office:value-type="float" office:value="1520000" table:number-columns-spanned="1" table:number-rows-spanned="6" table:style-name="ce123">
            <text:p><text:s/>1,520,000<text:s/></text:p>
          </table:table-cell>
          <table:table-cell office:value-type="float" office:value="4000000" table:style-name="ce24">
            <text:p><text:s/>4,000,000<text:s/></text:p>
          </table:table-cell>
          <table:table-cell office:value-type="float" office:value="120000" table:formula="of:=20000*6" table:style-name="ce36">
            <text:p><text:s/>120,000<text:s/></text:p>
          </table:table-cell>
          <table:table-cell office:value-type="float" office:value="8160000" table:formula="of:=SUM([.J69:.L73])" table:number-columns-spanned="1" table:number-rows-spanned="6" table:style-name="ce123">
            <text:p><text:s/>8,160,000<text:s/></text:p>
          </table:table-cell>
          <table:table-cell office:value-type="float" office:value="8.5" table:style-name="ce41">
            <text:p>8.5</text:p>
          </table:table-cell>
          <table:table-cell office:value-type="string" table:style-name="ce27">
            <text:p>平、假日31班次</text:p>
          </table:table-cell>
          <table:table-cell office:value-type="string" table:style-name="ce26">
            <text:p>30-35</text:p>
          </table:table-cell>
          <table:table-cell office:value-type="string" table:style-name="ce16">
            <text:p>臺南火車站(南站)→孔廟(臺灣文學館、臺南市美術館1館)→林百貨/鄭成功祖廟→赤崁樓→西門友愛街口→小西門(大億麗緻)→永華站 →中正海安路口→神農街→立人國小→公園北路→臺南轉運站→成功路→臺南火車站(南站)</text:p>
          </table:table-cell>
          <table:table-cell table:number-columns-repeated="16367" table:style-name="ce6"/>
        </table:table-row>
        <table:table-row table:style-name="ro8">
          <table:covered-table-cell/>
          <table:covered-table-cell/>
          <table:covered-table-cell/>
          <table:table-cell office:value-type="string" table:number-columns-spanned="1" table:number-rows-spanned="3" table:style-name="ce120">
            <text:p>41.99安平台江線</text:p>
            <text:p>99</text:p>
          </table:table-cell>
          <table:table-cell office:value-type="string" table:number-columns-spanned="1" table:number-rows-spanned="3" table:style-name="ce119">
            <text:p>市區公車</text:p>
          </table:table-cell>
          <table:table-cell office:value-type="string" table:number-columns-spanned="1" table:number-rows-spanned="3" table:style-name="ce119">
            <text:p>特定時段營運</text:p>
          </table:table-cell>
          <table:table-cell office:value-type="string" table:number-columns-spanned="1" table:number-rows-spanned="3" table:style-name="ce119">
            <text:p>府城客運</text:p>
          </table:table-cell>
          <table:table-cell office:value-type="string" table:number-columns-spanned="1" table:number-rows-spanned="3" table:style-name="ce119">
            <text:p>是</text:p>
          </table:table-cell>
          <table:table-cell office:value-type="string" table:number-columns-spanned="1" table:number-rows-spanned="3" table:style-name="ce119">
            <text:p>◎</text:p>
          </table:table-cell>
          <table:covered-table-cell/>
          <table:table-cell office:value-type="float" office:value="1050000" table:number-columns-spanned="1" table:number-rows-spanned="3" table:style-name="ce123">
            <text:p><text:s/>1,050,000<text:s/></text:p>
          </table:table-cell>
          <table:table-cell office:value-type="float" office:value="440000" table:formula="of:=20000*22" table:number-columns-spanned="1" table:number-rows-spanned="3" table:style-name="ce123">
            <text:p><text:s/>440,000<text:s/></text:p>
          </table:table-cell>
          <table:covered-table-cell/>
          <table:table-cell office:value-type="string" table:number-columns-spanned="1" table:number-rows-spanned="3" table:style-name="ce140">
            <text:p>一般路線(臺南轉運站到觀夕平台)單程16.13公里</text:p>
            <text:p/>
            <text:p>延駛路線(觀夕平台到七股鹽山)單程31.83公里</text:p>
            <text:p/>
            <text:p>賞鳥季路線(七股鹽山到黑面琵鷺賞鳥亭)單程19公里</text:p>
          </table:table-cell>
          <table:table-cell office:value-type="string" table:number-columns-spanned="1" table:number-rows-spanned="3" table:style-name="ce160">
            <text:p>一般路線：假日10班次</text:p>
            <text:p>延駛路線：假日10班次</text:p>
            <text:p>賞鳥季路線：8班次</text:p>
          </table:table-cell>
          <table:table-cell office:value-type="string" table:number-columns-spanned="1" table:number-rows-spanned="3" table:style-name="ce140">
            <text:p>一般路線50</text:p>
            <text:p>延駛路線48</text:p>
            <text:p>賞鳥季路線40</text:p>
          </table:table-cell>
          <table:table-cell office:value-type="string" table:number-columns-spanned="1" table:number-rows-spanned="3" table:style-name="ce159">
            <text:p>一般路線：</text:p>
            <text:p>臺南轉運站→臺南火車站(南站)→延平郡王祠(府前路)→建興國中(府前路)→林百貨、鄭成功祖廟→赤崁樓→中正商圈(台灣好行)→億載金城→原住民文化會館→延平街→安平蚵灰窯文化館→安平古堡(安北路)→德記洋行、安平樹屋→大員皇冠假日酒店(安北路)→觀夕平台→(延駛站點) 台江國家公園管理處→四草生態文化園區(大眾廟)→四草野生動物保護區→鹿耳門橋→聖母廟(城安路)→龍山里→台灣鹽博物館→七股鹽山</text:p>
            <text:p>▲賞鳥季路線：</text:p>
            <text:p>七股鹽山→台灣鹽博物館→海寮碼頭→海寮紅樹林驛站→六孔管理站→黑面琵鷺生態展示館→黑面琵鷺賞鳥亭</text:p>
          </table:table-cell>
          <table:table-cell table:number-columns-repeated="16367" table:style-name="ce6"/>
        </table:table-row>
        <table:table-row table:style-name="ro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7" table:style-name="ce6"/>
        </table:table-row>
        <table:table-row table:style-name="ro4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7" table:style-name="ce6"/>
        </table:table-row>
        <table:table-row table:style-name="ro10">
          <table:covered-table-cell/>
          <table:covered-table-cell/>
          <table:covered-table-cell/>
          <table:table-cell office:value-type="string" table:number-columns-spanned="1" table:number-rows-spanned="2" table:style-name="ce119">
            <text:p>42.山博行線</text:p>
          </table:table-cell>
          <table:table-cell office:value-type="string" table:number-columns-spanned="1" table:number-rows-spanned="2" table:style-name="ce119">
            <text:p>市區公車</text:p>
          </table:table-cell>
          <table:table-cell office:value-type="string" table:number-columns-spanned="1" table:number-rows-spanned="2" table:style-name="ce119">
            <text:p>特定時段營運</text:p>
          </table:table-cell>
          <table:table-cell office:value-type="string" table:number-columns-spanned="1" table:number-rows-spanned="2" table:style-name="ce119">
            <text:p>興南客運</text:p>
          </table:table-cell>
          <table:table-cell office:value-type="string" table:number-columns-spanned="1" table:number-rows-spanned="2" table:style-name="ce119">
            <text:p>是</text:p>
          </table:table-cell>
          <table:table-cell office:value-type="string" table:number-columns-spanned="1" table:number-rows-spanned="2" table:style-name="ce119">
            <text:p>◎</text:p>
          </table:table-cell>
          <table:covered-table-cell/>
          <table:table-cell office:value-type="float" office:value="950000" table:number-columns-spanned="1" table:number-rows-spanned="2" table:style-name="ce123">
            <text:p><text:s/>950,000<text:s/></text:p>
          </table:table-cell>
          <table:table-cell office:value-type="float" office:value="80000" table:formula="of:=20000*4" table:number-columns-spanned="1" table:number-rows-spanned="2" table:style-name="ce123">
            <text:p><text:s/>80,000<text:s/></text:p>
          </table:table-cell>
          <table:covered-table-cell/>
          <table:table-cell office:value-type="string" table:number-columns-spanned="1" table:number-rows-spanned="2" table:style-name="ce140">
            <text:p>一般路線(化石園區到天文園區)單程:16公里 <text:s text:c="16"/>延駛路線(化石園區到善化轉運站)單程:14.5公里</text:p>
          </table:table-cell>
          <table:table-cell office:value-type="string" table:number-columns-spanned="1" table:number-rows-spanned="2" table:style-name="ce140">
            <text:p>一般路線:假日14班次 <text:s text:c="11"/>延駛路線:假日8班次</text:p>
          </table:table-cell>
          <table:table-cell office:value-type="float" office:value="30" table:number-columns-spanned="1" table:number-rows-spanned="2" table:style-name="ce140">
            <text:p>30</text:p>
          </table:table-cell>
          <table:table-cell office:value-type="string" table:number-columns-spanned="1" table:number-rows-spanned="2" table:style-name="ce202">
            <text:p>一般路線:左鎮化石園區→臺南水道博物館→山上區公所→大內區公所站→南瀛天文園區 <text:s text:c="22"/>延駛路線:左鎮化石園區→臺南水道博物館→山上區公所→善化啤酒廠→南科贊美酒店→善化轉運站</text:p>
          </table:table-cell>
          <table:table-cell table:number-columns-repeated="16367" table:style-name="ce6"/>
        </table:table-row>
        <table:table-row table:style-name="ro49">
          <table:table-cell table:style-name="ce5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7" table:style-name="ce6"/>
        </table:table-row>
        <table:table-row table:style-name="ro50">
          <table:table-cell office:value-type="string" table:number-columns-spanned="1" table:number-rows-spanned="2" table:style-name="ce119">
            <text:p>臺南市</text:p>
          </table:table-cell>
          <table:table-cell office:value-type="float" office:value="20" table:number-columns-spanned="1" table:number-rows-spanned="2" table:style-name="ce119">
            <text:p>20</text:p>
          </table:table-cell>
          <table:table-cell office:value-type="string" table:number-columns-spanned="1" table:number-rows-spanned="2" table:style-name="ce119">
            <text:p>西拉雅管理處</text:p>
          </table:table-cell>
          <table:table-cell office:value-type="string" table:style-name="ce18">
            <text:p>43.關子嶺線</text:p>
            <text:p>33</text:p>
          </table:table-cell>
          <table:table-cell office:value-type="string" table:style-name="ce19">
            <text:p>市區公車</text:p>
          </table:table-cell>
          <table:table-cell office:value-type="string" table:style-name="ce19">
            <text:p>需求反應式</text:p>
          </table:table-cell>
          <table:table-cell office:value-type="string" table:style-name="ce19">
            <text:p>新營客運</text:p>
          </table:table-cell>
          <table:table-cell office:value-type="string" table:style-name="ce19">
            <text:p>是</text:p>
          </table:table-cell>
          <table:table-cell office:value-type="string" table:style-name="ce19">
            <text:p>◎</text:p>
          </table:table-cell>
          <table:table-cell office:value-type="float" office:value="1600000" table:number-columns-spanned="1" table:number-rows-spanned="2" table:style-name="ce123">
            <text:p><text:s/>1,600,000<text:s/></text:p>
          </table:table-cell>
          <table:table-cell office:value-type="float" office:value="1870000" table:style-name="ce24">
            <text:p><text:s/>1,870,000<text:s/></text:p>
          </table:table-cell>
          <table:table-cell office:value-type="float" office:value="100000" table:formula="of:=20000*5" table:style-name="ce36">
            <text:p><text:s/>100,000<text:s/></text:p>
          </table:table-cell>
          <table:table-cell office:value-type="float" office:value="5405000" table:formula="of:=SUM([.J75:.L76])" table:number-columns-spanned="1" table:number-rows-spanned="2" table:style-name="ce123">
            <text:p><text:s/>5,405,000<text:s/></text:p>
          </table:table-cell>
          <table:table-cell office:value-type="float" office:value="38.799999999999997" table:style-name="ce41">
            <text:p>38.8</text:p>
          </table:table-cell>
          <table:table-cell office:value-type="string" table:style-name="ce27">
            <text:p>1.假日12班次</text:p>
            <text:p>2.需求反應式服務，供遊客於平日達15人以上可線上預約專屬行程出遊。</text:p>
          </table:table-cell>
          <table:table-cell office:value-type="float" office:value="50" table:style-name="ce26">
            <text:p>50</text:p>
          </table:table-cell>
          <table:table-cell office:value-type="string" table:style-name="ce16">
            <text:p>嘉義高鐵站→南靖火車站→後壁火車站→白河轉運站→仙草埔-寶泉橋→關子嶺</text:p>
          </table:table-cell>
          <table:table-cell table:number-columns-repeated="16367" table:style-name="ce7"/>
        </table:table-row>
        <table:table-row table:style-name="ro33">
          <table:covered-table-cell/>
          <table:covered-table-cell/>
          <table:covered-table-cell/>
          <table:table-cell office:value-type="string" table:style-name="ce18">
            <text:p>44.菱波官田線</text:p>
          </table:table-cell>
          <table:table-cell office:value-type="string" table:style-name="ce19">
            <text:p>市區公車</text:p>
          </table:table-cell>
          <table:table-cell office:value-type="string" table:style-name="ce19">
            <text:p>需求反應式</text:p>
          </table:table-cell>
          <table:table-cell office:value-type="string" table:style-name="ce19">
            <text:p>新營客運</text:p>
          </table:table-cell>
          <table:table-cell office:value-type="string" table:style-name="ce19">
            <text:p>是</text:p>
          </table:table-cell>
          <table:table-cell office:value-type="string" table:style-name="ce19">
            <text:p>◎</text:p>
          </table:table-cell>
          <table:covered-table-cell/>
          <table:table-cell office:value-type="float" office:value="1770000" table:style-name="ce24">
            <text:p><text:s/>1,770,000<text:s/></text:p>
          </table:table-cell>
          <table:table-cell office:value-type="float" office:value="65000" table:formula="of:=20000*3+5000*1" table:style-name="ce36">
            <text:p><text:s/>65,000<text:s/></text:p>
          </table:table-cell>
          <table:covered-table-cell/>
          <table:table-cell office:value-type="float" office:value="70" table:style-name="ce41">
            <text:p>70</text:p>
          </table:table-cell>
          <table:table-cell office:value-type="string" table:style-name="ce27">
            <text:p>1.假日6班次</text:p>
            <text:p>2.需求反應式服務，供遊客於平日達15人以上可線上預約專屬行程出遊。</text:p>
          </table:table-cell>
          <table:table-cell office:value-type="float" office:value="100" table:style-name="ce26">
            <text:p>100</text:p>
          </table:table-cell>
          <table:table-cell office:value-type="string" table:style-name="ce16">
            <text:p>新營客運總站→台糖尖山埤江南渡假村→烏山頭水庫→官田遊客中心→川文山→新化老街→新市火車站→南科史前博物館</text:p>
          </table:table-cell>
          <table:table-cell table:number-columns-repeated="16367" table:style-name="ce7"/>
        </table:table-row>
        <table:table-row table:style-name="ro51">
          <table:table-cell office:value-type="string" table:number-columns-spanned="1" table:number-rows-spanned="5" table:style-name="ce119">
            <text:p>屏東縣</text:p>
          </table:table-cell>
          <table:table-cell office:value-type="float" office:value="21" table:number-columns-spanned="1" table:number-rows-spanned="4" table:style-name="ce119">
            <text:p>21</text:p>
          </table:table-cell>
          <table:table-cell office:value-type="string" table:number-columns-spanned="1" table:number-rows-spanned="4" table:style-name="ce119">
            <text:p>屏東縣政府</text:p>
          </table:table-cell>
          <table:table-cell office:value-type="string" table:style-name="ce18">
            <text:p>45.墾丁快線</text:p>
            <text:p>9189</text:p>
          </table:table-cell>
          <table:table-cell office:value-type="string" table:style-name="ce19">
            <text:p>公路客運</text:p>
          </table:table-cell>
          <table:table-cell office:value-type="string" table:style-name="ce19">
            <text:p>一般類型</text:p>
          </table:table-cell>
          <table:table-cell office:value-type="string" table:style-name="ce19">
            <text:p>屏東客運</text:p>
            <text:p>高雄客運</text:p>
            <text:p>國光客運</text:p>
          </table:table-cell>
          <table:table-cell office:value-type="string" table:style-name="ce19">
            <text:p>是</text:p>
          </table:table-cell>
          <table:table-cell office:value-type="string" table:style-name="ce19">
            <text:p>◎</text:p>
          </table:table-cell>
          <table:table-cell office:value-type="float" office:value="1600000" table:number-columns-spanned="1" table:number-rows-spanned="4" table:style-name="ce152">
            <text:p><text:s/>1,600,000<text:s/></text:p>
          </table:table-cell>
          <table:table-cell office:value-type="float" office:value="4400000" table:style-name="ce24">
            <text:p><text:s/>4,400,000<text:s/></text:p>
          </table:table-cell>
          <table:table-cell office:value-type="string" table:style-name="ce39">
            <text:p>-</text:p>
          </table:table-cell>
          <table:table-cell office:value-type="float" office:value="7540000" table:formula="of:=SUM([.J77:.L80])" table:number-columns-spanned="1" table:number-rows-spanned="4" table:style-name="ce152">
            <text:p><text:s/>7,540,000<text:s/></text:p>
          </table:table-cell>
          <table:table-cell office:value-type="float" office:value="118.1" table:style-name="ce41">
            <text:p>118.1</text:p>
          </table:table-cell>
          <table:table-cell office:value-type="string" table:style-name="ce27">
            <text:p>平、假日42班次</text:p>
          </table:table-cell>
          <table:table-cell office:value-type="float" office:value="140" table:style-name="ce26">
            <text:p>140</text:p>
          </table:table-cell>
          <table:table-cell office:value-type="string" table:style-name="ce16">
            <text:p>高鐵左營站→枋寮站→車城農會→海生館轉乘站→恆春 轉運站→南灣→墾丁牌樓→墾丁派出所→小灣</text:p>
          </table:table-cell>
          <table:table-cell table:number-columns-repeated="16367" table:style-name="ce6"/>
        </table:table-row>
        <table:table-row table:style-name="ro52">
          <table:covered-table-cell/>
          <table:covered-table-cell/>
          <table:covered-table-cell/>
          <table:table-cell office:value-type="string" table:style-name="ce38">
            <text:p>46.神山線</text:p>
            <text:p>508</text:p>
          </table:table-cell>
          <table:table-cell office:value-type="string" table:style-name="ce37">
            <text:p>市區公車</text:p>
          </table:table-cell>
          <table:table-cell office:value-type="string" table:style-name="ce37">
            <text:p>郵輪式公車</text:p>
          </table:table-cell>
          <table:table-cell office:value-type="string" table:style-name="ce37">
            <text:p>屏東客運</text:p>
          </table:table-cell>
          <table:table-cell office:value-type="string" table:style-name="ce37">
            <text:p>否</text:p>
          </table:table-cell>
          <table:table-cell table:style-name="ce37"/>
          <table:covered-table-cell/>
          <table:table-cell office:value-type="float" office:value="1200000" table:style-name="ce36">
            <text:p><text:s/>1,200,000<text:s/></text:p>
          </table:table-cell>
          <table:table-cell office:value-type="float" office:value="40000" table:formula="of:=20000*2" table:style-name="ce36">
            <text:p><text:s/>40,000<text:s/></text:p>
          </table:table-cell>
          <table:covered-table-cell/>
          <table:table-cell office:value-type="float" office:value="87" table:style-name="ce41">
            <text:p>87</text:p>
          </table:table-cell>
          <table:table-cell office:value-type="string" table:style-name="ce34">
            <text:p>週二-週日行駛，採預約制，5人成行，每日1~2班次</text:p>
          </table:table-cell>
          <table:table-cell office:value-type="float" office:value="150" table:style-name="ce35">
            <text:p>150</text:p>
          </table:table-cell>
          <table:table-cell office:value-type="string" table:style-name="ce33">
            <text:p>屏東轉運站→谷川大橋休憩區→神山部落→霧臺部落→禮納里部落→返回屏東轉運站</text:p>
          </table:table-cell>
          <table:table-cell table:number-columns-repeated="16367"/>
        </table:table-row>
        <table:table-row table:style-name="ro53">
          <table:covered-table-cell/>
          <table:covered-table-cell/>
          <table:covered-table-cell/>
          <table:table-cell office:value-type="string" table:style-name="ce72">
            <text:p>47.斯卡羅線 <text:s/>103B</text:p>
          </table:table-cell>
          <table:table-cell office:value-type="string" table:style-name="ce71">
            <text:p>市區公車</text:p>
          </table:table-cell>
          <table:table-cell office:value-type="string" table:style-name="ce71">
            <text:p>郵輪式公車(品牌加盟)</text:p>
          </table:table-cell>
          <table:table-cell office:value-type="string" table:style-name="ce71">
            <text:p>屏東客運</text:p>
          </table:table-cell>
          <table:table-cell office:value-type="string" table:style-name="ce71">
            <text:p>是</text:p>
          </table:table-cell>
          <table:table-cell table:style-name="ce71"/>
          <table:covered-table-cell/>
          <table:table-cell office:value-type="string" table:style-name="ce77">
            <text:p>-</text:p>
          </table:table-cell>
          <table:table-cell office:value-type="string" table:style-name="ce39">
            <text:p>-</text:p>
          </table:table-cell>
          <table:covered-table-cell/>
          <table:table-cell office:value-type="float" office:value="67.400000000000006" table:style-name="ce74">
            <text:p>67.4</text:p>
          </table:table-cell>
          <table:table-cell office:value-type="string" table:style-name="ce75">
            <text:p>採預約制(5人成行)，假日及國定假日行駛，每日1班次</text:p>
          </table:table-cell>
          <table:table-cell office:value-type="float" office:value="95" table:style-name="ce74">
            <text:p>95</text:p>
          </table:table-cell>
          <table:table-cell office:value-type="string" table:style-name="ce73">
            <text:p>恆春轉運站→海口港(看海美術館)→車城福安宮→龜山步道→大灣沙灘(八寶公主廟)→鵝鑾鼻公園→港口吊橋→恆春轉運站</text:p>
          </table:table-cell>
          <table:table-cell table:number-columns-repeated="16367"/>
        </table:table-row>
        <table:table-row table:style-name="ro8">
          <table:covered-table-cell/>
          <table:covered-table-cell/>
          <table:covered-table-cell/>
          <table:table-cell office:value-type="string" table:style-name="ce72">
            <text:p>48.185沿山可愛咖線 <text:s text:c="2"/>603C</text:p>
          </table:table-cell>
          <table:table-cell office:value-type="string" table:style-name="ce71">
            <text:p>市區公車</text:p>
          </table:table-cell>
          <table:table-cell office:value-type="string" table:style-name="ce71">
            <text:p>郵輪式公車</text:p>
          </table:table-cell>
          <table:table-cell office:value-type="string" table:style-name="ce71">
            <text:p>高雄客運</text:p>
          </table:table-cell>
          <table:table-cell office:value-type="string" table:style-name="ce71">
            <text:p>是</text:p>
          </table:table-cell>
          <table:table-cell table:style-name="ce71"/>
          <table:covered-table-cell/>
          <table:table-cell office:value-type="float" office:value="300000" table:style-name="ce24">
            <text:p><text:s/>300,000<text:s/></text:p>
          </table:table-cell>
          <table:table-cell office:value-type="string" table:style-name="ce39">
            <text:p>-</text:p>
          </table:table-cell>
          <table:covered-table-cell/>
          <table:table-cell office:value-type="float" office:value="78.8" table:style-name="ce74">
            <text:p>78.8</text:p>
          </table:table-cell>
          <table:table-cell office:value-type="string" table:style-name="ce75">
            <text:p>採預約制(5人成行)，假日及國定假日行駛，每日1班次</text:p>
          </table:table-cell>
          <table:table-cell office:value-type="float" office:value="135" table:style-name="ce74">
            <text:p>135</text:p>
          </table:table-cell>
          <table:table-cell office:value-type="string" table:style-name="ce73">
            <text:p>屏東轉運站→水門轉運站→山川琉璃吊橋→禮納里-嵐雲</text:p>
            <text:p>綠海→隘寮社區發展協會→屏東可可園區→屏東咖啡園區→銘泉農場→水門轉運站→屏東轉運站</text:p>
          </table:table-cell>
          <table:table-cell table:number-columns-repeated="16367"/>
        </table:table-row>
        <table:table-row table:style-name="ro53">
          <table:covered-table-cell/>
          <table:table-cell office:value-type="float" office:value="22" table:style-name="ce89">
            <text:p>22</text:p>
          </table:table-cell>
          <table:table-cell office:value-type="string" table:style-name="ce19">
            <text:p>大鵬灣管理處</text:p>
          </table:table-cell>
          <table:table-cell office:value-type="string" table:style-name="ce18">
            <text:p>49.大鵬灣琉球線</text:p>
            <text:p>9127D</text:p>
          </table:table-cell>
          <table:table-cell office:value-type="string" table:style-name="ce19">
            <text:p>公路客運</text:p>
          </table:table-cell>
          <table:table-cell office:value-type="string" table:style-name="ce19">
            <text:p>一般類型</text:p>
          </table:table-cell>
          <table:table-cell office:value-type="string" table:style-name="ce19">
            <text:p>屏東客運</text:p>
            <text:p>高雄客運</text:p>
            <text:p>國光客運</text:p>
          </table:table-cell>
          <table:table-cell office:value-type="string" table:style-name="ce19">
            <text:p>是</text:p>
          </table:table-cell>
          <table:table-cell office:value-type="string" table:style-name="ce19">
            <text:p>◎</text:p>
          </table:table-cell>
          <table:table-cell office:value-type="float" office:value="1520000" table:style-name="ce25">
            <text:p><text:s/>1,520,000<text:s/></text:p>
          </table:table-cell>
          <table:table-cell office:value-type="float" office:value="3960000" table:style-name="ce24">
            <text:p><text:s/>3,960,000<text:s/></text:p>
          </table:table-cell>
          <table:table-cell office:value-type="float" office:value="120000" table:formula="of:=20000*6" table:style-name="ce36">
            <text:p><text:s/>120,000<text:s/></text:p>
          </table:table-cell>
          <table:table-cell office:value-type="float" office:value="5600000" table:formula="of:=SUM([.J81:.L81])" table:style-name="ce25">
            <text:p><text:s/>5,600,000<text:s/></text:p>
          </table:table-cell>
          <table:table-cell office:value-type="float" office:value="54.4" table:style-name="ce41">
            <text:p>54.4</text:p>
          </table:table-cell>
          <table:table-cell office:value-type="string" table:style-name="ce27">
            <text:p>平日24班次、假日30班次</text:p>
          </table:table-cell>
          <table:table-cell office:value-type="float" office:value="70" table:style-name="ce26">
            <text:p>70</text:p>
          </table:table-cell>
          <table:table-cell office:value-type="string" table:style-name="ce16">
            <text:p>高鐵左營站→東琉線碼頭站→屏客東港站→濱灣碼頭站→大鵬灣遊客中心</text:p>
          </table:table-cell>
          <table:table-cell table:number-columns-repeated="16367"/>
        </table:table-row>
        <table:table-row table:style-name="ro7">
          <table:table-cell office:value-type="string" table:number-columns-spanned="1" table:number-rows-spanned="4" table:style-name="ce119">
            <text:p>花蓮縣</text:p>
          </table:table-cell>
          <table:table-cell office:value-type="float" office:value="23" table:number-columns-spanned="1" table:number-rows-spanned="2" table:style-name="ce119">
            <text:p>23</text:p>
          </table:table-cell>
          <table:table-cell office:value-type="string" table:number-columns-spanned="1" table:number-rows-spanned="2" table:style-name="ce119">
            <text:p>花蓮縣政府</text:p>
          </table:table-cell>
          <table:table-cell office:value-type="string" table:style-name="ce18">
            <text:p>50.太魯閣線</text:p>
            <text:p>310</text:p>
          </table:table-cell>
          <table:table-cell office:value-type="string" table:style-name="ce19">
            <text:p>市區公車</text:p>
          </table:table-cell>
          <table:table-cell office:value-type="string" table:style-name="ce19">
            <text:p>一般類型</text:p>
          </table:table-cell>
          <table:table-cell office:value-type="string" table:style-name="ce19">
            <text:p>統聯客運</text:p>
          </table:table-cell>
          <table:table-cell office:value-type="string" table:style-name="ce19">
            <text:p>是</text:p>
          </table:table-cell>
          <table:table-cell office:value-type="string" table:style-name="ce19">
            <text:p>◎</text:p>
          </table:table-cell>
          <table:table-cell office:value-type="float" office:value="1520000" table:number-columns-spanned="1" table:number-rows-spanned="2" table:style-name="ce152">
            <text:p><text:s/>1,520,000<text:s/></text:p>
          </table:table-cell>
          <table:table-cell office:value-type="float" office:value="4000000" table:style-name="ce24">
            <text:p><text:s/>4,000,000<text:s/></text:p>
          </table:table-cell>
          <table:table-cell office:value-type="float" office:value="25000" table:formula="of:=5000*5" table:style-name="ce36">
            <text:p><text:s/>25,000<text:s/></text:p>
          </table:table-cell>
          <table:table-cell office:value-type="float" office:value="7455000" table:formula="of:=SUM([.J82:.L83])" table:number-columns-spanned="1" table:number-rows-spanned="2" table:style-name="ce152">
            <text:p><text:s/>7,455,000<text:s/></text:p>
          </table:table-cell>
          <table:table-cell office:value-type="float" office:value="46.2" table:style-name="ce41">
            <text:p>46.2</text:p>
          </table:table-cell>
          <table:table-cell office:value-type="string" table:style-name="ce27">
            <text:p>平日8班次、假日20班次</text:p>
          </table:table-cell>
          <table:table-cell office:value-type="float" office:value="90" table:style-name="ce26">
            <text:p>90</text:p>
          </table:table-cell>
          <table:table-cell office:value-type="string" table:style-name="ce16">
            <text:p>花蓮轉運站-東華大學美崙校區-花蓮曼波園區-七星潭-北埔-康樂村(慈濟精舍)-玩味蕃樂園-新城火車站-亞洲水泥廠-太魯閣-太魯閣遊客中心-砂卡礑(往程)-長春祠(返程)-溪畔-布洛灣(往程)-燕子口-九曲洞-慈母橋-合流露營區-綠水-天祥</text:p>
          </table:table-cell>
          <table:table-cell table:number-columns-repeated="16367"/>
        </table:table-row>
        <table:table-row table:style-name="ro8">
          <table:covered-table-cell/>
          <table:covered-table-cell/>
          <table:covered-table-cell/>
          <table:table-cell office:value-type="string" table:style-name="ce18">
            <text:p>51.洄瀾東海岸線</text:p>
            <text:p>304</text:p>
          </table:table-cell>
          <table:table-cell office:value-type="string" table:style-name="ce19">
            <text:p>市區公車</text:p>
          </table:table-cell>
          <table:table-cell office:value-type="string" table:style-name="ce19">
            <text:p>郵輪式公車</text:p>
          </table:table-cell>
          <table:table-cell office:value-type="string" table:style-name="ce19">
            <text:p>華聯客運</text:p>
          </table:table-cell>
          <table:table-cell office:value-type="string" table:style-name="ce19">
            <text:p>是</text:p>
          </table:table-cell>
          <table:table-cell table:style-name="ce19"/>
          <table:covered-table-cell/>
          <table:table-cell office:value-type="float" office:value="1900000" table:style-name="ce24">
            <text:p><text:s/>1,900,000<text:s/></text:p>
          </table:table-cell>
          <table:table-cell office:value-type="float" office:value="10000" table:formula="of:=5000*2" table:style-name="ce36">
            <text:p><text:s/>10,000<text:s/></text:p>
          </table:table-cell>
          <table:covered-table-cell/>
          <table:table-cell office:value-type="float" office:value="69" table:style-name="ce41">
            <text:p>69</text:p>
          </table:table-cell>
          <table:table-cell office:value-type="string" table:style-name="ce27">
            <text:p>平、假日4班次(採預約制，四人成行)</text:p>
          </table:table-cell>
          <table:table-cell office:value-type="float" office:value="260" table:style-name="ce26">
            <text:p>260</text:p>
          </table:table-cell>
          <table:table-cell office:value-type="string" table:style-name="ce16">
            <text:p>花蓮轉運站-蕃薯寮遊憩區-大石鼻山步道-石梯坪-石梯漁港-石門班哨角-新社梯田-親不知子海上古道-芭崎瞭望台-花蓮轉運站</text:p>
          </table:table-cell>
          <table:table-cell table:number-columns-repeated="16367"/>
        </table:table-row>
        <table:table-row table:style-name="ro10">
          <table:covered-table-cell/>
          <table:table-cell office:value-type="float" office:value="24" table:number-columns-spanned="1" table:number-rows-spanned="2" table:style-name="ce119">
            <text:p>24</text:p>
          </table:table-cell>
          <table:table-cell office:value-type="string" table:number-columns-spanned="1" table:number-rows-spanned="2" table:style-name="ce119">
            <text:p>花東縱谷管理處</text:p>
          </table:table-cell>
          <table:table-cell office:value-type="string" table:number-columns-spanned="1" table:number-rows-spanned="2" table:style-name="ce120">
            <text:p>52.縱谷花蓮線</text:p>
            <text:p>303</text:p>
          </table:table-cell>
          <table:table-cell office:value-type="string" table:number-columns-spanned="1" table:number-rows-spanned="2" table:style-name="ce119">
            <text:p>市區公車</text:p>
          </table:table-cell>
          <table:table-cell office:value-type="string" table:number-columns-spanned="1" table:number-rows-spanned="2" table:style-name="ce119">
            <text:p>一般類型</text:p>
          </table:table-cell>
          <table:table-cell office:value-type="string" table:number-columns-spanned="1" table:number-rows-spanned="2" table:style-name="ce119">
            <text:p>太魯閣客運</text:p>
          </table:table-cell>
          <table:table-cell office:value-type="string" table:number-columns-spanned="1" table:number-rows-spanned="2" table:style-name="ce119">
            <text:p>是</text:p>
          </table:table-cell>
          <table:table-cell office:value-type="string" table:number-columns-spanned="1" table:number-rows-spanned="2" table:style-name="ce119">
            <text:p>◎</text:p>
          </table:table-cell>
          <table:table-cell office:value-type="float" office:value="1600000" table:number-columns-spanned="1" table:number-rows-spanned="2" table:style-name="ce123">
            <text:p><text:s/>1,600,000<text:s/></text:p>
          </table:table-cell>
          <table:table-cell office:value-type="float" office:value="3700000" table:number-columns-spanned="1" table:number-rows-spanned="2" table:style-name="ce123">
            <text:p><text:s/>3,700,000<text:s/></text:p>
          </table:table-cell>
          <table:table-cell office:value-type="float" office:value="70000" table:formula="of:=5000*14" table:number-columns-spanned="1" table:number-rows-spanned="2" table:style-name="ce123">
            <text:p><text:s/>70,000<text:s/></text:p>
          </table:table-cell>
          <table:table-cell office:value-type="float" office:value="5370000" table:formula="of:=SUM([.J84:.L85])" table:number-columns-spanned="1" table:number-rows-spanned="2" table:style-name="ce123">
            <text:p><text:s/>5,370,000<text:s/></text:p>
          </table:table-cell>
          <table:table-cell office:value-type="string" table:number-columns-spanned="1" table:number-rows-spanned="2" table:style-name="ce140">
            <text:p>303路線：72.6</text:p>
            <text:p/>
            <text:p>303區路線：34.7</text:p>
          </table:table-cell>
          <table:table-cell office:value-type="string" table:number-columns-spanned="1" table:number-rows-spanned="2" table:style-name="ce160">
            <text:p>303路線：平、假日4班次</text:p>
            <text:p/>
            <text:p>303 區路線：平、假日6班次</text:p>
          </table:table-cell>
          <table:table-cell office:value-type="string" table:number-columns-spanned="1" table:number-rows-spanned="2" table:style-name="ce140">
            <text:p>303路線：111</text:p>
            <text:p/>
            <text:p>303區路線：54</text:p>
          </table:table-cell>
          <table:table-cell office:value-type="string" table:number-columns-spanned="1" table:number-rows-spanned="2" table:style-name="ce159">
            <text:p>▲303路線：花蓮轉運站－好客藝術村－吉安鄉公所(慶修院)－鯉魚潭潭北遊客中心－鯉魚潭潭南遊憩區－立川漁場－豐華再現館(雲山水)－新光兆豐休閒農場－鳳林火車站－林田山林業文化園區－光復火車站－花蓮觀光糖廠－(4-8月延駛)大農大富平地森林園區</text:p>
            <text:p>▲303區路線：花蓮轉運站－好客藝術村－吉安鄉公所(慶修院)－鯉魚潭潭北遊客中心－鯉魚潭潭南遊憩區－立川漁場－豐華再現館(雲山水)</text:p>
          </table:table-cell>
          <table:table-cell table:number-columns-repeated="16367"/>
        </table:table-row>
        <table:table-row table:style-name="ro5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7"/>
        </table:table-row>
        <table:table-row table:style-name="ro55">
          <table:table-cell office:value-type="string" table:number-columns-spanned="1" table:number-rows-spanned="2" table:style-name="ce119">
            <text:p>花蓮縣</text:p>
          </table:table-cell>
          <table:table-cell office:value-type="float" office:value="25" table:number-columns-spanned="1" table:number-rows-spanned="6" table:style-name="ce119">
            <text:p>25</text:p>
          </table:table-cell>
          <table:table-cell office:value-type="string" table:number-columns-spanned="1" table:number-rows-spanned="6" table:style-name="ce119">
            <text:p>東部海岸管理處</text:p>
          </table:table-cell>
          <table:table-cell office:value-type="string" table:number-columns-spanned="1" table:number-rows-spanned="2" table:style-name="ce120">
            <text:p>53.玉長豐濱線</text:p>
            <text:p>309</text:p>
          </table:table-cell>
          <table:table-cell office:value-type="string" table:number-columns-spanned="1" table:number-rows-spanned="2" table:style-name="ce119">
            <text:p>市區公車</text:p>
          </table:table-cell>
          <table:table-cell office:value-type="string" table:number-columns-spanned="1" table:number-rows-spanned="2" table:style-name="ce119">
            <text:p>郵輪式公車</text:p>
          </table:table-cell>
          <table:table-cell office:value-type="string" table:number-columns-spanned="1" table:number-rows-spanned="2" table:style-name="ce119">
            <text:p>興東客運</text:p>
          </table:table-cell>
          <table:table-cell office:value-type="string" table:number-columns-spanned="1" table:number-rows-spanned="2" table:style-name="ce119">
            <text:p>是</text:p>
          </table:table-cell>
          <table:table-cell office:value-type="string" table:number-columns-spanned="1" table:number-rows-spanned="2" table:style-name="ce119">
            <text:p>◎</text:p>
          </table:table-cell>
          <table:table-cell office:value-type="float" office:value="1520000" table:number-columns-spanned="1" table:number-rows-spanned="6" table:style-name="ce123">
            <text:p><text:s/>1,520,000<text:s/></text:p>
          </table:table-cell>
          <table:table-cell office:value-type="float" office:value="1800000" table:number-columns-spanned="1" table:number-rows-spanned="2" table:style-name="ce123">
            <text:p><text:s/>1,800,000<text:s/></text:p>
          </table:table-cell>
          <table:table-cell office:value-type="string" table:number-columns-spanned="1" table:number-rows-spanned="2" table:style-name="ce123">
            <text:p>40000 <text:s text:c="7"/>(已放棄申領)</text:p>
          </table:table-cell>
          <table:table-cell office:value-type="float" office:value="5180000" table:formula="of:=SUM([.J86]+[.K86]+[.K88]+[.L88])" table:number-columns-spanned="1" table:number-rows-spanned="6" table:style-name="ce123">
            <text:p><text:s/>5,180,000<text:s/></text:p>
          </table:table-cell>
          <table:table-cell office:value-type="float" office:value="57" table:number-columns-spanned="1" table:number-rows-spanned="2" table:style-name="ce140">
            <text:p>57</text:p>
          </table:table-cell>
          <table:table-cell office:value-type="string" table:number-columns-spanned="1" table:number-rows-spanned="2" table:style-name="ce160">
            <text:p>平、假日1班次</text:p>
          </table:table-cell>
          <table:table-cell office:value-type="float" office:value="80" table:number-columns-spanned="1" table:number-rows-spanned="2" table:style-name="ce140">
            <text:p>80</text:p>
          </table:table-cell>
          <table:table-cell office:value-type="string" table:number-columns-spanned="1" table:number-rows-spanned="2" table:style-name="ce159">
            <text:p>▲往程:玉里火車站(起迄站)→安通溫泉→寧埔休憩區(10分)→長濱鄉公所→北回歸線(20分)→石梯坪(60分)(折返站)</text:p>
            <text:p>▲返程:石梯坪(折返站)→奚卜蘭遊客中心(30分)→金剛大道(30分)→長濱農拓中心(15分)→寧埔休憩區(10分)→安通溫泉→玉里火車站</text:p>
          </table:table-cell>
          <table:table-cell table:number-columns-repeated="16367"/>
        </table:table-row>
        <table:table-row table:style-name="ro5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7"/>
        </table:table-row>
        <table:table-row table:style-name="ro23">
          <table:table-cell office:value-type="string" table:number-columns-spanned="1" table:number-rows-spanned="5" table:style-name="ce119">
            <text:p>臺東縣</text:p>
          </table:table-cell>
          <table:covered-table-cell/>
          <table:covered-table-cell/>
          <table:table-cell office:value-type="string" table:number-columns-spanned="1" table:number-rows-spanned="4" table:style-name="ce120">
            <text:p>54.東部海岸線</text:p>
            <text:p>8101</text:p>
          </table:table-cell>
          <table:table-cell office:value-type="string" table:number-columns-spanned="1" table:number-rows-spanned="4" table:style-name="ce119">
            <text:p>公路客運</text:p>
          </table:table-cell>
          <table:table-cell office:value-type="string" table:number-columns-spanned="1" table:number-rows-spanned="4" table:style-name="ce119">
            <text:p>郵輪式公車</text:p>
          </table:table-cell>
          <table:table-cell office:value-type="string" table:number-columns-spanned="1" table:number-rows-spanned="4" table:style-name="ce119">
            <text:p>興東客運</text:p>
          </table:table-cell>
          <table:table-cell office:value-type="string" table:number-columns-spanned="1" table:number-rows-spanned="4" table:style-name="ce119">
            <text:p>是</text:p>
          </table:table-cell>
          <table:table-cell office:value-type="string" table:number-columns-spanned="1" table:number-rows-spanned="4" table:style-name="ce119">
            <text:p>◎</text:p>
          </table:table-cell>
          <table:covered-table-cell/>
          <table:table-cell office:value-type="float" office:value="1800000" table:number-columns-spanned="1" table:number-rows-spanned="4" table:style-name="ce123">
            <text:p><text:s/>1,800,000<text:s/></text:p>
          </table:table-cell>
          <table:table-cell office:value-type="float" office:value="60000" table:formula="of:=20000*3" table:number-columns-spanned="1" table:number-rows-spanned="4" table:style-name="ce123">
            <text:p><text:s/>60,000<text:s/></text:p>
          </table:table-cell>
          <table:covered-table-cell/>
          <table:table-cell office:value-type="string" table:number-columns-spanned="1" table:number-rows-spanned="4" table:style-name="ce140">
            <text:p>路線1：131.3</text:p>
            <text:p/>
            <text:p/>
            <text:p>路線2：99.6</text:p>
            <text:p/>
            <text:p/>
            <text:p>路線3：99.9</text:p>
            <text:p/>
            <text:p/>
            <text:p>路線4：99.8</text:p>
            <text:p/>
          </table:table-cell>
          <table:table-cell office:value-type="string" table:number-columns-spanned="1" table:number-rows-spanned="4" table:style-name="ce160">
            <text:p>平、假日3班次</text:p>
            <text:p>(三仙台每日往返1班次、</text:p>
            <text:p>阿美族民俗中心每日往返2班次)</text:p>
            <text:p/>
            <text:p>11-4月B、C路線</text:p>
            <text:p>5-10月B、D路線</text:p>
          </table:table-cell>
          <table:table-cell office:value-type="string" table:number-columns-spanned="1" table:number-rows-spanned="4" table:style-name="ce140">
            <text:p/>
            <text:p>8101A路線：300</text:p>
            <text:p/>
            <text:p>8101B路線：145</text:p>
            <text:p/>
            <text:p>8101C路線：100</text:p>
            <text:p/>
            <text:p>8101D路線：100</text:p>
            <text:p/>
            <text:p/>
            <text:p/>
          </table:table-cell>
          <table:table-cell office:value-type="string" table:number-columns-spanned="1" table:number-rows-spanned="4" table:style-name="ce159">
            <text:p>▲8101A路線(1日行程)：台東轉運站(起站)→台東火車站→小野柳→金樽休憩區→阿美族民俗中心→成功漁港→成功→三仙台遊憩區(返程)→東河橋→都蘭糖廠→台東火車站→台東轉運站(終點)</text:p>
            <text:p>▲8101B路線(半日行程)：台東轉運站(起站)→台東火車站→加路蘭→金樽休憩區→阿美族民俗中心(返程)→台東火車站→台東轉運站(終點)</text:p>
            <text:p>▲8101C路線(半日行程)：台東轉運站(起站)→台東火車站→加路蘭→阿美族民俗中心(返程)→東河橋→水往上流→台東火車站→台東轉運站(終點)，開行時間每年11月1日起至隔年04月30日</text:p>
            <text:p>▲8101D路線(半日行程)：台東轉運站(起站)→台東火車站→加路蘭→阿美族民俗中心(返程)→東河橋→都蘭糖廠→小野柳→台東火車站→台東轉運站(終點)，開行時間每年5月1日起至10月31日</text:p>
          </table:table-cell>
          <table:table-cell table:number-columns-repeated="16367"/>
        </table:table-row>
        <table:table-row table:number-rows-repeated="2" table:style-name="ro2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7"/>
        </table:table-row>
        <table:table-row table:style-name="ro57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7"/>
        </table:table-row>
        <table:table-row table:style-name="ro8">
          <table:covered-table-cell/>
          <table:table-cell office:value-type="float" office:value="26" table:style-name="ce89">
            <text:p>26</text:p>
          </table:table-cell>
          <table:table-cell office:value-type="string" table:style-name="ce19">
            <text:p>臺東縣政府</text:p>
          </table:table-cell>
          <table:table-cell office:value-type="string" table:style-name="ce18">
            <text:p>55.縱谷鹿野線</text:p>
            <text:p>8168A</text:p>
          </table:table-cell>
          <table:table-cell office:value-type="string" table:style-name="ce19">
            <text:p>公路客運</text:p>
          </table:table-cell>
          <table:table-cell office:value-type="string" table:style-name="ce19">
            <text:p>一般類型</text:p>
          </table:table-cell>
          <table:table-cell office:value-type="string" table:style-name="ce19">
            <text:p>東台灣客運</text:p>
          </table:table-cell>
          <table:table-cell office:value-type="string" table:style-name="ce19">
            <text:p>是</text:p>
          </table:table-cell>
          <table:table-cell office:value-type="string" table:style-name="ce19">
            <text:p>◎</text:p>
          </table:table-cell>
          <table:table-cell office:value-type="float" office:value="1360000" table:style-name="ce25">
            <text:p><text:s/>1,360,000<text:s/></text:p>
          </table:table-cell>
          <table:table-cell office:value-type="float" office:value="3150000" table:style-name="ce24">
            <text:p><text:s/>3,150,000<text:s/></text:p>
          </table:table-cell>
          <table:table-cell office:value-type="float" office:value="20000" table:formula="of:=20000*1" table:style-name="ce36">
            <text:p><text:s/>20,000<text:s/></text:p>
          </table:table-cell>
          <table:table-cell office:value-type="float" office:value="4530000" table:formula="of:=SUM([.J92:.L92])" table:style-name="ce25">
            <text:p><text:s/>4,530,000<text:s/></text:p>
          </table:table-cell>
          <table:table-cell office:value-type="float" office:value="46" table:style-name="ce41">
            <text:p>46</text:p>
          </table:table-cell>
          <table:table-cell office:value-type="string" table:style-name="ce27">
            <text:p>淡季(9月至隔年6月):平、假日8班次 <text:s text:c="29"/>旺季(7月至8月):平、假日12班次</text:p>
          </table:table-cell>
          <table:table-cell office:value-type="float" office:value="90" table:style-name="ce26">
            <text:p>90</text:p>
          </table:table-cell>
          <table:table-cell office:value-type="string" table:style-name="ce16">
            <office:annotation draw:style-name="a4" svg:x="30.0520833333333in" svg:y="125.604166666667in" svg:width="14.40625in" svg:height="0.197916666666667in">
              <dc:creator>柯芳霓</dc:creator>
              <text:p><text:span text:style-name="T3">崑慈堂更鹿野神社</text:span></text:p>
            </office:annotation>
            <text:p>臺東轉運站→寶町藝文中心→公教會館→四維傳廣→臺東糖廠文創園區→娜路彎酒店→臺東火車站→卑南遺址公園→明峰→原生應用植物園→初鹿牧場→四維→布農部落→鹿野神社→鹿野火車站→永安社區→鹿野遊客中心→鹿野高台</text:p>
          </table:table-cell>
          <table:table-cell table:number-columns-repeated="16367"/>
        </table:table-row>
        <table:table-row table:style-name="ro58">
          <table:table-cell office:value-type="string" table:number-columns-spanned="1" table:number-rows-spanned="8" table:style-name="ce119">
            <text:p>金門縣</text:p>
          </table:table-cell>
          <table:table-cell office:value-type="float" office:value="27" table:number-columns-spanned="1" table:number-rows-spanned="8" table:style-name="ce119">
            <text:p>27</text:p>
          </table:table-cell>
          <table:table-cell office:value-type="string" table:number-columns-spanned="1" table:number-rows-spanned="8" table:style-name="ce119">
            <text:p>金門縣政府</text:p>
          </table:table-cell>
          <table:table-cell office:value-type="string" table:style-name="ce18">
            <text:p>56.A-水頭翟山線</text:p>
            <text:p>81</text:p>
          </table:table-cell>
          <table:table-cell office:value-type="string" table:style-name="ce19">
            <text:p>市區公車</text:p>
          </table:table-cell>
          <table:table-cell office:value-type="string" table:style-name="ce19">
            <text:p>郵輪式公車(品牌加盟)</text:p>
          </table:table-cell>
          <table:table-cell office:value-type="string" table:style-name="ce19">
            <text:p>金門縣公共車船管理處</text:p>
          </table:table-cell>
          <table:table-cell office:value-type="string" table:style-name="ce19">
            <text:p>是</text:p>
          </table:table-cell>
          <table:table-cell office:value-type="string" table:style-name="ce19">
            <text:p>◎</text:p>
          </table:table-cell>
          <table:table-cell office:value-type="float" office:value="1600000" table:number-columns-spanned="1" table:number-rows-spanned="8" table:style-name="ce152">
            <text:p><text:s/>1,600,000<text:s/></text:p>
          </table:table-cell>
          <table:table-cell office:value-type="string" table:style-name="ce39">
            <text:p>-</text:p>
          </table:table-cell>
          <table:table-cell office:value-type="string" table:style-name="ce39">
            <text:p>-</text:p>
          </table:table-cell>
          <table:table-cell office:value-type="float" office:value="1600000" table:formula="of:=SUM([.J93:.L100])" table:number-columns-spanned="1" table:number-rows-spanned="8" table:style-name="ce152">
            <text:p><text:s/>1,600,000<text:s/></text:p>
          </table:table-cell>
          <table:table-cell office:value-type="float" office:value="17.8" table:style-name="ce41">
            <text:p>17.8</text:p>
          </table:table-cell>
          <table:table-cell office:value-type="string" table:style-name="ce27">
            <text:p>平、假日1班次</text:p>
          </table:table-cell>
          <table:table-cell office:value-type="float" office:value="240" table:style-name="ce26">
            <text:p>240</text:p>
          </table:table-cell>
          <table:table-cell office:value-type="string" table:style-name="ce16">
            <text:p>金城車站→莒光樓→水頭聚落→明遺古街→文臺寶塔→翟山坑道→金城車站</text:p>
          </table:table-cell>
          <table:table-cell table:number-columns-repeated="16367"/>
        </table:table-row>
        <table:table-row table:style-name="ro58">
          <table:covered-table-cell/>
          <table:covered-table-cell/>
          <table:covered-table-cell/>
          <table:table-cell office:value-type="string" table:style-name="ce18">
            <text:p>57.B-古寧頭戰場線</text:p>
            <text:p>82</text:p>
          </table:table-cell>
          <table:table-cell office:value-type="string" table:style-name="ce19">
            <text:p>市區公車</text:p>
          </table:table-cell>
          <table:table-cell office:value-type="string" table:style-name="ce19">
            <text:p>郵輪式公車(品牌加盟)</text:p>
          </table:table-cell>
          <table:table-cell office:value-type="string" table:style-name="ce19">
            <text:p>金門縣公共車船管理處</text:p>
          </table:table-cell>
          <table:table-cell office:value-type="string" table:style-name="ce19">
            <text:p>是</text:p>
          </table:table-cell>
          <table:table-cell office:value-type="string" table:style-name="ce19">
            <text:p>◎</text:p>
          </table:table-cell>
          <table:covered-table-cell/>
          <table:table-cell office:value-type="string" table:style-name="ce39">
            <text:p>-</text:p>
          </table:table-cell>
          <table:table-cell office:value-type="string" table:style-name="ce39">
            <text:p>-</text:p>
          </table:table-cell>
          <table:covered-table-cell/>
          <table:table-cell office:value-type="float" office:value="18.8" table:style-name="ce41">
            <text:p>18.8</text:p>
          </table:table-cell>
          <table:table-cell office:value-type="string" table:style-name="ce27">
            <text:p>平、假日1班次</text:p>
          </table:table-cell>
          <table:table-cell office:value-type="float" office:value="240" table:style-name="ce26">
            <text:p>240</text:p>
          </table:table-cell>
          <table:table-cell office:value-type="string" table:style-name="ce16">
            <text:p>金城車站→金城民防坑道→和平紀念園區→北山洋樓→古寧頭戰史館→雙鯉溼地自然中心→慈湖三角堡→金城車站</text:p>
          </table:table-cell>
          <table:table-cell table:number-columns-repeated="16367"/>
        </table:table-row>
        <table:table-row table:style-name="ro58">
          <table:covered-table-cell/>
          <table:covered-table-cell/>
          <table:covered-table-cell/>
          <table:table-cell office:value-type="string" table:style-name="ce18">
            <text:p>58.C-獅山民俗村線</text:p>
            <text:p>83</text:p>
          </table:table-cell>
          <table:table-cell office:value-type="string" table:style-name="ce19">
            <text:p>市區公車</text:p>
          </table:table-cell>
          <table:table-cell office:value-type="string" table:style-name="ce19">
            <text:p>郵輪式公車(品牌加盟)</text:p>
          </table:table-cell>
          <table:table-cell office:value-type="string" table:style-name="ce19">
            <text:p>金門縣公共車船管理處</text:p>
          </table:table-cell>
          <table:table-cell office:value-type="string" table:style-name="ce19">
            <text:p>是</text:p>
          </table:table-cell>
          <table:table-cell office:value-type="string" table:style-name="ce19">
            <text:p>◎</text:p>
          </table:table-cell>
          <table:covered-table-cell/>
          <table:table-cell office:value-type="string" table:style-name="ce39">
            <text:p>-</text:p>
          </table:table-cell>
          <table:table-cell office:value-type="string" table:style-name="ce39">
            <text:p>-</text:p>
          </table:table-cell>
          <table:covered-table-cell/>
          <table:table-cell office:value-type="float" office:value="30" table:style-name="ce41">
            <text:p>30</text:p>
          </table:table-cell>
          <table:table-cell office:value-type="string" table:style-name="ce27">
            <text:p>平、假日1班次</text:p>
          </table:table-cell>
          <table:table-cell office:value-type="float" office:value="240" table:style-name="ce26">
            <text:p>240</text:p>
          </table:table-cell>
          <table:table-cell office:value-type="string" table:style-name="ce16">
            <text:p>山外車站→山后民俗村→獅山砲陣地→馬山觀測所→文化園區→山外車站</text:p>
          </table:table-cell>
          <table:table-cell table:number-columns-repeated="16367"/>
        </table:table-row>
        <table:table-row table:style-name="ro58">
          <table:covered-table-cell/>
          <table:covered-table-cell/>
          <table:covered-table-cell/>
          <table:table-cell office:value-type="string" table:style-name="ce18">
            <text:p>59.D-榕園太湖線</text:p>
            <text:p>84</text:p>
          </table:table-cell>
          <table:table-cell office:value-type="string" table:style-name="ce19">
            <text:p>市區公車</text:p>
          </table:table-cell>
          <table:table-cell office:value-type="string" table:style-name="ce19">
            <text:p>郵輪式公車(品牌加盟)</text:p>
          </table:table-cell>
          <table:table-cell office:value-type="string" table:style-name="ce19">
            <text:p>金門縣公共車船管理處</text:p>
          </table:table-cell>
          <table:table-cell office:value-type="string" table:style-name="ce19">
            <text:p>是</text:p>
          </table:table-cell>
          <table:table-cell office:value-type="string" table:style-name="ce19">
            <text:p>◎</text:p>
          </table:table-cell>
          <table:covered-table-cell/>
          <table:table-cell office:value-type="string" table:style-name="ce39">
            <text:p>-</text:p>
          </table:table-cell>
          <table:table-cell office:value-type="string" table:style-name="ce39">
            <text:p>-</text:p>
          </table:table-cell>
          <table:covered-table-cell/>
          <table:table-cell office:value-type="float" office:value="24.2" table:style-name="ce41">
            <text:p>24.2</text:p>
          </table:table-cell>
          <table:table-cell office:value-type="string" table:style-name="ce27">
            <text:p>平、假日1班次</text:p>
          </table:table-cell>
          <table:table-cell office:value-type="float" office:value="240" table:style-name="ce26">
            <text:p>240</text:p>
          </table:table-cell>
          <table:table-cell office:value-type="string" table:style-name="ce16">
            <text:p>山外車站→榕園、八二三戰史館、俞大維紀念館→特約茶室展示館→瓊林聚落(閩南古厝群)→金門國家公園(自行車故事館)→陳景蘭洋樓→山外車站</text:p>
          </table:table-cell>
          <table:table-cell table:number-columns-repeated="16367"/>
        </table:table-row>
        <table:table-row table:style-name="ro59">
          <table:covered-table-cell/>
          <table:covered-table-cell/>
          <table:covered-table-cell/>
          <table:table-cell office:value-type="string" table:number-columns-spanned="1" table:number-rows-spanned="2" table:style-name="ce120">
            <text:p>60.E-風獅爺主題線</text:p>
            <text:p>85、86</text:p>
          </table:table-cell>
          <table:table-cell office:value-type="string" table:number-columns-spanned="1" table:number-rows-spanned="2" table:style-name="ce119">
            <text:p>市區公車</text:p>
          </table:table-cell>
          <table:table-cell office:value-type="string" table:number-columns-spanned="1" table:number-rows-spanned="2" table:style-name="ce119">
            <text:p>需求反應式(品牌加盟)</text:p>
          </table:table-cell>
          <table:table-cell office:value-type="string" table:number-columns-spanned="1" table:number-rows-spanned="2" table:style-name="ce119">
            <text:p>金門縣公共車船管理處</text:p>
          </table:table-cell>
          <table:table-cell office:value-type="string" table:number-columns-spanned="1" table:number-rows-spanned="2" table:style-name="ce119">
            <text:p>否</text:p>
          </table:table-cell>
          <table:table-cell table:number-columns-spanned="1" table:number-rows-spanned="2" table:style-name="ce119"/>
          <table:covered-table-cell/>
          <table:table-cell office:value-type="string" table:number-columns-spanned="1" table:number-rows-spanned="2" table:style-name="ce124">
            <text:p>-</text:p>
          </table:table-cell>
          <table:table-cell office:value-type="string" table:number-columns-spanned="1" table:number-rows-spanned="2" table:style-name="ce124">
            <text:p>-</text:p>
          </table:table-cell>
          <table:covered-table-cell/>
          <table:table-cell office:value-type="string" table:number-columns-spanned="1" table:number-rows-spanned="2" table:style-name="ce140">
            <text:p>上午線：41.2</text:p>
            <text:p>下午線：38.6</text:p>
          </table:table-cell>
          <table:table-cell office:value-type="string" table:number-columns-spanned="1" table:number-rows-spanned="2" table:style-name="ce160">
            <text:p>週六行駛(需求反應式)</text:p>
            <text:p>上午、下午各1班次</text:p>
          </table:table-cell>
          <table:table-cell office:value-type="float" office:value="480" table:number-columns-spanned="1" table:number-rows-spanned="2" table:style-name="ce140">
            <text:p>480</text:p>
          </table:table-cell>
          <table:table-cell office:value-type="string" table:number-columns-spanned="1" table:number-rows-spanned="2" table:style-name="ce159">
            <text:p>▲上午線：山外車站→瓊林、中蘭、何厝、斗門、下塘頭、浦邊、劉澳、呂厝、后宅、洋山、田墩、西園、塘頭、官澳→山外車站</text:p>
            <text:p>▲下午線：山外車站→陽翟、西吳、東珩、碧山、山后、沙美、后埔頭、后水頭、東蕭、蔡厝、東沙尾、東山、東溪、大地、田埔、南雄→山外車站</text:p>
          </table:table-cell>
          <table:table-cell table:number-columns-repeated="16367"/>
        </table:table-row>
        <table:table-row table:style-name="ro59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7"/>
        </table:table-row>
        <table:table-row table:style-name="ro60">
          <table:covered-table-cell/>
          <table:covered-table-cell/>
          <table:covered-table-cell/>
          <table:table-cell office:value-type="string" table:number-columns-spanned="1" table:number-rows-spanned="2" table:style-name="ce120">
            <text:p>61.F-尋城趣文化小旅行線</text:p>
            <text:p>88</text:p>
          </table:table-cell>
          <table:table-cell office:value-type="string" table:number-columns-spanned="1" table:number-rows-spanned="2" table:style-name="ce119">
            <text:p>市區公車</text:p>
          </table:table-cell>
          <table:table-cell office:value-type="string" table:number-columns-spanned="1" table:number-rows-spanned="2" table:style-name="ce119">
            <text:p>需求反應式(品牌加盟)</text:p>
          </table:table-cell>
          <table:table-cell office:value-type="string" table:number-columns-spanned="1" table:number-rows-spanned="2" table:style-name="ce119">
            <text:p>金門縣公共車船管理處</text:p>
          </table:table-cell>
          <table:table-cell office:value-type="string" table:number-columns-spanned="1" table:number-rows-spanned="2" table:style-name="ce119">
            <text:p>否</text:p>
          </table:table-cell>
          <table:table-cell table:number-columns-spanned="1" table:number-rows-spanned="2" table:style-name="ce119"/>
          <table:covered-table-cell/>
          <table:table-cell office:value-type="string" table:number-columns-spanned="1" table:number-rows-spanned="2" table:style-name="ce124">
            <text:p>-</text:p>
          </table:table-cell>
          <table:table-cell office:value-type="string" table:number-columns-spanned="1" table:number-rows-spanned="2" table:style-name="ce124">
            <text:p>-</text:p>
          </table:table-cell>
          <table:covered-table-cell/>
          <table:table-cell office:value-type="float" office:value="15" table:number-columns-spanned="1" table:number-rows-spanned="2" table:style-name="ce140">
            <text:p>15</text:p>
          </table:table-cell>
          <table:table-cell office:value-type="string" table:number-columns-spanned="1" table:number-rows-spanned="2" table:style-name="ce160">
            <text:p>週日行駛(需求反應式)2班次</text:p>
          </table:table-cell>
          <table:table-cell office:value-type="float" office:value="180" table:number-columns-spanned="1" table:number-rows-spanned="2" table:style-name="ce140">
            <text:p>180</text:p>
          </table:table-cell>
          <table:table-cell office:value-type="string" table:number-columns-spanned="1" table:number-rows-spanned="2" table:style-name="ce159">
            <text:p>金城車站→官路邊古官道(車上導覽不下車)→北門(下車導覽)→古地城隍廟(下車導覽)→西門甕城(下車導覽)→舊城牆(車上解說導覽不下車)→睢陽著節廟(下車導覽)→南門、金酒舊廠(下車導覽)→步行→葉華成故居(金門高粱酒史館) →文臺寶塔、虛江嘯臥碣群(下車導覽）→漢影雲根碣(下車導覽)→環古崗湖(車上導覽不下車)→東門(下車導覽10分鐘)→魯王疑塚(下車導覽)→金城車站</text:p>
          </table:table-cell>
          <table:table-cell table:number-columns-repeated="16367"/>
        </table:table-row>
        <table:table-row table:style-name="ro6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7"/>
        </table:table-row>
        <table:table-row table:style-name="ro36">
          <table:table-cell office:value-type="string" table:number-columns-spanned="1" table:number-rows-spanned="2" table:style-name="ce119">
            <text:p>澎湖縣</text:p>
          </table:table-cell>
          <table:table-cell office:value-type="float" office:value="28" table:number-columns-spanned="1" table:number-rows-spanned="2" table:style-name="ce119">
            <text:p>28</text:p>
          </table:table-cell>
          <table:table-cell office:value-type="string" table:number-columns-spanned="1" table:number-rows-spanned="2" table:style-name="ce119">
            <text:p>澎湖縣政府</text:p>
          </table:table-cell>
          <table:table-cell office:value-type="string" table:style-name="ce18">
            <text:p>62.媽宮北環線</text:p>
          </table:table-cell>
          <table:table-cell office:value-type="string" table:style-name="ce19">
            <text:p>市區公車</text:p>
          </table:table-cell>
          <table:table-cell office:value-type="string" table:style-name="ce19">
            <text:p>郵輪式公車</text:p>
          </table:table-cell>
          <table:table-cell office:value-type="string" table:style-name="ce19">
            <text:p>澎湖縣政府公共車船管理處</text:p>
          </table:table-cell>
          <table:table-cell office:value-type="string" table:style-name="ce19">
            <text:p>是</text:p>
          </table:table-cell>
          <table:table-cell table:style-name="ce19"/>
          <table:table-cell office:value-type="float" office:value="1600000" table:number-columns-spanned="1" table:number-rows-spanned="2" table:style-name="ce152">
            <text:p><text:s/>1,600,000<text:s/></text:p>
          </table:table-cell>
          <table:table-cell office:value-type="float" office:value="2000000" table:style-name="ce24">
            <text:p><text:s/>2,000,000<text:s/></text:p>
          </table:table-cell>
          <table:table-cell office:value-type="float" office:value="65000" table:formula="of:=(20000*3)+(5000*1)" table:style-name="ce36">
            <text:p><text:s/>65,000<text:s/></text:p>
          </table:table-cell>
          <table:table-cell office:value-type="float" office:value="5730000" table:formula="of:=SUM([.J101:.L102])" table:number-columns-spanned="1" table:number-rows-spanned="2" table:style-name="ce152">
            <text:p><text:s/>5,730,000<text:s/></text:p>
          </table:table-cell>
          <table:table-cell office:value-type="float" office:value="88" table:style-name="ce41">
            <text:p>88</text:p>
          </table:table-cell>
          <table:table-cell office:value-type="string" table:style-name="ce27">
            <text:p>平、假日2班次</text:p>
          </table:table-cell>
          <table:table-cell office:value-type="float" office:value="372" table:style-name="ce26">
            <text:p>372</text:p>
          </table:table-cell>
          <table:table-cell office:value-type="string" table:style-name="ce16">
            <text:p>西衛東站-石滬廣場-公車總站-自由塔-第三漁港(雅霖)-元泰、百世多麗-東衛站-通梁古榕-漁翁島燈塔-大菓葉玄武岩柱-二崁聚落-小門鯨魚洞-跨海大橋(西嶼端)-東衛站-元泰、百世多麗-第三漁港(雅霖)-自由塔-公車總站-石滬廣場-西衛東站</text:p>
          </table:table-cell>
          <table:table-cell table:number-columns-repeated="16367"/>
        </table:table-row>
        <table:table-row table:style-name="ro37">
          <table:covered-table-cell/>
          <table:covered-table-cell/>
          <table:covered-table-cell/>
          <table:table-cell office:value-type="string" table:style-name="ce18">
            <text:p>63.媽宮湖西線</text:p>
          </table:table-cell>
          <table:table-cell office:value-type="string" table:style-name="ce19">
            <text:p>市區公車</text:p>
          </table:table-cell>
          <table:table-cell office:value-type="string" table:style-name="ce19">
            <text:p>郵輪式公車</text:p>
          </table:table-cell>
          <table:table-cell office:value-type="string" table:style-name="ce19">
            <text:p>澎湖縣政府公共車船管理處</text:p>
          </table:table-cell>
          <table:table-cell office:value-type="string" table:style-name="ce19">
            <text:p>是</text:p>
          </table:table-cell>
          <table:table-cell table:style-name="ce19"/>
          <table:covered-table-cell/>
          <table:table-cell office:value-type="float" office:value="2000000" table:style-name="ce24">
            <text:p><text:s/>2,000,000<text:s/></text:p>
          </table:table-cell>
          <table:table-cell office:value-type="float" office:value="65000" table:formula="of:=(20000*3)+(5000*1)" table:style-name="ce36">
            <text:p><text:s/>65,000<text:s/></text:p>
          </table:table-cell>
          <table:covered-table-cell/>
          <table:table-cell office:value-type="float" office:value="43" table:style-name="ce41">
            <text:p>43</text:p>
          </table:table-cell>
          <table:table-cell office:value-type="string" table:style-name="ce27">
            <text:p>平、假日2班次</text:p>
          </table:table-cell>
          <table:table-cell office:value-type="float" office:value="350" table:style-name="ce26">
            <text:p>350</text:p>
          </table:table-cell>
          <table:table-cell office:value-type="string" table:style-name="ce16">
            <text:p>石滬廣場站-公車總站-第三漁港(雅霖)站-元泰、百世多麗站-澎湖機場站-林投貝殼教堂站-龍門閉鎖陣地-南寮社區-菓葉灰窯站-澎湖機場站-澎湖海洋地質公園中心站-元泰、百世多麗站-第三漁港(雅霖)站-公車總站-石滬廣場站</text:p>
          </table:table-cell>
          <table:table-cell table:number-columns-repeated="16367"/>
        </table:table-row>
        <table:table-row table:style-name="ro23">
          <table:table-cell office:value-type="string" table:number-columns-spanned="1" table:number-rows-spanned="5" table:style-name="ce119">
            <text:p>連江縣</text:p>
          </table:table-cell>
          <table:table-cell office:value-type="float" office:value="29" table:number-columns-spanned="1" table:number-rows-spanned="5" table:style-name="ce119">
            <text:p>29</text:p>
          </table:table-cell>
          <table:table-cell office:value-type="string" table:number-columns-spanned="1" table:number-rows-spanned="5" table:style-name="ce119">
            <text:p>連江縣政府</text:p>
          </table:table-cell>
          <table:table-cell office:value-type="string" table:number-columns-spanned="1" table:number-rows-spanned="2" table:style-name="ce120">
            <text:p>64.南竿-媽祖巨神像線</text:p>
            <text:p>121、122</text:p>
          </table:table-cell>
          <table:table-cell office:value-type="string" table:number-columns-spanned="1" table:number-rows-spanned="2" table:style-name="ce119">
            <text:p>市區公車</text:p>
          </table:table-cell>
          <table:table-cell office:value-type="string" table:number-columns-spanned="1" table:number-rows-spanned="2" table:style-name="ce119">
            <text:p>需求反應式</text:p>
          </table:table-cell>
          <table:table-cell office:value-type="string" table:number-columns-spanned="1" table:number-rows-spanned="2" table:style-name="ce119">
            <text:p>連江縣公共汽車管理處</text:p>
          </table:table-cell>
          <table:table-cell office:value-type="string" table:number-columns-spanned="1" table:number-rows-spanned="2" table:style-name="ce119">
            <text:p>否</text:p>
          </table:table-cell>
          <table:table-cell office:value-type="string" table:number-columns-spanned="1" table:number-rows-spanned="2" table:style-name="ce119">
            <text:p>◎</text:p>
          </table:table-cell>
          <table:table-cell office:value-type="float" office:value="1520000" table:number-columns-spanned="1" table:number-rows-spanned="5" table:style-name="ce152">
            <text:p><text:s/>1,520,000<text:s/></text:p>
          </table:table-cell>
          <table:table-cell office:value-type="float" office:value="1900000" table:number-columns-spanned="1" table:number-rows-spanned="2" table:style-name="ce123">
            <text:p><text:s/>1,900,000<text:s/></text:p>
          </table:table-cell>
          <table:table-cell office:value-type="float" office:value="20000" table:formula="of:=20000*1" table:number-columns-spanned="1" table:number-rows-spanned="2" table:style-name="ce123">
            <text:p><text:s/>20,000<text:s/></text:p>
          </table:table-cell>
          <table:table-cell office:value-type="float" office:value="6940000" table:formula="of:=SUM([.J103:.L107])" table:number-columns-spanned="1" table:number-rows-spanned="5" table:style-name="ce152">
            <text:p><text:s/>6,940,000<text:s/></text:p>
          </table:table-cell>
          <table:table-cell office:value-type="float" office:value="26" table:number-columns-spanned="1" table:number-rows-spanned="2" table:style-name="ce140">
            <text:p>26</text:p>
          </table:table-cell>
          <table:table-cell office:value-type="string" table:number-columns-spanned="1" table:number-rows-spanned="2" table:style-name="ce160">
            <text:p>平、假日2班次</text:p>
          </table:table-cell>
          <table:table-cell office:value-type="float" office:value="480" table:number-columns-spanned="1" table:number-rows-spanned="2" table:style-name="ce140">
            <text:p>480</text:p>
          </table:table-cell>
          <table:table-cell office:value-type="string" table:number-columns-spanned="1" table:number-rows-spanned="2" table:style-name="ce179">
            <text:p>▲上午東線：08:30-12:00</text:p>
            <text:p>介壽站(起站)-八八坑道(馬祖酒廠)-240大炮連-北海坑道-鐵堡-津沙聚落-馬港</text:p>
            <text:p>▲下午西線：14:00-17:30</text:p>
            <text:p>馬港站(起站)天后宮(媽祖巨神像)-藍眼淚生態館-雲台山-民俗文物館-勝利山莊-福澳碼頭-介壽站(迄站)</text:p>
          </table:table-cell>
          <table:table-cell table:number-columns-repeated="16367"/>
        </table:table-row>
        <table:table-row table:style-name="ro2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7"/>
        </table:table-row>
        <table:table-row table:style-name="ro61">
          <table:covered-table-cell/>
          <table:covered-table-cell/>
          <table:covered-table-cell/>
          <table:table-cell office:value-type="string" table:style-name="ce18">
            <text:p>65.北竿-戰爭和平公園線</text:p>
            <text:p>221、222</text:p>
          </table:table-cell>
          <table:table-cell office:value-type="string" table:style-name="ce19">
            <text:p>市區公車</text:p>
          </table:table-cell>
          <table:table-cell office:value-type="string" table:style-name="ce19">
            <text:p>需求反應式</text:p>
          </table:table-cell>
          <table:table-cell office:value-type="string" table:style-name="ce19">
            <text:p>連江縣公共汽車管理處</text:p>
          </table:table-cell>
          <table:table-cell office:value-type="string" table:style-name="ce50">
            <text:p>否</text:p>
          </table:table-cell>
          <table:table-cell office:value-type="string" table:style-name="ce19">
            <text:p>◎</text:p>
          </table:table-cell>
          <table:covered-table-cell/>
          <table:table-cell office:value-type="float" office:value="1900000" table:style-name="ce24">
            <text:p><text:s/>1,900,000<text:s/></text:p>
          </table:table-cell>
          <table:table-cell office:value-type="float" office:value="20000" table:formula="of:=20000*1" table:style-name="ce36">
            <text:p><text:s/>20,000<text:s/></text:p>
          </table:table-cell>
          <table:covered-table-cell/>
          <table:table-cell office:value-type="float" office:value="16" table:style-name="ce41">
            <text:p>16</text:p>
          </table:table-cell>
          <table:table-cell office:value-type="string" table:style-name="ce27">
            <text:p>平、假日2班次</text:p>
          </table:table-cell>
          <table:table-cell office:value-type="float" office:value="210" table:style-name="ce26">
            <text:p>210</text:p>
          </table:table-cell>
          <table:table-cell office:value-type="string" table:style-name="ce16">
            <text:p>上午08:30~12:00及下午14:00~17:30</text:p>
            <text:p>塘岐站(起站)-橋仔聚落-芹壁聚落-北竿遊客中心-壁山觀景台-塘岐村-戰爭和平公園-塘后沙灘-塘岐站 (迄站)</text:p>
          </table:table-cell>
          <table:table-cell table:number-columns-repeated="16367"/>
        </table:table-row>
        <table:table-row table:style-name="ro62">
          <table:covered-table-cell/>
          <table:covered-table-cell/>
          <table:covered-table-cell/>
          <table:table-cell office:value-type="string" table:style-name="ce18">
            <text:p>66.東引-國之北疆線</text:p>
            <text:p>421、422</text:p>
          </table:table-cell>
          <table:table-cell office:value-type="string" table:style-name="ce19">
            <text:p>市區公車</text:p>
          </table:table-cell>
          <table:table-cell office:value-type="string" table:style-name="ce19">
            <text:p>特定時段營運(4-9月)</text:p>
          </table:table-cell>
          <table:table-cell office:value-type="string" table:style-name="ce19">
            <text:p>連江縣公共汽車管理處</text:p>
          </table:table-cell>
          <table:table-cell office:value-type="string" table:style-name="ce76">
            <text:p>否</text:p>
          </table:table-cell>
          <table:table-cell table:style-name="ce19"/>
          <table:covered-table-cell/>
          <table:table-cell office:value-type="float" office:value="760000" table:style-name="ce24">
            <text:p><text:s/>760,000<text:s/></text:p>
          </table:table-cell>
          <table:table-cell office:value-type="float" office:value="20000" table:formula="of:=20000*1" table:style-name="ce36">
            <text:p><text:s/>20,000<text:s/></text:p>
          </table:table-cell>
          <table:covered-table-cell/>
          <table:table-cell office:value-type="float" office:value="14" table:style-name="ce41">
            <text:p>14</text:p>
          </table:table-cell>
          <table:table-cell office:value-type="string" table:style-name="ce27">
            <text:p>平、假日3班次</text:p>
          </table:table-cell>
          <table:table-cell office:value-type="float" office:value="210" table:style-name="ce26">
            <text:p>210</text:p>
          </table:table-cell>
          <table:table-cell office:value-type="string" table:style-name="ce16">
            <text:p>上午08:30~12:00及下午14:00~17:30</text:p>
            <text:p>酒廠展示中心(起站)-遊客中心-東引燈塔-烈女義坑-一線天-安東坑道-國之北疆-酒廠展示中心(迄站)</text:p>
          </table:table-cell>
          <table:table-cell table:number-columns-repeated="16367"/>
        </table:table-row>
        <table:table-row table:style-name="ro63">
          <table:covered-table-cell/>
          <table:covered-table-cell/>
          <table:covered-table-cell/>
          <table:table-cell office:value-type="string" table:style-name="ce18">
            <text:p>67.莒光-東犬燈塔線</text:p>
            <text:p>321、322</text:p>
          </table:table-cell>
          <table:table-cell office:value-type="string" table:style-name="ce19">
            <text:p>市區公車</text:p>
          </table:table-cell>
          <table:table-cell office:value-type="string" table:style-name="ce19">
            <text:p>特定時段營運(4-9月)</text:p>
          </table:table-cell>
          <table:table-cell office:value-type="string" table:style-name="ce19">
            <text:p>連江縣公共汽車管理處</text:p>
          </table:table-cell>
          <table:table-cell office:value-type="string" table:style-name="ce76">
            <text:p>否</text:p>
          </table:table-cell>
          <table:table-cell office:value-type="string" table:style-name="ce19">
            <text:p>◎</text:p>
          </table:table-cell>
          <table:covered-table-cell/>
          <table:table-cell office:value-type="float" office:value="760000" table:style-name="ce24">
            <text:p><text:s/>760,000<text:s/></text:p>
          </table:table-cell>
          <table:table-cell office:value-type="float" office:value="40000" table:formula="of:=20000*2" table:style-name="ce36">
            <text:p><text:s/>40,000<text:s/></text:p>
          </table:table-cell>
          <table:covered-table-cell/>
          <table:table-cell office:value-type="float" office:value="20" table:style-name="ce41">
            <text:p>20</text:p>
          </table:table-cell>
          <table:table-cell office:value-type="string" table:style-name="ce27">
            <text:p>平、假日2班次</text:p>
          </table:table-cell>
          <table:table-cell office:value-type="float" office:value="420" table:style-name="ce26">
            <text:p>420</text:p>
          </table:table-cell>
          <table:table-cell office:value-type="string" table:style-name="ce16">
            <text:p>▲單月行駛：青帆港-菜浦澳-有容路-坤坵與蛇島-陳元帥廟-青帆港</text:p>
            <text:p>▲雙月行駛：猛澳港-大埔石刻-大埔聚落-東莒燈塔-東莒遊客中心-呂何崖-猛澳港</text:p>
          </table:table-cell>
          <table:table-cell table:number-columns-repeated="16367"/>
        </table:table-row>
        <table:table-row table:style-name="ro64">
          <table:table-cell table:number-columns-repeated="2" table:style-name="ce2"/>
          <table:table-cell table:number-columns-spanned="2" table:number-rows-spanned="1" table:style-name="ce211"/>
          <table:covered-table-cell/>
          <table:table-cell table:number-columns-repeated="3" table:style-name="ce1"/>
          <table:table-cell table:number-columns-repeated="2" table:style-name="ce3"/>
          <table:table-cell table:number-columns-repeated="4" table:style-name="ce12"/>
          <table:table-cell table:style-name="ce2"/>
          <table:table-cell table:style-name="ce4"/>
          <table:table-cell table:style-name="ce2"/>
          <table:table-cell table:style-name="ce8"/>
          <table:table-cell table:number-columns-repeated="16367"/>
        </table:table-row>
        <table:table-row table:style-name="ro64">
          <table:table-cell table:number-columns-repeated="3" table:style-name="ce2"/>
          <table:table-cell table:style-name="ce4"/>
          <table:table-cell table:number-columns-repeated="5" table:style-name="ce2"/>
          <table:table-cell office:value-type="float" office:value="44240000" table:formula="of:=SUM([.J7:.J107])" table:style-name="ce9">
            <text:p><text:s/>44,240,000<text:s/></text:p>
          </table:table-cell>
          <table:table-cell table:style-name="ce10"/>
          <table:table-cell office:value-type="float" office:value="4000000" table:formula="of:=SUM([.L7:.L107])" table:style-name="ce10">
            <text:p><text:s/>4,000,000<text:s/></text:p>
          </table:table-cell>
          <table:table-cell table:style-name="ce9"/>
          <table:table-cell table:style-name="ce2"/>
          <table:table-cell table:style-name="ce4"/>
          <table:table-cell table:style-name="ce2"/>
          <table:table-cell table:style-name="ce8"/>
          <table:table-cell table:number-columns-repeated="16367"/>
        </table:table-row>
        <table:table-row table:style-name="ro64">
          <table:table-cell table:number-columns-repeated="3" table:style-name="ce2"/>
          <table:table-cell table:style-name="ce11"/>
          <table:table-cell table:number-columns-repeated="5" table:style-name="ce3"/>
          <table:table-cell table:style-name="ce12"/>
          <table:table-cell office:value-type="float" office:value="132890153" table:formula="of:=SUM([.K7:.K107])" table:style-name="ce13">
            <text:p><text:s/>132,890,153<text:s/></text:p>
          </table:table-cell>
          <table:table-cell table:style-name="ce13"/>
          <table:table-cell office:value-type="float" office:value="181130153" table:formula="of:=SUM([.M7:.M107])" table:style-name="ce12">
            <text:p><text:s/>181,130,153<text:s/></text:p>
          </table:table-cell>
          <table:table-cell table:style-name="ce3"/>
          <table:table-cell table:style-name="ce11"/>
          <table:table-cell table:style-name="ce3"/>
          <table:table-cell table:style-name="ce14"/>
          <table:table-cell table:number-columns-repeated="16367"/>
        </table:table-row>
        <table:table-row table:style-name="ro64">
          <table:table-cell table:number-columns-repeated="16384"/>
        </table:table-row>
        <table:table-row table:style-name="ro64">
          <table:table-cell table:number-columns-repeated="3" table:style-name="ce2"/>
          <table:table-cell table:style-name="ce11"/>
          <table:table-cell table:number-columns-repeated="5" table:style-name="ce3"/>
          <table:table-cell table:style-name="ce12"/>
          <table:table-cell office:value-type="string" table:style-name="ce13">
            <text:p><text:s/></text:p>
          </table:table-cell>
          <table:table-cell office:value-type="float" office:value="136890153" table:formula="of:=SUM([.K109:.L110])" table:style-name="ce13">
            <text:p><text:s/>136,890,153<text:s/></text:p>
          </table:table-cell>
          <table:table-cell table:style-name="ce12"/>
          <table:table-cell table:style-name="ce3"/>
          <table:table-cell table:style-name="ce11"/>
          <table:table-cell table:style-name="ce3"/>
          <table:table-cell table:style-name="ce14"/>
          <table:table-cell table:number-columns-repeated="16367"/>
        </table:table-row>
        <table:table-row table:number-rows-repeated="1048464" table:style-name="ro64">
          <table:table-cell table:number-columns-repeated="16384"/>
        </table:table-row>
        <table:named-expressions>
          <table:named-range table:name="Print_Area" table:cell-range-address="111年基本資料.$A$1:111年基本資料.$Q$118" table:base-cell-address="111年基本資料.$A$1"/>
          <table:named-range table:name="Print_Titles" table:cell-range-address="111年基本資料.$A$5:111年基本資料.$XFD$6" table:base-cell-address="111年基本資料.$A$1"/>
        </table:named-expressions>
      </table:table>
      <table:table table:name="111年搭乘人次" table:style-name="ta2">
        <table:table-column table:style-name="co18" table:default-cell-style-name="ce96"/>
        <table:table-column table:style-name="co19" table:default-cell-style-name="ce96"/>
        <table:table-column table:style-name="co20" table:default-cell-style-name="ce96"/>
        <table:table-column table:style-name="co21" table:default-cell-style-name="ce96"/>
        <table:table-column table:style-name="co22" table:default-cell-style-name="ce96"/>
        <table:table-column table:style-name="co23" table:number-columns-repeated="11" table:default-cell-style-name="ce96"/>
        <table:table-column table:style-name="co24" table:default-cell-style-name="ce96"/>
        <table:table-column table:style-name="co25" table:default-cell-style-name="ce96"/>
        <table:table-column table:style-name="co26" table:number-columns-repeated="1007" table:default-cell-style-name="ce96"/>
        <table:table-column table:style-name="co27" table:number-columns-repeated="15359" table:default-cell-style-name="ce96"/>
        <table:table-row table:style-name="ro65">
          <table:table-cell office:value-type="string" table:number-columns-spanned="17" table:number-rows-spanned="1" table:style-name="ce193">
            <text:p>台灣好行-111年度各路線搭乘人數統計一覽表</text:p>
          </table:table-cell>
          <table:covered-table-cell table:number-columns-repeated="16"/>
          <table:table-cell table:number-columns-repeated="16367" table:style-name="ce96"/>
        </table:table-row>
        <table:table-row table:style-name="ro66">
          <table:table-cell office:value-type="string" table:number-columns-spanned="17" table:number-rows-spanned="1" table:style-name="ce194">
            <text:p>更新日期：112/04/17</text:p>
          </table:table-cell>
          <table:covered-table-cell table:number-columns-repeated="16"/>
          <table:table-cell table:number-columns-repeated="16367" table:style-name="ce96"/>
        </table:table-row>
        <table:table-row table:style-name="ro67">
          <table:table-cell office:value-type="string" table:number-columns-spanned="4" table:number-rows-spanned="1" table:style-name="ce195">
            <text:p>項目</text:p>
          </table:table-cell>
          <table:covered-table-cell table:number-columns-repeated="3"/>
          <table:table-cell office:value-type="string" table:number-columns-spanned="12" table:number-rows-spanned="1" table:style-name="ce196">
            <text:p>搭乘人數</text:p>
          </table:table-cell>
          <table:covered-table-cell table:number-columns-repeated="11"/>
          <table:table-cell office:value-type="string" table:number-columns-spanned="1" table:number-rows-spanned="2" table:style-name="ce197">
            <text:p>合計</text:p>
          </table:table-cell>
          <table:table-cell table:number-columns-repeated="16367" table:style-name="ce96"/>
        </table:table-row>
        <table:table-row table:style-name="ro68">
          <table:table-cell office:value-type="string" table:style-name="ce97">
            <text:p>路線數</text:p>
          </table:table-cell>
          <table:table-cell office:value-type="string" table:style-name="ce98">
            <text:p>路線</text:p>
          </table:table-cell>
          <table:table-cell office:value-type="string" table:style-name="ce98">
            <text:p>推動單位</text:p>
          </table:table-cell>
          <table:table-cell office:value-type="string" table:style-name="ce98">
            <text:p>客運業者</text:p>
          </table:table-cell>
          <table:table-cell office:value-type="string" table:style-name="ce99">
            <text:p>1月</text:p>
          </table:table-cell>
          <table:table-cell office:value-type="string" table:style-name="ce99">
            <text:p>2月</text:p>
          </table:table-cell>
          <table:table-cell office:value-type="string" table:style-name="ce99">
            <text:p>3月</text:p>
          </table:table-cell>
          <table:table-cell office:value-type="string" table:style-name="ce99">
            <text:p>4月</text:p>
          </table:table-cell>
          <table:table-cell office:value-type="string" table:style-name="ce99">
            <text:p>5月</text:p>
          </table:table-cell>
          <table:table-cell office:value-type="string" table:style-name="ce99">
            <text:p>6月</text:p>
          </table:table-cell>
          <table:table-cell office:value-type="string" table:style-name="ce99">
            <text:p>7月</text:p>
          </table:table-cell>
          <table:table-cell office:value-type="string" table:style-name="ce99">
            <text:p>8月</text:p>
          </table:table-cell>
          <table:table-cell office:value-type="string" table:style-name="ce99">
            <text:p>9月</text:p>
          </table:table-cell>
          <table:table-cell office:value-type="string" table:style-name="ce99">
            <text:p>10月</text:p>
          </table:table-cell>
          <table:table-cell office:value-type="string" table:style-name="ce99">
            <text:p>11月</text:p>
          </table:table-cell>
          <table:table-cell office:value-type="string" table:style-name="ce97">
            <text:p>12月</text:p>
          </table:table-cell>
          <table:covered-table-cell/>
          <table:table-cell table:number-columns-repeated="16367" table:style-name="ce96"/>
        </table:table-row>
        <table:table-row-group>
          <table:table-row table:style-name="ro69">
            <table:table-cell office:value-type="float" office:value="1" table:style-name="ce100">
              <text:p>1</text:p>
            </table:table-cell>
            <table:table-cell office:value-type="string" table:style-name="ce100">
              <text:p>北投竹子湖線</text:p>
            </table:table-cell>
            <table:table-cell office:value-type="string" table:style-name="ce100">
              <text:p>臺北市政府</text:p>
            </table:table-cell>
            <table:table-cell office:value-type="string" table:style-name="ce101">
              <text:p>大南客運</text:p>
            </table:table-cell>
            <table:table-cell office:value-type="float" office:value="30430" table:style-name="ce102">
              <text:p>30430</text:p>
            </table:table-cell>
            <table:table-cell office:value-type="float" office:value="29573" table:style-name="ce103">
              <text:p>29573</text:p>
            </table:table-cell>
            <table:table-cell office:value-type="float" office:value="49586" table:style-name="ce102">
              <text:p>49586</text:p>
            </table:table-cell>
            <table:table-cell office:value-type="float" office:value="37210" table:style-name="ce104">
              <text:p>37210</text:p>
            </table:table-cell>
            <table:table-cell office:value-type="float" office:value="25573" table:style-name="ce104">
              <text:p>25573</text:p>
            </table:table-cell>
            <table:table-cell office:value-type="float" office:value="37736" table:style-name="ce104">
              <text:p>37736</text:p>
            </table:table-cell>
            <table:table-cell office:value-type="float" office:value="39336" table:style-name="ce104">
              <text:p>39336</text:p>
            </table:table-cell>
            <table:table-cell office:value-type="float" office:value="40095" table:style-name="ce105">
              <text:p>40095</text:p>
            </table:table-cell>
            <table:table-cell office:value-type="float" office:value="37743" table:style-name="ce104">
              <text:p>37743</text:p>
            </table:table-cell>
            <table:table-cell office:value-type="float" office:value="33927" table:style-name="ce105">
              <text:p>33927</text:p>
            </table:table-cell>
            <table:table-cell office:value-type="float" office:value="38423" table:style-name="ce105">
              <text:p>38423</text:p>
            </table:table-cell>
            <table:table-cell office:value-type="float" office:value="36355" table:style-name="ce106">
              <text:p>36355</text:p>
            </table:table-cell>
            <table:table-cell office:value-type="float" office:value="435987" table:formula="of:=SUM([.E5:.P5])" table:style-name="ce100">
              <text:p>435987</text:p>
            </table:table-cell>
            <table:table-cell table:style-name="ce96"/>
            <table:table-cell office:value-type="float" office:value="2" table:style-name="ce96">
              <text:p>2</text:p>
            </table:table-cell>
            <table:table-cell table:number-columns-repeated="16365" table:style-name="ce96"/>
          </table:table-row>
          <table:table-row table:style-name="ro69">
            <table:table-cell office:value-type="float" office:value="2" table:style-name="ce107">
              <text:p>2</text:p>
            </table:table-cell>
            <table:table-cell office:value-type="string" table:style-name="ce100">
              <text:p>黃金福隆線</text:p>
            </table:table-cell>
            <table:table-cell office:value-type="string" table:style-name="ce100">
              <text:p>東北角暨宜蘭海岸國家風景區管理處</text:p>
            </table:table-cell>
            <table:table-cell office:value-type="string" table:style-name="ce101">
              <text:p>基隆客運</text:p>
            </table:table-cell>
            <table:table-cell office:value-type="float" office:value="3370" table:style-name="ce108">
              <text:p>3370</text:p>
            </table:table-cell>
            <table:table-cell office:value-type="float" office:value="4232" table:style-name="ce97">
              <text:p>4232</text:p>
            </table:table-cell>
            <table:table-cell office:value-type="float" office:value="5461" table:style-name="ce102">
              <text:p>5461</text:p>
            </table:table-cell>
            <table:table-cell office:value-type="float" office:value="6559" table:style-name="ce104">
              <text:p>6559</text:p>
            </table:table-cell>
            <table:table-cell office:value-type="float" office:value="1357" table:style-name="ce104">
              <text:p>1357</text:p>
            </table:table-cell>
            <table:table-cell office:value-type="float" office:value="3795" table:style-name="ce107">
              <text:p>3795</text:p>
            </table:table-cell>
            <table:table-cell office:value-type="float" office:value="5934" table:style-name="ce107">
              <text:p>5934</text:p>
            </table:table-cell>
            <table:table-cell office:value-type="float" office:value="9666" table:style-name="ce104">
              <text:p>9666</text:p>
            </table:table-cell>
            <table:table-cell office:value-type="float" office:value="1515" table:style-name="ce104">
              <text:p>1515</text:p>
            </table:table-cell>
            <table:table-cell office:value-type="float" office:value="5281" table:style-name="ce107">
              <text:p>5281</text:p>
            </table:table-cell>
            <table:table-cell office:value-type="float" office:value="5850" table:style-name="ce107">
              <text:p>5850</text:p>
            </table:table-cell>
            <table:table-cell office:value-type="float" office:value="5257" table:style-name="ce100">
              <text:p>5257</text:p>
            </table:table-cell>
            <table:table-cell office:value-type="float" office:value="58277" table:formula="of:=SUM([.E6:.P6])" table:style-name="ce100">
              <text:p>58277</text:p>
            </table:table-cell>
            <table:table-cell table:number-columns-repeated="16367" table:style-name="ce96"/>
          </table:table-row>
          <table:table-row table:style-name="ro69">
            <table:table-cell office:value-type="float" office:value="3" table:style-name="ce100">
              <text:p>3</text:p>
            </table:table-cell>
            <table:table-cell office:value-type="string" table:style-name="ce100">
              <text:p>皇冠北海岸線</text:p>
            </table:table-cell>
            <table:table-cell office:value-type="string" table:style-name="ce100">
              <text:p>北海岸及觀音山國家風景區管理處</text:p>
            </table:table-cell>
            <table:table-cell office:value-type="string" table:style-name="ce101">
              <text:p>淡水客運</text:p>
            </table:table-cell>
            <table:table-cell office:value-type="float" office:value="967" table:style-name="ce109">
              <text:p>967</text:p>
            </table:table-cell>
            <table:table-cell office:value-type="float" office:value="1379" table:style-name="ce97">
              <text:p>1379</text:p>
            </table:table-cell>
            <table:table-cell office:value-type="float" office:value="2104" table:style-name="ce108">
              <text:p>2104</text:p>
            </table:table-cell>
            <table:table-cell office:value-type="float" office:value="2665" table:style-name="ce104">
              <text:p>2665</text:p>
            </table:table-cell>
            <table:table-cell office:value-type="float" office:value="1696" table:style-name="ce107">
              <text:p>1696</text:p>
            </table:table-cell>
            <table:table-cell office:value-type="float" office:value="1746" table:style-name="ce107">
              <text:p>1746</text:p>
            </table:table-cell>
            <table:table-cell office:value-type="float" office:value="2687" table:style-name="ce107">
              <text:p>2687</text:p>
            </table:table-cell>
            <table:table-cell office:value-type="float" office:value="9324" table:style-name="ce104">
              <text:p>9324</text:p>
            </table:table-cell>
            <table:table-cell office:value-type="float" office:value="9420" table:style-name="ce100">
              <text:p>9420</text:p>
            </table:table-cell>
            <table:table-cell office:value-type="float" office:value="4847" table:style-name="ce107">
              <text:p>4847</text:p>
            </table:table-cell>
            <table:table-cell office:value-type="float" office:value="2196" table:style-name="ce107">
              <text:p>2196</text:p>
            </table:table-cell>
            <table:table-cell office:value-type="float" office:value="1623" table:style-name="ce104">
              <text:p>1623</text:p>
            </table:table-cell>
            <table:table-cell office:value-type="float" office:value="40654" table:formula="of:=SUM([.E7:.P7])" table:style-name="ce100">
              <text:p>40654</text:p>
            </table:table-cell>
            <table:table-cell table:number-columns-repeated="16367" table:style-name="ce96"/>
          </table:table-row>
          <table:table-row table:style-name="ro69">
            <table:table-cell office:value-type="float" office:value="4" table:style-name="ce100">
              <text:p>4</text:p>
            </table:table-cell>
            <table:table-cell office:value-type="string" table:style-name="ce100">
              <text:p>木柵平溪線</text:p>
            </table:table-cell>
            <table:table-cell office:value-type="string" table:style-name="ce100">
              <text:p>新北市政府</text:p>
            </table:table-cell>
            <table:table-cell office:value-type="string" table:style-name="ce101">
              <text:p>臺北客運</text:p>
            </table:table-cell>
            <table:table-cell office:value-type="float" office:value="11005" table:style-name="ce102">
              <text:p>11005</text:p>
            </table:table-cell>
            <table:table-cell office:value-type="float" office:value="14119" table:style-name="ce103">
              <text:p>14119</text:p>
            </table:table-cell>
            <table:table-cell office:value-type="float" office:value="15952" table:style-name="ce104">
              <text:p>15952</text:p>
            </table:table-cell>
            <table:table-cell office:value-type="float" office:value="11858" table:style-name="ce104">
              <text:p>11858</text:p>
            </table:table-cell>
            <table:table-cell office:value-type="float" office:value="10769" table:style-name="ce104">
              <text:p>10769</text:p>
            </table:table-cell>
            <table:table-cell office:value-type="float" office:value="15485" table:style-name="ce104">
              <text:p>15485</text:p>
            </table:table-cell>
            <table:table-cell office:value-type="float" office:value="11469" table:style-name="ce104">
              <text:p>11469</text:p>
            </table:table-cell>
            <table:table-cell office:value-type="float" office:value="10861" table:style-name="ce104">
              <text:p>10861</text:p>
            </table:table-cell>
            <table:table-cell office:value-type="float" office:value="10184" table:style-name="ce104">
              <text:p>10184</text:p>
            </table:table-cell>
            <table:table-cell office:value-type="float" office:value="19229" table:style-name="ce107">
              <text:p>19229</text:p>
            </table:table-cell>
            <table:table-cell office:value-type="float" office:value="9819" table:style-name="ce107">
              <text:p>9819</text:p>
            </table:table-cell>
            <table:table-cell office:value-type="float" office:value="10460" table:style-name="ce100">
              <text:p>10460</text:p>
            </table:table-cell>
            <table:table-cell office:value-type="float" office:value="151210" table:formula="of:=SUM([.E8:.P8])" table:style-name="ce100">
              <text:p>151210</text:p>
            </table:table-cell>
            <table:table-cell table:style-name="ce96"/>
            <table:table-cell office:value-type="float" office:value="5" table:style-name="ce96">
              <text:p>5</text:p>
            </table:table-cell>
            <table:table-cell table:number-columns-repeated="16365" table:style-name="ce96"/>
          </table:table-row>
          <table:table-row table:style-name="ro69">
            <table:table-cell office:value-type="float" office:value="5" table:style-name="ce100">
              <text:p>5</text:p>
            </table:table-cell>
            <table:table-cell office:value-type="string" table:style-name="ce100">
              <text:p>濱海奇基線</text:p>
            </table:table-cell>
            <table:table-cell office:value-type="string" table:style-name="ce100">
              <text:p>基隆市政府</text:p>
            </table:table-cell>
            <table:table-cell office:value-type="string" table:style-name="ce101">
              <text:p>基隆客運</text:p>
            </table:table-cell>
            <table:table-cell office:value-type="float" office:value="898" table:style-name="ce102">
              <text:p>898</text:p>
            </table:table-cell>
            <table:table-cell office:value-type="float" office:value="906" table:style-name="ce103">
              <text:p>906</text:p>
            </table:table-cell>
            <table:table-cell office:value-type="float" office:value="1432" table:style-name="ce102">
              <text:p>1432</text:p>
            </table:table-cell>
            <table:table-cell office:value-type="float" office:value="689" table:style-name="ce104">
              <text:p>689</text:p>
            </table:table-cell>
            <table:table-cell office:value-type="float" office:value="358" table:style-name="ce104">
              <text:p>358</text:p>
            </table:table-cell>
            <table:table-cell office:value-type="float" office:value="1243" table:style-name="ce104">
              <text:p>1243</text:p>
            </table:table-cell>
            <table:table-cell office:value-type="float" office:value="2633" table:style-name="ce104">
              <text:p>2633</text:p>
            </table:table-cell>
            <table:table-cell office:value-type="float" office:value="2431" table:style-name="ce104">
              <text:p>2431</text:p>
            </table:table-cell>
            <table:table-cell office:value-type="float" office:value="1960" table:style-name="ce104">
              <text:p>1960</text:p>
            </table:table-cell>
            <table:table-cell office:value-type="float" office:value="1707" table:style-name="ce107">
              <text:p>1707</text:p>
            </table:table-cell>
            <table:table-cell office:value-type="float" office:value="1936" table:style-name="ce107">
              <text:p>1936</text:p>
            </table:table-cell>
            <table:table-cell office:value-type="float" office:value="803" table:style-name="ce100">
              <text:p>803</text:p>
            </table:table-cell>
            <table:table-cell office:value-type="float" office:value="16996" table:formula="of:=SUM([.E9:.P9])" table:style-name="ce100">
              <text:p>16996</text:p>
            </table:table-cell>
            <table:table-cell table:number-columns-repeated="16367" table:style-name="ce96"/>
          </table:table-row>
          <table:table-row table:style-name="ro69">
            <table:table-cell office:value-type="float" office:value="6" table:style-name="ce107">
              <text:p>6</text:p>
            </table:table-cell>
            <table:table-cell office:value-type="string" table:style-name="ce100">
              <text:p>小烏來線</text:p>
            </table:table-cell>
            <table:table-cell office:value-type="string" table:style-name="ce100">
              <text:p>桃園市政府</text:p>
            </table:table-cell>
            <table:table-cell office:value-type="string" table:style-name="ce101">
              <text:p>桃園客運</text:p>
            </table:table-cell>
            <table:table-cell office:value-type="float" office:value="681" table:style-name="ce102">
              <text:p>681</text:p>
            </table:table-cell>
            <table:table-cell office:value-type="float" office:value="624" table:style-name="ce103">
              <text:p>624</text:p>
            </table:table-cell>
            <table:table-cell office:value-type="float" office:value="768" table:style-name="ce104">
              <text:p>768</text:p>
            </table:table-cell>
            <table:table-cell office:value-type="float" office:value="1716" table:style-name="ce104">
              <text:p>1716</text:p>
            </table:table-cell>
            <table:table-cell office:value-type="float" office:value="479" table:style-name="ce104">
              <text:p>479</text:p>
            </table:table-cell>
            <table:table-cell office:value-type="float" office:value="632" table:style-name="ce104">
              <text:p>632</text:p>
            </table:table-cell>
            <table:table-cell office:value-type="float" office:value="623" table:style-name="ce104">
              <text:p>623</text:p>
            </table:table-cell>
            <table:table-cell office:value-type="float" office:value="1846" table:style-name="ce104">
              <text:p>1846</text:p>
            </table:table-cell>
            <table:table-cell office:value-type="float" office:value="930" table:style-name="ce104">
              <text:p>930</text:p>
            </table:table-cell>
            <table:table-cell office:value-type="float" office:value="995" table:style-name="ce104">
              <text:p>995</text:p>
            </table:table-cell>
            <table:table-cell office:value-type="float" office:value="1125" table:style-name="ce104">
              <text:p>1125</text:p>
            </table:table-cell>
            <table:table-cell office:value-type="float" office:value="914" table:style-name="ce104">
              <text:p>914</text:p>
            </table:table-cell>
            <table:table-cell office:value-type="float" office:value="11333" table:formula="of:=SUM([.E10:.P10])" table:style-name="ce100">
              <text:p>11333</text:p>
            </table:table-cell>
            <table:table-cell table:number-columns-repeated="16367" table:style-name="ce96"/>
          </table:table-row>
          <table:table-row table:style-name="ro69">
            <table:table-cell office:value-type="float" office:value="7" table:style-name="ce107">
              <text:p>7</text:p>
            </table:table-cell>
            <table:table-cell office:value-type="string" table:style-name="ce100">
              <text:p>大溪快線</text:p>
            </table:table-cell>
            <table:table-cell office:value-type="string" table:style-name="ce100">
              <text:p>桃園市政府</text:p>
            </table:table-cell>
            <table:table-cell office:value-type="string" table:style-name="ce101">
              <text:p>桃園客運 中壢客運</text:p>
            </table:table-cell>
            <table:table-cell office:value-type="float" office:value="1148" table:style-name="ce102">
              <text:p>1148</text:p>
            </table:table-cell>
            <table:table-cell office:value-type="float" office:value="1135" table:style-name="ce103">
              <text:p>1135</text:p>
            </table:table-cell>
            <table:table-cell office:value-type="float" office:value="1507" table:style-name="ce104">
              <text:p>1507</text:p>
            </table:table-cell>
            <table:table-cell office:value-type="float" office:value="1373" table:style-name="ce104">
              <text:p>1373</text:p>
            </table:table-cell>
            <table:table-cell office:value-type="float" office:value="889" table:style-name="ce104">
              <text:p>889</text:p>
            </table:table-cell>
            <table:table-cell office:value-type="float" office:value="1202" table:style-name="ce104">
              <text:p>1202</text:p>
            </table:table-cell>
            <table:table-cell office:value-type="float" office:value="1517" table:style-name="ce104">
              <text:p>1517</text:p>
            </table:table-cell>
            <table:table-cell office:value-type="float" office:value="3038" table:style-name="ce104">
              <text:p>3038</text:p>
            </table:table-cell>
            <table:table-cell office:value-type="float" office:value="2054" table:style-name="ce104">
              <text:p>2054</text:p>
            </table:table-cell>
            <table:table-cell office:value-type="float" office:value="2475" table:style-name="ce104">
              <text:p>2475</text:p>
            </table:table-cell>
            <table:table-cell office:value-type="float" office:value="2542" table:style-name="ce104">
              <text:p>2542</text:p>
            </table:table-cell>
            <table:table-cell office:value-type="float" office:value="2686" table:style-name="ce104">
              <text:p>2686</text:p>
            </table:table-cell>
            <table:table-cell office:value-type="float" office:value="21566" table:formula="of:=SUM([.E11:.P11])" table:style-name="ce100">
              <text:p>21566</text:p>
            </table:table-cell>
            <table:table-cell table:number-columns-repeated="1008" table:style-name="ce110"/>
            <table:table-cell table:number-columns-repeated="15359"/>
          </table:table-row>
          <table:table-row table:style-name="ro69">
            <table:table-cell office:value-type="float" office:value="8" table:style-name="ce107">
              <text:p>8</text:p>
            </table:table-cell>
            <table:table-cell office:value-type="string" table:style-name="ce100">
              <text:p>石門水庫線</text:p>
            </table:table-cell>
            <table:table-cell office:value-type="string" table:style-name="ce100">
              <text:p>桃園市政府</text:p>
            </table:table-cell>
            <table:table-cell office:value-type="string" table:style-name="ce101">
              <text:p>桃園客運 新竹客運</text:p>
            </table:table-cell>
            <table:table-cell office:value-type="float" office:value="516" table:style-name="ce102">
              <text:p>516</text:p>
            </table:table-cell>
            <table:table-cell office:value-type="float" office:value="401" table:style-name="ce103">
              <text:p>401</text:p>
            </table:table-cell>
            <table:table-cell office:value-type="float" office:value="685" table:style-name="ce104">
              <text:p>685</text:p>
            </table:table-cell>
            <table:table-cell office:value-type="float" office:value="1061" table:style-name="ce104">
              <text:p>1061</text:p>
            </table:table-cell>
            <table:table-cell office:value-type="float" office:value="227" table:style-name="ce104">
              <text:p>227</text:p>
            </table:table-cell>
            <table:table-cell office:value-type="float" office:value="1124" table:style-name="ce104">
              <text:p>1124</text:p>
            </table:table-cell>
            <table:table-cell office:value-type="float" office:value="398" table:style-name="ce104">
              <text:p>398</text:p>
            </table:table-cell>
            <table:table-cell office:value-type="float" office:value="575" table:style-name="ce104">
              <text:p>575</text:p>
            </table:table-cell>
            <table:table-cell office:value-type="float" office:value="814" table:style-name="ce104">
              <text:p>814</text:p>
            </table:table-cell>
            <table:table-cell office:value-type="float" office:value="802" table:style-name="ce104">
              <text:p>802</text:p>
            </table:table-cell>
            <table:table-cell office:value-type="float" office:value="637" table:style-name="ce104">
              <text:p>637</text:p>
            </table:table-cell>
            <table:table-cell office:value-type="float" office:value="814" table:style-name="ce104">
              <text:p>814</text:p>
            </table:table-cell>
            <table:table-cell office:value-type="float" office:value="8054" table:formula="of:=SUM([.E12:.P12])" table:style-name="ce100">
              <text:p>8054</text:p>
            </table:table-cell>
            <table:table-cell table:number-columns-repeated="16367" table:style-name="ce96"/>
          </table:table-row>
          <table:table-row table:style-name="ro69">
            <table:table-cell office:value-type="float" office:value="9" table:style-name="ce107">
              <text:p>9</text:p>
            </table:table-cell>
            <table:table-cell office:value-type="string" table:style-name="ce100">
              <text:p>東眼山線</text:p>
            </table:table-cell>
            <table:table-cell office:value-type="string" table:style-name="ce100">
              <text:p>桃園市政府</text:p>
            </table:table-cell>
            <table:table-cell office:value-type="string" table:style-name="ce101">
              <text:p>桃園客運</text:p>
            </table:table-cell>
            <table:table-cell office:value-type="float" office:value="681" table:style-name="ce102">
              <text:p>681</text:p>
            </table:table-cell>
            <table:table-cell office:value-type="float" office:value="338" table:style-name="ce103">
              <text:p>338</text:p>
            </table:table-cell>
            <table:table-cell office:value-type="float" office:value="555" table:style-name="ce104">
              <text:p>555</text:p>
            </table:table-cell>
            <table:table-cell office:value-type="float" office:value="525" table:style-name="ce104">
              <text:p>525</text:p>
            </table:table-cell>
            <table:table-cell office:value-type="float" office:value="275" table:style-name="ce104">
              <text:p>275</text:p>
            </table:table-cell>
            <table:table-cell office:value-type="float" office:value="565" table:style-name="ce104">
              <text:p>565</text:p>
            </table:table-cell>
            <table:table-cell office:value-type="float" office:value="898" table:style-name="ce104">
              <text:p>898</text:p>
            </table:table-cell>
            <table:table-cell office:value-type="float" office:value="2069" table:style-name="ce105">
              <text:p>2069</text:p>
            </table:table-cell>
            <table:table-cell office:value-type="float" office:value="1619" table:style-name="ce104">
              <text:p>1619</text:p>
            </table:table-cell>
            <table:table-cell office:value-type="float" office:value="985" table:style-name="ce105">
              <text:p>985</text:p>
            </table:table-cell>
            <table:table-cell office:value-type="float" office:value="778" table:style-name="ce105">
              <text:p>778</text:p>
            </table:table-cell>
            <table:table-cell office:value-type="float" office:value="530" table:style-name="ce105">
              <text:p>530</text:p>
            </table:table-cell>
            <table:table-cell office:value-type="float" office:value="9818" table:formula="of:=SUM([.E13:.P13])" table:style-name="ce100">
              <text:p>9818</text:p>
            </table:table-cell>
            <table:table-cell table:number-columns-repeated="1008" table:style-name="ce111"/>
            <table:table-cell table:number-columns-repeated="15359"/>
          </table:table-row>
          <table:table-row table:style-name="ro69">
            <table:table-cell office:value-type="float" office:value="10" table:style-name="ce107">
              <text:p>10</text:p>
            </table:table-cell>
            <table:table-cell office:value-type="string" table:style-name="ce107">
              <text:p>獅山線</text:p>
            </table:table-cell>
            <table:table-cell office:value-type="string" table:style-name="ce107">
              <text:p>新竹縣政府</text:p>
            </table:table-cell>
            <table:table-cell office:value-type="string" table:style-name="ce101">
              <text:p>金牌客運</text:p>
            </table:table-cell>
            <table:table-cell office:value-type="float" office:value="7520" table:style-name="ce102">
              <text:p>7520</text:p>
            </table:table-cell>
            <table:table-cell office:value-type="float" office:value="7694" table:style-name="ce103">
              <text:p>7694</text:p>
            </table:table-cell>
            <table:table-cell office:value-type="float" office:value="8386" table:style-name="ce104">
              <text:p>8386</text:p>
            </table:table-cell>
            <table:table-cell office:value-type="float" office:value="6600" table:style-name="ce104">
              <text:p>6600</text:p>
            </table:table-cell>
            <table:table-cell office:value-type="float" office:value="3366" table:style-name="ce104">
              <text:p>3366</text:p>
            </table:table-cell>
            <table:table-cell office:value-type="float" office:value="4644" table:style-name="ce104">
              <text:p>4644</text:p>
            </table:table-cell>
            <table:table-cell office:value-type="float" office:value="7422" table:style-name="ce104">
              <text:p>7422</text:p>
            </table:table-cell>
            <table:table-cell office:value-type="float" office:value="7773" table:style-name="ce104">
              <text:p>7773</text:p>
            </table:table-cell>
            <table:table-cell office:value-type="float" office:value="6820" table:style-name="ce104">
              <text:p>6820</text:p>
            </table:table-cell>
            <table:table-cell office:value-type="float" office:value="5181" table:style-name="ce107">
              <text:p>5181</text:p>
            </table:table-cell>
            <table:table-cell office:value-type="float" office:value="9078" table:style-name="ce107">
              <text:p>9078</text:p>
            </table:table-cell>
            <table:table-cell office:value-type="float" office:value="8754" table:style-name="ce104">
              <text:p>8754</text:p>
            </table:table-cell>
            <table:table-cell office:value-type="float" office:value="83238" table:formula="of:=SUM([.E14:.P14])" table:style-name="ce107">
              <text:p>83238</text:p>
            </table:table-cell>
            <table:table-cell table:number-columns-repeated="16367" table:style-name="ce111"/>
          </table:table-row>
          <table:table-row table:style-name="ro69">
            <table:table-cell office:value-type="float" office:value="11" table:style-name="ce107">
              <text:p>11</text:p>
            </table:table-cell>
            <table:table-cell office:value-type="string" table:style-name="ce107">
              <text:p>觀霧線</text:p>
            </table:table-cell>
            <table:table-cell office:value-type="string" table:style-name="ce107">
              <text:p>新竹縣政府</text:p>
            </table:table-cell>
            <table:table-cell office:value-type="string" table:style-name="ce101">
              <text:p>金牌客運</text:p>
            </table:table-cell>
            <table:table-cell office:value-type="string" table:style-name="ce102">
              <text:p>未開行</text:p>
            </table:table-cell>
            <table:table-cell office:value-type="string" table:style-name="ce102">
              <text:p>未開行</text:p>
            </table:table-cell>
            <table:table-cell office:value-type="string" table:style-name="ce102">
              <text:p>未開行</text:p>
            </table:table-cell>
            <table:table-cell office:value-type="string" table:style-name="ce102">
              <text:p>未開行</text:p>
            </table:table-cell>
            <table:table-cell office:value-type="string" table:style-name="ce102">
              <text:p>未開行</text:p>
            </table:table-cell>
            <table:table-cell office:value-type="string" table:style-name="ce102">
              <text:p>未開行</text:p>
            </table:table-cell>
            <table:table-cell office:value-type="string" table:style-name="ce104">
              <text:p>8/30開行</text:p>
            </table:table-cell>
            <table:table-cell office:value-type="float" office:value="214" table:style-name="ce104">
              <text:p>214</text:p>
            </table:table-cell>
            <table:table-cell office:value-type="float" office:value="2046" table:style-name="ce104">
              <text:p>2046</text:p>
            </table:table-cell>
            <table:table-cell office:value-type="float" office:value="2134" table:style-name="ce107">
              <text:p>2134</text:p>
            </table:table-cell>
            <table:table-cell office:value-type="float" office:value="2076" table:style-name="ce107">
              <text:p>2076</text:p>
            </table:table-cell>
            <table:table-cell office:value-type="float" office:value="1892" table:style-name="ce104">
              <text:p>1892</text:p>
            </table:table-cell>
            <table:table-cell office:value-type="float" office:value="8362" table:formula="of:=SUM([.E15:.P15])" table:style-name="ce107">
              <text:p>8362</text:p>
            </table:table-cell>
            <table:table-cell table:number-columns-repeated="16367" table:style-name="ce111"/>
          </table:table-row>
          <table:table-row table:style-name="ro69">
            <table:table-cell office:value-type="float" office:value="12" table:style-name="ce107">
              <text:p>12</text:p>
            </table:table-cell>
            <table:table-cell office:value-type="string" table:style-name="ce100">
              <text:p>南庄線</text:p>
            </table:table-cell>
            <table:table-cell office:value-type="string" table:style-name="ce100">
              <text:p>苗栗縣政府</text:p>
            </table:table-cell>
            <table:table-cell office:value-type="string" table:style-name="ce101">
              <text:p>苗栗客運</text:p>
            </table:table-cell>
            <table:table-cell office:value-type="float" office:value="2343" table:style-name="ce102">
              <text:p>2343</text:p>
            </table:table-cell>
            <table:table-cell office:value-type="float" office:value="2355" table:style-name="ce103">
              <text:p>2355</text:p>
            </table:table-cell>
            <table:table-cell office:value-type="float" office:value="2892" table:style-name="ce104">
              <text:p>2892</text:p>
            </table:table-cell>
            <table:table-cell office:value-type="float" office:value="2670" table:style-name="ce104">
              <text:p>2670</text:p>
            </table:table-cell>
            <table:table-cell office:value-type="float" office:value="1004" table:style-name="ce104">
              <text:p>1004</text:p>
            </table:table-cell>
            <table:table-cell office:value-type="float" office:value="1169" table:style-name="ce104">
              <text:p>1169</text:p>
            </table:table-cell>
            <table:table-cell office:value-type="float" office:value="2573" table:style-name="ce104">
              <text:p>2573</text:p>
            </table:table-cell>
            <table:table-cell office:value-type="float" office:value="2368" table:style-name="ce104">
              <text:p>2368</text:p>
            </table:table-cell>
            <table:table-cell office:value-type="float" office:value="1928" table:style-name="ce104">
              <text:p>1928</text:p>
            </table:table-cell>
            <table:table-cell office:value-type="float" office:value="2917" table:style-name="ce107">
              <text:p>2917</text:p>
            </table:table-cell>
            <table:table-cell office:value-type="float" office:value="2800" table:style-name="ce104">
              <text:p>2800</text:p>
            </table:table-cell>
            <table:table-cell office:value-type="float" office:value="2359" table:style-name="ce104">
              <text:p>2359</text:p>
            </table:table-cell>
            <table:table-cell office:value-type="float" office:value="27378" table:formula="of:=SUM([.E16:.P16])" table:style-name="ce100">
              <text:p>27378</text:p>
            </table:table-cell>
            <table:table-cell table:number-columns-repeated="16367" table:style-name="ce96"/>
          </table:table-row>
          <table:table-row table:style-name="ro69">
            <table:table-cell office:value-type="float" office:value="13" table:style-name="ce107">
              <text:p>13</text:p>
            </table:table-cell>
            <table:table-cell office:value-type="string" table:style-name="ce107">
              <text:p>溪頭線台中出發</text:p>
            </table:table-cell>
            <table:table-cell office:value-type="string" table:style-name="ce107">
              <text:p>南投縣政府</text:p>
            </table:table-cell>
            <table:table-cell office:value-type="string" table:style-name="ce101">
              <text:p>員林客運 彰化客運 南投客運</text:p>
            </table:table-cell>
            <table:table-cell office:value-type="float" office:value="16658" table:style-name="ce102">
              <text:p>16658</text:p>
            </table:table-cell>
            <table:table-cell office:value-type="float" office:value="16571" table:style-name="ce103">
              <text:p>16571</text:p>
            </table:table-cell>
            <table:table-cell office:value-type="float" office:value="24049" table:style-name="ce104">
              <text:p>24049</text:p>
            </table:table-cell>
            <table:table-cell office:value-type="float" office:value="17685" table:style-name="ce104">
              <text:p>17685</text:p>
            </table:table-cell>
            <table:table-cell office:value-type="float" office:value="9206" table:style-name="ce104">
              <text:p>9206</text:p>
            </table:table-cell>
            <table:table-cell office:value-type="float" office:value="11576" table:style-name="ce104">
              <text:p>11576</text:p>
            </table:table-cell>
            <table:table-cell office:value-type="float" office:value="21553" table:style-name="ce104">
              <text:p>21553</text:p>
            </table:table-cell>
            <table:table-cell office:value-type="float" office:value="23951" table:style-name="ce104">
              <text:p>23951</text:p>
            </table:table-cell>
            <table:table-cell office:value-type="float" office:value="23584" table:style-name="ce104">
              <text:p>23584</text:p>
            </table:table-cell>
            <table:table-cell office:value-type="float" office:value="26228" table:style-name="ce107">
              <text:p>26228</text:p>
            </table:table-cell>
            <table:table-cell office:value-type="float" office:value="27849" table:style-name="ce107">
              <text:p>27849</text:p>
            </table:table-cell>
            <table:table-cell office:value-type="float" office:value="22849" table:style-name="ce107">
              <text:p>22849</text:p>
            </table:table-cell>
            <table:table-cell office:value-type="float" office:value="241759" table:formula="of:=SUM([.E17:.P17])" table:style-name="ce107">
              <text:p>241759</text:p>
            </table:table-cell>
            <table:table-cell table:style-name="ce96"/>
            <table:table-cell office:value-type="float" office:value="4" table:style-name="ce96">
              <text:p>4</text:p>
            </table:table-cell>
            <table:table-cell table:number-columns-repeated="1006" table:style-name="ce96"/>
            <table:table-cell table:number-columns-repeated="15359" table:style-name="ce111"/>
          </table:table-row>
          <table:table-row table:style-name="ro69">
            <table:table-cell office:value-type="float" office:value="14" table:style-name="ce107">
              <text:p>14</text:p>
            </table:table-cell>
            <table:table-cell office:value-type="string" table:style-name="ce100">
              <text:p>日月潭線直達</text:p>
            </table:table-cell>
            <table:table-cell office:value-type="string" table:style-name="ce100">
              <text:p>日月潭國家風景區管理處</text:p>
            </table:table-cell>
            <table:table-cell office:value-type="string" table:style-name="ce101">
              <text:p>南投客運</text:p>
            </table:table-cell>
            <table:table-cell office:value-type="float" office:value="8891" table:style-name="ce102">
              <text:p>8891</text:p>
            </table:table-cell>
            <table:table-cell office:value-type="float" office:value="11366" table:style-name="ce103">
              <text:p>11366</text:p>
            </table:table-cell>
            <table:table-cell office:value-type="float" office:value="10261" table:style-name="ce102">
              <text:p>10261</text:p>
            </table:table-cell>
            <table:table-cell office:value-type="float" office:value="6037" table:style-name="ce104">
              <text:p>6037</text:p>
            </table:table-cell>
            <table:table-cell office:value-type="float" office:value="4020" table:style-name="ce104">
              <text:p>4020</text:p>
            </table:table-cell>
            <table:table-cell office:value-type="float" office:value="3641" table:style-name="ce104">
              <text:p>3641</text:p>
            </table:table-cell>
            <table:table-cell office:value-type="float" office:value="6342" table:style-name="ce104">
              <text:p>6342</text:p>
            </table:table-cell>
            <table:table-cell office:value-type="float" office:value="7425" table:style-name="ce104">
              <text:p>7425</text:p>
            </table:table-cell>
            <table:table-cell office:value-type="float" office:value="9569" table:style-name="ce104">
              <text:p>9569</text:p>
            </table:table-cell>
            <table:table-cell office:value-type="float" office:value="11577" table:style-name="ce107">
              <text:p>11577</text:p>
            </table:table-cell>
            <table:table-cell office:value-type="float" office:value="13264" table:style-name="ce107">
              <text:p>13264</text:p>
            </table:table-cell>
            <table:table-cell office:value-type="float" office:value="16832" table:style-name="ce100">
              <text:p>16832</text:p>
            </table:table-cell>
            <table:table-cell office:value-type="float" office:value="109225" table:formula="of:=SUM([.E18:.P18])" table:style-name="ce100">
              <text:p>109225</text:p>
            </table:table-cell>
            <table:table-cell table:number-columns-repeated="16367" table:style-name="ce96"/>
          </table:table-row>
          <table:table-row table:style-name="ro69">
            <table:table-cell office:value-type="float" office:value="15" table:style-name="ce107">
              <text:p>15</text:p>
            </table:table-cell>
            <table:table-cell office:value-type="string" table:style-name="ce100">
              <text:p>臺中時尚城中城線</text:p>
            </table:table-cell>
            <table:table-cell office:value-type="string" table:style-name="ce100">
              <text:p>臺中市政府</text:p>
            </table:table-cell>
            <table:table-cell office:value-type="string" table:style-name="ce101">
              <text:p>台中客運 豐原客運 全航客運</text:p>
            </table:table-cell>
            <table:table-cell office:value-type="float" office:value="10820" table:style-name="ce102">
              <text:p>10820</text:p>
            </table:table-cell>
            <table:table-cell office:value-type="float" office:value="10528" table:style-name="ce104">
              <text:p>10528</text:p>
            </table:table-cell>
            <table:table-cell office:value-type="float" office:value="11721" table:style-name="ce104">
              <text:p>11721</text:p>
            </table:table-cell>
            <table:table-cell office:value-type="float" office:value="10532" table:style-name="ce104">
              <text:p>10532</text:p>
            </table:table-cell>
            <table:table-cell office:value-type="float" office:value="7077" table:style-name="ce104">
              <text:p>7077</text:p>
            </table:table-cell>
            <table:table-cell office:value-type="float" office:value="7074" table:style-name="ce104">
              <text:p>7074</text:p>
            </table:table-cell>
            <table:table-cell office:value-type="float" office:value="11156" table:style-name="ce104">
              <text:p>11156</text:p>
            </table:table-cell>
            <table:table-cell office:value-type="float" office:value="12796" table:style-name="ce104">
              <text:p>12796</text:p>
            </table:table-cell>
            <table:table-cell office:value-type="float" office:value="11933" table:style-name="ce104">
              <text:p>11933</text:p>
            </table:table-cell>
            <table:table-cell office:value-type="float" office:value="13807" table:style-name="ce107">
              <text:p>13807</text:p>
            </table:table-cell>
            <table:table-cell office:value-type="float" office:value="13363" table:style-name="ce107">
              <text:p>13363</text:p>
            </table:table-cell>
            <table:table-cell office:value-type="float" office:value="14565" table:style-name="ce100">
              <text:p>14565</text:p>
            </table:table-cell>
            <table:table-cell office:value-type="float" office:value="135372" table:formula="of:=SUM([.E19:.P19])" table:style-name="ce100">
              <text:p>135372</text:p>
            </table:table-cell>
            <table:table-cell table:number-columns-repeated="16367" table:style-name="ce96"/>
          </table:table-row>
          <table:table-row table:style-name="ro69">
            <table:table-cell office:value-type="float" office:value="16" table:style-name="ce107">
              <text:p>16</text:p>
            </table:table-cell>
            <table:table-cell office:value-type="string" table:style-name="ce100">
              <text:p>日月潭線經埔里</text:p>
            </table:table-cell>
            <table:table-cell office:value-type="string" table:style-name="ce100">
              <text:p>日月潭國家風景區管理處</text:p>
            </table:table-cell>
            <table:table-cell office:value-type="string" table:style-name="ce101">
              <text:p>南投客運</text:p>
            </table:table-cell>
            <table:table-cell office:value-type="float" office:value="40734" table:style-name="ce102">
              <text:p>40734</text:p>
            </table:table-cell>
            <table:table-cell office:value-type="float" office:value="42864" table:style-name="ce103">
              <text:p>42864</text:p>
            </table:table-cell>
            <table:table-cell office:value-type="float" office:value="44209" table:style-name="ce102">
              <text:p>44209</text:p>
            </table:table-cell>
            <table:table-cell office:value-type="float" office:value="29350" table:style-name="ce104">
              <text:p>29350</text:p>
            </table:table-cell>
            <table:table-cell office:value-type="float" office:value="22454" table:style-name="ce104">
              <text:p>22454</text:p>
            </table:table-cell>
            <table:table-cell office:value-type="float" office:value="26174" table:style-name="ce104">
              <text:p>26174</text:p>
            </table:table-cell>
            <table:table-cell office:value-type="float" office:value="37999" table:style-name="ce104">
              <text:p>37999</text:p>
            </table:table-cell>
            <table:table-cell office:value-type="float" office:value="54137" table:style-name="ce104">
              <text:p>54137</text:p>
            </table:table-cell>
            <table:table-cell office:value-type="float" office:value="45293" table:style-name="ce104">
              <text:p>45293</text:p>
            </table:table-cell>
            <table:table-cell office:value-type="float" office:value="45528" table:style-name="ce107">
              <text:p>45528</text:p>
            </table:table-cell>
            <table:table-cell office:value-type="float" office:value="48490" table:style-name="ce107">
              <text:p>48490</text:p>
            </table:table-cell>
            <table:table-cell office:value-type="float" office:value="60144" table:style-name="ce100">
              <text:p>60144</text:p>
            </table:table-cell>
            <table:table-cell office:value-type="float" office:value="497376" table:formula="of:=SUM([.E20:.P20])" table:style-name="ce100">
              <text:p>497376</text:p>
            </table:table-cell>
            <table:table-cell table:style-name="ce96"/>
            <table:table-cell office:value-type="float" office:value="1" table:style-name="ce96">
              <text:p>1</text:p>
            </table:table-cell>
            <table:table-cell table:number-columns-repeated="16365" table:style-name="ce96"/>
          </table:table-row>
          <table:table-row table:style-name="ro69">
            <table:table-cell office:value-type="float" office:value="17" table:style-name="ce107">
              <text:p>17</text:p>
            </table:table-cell>
            <table:table-cell office:value-type="string" table:style-name="ce100">
              <text:p>日月潭線經中台禪寺</text:p>
            </table:table-cell>
            <table:table-cell office:value-type="string" table:style-name="ce100">
              <text:p>日月潭國家風景區管理處</text:p>
            </table:table-cell>
            <table:table-cell office:value-type="string" table:style-name="ce101">
              <text:p>南投客運</text:p>
            </table:table-cell>
            <table:table-cell office:value-type="float" office:value="192" table:style-name="ce102">
              <text:p>192</text:p>
            </table:table-cell>
            <table:table-cell office:value-type="float" office:value="308" table:style-name="ce103">
              <text:p>308</text:p>
            </table:table-cell>
            <table:table-cell office:value-type="float" office:value="313" table:style-name="ce102">
              <text:p>313</text:p>
            </table:table-cell>
            <table:table-cell office:value-type="float" office:value="293" table:style-name="ce104">
              <text:p>293</text:p>
            </table:table-cell>
            <table:table-cell office:value-type="float" office:value="66" table:style-name="ce104">
              <text:p>66</text:p>
            </table:table-cell>
            <table:table-cell office:value-type="float" office:value="82" table:style-name="ce104">
              <text:p>82</text:p>
            </table:table-cell>
            <table:table-cell office:value-type="float" office:value="307" table:style-name="ce104">
              <text:p>307</text:p>
            </table:table-cell>
            <table:table-cell office:value-type="float" office:value="397" table:style-name="ce104">
              <text:p>397</text:p>
            </table:table-cell>
            <table:table-cell office:value-type="float" office:value="443" table:style-name="ce104">
              <text:p>443</text:p>
            </table:table-cell>
            <table:table-cell office:value-type="float" office:value="615" table:style-name="ce107">
              <text:p>615</text:p>
            </table:table-cell>
            <table:table-cell office:value-type="float" office:value="426" table:style-name="ce107">
              <text:p>426</text:p>
            </table:table-cell>
            <table:table-cell office:value-type="float" office:value="668" table:style-name="ce100">
              <text:p>668</text:p>
            </table:table-cell>
            <table:table-cell office:value-type="float" office:value="4110" table:formula="of:=SUM([.E21:.P21])" table:style-name="ce100">
              <text:p>4110</text:p>
            </table:table-cell>
            <table:table-cell table:number-columns-repeated="16367" table:style-name="ce96"/>
          </table:table-row>
          <table:table-row table:style-name="ro69">
            <table:table-cell office:value-type="float" office:value="18" table:style-name="ce107">
              <text:p>18</text:p>
            </table:table-cell>
            <table:table-cell office:value-type="string" table:style-name="ce100">
              <text:p>埔里線</text:p>
            </table:table-cell>
            <table:table-cell office:value-type="string" table:style-name="ce100">
              <text:p>南投縣政府</text:p>
            </table:table-cell>
            <table:table-cell office:value-type="string" table:style-name="ce101">
              <text:p>南投客運</text:p>
            </table:table-cell>
            <table:table-cell office:value-type="string" table:style-name="ce102">
              <text:p>未開行</text:p>
            </table:table-cell>
            <table:table-cell office:value-type="string" table:style-name="ce102">
              <text:p>未開行</text:p>
            </table:table-cell>
            <table:table-cell office:value-type="string" table:style-name="ce102">
              <text:p>未開行</text:p>
            </table:table-cell>
            <table:table-cell office:value-type="string" table:style-name="ce102">
              <text:p>未開行</text:p>
            </table:table-cell>
            <table:table-cell office:value-type="string" table:style-name="ce102">
              <text:p>未開行</text:p>
            </table:table-cell>
            <table:table-cell office:value-type="string" table:style-name="ce102">
              <text:p>7/15開行</text:p>
            </table:table-cell>
            <table:table-cell office:value-type="float" office:value="2439" table:style-name="ce104">
              <text:p>2439</text:p>
            </table:table-cell>
            <table:table-cell office:value-type="float" office:value="2549" table:style-name="ce104">
              <text:p>2549</text:p>
            </table:table-cell>
            <table:table-cell office:value-type="float" office:value="4030" table:style-name="ce104">
              <text:p>4030</text:p>
            </table:table-cell>
            <table:table-cell office:value-type="float" office:value="5528" table:style-name="ce107">
              <text:p>5528</text:p>
            </table:table-cell>
            <table:table-cell office:value-type="float" office:value="7360" table:style-name="ce107">
              <text:p>7360</text:p>
            </table:table-cell>
            <table:table-cell office:value-type="float" office:value="9076" table:style-name="ce100">
              <text:p>9076</text:p>
            </table:table-cell>
            <table:table-cell office:value-type="float" office:value="30982" table:formula="of:=SUM([.E22:.P22])" table:style-name="ce100">
              <text:p>30982</text:p>
            </table:table-cell>
            <table:table-cell table:number-columns-repeated="16367" table:style-name="ce96"/>
          </table:table-row>
          <table:table-row table:style-name="ro69">
            <table:table-cell office:value-type="float" office:value="19" table:style-name="ce107">
              <text:p>19</text:p>
            </table:table-cell>
            <table:table-cell office:value-type="string" table:style-name="ce100">
              <text:p>清水岩線</text:p>
            </table:table-cell>
            <table:table-cell office:value-type="string" table:style-name="ce100">
              <text:p>彰化縣政府</text:p>
            </table:table-cell>
            <table:table-cell office:value-type="string" table:style-name="ce101">
              <text:p>員林客運</text:p>
            </table:table-cell>
            <table:table-cell office:value-type="float" office:value="54" table:style-name="ce102">
              <text:p>54</text:p>
            </table:table-cell>
            <table:table-cell office:value-type="float" office:value="91" table:style-name="ce103">
              <text:p>91</text:p>
            </table:table-cell>
            <table:table-cell office:value-type="float" office:value="60" table:style-name="ce104">
              <text:p>60</text:p>
            </table:table-cell>
            <table:table-cell office:value-type="float" office:value="41" table:style-name="ce104">
              <text:p>41</text:p>
            </table:table-cell>
            <table:table-cell office:value-type="float" office:value="37" table:style-name="ce104">
              <text:p>37</text:p>
            </table:table-cell>
            <table:table-cell office:value-type="float" office:value="26" table:style-name="ce104">
              <text:p>26</text:p>
            </table:table-cell>
            <table:table-cell office:value-type="float" office:value="60" table:style-name="ce104">
              <text:p>60</text:p>
            </table:table-cell>
            <table:table-cell office:value-type="float" office:value="46" table:style-name="ce104">
              <text:p>46</text:p>
            </table:table-cell>
            <table:table-cell office:value-type="float" office:value="19" table:style-name="ce104">
              <text:p>19</text:p>
            </table:table-cell>
            <table:table-cell office:value-type="float" office:value="123" table:style-name="ce107">
              <text:p>123</text:p>
            </table:table-cell>
            <table:table-cell office:value-type="float" office:value="62" table:style-name="ce104">
              <text:p>62</text:p>
            </table:table-cell>
            <table:table-cell office:value-type="float" office:value="189" table:style-name="ce100">
              <text:p>189</text:p>
            </table:table-cell>
            <table:table-cell office:value-type="float" office:value="808" table:formula="of:=SUM([.E23:.P23])" table:style-name="ce100">
              <text:p>808</text:p>
            </table:table-cell>
            <table:table-cell table:number-columns-repeated="16367" table:style-name="ce96"/>
          </table:table-row>
          <table:table-row table:style-name="ro69">
            <table:table-cell office:value-type="float" office:value="20" table:style-name="ce107">
              <text:p>20</text:p>
            </table:table-cell>
            <table:table-cell office:value-type="string" table:style-name="ce100">
              <text:p>彰南快線</text:p>
            </table:table-cell>
            <table:table-cell office:value-type="string" table:style-name="ce100">
              <text:p>彰化縣政府</text:p>
            </table:table-cell>
            <table:table-cell office:value-type="string" table:style-name="ce101">
              <text:p>員林客運</text:p>
            </table:table-cell>
            <table:table-cell office:value-type="float" office:value="33" table:style-name="ce102">
              <text:p>33</text:p>
            </table:table-cell>
            <table:table-cell office:value-type="float" office:value="288" table:style-name="ce103">
              <text:p>288</text:p>
            </table:table-cell>
            <table:table-cell office:value-type="float" office:value="55" table:style-name="ce104">
              <text:p>55</text:p>
            </table:table-cell>
            <table:table-cell office:value-type="float" office:value="79" table:style-name="ce104">
              <text:p>79</text:p>
            </table:table-cell>
            <table:table-cell office:value-type="float" office:value="50" table:style-name="ce104">
              <text:p>50</text:p>
            </table:table-cell>
            <table:table-cell office:value-type="float" office:value="38" table:style-name="ce104">
              <text:p>38</text:p>
            </table:table-cell>
            <table:table-cell office:value-type="float" office:value="46" table:style-name="ce104">
              <text:p>46</text:p>
            </table:table-cell>
            <table:table-cell office:value-type="float" office:value="8" table:style-name="ce104">
              <text:p>8</text:p>
            </table:table-cell>
            <table:table-cell office:value-type="float" office:value="27" table:style-name="ce104">
              <text:p>27</text:p>
            </table:table-cell>
            <table:table-cell office:value-type="float" office:value="98" table:style-name="ce107">
              <text:p>98</text:p>
            </table:table-cell>
            <table:table-cell office:value-type="float" office:value="108" table:style-name="ce104">
              <text:p>108</text:p>
            </table:table-cell>
            <table:table-cell office:value-type="float" office:value="141" table:style-name="ce100">
              <text:p>141</text:p>
            </table:table-cell>
            <table:table-cell office:value-type="float" office:value="971" table:formula="of:=SUM([.E24:.P24])" table:style-name="ce100">
              <text:p>971</text:p>
            </table:table-cell>
            <table:table-cell table:number-columns-repeated="1008" table:style-name="ce111"/>
            <table:table-cell table:number-columns-repeated="15359"/>
          </table:table-row>
          <table:table-row table:style-name="ro69">
            <table:table-cell office:value-type="float" office:value="21" table:style-name="ce107">
              <text:p>21</text:p>
            </table:table-cell>
            <table:table-cell office:value-type="string" table:style-name="ce100">
              <text:p>鹿港祈福線(含鹿港祈福A線)</text:p>
            </table:table-cell>
            <table:table-cell office:value-type="string" table:style-name="ce100">
              <text:p>彰化縣政府</text:p>
            </table:table-cell>
            <table:table-cell office:value-type="string" table:style-name="ce101">
              <text:p>彰化客運</text:p>
            </table:table-cell>
            <table:table-cell office:value-type="float" office:value="5020" table:style-name="ce102">
              <text:p>5020</text:p>
            </table:table-cell>
            <table:table-cell office:value-type="float" office:value="5968" table:style-name="ce103">
              <text:p>5968</text:p>
            </table:table-cell>
            <table:table-cell office:value-type="float" office:value="5746" table:style-name="ce102">
              <text:p>5746</text:p>
            </table:table-cell>
            <table:table-cell office:value-type="float" office:value="5051" table:style-name="ce104">
              <text:p>5051</text:p>
            </table:table-cell>
            <table:table-cell office:value-type="float" office:value="3286" table:style-name="ce104">
              <text:p>3286</text:p>
            </table:table-cell>
            <table:table-cell office:value-type="float" office:value="3596" table:style-name="ce104">
              <text:p>3596</text:p>
            </table:table-cell>
            <table:table-cell office:value-type="float" office:value="6194" table:style-name="ce104">
              <text:p>6194</text:p>
            </table:table-cell>
            <table:table-cell office:value-type="float" office:value="6640" table:style-name="ce104">
              <text:p>6640</text:p>
            </table:table-cell>
            <table:table-cell office:value-type="float" office:value="5729" table:style-name="ce104">
              <text:p>5729</text:p>
            </table:table-cell>
            <table:table-cell office:value-type="float" office:value="6269" table:style-name="ce107">
              <text:p>6269</text:p>
            </table:table-cell>
            <table:table-cell office:value-type="float" office:value="6220" table:style-name="ce107">
              <text:p>6220</text:p>
            </table:table-cell>
            <table:table-cell office:value-type="float" office:value="6335" table:style-name="ce100">
              <text:p>6335</text:p>
            </table:table-cell>
            <table:table-cell office:value-type="float" office:value="66054" table:formula="of:=SUM([.E25:.P25])" table:style-name="ce100">
              <text:p>66054</text:p>
            </table:table-cell>
            <table:table-cell table:number-columns-repeated="16367" table:style-name="ce96"/>
          </table:table-row>
          <table:table-row table:style-name="ro69">
            <table:table-cell office:value-type="float" office:value="22" table:style-name="ce107">
              <text:p>22</text:p>
            </table:table-cell>
            <table:table-cell office:value-type="string" table:style-name="ce107">
              <text:p>溪頭線彰化出發</text:p>
            </table:table-cell>
            <table:table-cell office:value-type="string" table:style-name="ce107">
              <text:p>南投縣政府</text:p>
            </table:table-cell>
            <table:table-cell office:value-type="string" table:style-name="ce101">
              <text:p>員林客運</text:p>
            </table:table-cell>
            <table:table-cell office:value-type="string" table:style-name="ce102">
              <text:p>未開行</text:p>
            </table:table-cell>
            <table:table-cell office:value-type="string" table:style-name="ce102">
              <text:p>未開行</text:p>
            </table:table-cell>
            <table:table-cell office:value-type="string" table:style-name="ce102">
              <text:p>未開行</text:p>
            </table:table-cell>
            <table:table-cell office:value-type="string" table:style-name="ce102">
              <text:p>未開行</text:p>
            </table:table-cell>
            <table:table-cell office:value-type="string" table:style-name="ce102">
              <text:p>6/15開行</text:p>
            </table:table-cell>
            <table:table-cell office:value-type="float" office:value="336" table:style-name="ce104">
              <text:p>336</text:p>
            </table:table-cell>
            <table:table-cell office:value-type="float" office:value="1048" table:style-name="ce104">
              <text:p>1048</text:p>
            </table:table-cell>
            <table:table-cell office:value-type="float" office:value="1515" table:style-name="ce104">
              <text:p>1515</text:p>
            </table:table-cell>
            <table:table-cell office:value-type="float" office:value="1417" table:style-name="ce104">
              <text:p>1417</text:p>
            </table:table-cell>
            <table:table-cell office:value-type="float" office:value="1113" table:style-name="ce107">
              <text:p>1113</text:p>
            </table:table-cell>
            <table:table-cell office:value-type="float" office:value="1361" table:style-name="ce104">
              <text:p>1361</text:p>
            </table:table-cell>
            <table:table-cell office:value-type="float" office:value="1237" table:style-name="ce107">
              <text:p>1237</text:p>
            </table:table-cell>
            <table:table-cell office:value-type="float" office:value="8027" table:formula="of:=SUM([.E26:.P26])" table:style-name="ce100">
              <text:p>8027</text:p>
            </table:table-cell>
            <table:table-cell table:number-columns-repeated="16367" table:style-name="ce96"/>
          </table:table-row>
          <table:table-row table:style-name="ro69">
            <table:table-cell office:value-type="float" office:value="23" table:style-name="ce107">
              <text:p>23</text:p>
            </table:table-cell>
            <table:table-cell office:value-type="string" table:style-name="ce112">
              <text:p>北港虎尾線</text:p>
            </table:table-cell>
            <table:table-cell office:value-type="string" table:style-name="ce100">
              <text:p>雲林縣政府</text:p>
            </table:table-cell>
            <table:table-cell office:value-type="string" table:style-name="ce101">
              <text:p>台西客運</text:p>
            </table:table-cell>
            <table:table-cell office:value-type="float" office:value="77" table:style-name="ce102">
              <text:p>77</text:p>
            </table:table-cell>
            <table:table-cell office:value-type="float" office:value="102" table:style-name="ce103">
              <text:p>102</text:p>
            </table:table-cell>
            <table:table-cell office:value-type="float" office:value="80" table:style-name="ce102">
              <text:p>80</text:p>
            </table:table-cell>
            <table:table-cell office:value-type="float" office:value="42" table:style-name="ce104">
              <text:p>42</text:p>
            </table:table-cell>
            <table:table-cell office:value-type="float" office:value="49" table:style-name="ce104">
              <text:p>49</text:p>
            </table:table-cell>
            <table:table-cell office:value-type="float" office:value="44" table:style-name="ce104">
              <text:p>44</text:p>
            </table:table-cell>
            <table:table-cell office:value-type="float" office:value="67" table:style-name="ce104">
              <text:p>67</text:p>
            </table:table-cell>
            <table:table-cell office:value-type="float" office:value="60" table:style-name="ce104">
              <text:p>60</text:p>
            </table:table-cell>
            <table:table-cell office:value-type="float" office:value="64" table:style-name="ce104">
              <text:p>64</text:p>
            </table:table-cell>
            <table:table-cell office:value-type="float" office:value="84" table:style-name="ce107">
              <text:p>84</text:p>
            </table:table-cell>
            <table:table-cell office:value-type="float" office:value="66" table:style-name="ce107">
              <text:p>66</text:p>
            </table:table-cell>
            <table:table-cell office:value-type="float" office:value="80" table:style-name="ce100">
              <text:p>80</text:p>
            </table:table-cell>
            <table:table-cell office:value-type="float" office:value="815" table:formula="of:=SUM([.E27:.P27])" table:style-name="ce100">
              <text:p>815</text:p>
            </table:table-cell>
            <table:table-cell table:number-columns-repeated="16367" table:style-name="ce96"/>
          </table:table-row>
          <table:table-row table:style-name="ro69">
            <table:table-cell office:value-type="float" office:value="24" table:style-name="ce107">
              <text:p>24</text:p>
            </table:table-cell>
            <table:table-cell office:value-type="string" table:style-name="ce100">
              <text:p>斗六古坑線</text:p>
            </table:table-cell>
            <table:table-cell office:value-type="string" table:style-name="ce100">
              <text:p>雲林縣政府</text:p>
            </table:table-cell>
            <table:table-cell office:value-type="string" table:style-name="ce101">
              <text:p>嘉義客運 台西客運</text:p>
            </table:table-cell>
            <table:table-cell office:value-type="float" office:value="1892" table:style-name="ce102">
              <text:p>1892</text:p>
            </table:table-cell>
            <table:table-cell office:value-type="float" office:value="1932" table:style-name="ce103">
              <text:p>1932</text:p>
            </table:table-cell>
            <table:table-cell office:value-type="float" office:value="1396" table:style-name="ce102">
              <text:p>1396</text:p>
            </table:table-cell>
            <table:table-cell office:value-type="float" office:value="1927" table:style-name="ce104">
              <text:p>1927</text:p>
            </table:table-cell>
            <table:table-cell office:value-type="float" office:value="576" table:style-name="ce104">
              <text:p>576</text:p>
            </table:table-cell>
            <table:table-cell office:value-type="float" office:value="1554" table:style-name="ce104">
              <text:p>1554</text:p>
            </table:table-cell>
            <table:table-cell office:value-type="float" office:value="4347" table:style-name="ce104">
              <text:p>4347</text:p>
            </table:table-cell>
            <table:table-cell office:value-type="float" office:value="5890" table:style-name="ce104">
              <text:p>5890</text:p>
            </table:table-cell>
            <table:table-cell office:value-type="float" office:value="2286" table:style-name="ce104">
              <text:p>2286</text:p>
            </table:table-cell>
            <table:table-cell office:value-type="float" office:value="2319" table:style-name="ce107">
              <text:p>2319</text:p>
            </table:table-cell>
            <table:table-cell office:value-type="float" office:value="2009" table:style-name="ce107">
              <text:p>2009</text:p>
            </table:table-cell>
            <table:table-cell office:value-type="float" office:value="1882" table:style-name="ce100">
              <text:p>1882</text:p>
            </table:table-cell>
            <table:table-cell office:value-type="float" office:value="28010" table:formula="of:=SUM([.E28:.P28])" table:style-name="ce100">
              <text:p>28010</text:p>
            </table:table-cell>
            <table:table-cell table:number-columns-repeated="16367" table:style-name="ce96"/>
          </table:table-row>
          <table:table-row table:style-name="ro69">
            <table:table-cell office:value-type="float" office:value="25" table:style-name="ce107">
              <text:p>25</text:p>
            </table:table-cell>
            <table:table-cell office:value-type="string" table:style-name="ce100">
              <text:p>雲林草嶺線</text:p>
            </table:table-cell>
            <table:table-cell office:value-type="string" table:style-name="ce100">
              <text:p>雲林縣政府</text:p>
            </table:table-cell>
            <table:table-cell office:value-type="string" table:style-name="ce101">
              <text:p>台西客運</text:p>
            </table:table-cell>
            <table:table-cell office:value-type="float" office:value="178" table:style-name="ce102">
              <text:p>178</text:p>
            </table:table-cell>
            <table:table-cell office:value-type="float" office:value="604" table:style-name="ce103">
              <text:p>604</text:p>
            </table:table-cell>
            <table:table-cell office:value-type="float" office:value="506" table:style-name="ce102">
              <text:p>506</text:p>
            </table:table-cell>
            <table:table-cell office:value-type="float" office:value="358" table:style-name="ce104">
              <text:p>358</text:p>
            </table:table-cell>
            <table:table-cell office:value-type="float" office:value="77" table:style-name="ce104">
              <text:p>77</text:p>
            </table:table-cell>
            <table:table-cell office:value-type="float" office:value="103" table:style-name="ce104">
              <text:p>103</text:p>
            </table:table-cell>
            <table:table-cell office:value-type="float" office:value="515" table:style-name="ce104">
              <text:p>515</text:p>
            </table:table-cell>
            <table:table-cell office:value-type="float" office:value="429" table:style-name="ce104">
              <text:p>429</text:p>
            </table:table-cell>
            <table:table-cell office:value-type="float" office:value="395" table:style-name="ce104">
              <text:p>395</text:p>
            </table:table-cell>
            <table:table-cell office:value-type="float" office:value="442" table:style-name="ce107">
              <text:p>442</text:p>
            </table:table-cell>
            <table:table-cell office:value-type="float" office:value="384" table:style-name="ce107">
              <text:p>384</text:p>
            </table:table-cell>
            <table:table-cell office:value-type="float" office:value="464" table:style-name="ce100">
              <text:p>464</text:p>
            </table:table-cell>
            <table:table-cell office:value-type="float" office:value="4455" table:formula="of:=SUM([.E29:.P29])" table:style-name="ce100">
              <text:p>4455</text:p>
            </table:table-cell>
            <table:table-cell table:number-columns-repeated="16367" table:style-name="ce96"/>
          </table:table-row>
          <table:table-row table:style-name="ro69">
            <table:table-cell office:value-type="float" office:value="26" table:style-name="ce107">
              <text:p>26</text:p>
            </table:table-cell>
            <table:table-cell office:value-type="string" table:style-name="ce100">
              <text:p>車埕線</text:p>
            </table:table-cell>
            <table:table-cell office:value-type="string" table:style-name="ce100">
              <text:p>日月潭國家風景區管理處</text:p>
            </table:table-cell>
            <table:table-cell office:value-type="string" table:style-name="ce101">
              <text:p>南投客運</text:p>
            </table:table-cell>
            <table:table-cell office:value-type="float" office:value="1232" table:style-name="ce102">
              <text:p>1232</text:p>
            </table:table-cell>
            <table:table-cell office:value-type="float" office:value="1185" table:style-name="ce103">
              <text:p>1185</text:p>
            </table:table-cell>
            <table:table-cell office:value-type="float" office:value="1317" table:style-name="ce102">
              <text:p>1317</text:p>
            </table:table-cell>
            <table:table-cell office:value-type="float" office:value="1030" table:style-name="ce104">
              <text:p>1030</text:p>
            </table:table-cell>
            <table:table-cell office:value-type="float" office:value="575" table:style-name="ce104">
              <text:p>575</text:p>
            </table:table-cell>
            <table:table-cell office:value-type="float" office:value="552" table:style-name="ce104">
              <text:p>552</text:p>
            </table:table-cell>
            <table:table-cell office:value-type="float" office:value="945" table:style-name="ce104">
              <text:p>945</text:p>
            </table:table-cell>
            <table:table-cell office:value-type="float" office:value="2033" table:style-name="ce104">
              <text:p>2033</text:p>
            </table:table-cell>
            <table:table-cell office:value-type="float" office:value="1053" table:style-name="ce104">
              <text:p>1053</text:p>
            </table:table-cell>
            <table:table-cell office:value-type="float" office:value="1376" table:style-name="ce107">
              <text:p>1376</text:p>
            </table:table-cell>
            <table:table-cell office:value-type="float" office:value="1529" table:style-name="ce107">
              <text:p>1529</text:p>
            </table:table-cell>
            <table:table-cell office:value-type="float" office:value="1654" table:style-name="ce100">
              <text:p>1654</text:p>
            </table:table-cell>
            <table:table-cell office:value-type="float" office:value="14481" table:formula="of:=SUM([.E30:.P30])" table:style-name="ce100">
              <text:p>14481</text:p>
            </table:table-cell>
            <table:table-cell table:number-columns-repeated="16367" table:style-name="ce96"/>
          </table:table-row>
          <table:table-row table:style-name="ro69">
            <table:table-cell office:value-type="float" office:value="27" table:style-name="ce107">
              <text:p>27</text:p>
            </table:table-cell>
            <table:table-cell office:value-type="string" table:style-name="ce100">
              <text:p>東埔線</text:p>
            </table:table-cell>
            <table:table-cell office:value-type="string" table:style-name="ce100">
              <text:p>南投縣政府</text:p>
            </table:table-cell>
            <table:table-cell office:value-type="string" table:style-name="ce101">
              <text:p>員林客運</text:p>
            </table:table-cell>
            <table:table-cell office:value-type="float" office:value="5081" table:style-name="ce102">
              <text:p>5081</text:p>
            </table:table-cell>
            <table:table-cell office:value-type="float" office:value="3956" table:style-name="ce103">
              <text:p>3956</text:p>
            </table:table-cell>
            <table:table-cell office:value-type="float" office:value="5299" table:style-name="ce104">
              <text:p>5299</text:p>
            </table:table-cell>
            <table:table-cell office:value-type="float" office:value="4212" table:style-name="ce104">
              <text:p>4212</text:p>
            </table:table-cell>
            <table:table-cell office:value-type="float" office:value="2621" table:style-name="ce104">
              <text:p>2621</text:p>
            </table:table-cell>
            <table:table-cell office:value-type="float" office:value="2183" table:style-name="ce104">
              <text:p>2183</text:p>
            </table:table-cell>
            <table:table-cell office:value-type="float" office:value="3799" table:style-name="ce104">
              <text:p>3799</text:p>
            </table:table-cell>
            <table:table-cell office:value-type="float" office:value="3631" table:style-name="ce104">
              <text:p>3631</text:p>
            </table:table-cell>
            <table:table-cell office:value-type="float" office:value="3102" table:style-name="ce104">
              <text:p>3102</text:p>
            </table:table-cell>
            <table:table-cell office:value-type="float" office:value="4421" table:style-name="ce107">
              <text:p>4421</text:p>
            </table:table-cell>
            <table:table-cell office:value-type="float" office:value="4681" table:style-name="ce104">
              <text:p>4681</text:p>
            </table:table-cell>
            <table:table-cell office:value-type="float" office:value="5014" table:style-name="ce100">
              <text:p>5014</text:p>
            </table:table-cell>
            <table:table-cell office:value-type="float" office:value="48000" table:formula="of:=SUM([.E31:.P31])" table:style-name="ce100">
              <text:p>48000</text:p>
            </table:table-cell>
            <table:table-cell table:number-columns-repeated="16367" table:style-name="ce96"/>
          </table:table-row>
          <table:table-row table:style-name="ro69">
            <table:table-cell office:value-type="float" office:value="28" table:style-name="ce107">
              <text:p>28</text:p>
            </table:table-cell>
            <table:table-cell office:value-type="string" table:style-name="ce107">
              <text:p>清境線</text:p>
            </table:table-cell>
            <table:table-cell office:value-type="string" table:style-name="ce107">
              <text:p>南投縣政府</text:p>
            </table:table-cell>
            <table:table-cell office:value-type="string" table:style-name="ce101">
              <text:p>南投客運</text:p>
            </table:table-cell>
            <table:table-cell office:value-type="float" office:value="8776" table:style-name="ce102">
              <text:p>8776</text:p>
            </table:table-cell>
            <table:table-cell office:value-type="float" office:value="9307" table:style-name="ce103">
              <text:p>9307</text:p>
            </table:table-cell>
            <table:table-cell office:value-type="float" office:value="9791" table:style-name="ce104">
              <text:p>9791</text:p>
            </table:table-cell>
            <table:table-cell office:value-type="float" office:value="7855" table:style-name="ce104">
              <text:p>7855</text:p>
            </table:table-cell>
            <table:table-cell office:value-type="float" office:value="4438" table:style-name="ce104">
              <text:p>4438</text:p>
            </table:table-cell>
            <table:table-cell office:value-type="float" office:value="5633" table:style-name="ce104">
              <text:p>5633</text:p>
            </table:table-cell>
            <table:table-cell office:value-type="float" office:value="10651" table:style-name="ce104">
              <text:p>10651</text:p>
            </table:table-cell>
            <table:table-cell office:value-type="float" office:value="12359" table:style-name="ce104">
              <text:p>12359</text:p>
            </table:table-cell>
            <table:table-cell office:value-type="float" office:value="8945" table:style-name="ce104">
              <text:p>8945</text:p>
            </table:table-cell>
            <table:table-cell office:value-type="float" office:value="10586" table:style-name="ce107">
              <text:p>10586</text:p>
            </table:table-cell>
            <table:table-cell office:value-type="float" office:value="10075" table:style-name="ce107">
              <text:p>10075</text:p>
            </table:table-cell>
            <table:table-cell office:value-type="float" office:value="12907" table:style-name="ce104">
              <text:p>12907</text:p>
            </table:table-cell>
            <table:table-cell office:value-type="float" office:value="111323" table:formula="of:=SUM([.E32:.P32])" table:style-name="ce100">
              <text:p>111323</text:p>
            </table:table-cell>
            <table:table-cell table:number-columns-repeated="16367" table:style-name="ce96"/>
          </table:table-row>
          <table:table-row table:style-name="ro69">
            <table:table-cell office:value-type="float" office:value="29" table:style-name="ce107">
              <text:p>29</text:p>
            </table:table-cell>
            <table:table-cell office:value-type="string" table:style-name="ce107">
              <text:p>集集線</text:p>
            </table:table-cell>
            <table:table-cell office:value-type="string" table:style-name="ce107">
              <text:p>南投縣政府</text:p>
            </table:table-cell>
            <table:table-cell office:value-type="string" table:style-name="ce101">
              <text:p>總達客運</text:p>
            </table:table-cell>
            <table:table-cell office:value-type="string" table:style-name="ce102">
              <text:p>未開行</text:p>
            </table:table-cell>
            <table:table-cell office:value-type="string" table:style-name="ce102">
              <text:p>未開行</text:p>
            </table:table-cell>
            <table:table-cell office:value-type="string" table:style-name="ce102">
              <text:p>未開行</text:p>
            </table:table-cell>
            <table:table-cell office:value-type="string" table:style-name="ce102">
              <text:p>未開行</text:p>
            </table:table-cell>
            <table:table-cell office:value-type="string" table:style-name="ce102">
              <text:p>未開行</text:p>
            </table:table-cell>
            <table:table-cell office:value-type="string" table:style-name="ce102">
              <text:p>未開行</text:p>
            </table:table-cell>
            <table:table-cell office:value-type="string" table:style-name="ce102">
              <text:p>未開行</text:p>
            </table:table-cell>
            <table:table-cell office:value-type="string" table:style-name="ce102">
              <text:p>9/15開行</text:p>
            </table:table-cell>
            <table:table-cell office:value-type="float" office:value="249" table:style-name="ce104">
              <text:p>249</text:p>
            </table:table-cell>
            <table:table-cell office:value-type="float" office:value="739" table:style-name="ce107">
              <text:p>739</text:p>
            </table:table-cell>
            <table:table-cell office:value-type="float" office:value="850" table:style-name="ce104">
              <text:p>850</text:p>
            </table:table-cell>
            <table:table-cell office:value-type="float" office:value="939" table:style-name="ce107">
              <text:p>939</text:p>
            </table:table-cell>
            <table:table-cell office:value-type="float" office:value="2777" table:formula="of:=SUM([.E33:.P33])" table:style-name="ce100">
              <text:p>2777</text:p>
            </table:table-cell>
            <table:table-cell table:number-columns-repeated="16367" table:style-name="ce96"/>
          </table:table-row>
          <table:table-row table:style-name="ro69">
            <table:table-cell office:value-type="float" office:value="30" table:style-name="ce107">
              <text:p>30</text:p>
            </table:table-cell>
            <table:table-cell office:value-type="string" table:style-name="ce100">
              <text:p>88府城巡迴線</text:p>
            </table:table-cell>
            <table:table-cell office:value-type="string" table:style-name="ce100">
              <text:p>臺南市政府</text:p>
            </table:table-cell>
            <table:table-cell office:value-type="string" table:style-name="ce101">
              <text:p>府城客運</text:p>
            </table:table-cell>
            <table:table-cell office:value-type="float" office:value="540" table:style-name="ce102">
              <text:p>540</text:p>
            </table:table-cell>
            <table:table-cell office:value-type="float" office:value="772" table:style-name="ce103">
              <text:p>772</text:p>
            </table:table-cell>
            <table:table-cell office:value-type="float" office:value="439" table:style-name="ce102">
              <text:p>439</text:p>
            </table:table-cell>
            <table:table-cell office:value-type="float" office:value="575" table:style-name="ce104">
              <text:p>575</text:p>
            </table:table-cell>
            <table:table-cell office:value-type="float" office:value="113" table:style-name="ce104">
              <text:p>113</text:p>
            </table:table-cell>
            <table:table-cell office:value-type="float" office:value="270" table:style-name="ce104">
              <text:p>270</text:p>
            </table:table-cell>
            <table:table-cell office:value-type="float" office:value="465" table:style-name="ce104">
              <text:p>465</text:p>
            </table:table-cell>
            <table:table-cell office:value-type="float" office:value="564" table:style-name="ce104">
              <text:p>564</text:p>
            </table:table-cell>
            <table:table-cell office:value-type="float" office:value="438" table:style-name="ce104">
              <text:p>438</text:p>
            </table:table-cell>
            <table:table-cell office:value-type="float" office:value="593" table:style-name="ce104">
              <text:p>593</text:p>
            </table:table-cell>
            <table:table-cell office:value-type="float" office:value="510" table:style-name="ce107">
              <text:p>510</text:p>
            </table:table-cell>
            <table:table-cell office:value-type="float" office:value="550" table:style-name="ce100">
              <text:p>550</text:p>
            </table:table-cell>
            <table:table-cell office:value-type="float" office:value="5829" table:formula="of:=SUM([.E34:.P34])" table:style-name="ce100">
              <text:p>5829</text:p>
            </table:table-cell>
            <table:table-cell table:number-columns-repeated="1008" table:style-name="ce96"/>
            <table:table-cell table:number-columns-repeated="15359" table:style-name="ce111"/>
          </table:table-row>
          <table:table-row table:style-name="ro69">
            <table:table-cell office:value-type="float" office:value="31" table:style-name="ce107">
              <text:p>31</text:p>
            </table:table-cell>
            <table:table-cell office:value-type="string" table:style-name="ce100">
              <text:p>99安平台江線</text:p>
            </table:table-cell>
            <table:table-cell office:value-type="string" table:style-name="ce100">
              <text:p>臺南市政府</text:p>
            </table:table-cell>
            <table:table-cell office:value-type="string" table:style-name="ce101">
              <text:p>府城客運</text:p>
            </table:table-cell>
            <table:table-cell office:value-type="float" office:value="2657" table:style-name="ce102">
              <text:p>2657</text:p>
            </table:table-cell>
            <table:table-cell office:value-type="float" office:value="4860" table:style-name="ce103">
              <text:p>4860</text:p>
            </table:table-cell>
            <table:table-cell office:value-type="float" office:value="2604" table:style-name="ce102">
              <text:p>2604</text:p>
            </table:table-cell>
            <table:table-cell office:value-type="float" office:value="2864" table:style-name="ce104">
              <text:p>2864</text:p>
            </table:table-cell>
            <table:table-cell office:value-type="float" office:value="839" table:style-name="ce104">
              <text:p>839</text:p>
            </table:table-cell>
            <table:table-cell office:value-type="float" office:value="1903" table:style-name="ce104">
              <text:p>1903</text:p>
            </table:table-cell>
            <table:table-cell office:value-type="float" office:value="3015" table:style-name="ce104">
              <text:p>3015</text:p>
            </table:table-cell>
            <table:table-cell office:value-type="float" office:value="3483" table:style-name="ce104">
              <text:p>3483</text:p>
            </table:table-cell>
            <table:table-cell office:value-type="float" office:value="3262" table:style-name="ce104">
              <text:p>3262</text:p>
            </table:table-cell>
            <table:table-cell office:value-type="float" office:value="4001" table:style-name="ce104">
              <text:p>4001</text:p>
            </table:table-cell>
            <table:table-cell office:value-type="float" office:value="3422" table:style-name="ce107">
              <text:p>3422</text:p>
            </table:table-cell>
            <table:table-cell office:value-type="float" office:value="4062" table:style-name="ce100">
              <text:p>4062</text:p>
            </table:table-cell>
            <table:table-cell office:value-type="float" office:value="36972" table:formula="of:=SUM([.E35:.P35])" table:style-name="ce100">
              <text:p>36972</text:p>
            </table:table-cell>
            <table:table-cell table:number-columns-repeated="16367" table:style-name="ce96"/>
          </table:table-row>
          <table:table-row table:style-name="ro69">
            <table:table-cell office:value-type="float" office:value="32" table:style-name="ce107">
              <text:p>32</text:p>
            </table:table-cell>
            <table:table-cell office:value-type="string" table:style-name="ce100">
              <text:p>山博行線</text:p>
            </table:table-cell>
            <table:table-cell office:value-type="string" table:style-name="ce100">
              <text:p>臺南市政府</text:p>
            </table:table-cell>
            <table:table-cell office:value-type="string" table:style-name="ce101">
              <text:p>興南客運</text:p>
            </table:table-cell>
            <table:table-cell office:value-type="float" office:value="50" table:style-name="ce102">
              <text:p>50</text:p>
            </table:table-cell>
            <table:table-cell office:value-type="float" office:value="165" table:style-name="ce103">
              <text:p>165</text:p>
            </table:table-cell>
            <table:table-cell office:value-type="float" office:value="44" table:style-name="ce102">
              <text:p>44</text:p>
            </table:table-cell>
            <table:table-cell office:value-type="float" office:value="201" table:style-name="ce104">
              <text:p>201</text:p>
            </table:table-cell>
            <table:table-cell office:value-type="float" office:value="48" table:style-name="ce104">
              <text:p>48</text:p>
            </table:table-cell>
            <table:table-cell office:value-type="float" office:value="29" table:style-name="ce104">
              <text:p>29</text:p>
            </table:table-cell>
            <table:table-cell office:value-type="float" office:value="62" table:style-name="ce104">
              <text:p>62</text:p>
            </table:table-cell>
            <table:table-cell office:value-type="float" office:value="58" table:style-name="ce104">
              <text:p>58</text:p>
            </table:table-cell>
            <table:table-cell office:value-type="float" office:value="98" table:style-name="ce104">
              <text:p>98</text:p>
            </table:table-cell>
            <table:table-cell office:value-type="float" office:value="119" table:style-name="ce107">
              <text:p>119</text:p>
            </table:table-cell>
            <table:table-cell office:value-type="float" office:value="185" table:style-name="ce107">
              <text:p>185</text:p>
            </table:table-cell>
            <table:table-cell office:value-type="float" office:value="378" table:style-name="ce100">
              <text:p>378</text:p>
            </table:table-cell>
            <table:table-cell office:value-type="float" office:value="1437" table:formula="of:=SUM([.E36:.P36])" table:style-name="ce100">
              <text:p>1437</text:p>
            </table:table-cell>
            <table:table-cell table:number-columns-repeated="16367" table:style-name="ce96"/>
          </table:table-row>
          <table:table-row table:style-name="ro69">
            <table:table-cell office:value-type="float" office:value="33" table:style-name="ce107">
              <text:p>33</text:p>
            </table:table-cell>
            <table:table-cell office:value-type="string" table:style-name="ce100">
              <text:p>關子嶺線</text:p>
            </table:table-cell>
            <table:table-cell office:value-type="string" table:style-name="ce100">
              <text:p>西拉雅國家風景區管理處</text:p>
            </table:table-cell>
            <table:table-cell office:value-type="string" table:style-name="ce101">
              <text:p>新營客運</text:p>
            </table:table-cell>
            <table:table-cell office:value-type="float" office:value="629" table:style-name="ce102">
              <text:p>629</text:p>
            </table:table-cell>
            <table:table-cell office:value-type="float" office:value="714" table:style-name="ce103">
              <text:p>714</text:p>
            </table:table-cell>
            <table:table-cell office:value-type="float" office:value="493" table:style-name="ce102">
              <text:p>493</text:p>
            </table:table-cell>
            <table:table-cell office:value-type="float" office:value="517" table:style-name="ce104">
              <text:p>517</text:p>
            </table:table-cell>
            <table:table-cell office:value-type="float" office:value="194" table:style-name="ce104">
              <text:p>194</text:p>
            </table:table-cell>
            <table:table-cell office:value-type="float" office:value="233" table:style-name="ce104">
              <text:p>233</text:p>
            </table:table-cell>
            <table:table-cell office:value-type="float" office:value="439" table:style-name="ce104">
              <text:p>439</text:p>
            </table:table-cell>
            <table:table-cell office:value-type="float" office:value="330" table:style-name="ce104">
              <text:p>330</text:p>
            </table:table-cell>
            <table:table-cell office:value-type="float" office:value="451" table:style-name="ce104">
              <text:p>451</text:p>
            </table:table-cell>
            <table:table-cell office:value-type="float" office:value="594" table:style-name="ce107">
              <text:p>594</text:p>
            </table:table-cell>
            <table:table-cell office:value-type="float" office:value="511" table:style-name="ce107">
              <text:p>511</text:p>
            </table:table-cell>
            <table:table-cell office:value-type="float" office:value="696" table:style-name="ce100">
              <text:p>696</text:p>
            </table:table-cell>
            <table:table-cell office:value-type="float" office:value="5801" table:formula="of:=SUM([.E37:.P37])" table:style-name="ce100">
              <text:p>5801</text:p>
            </table:table-cell>
            <table:table-cell table:number-columns-repeated="16367" table:style-name="ce96"/>
          </table:table-row>
          <table:table-row table:style-name="ro69">
            <table:table-cell office:value-type="float" office:value="34" table:style-name="ce107">
              <text:p>34</text:p>
            </table:table-cell>
            <table:table-cell office:value-type="string" table:style-name="ce107">
              <text:p>西濱快線</text:p>
            </table:table-cell>
            <table:table-cell office:value-type="string" table:style-name="ce107">
              <text:p>雲嘉南濱海國家風景區管理處</text:p>
            </table:table-cell>
            <table:table-cell office:value-type="string" table:style-name="ce101">
              <text:p>新營客運</text:p>
            </table:table-cell>
            <table:table-cell office:value-type="float" office:value="163" table:style-name="ce102">
              <text:p>163</text:p>
            </table:table-cell>
            <table:table-cell office:value-type="float" office:value="220" table:style-name="ce103">
              <text:p>220</text:p>
            </table:table-cell>
            <table:table-cell office:value-type="float" office:value="136" table:style-name="ce102">
              <text:p>136</text:p>
            </table:table-cell>
            <table:table-cell office:value-type="float" office:value="142" table:style-name="ce104">
              <text:p>142</text:p>
            </table:table-cell>
            <table:table-cell office:value-type="float" office:value="77" table:style-name="ce104">
              <text:p>77</text:p>
            </table:table-cell>
            <table:table-cell office:value-type="float" office:value="136" table:style-name="ce104">
              <text:p>136</text:p>
            </table:table-cell>
            <table:table-cell office:value-type="float" office:value="276" table:style-name="ce104">
              <text:p>276</text:p>
            </table:table-cell>
            <table:table-cell office:value-type="float" office:value="267" table:style-name="ce104">
              <text:p>267</text:p>
            </table:table-cell>
            <table:table-cell office:value-type="float" office:value="138" table:style-name="ce104">
              <text:p>138</text:p>
            </table:table-cell>
            <table:table-cell office:value-type="float" office:value="224" table:style-name="ce107">
              <text:p>224</text:p>
            </table:table-cell>
            <table:table-cell office:value-type="float" office:value="231" table:style-name="ce107">
              <text:p>231</text:p>
            </table:table-cell>
            <table:table-cell office:value-type="float" office:value="199" table:style-name="ce107">
              <text:p>199</text:p>
            </table:table-cell>
            <table:table-cell office:value-type="float" office:value="2209" table:formula="of:=SUM([.E38:.P38])" table:style-name="ce100">
              <text:p>2209</text:p>
            </table:table-cell>
            <table:table-cell table:number-columns-repeated="1008" table:style-name="ce111"/>
            <table:table-cell table:number-columns-repeated="15359"/>
          </table:table-row>
          <table:table-row table:style-name="ro69">
            <table:table-cell office:value-type="float" office:value="35" table:style-name="ce107">
              <text:p>35</text:p>
            </table:table-cell>
            <table:table-cell office:value-type="string" table:style-name="ce100">
              <text:p>菱波官田線</text:p>
            </table:table-cell>
            <table:table-cell office:value-type="string" table:style-name="ce100">
              <text:p>西拉雅國家風景區管理處</text:p>
            </table:table-cell>
            <table:table-cell office:value-type="string" table:style-name="ce101">
              <text:p>新營客運</text:p>
            </table:table-cell>
            <table:table-cell office:value-type="float" office:value="86" table:style-name="ce102">
              <text:p>86</text:p>
            </table:table-cell>
            <table:table-cell office:value-type="float" office:value="99" table:style-name="ce104">
              <text:p>99</text:p>
            </table:table-cell>
            <table:table-cell office:value-type="float" office:value="28" table:style-name="ce104">
              <text:p>28</text:p>
            </table:table-cell>
            <table:table-cell office:value-type="float" office:value="68" table:style-name="ce104">
              <text:p>68</text:p>
            </table:table-cell>
            <table:table-cell office:value-type="float" office:value="36" table:style-name="ce104">
              <text:p>36</text:p>
            </table:table-cell>
            <table:table-cell office:value-type="float" office:value="37" table:style-name="ce104">
              <text:p>37</text:p>
            </table:table-cell>
            <table:table-cell office:value-type="float" office:value="83" table:style-name="ce104">
              <text:p>83</text:p>
            </table:table-cell>
            <table:table-cell office:value-type="float" office:value="72" table:style-name="ce104">
              <text:p>72</text:p>
            </table:table-cell>
            <table:table-cell office:value-type="float" office:value="64" table:style-name="ce104">
              <text:p>64</text:p>
            </table:table-cell>
            <table:table-cell office:value-type="float" office:value="133" table:style-name="ce107">
              <text:p>133</text:p>
            </table:table-cell>
            <table:table-cell office:value-type="float" office:value="163" table:style-name="ce107">
              <text:p>163</text:p>
            </table:table-cell>
            <table:table-cell office:value-type="float" office:value="86" table:style-name="ce100">
              <text:p>86</text:p>
            </table:table-cell>
            <table:table-cell office:value-type="float" office:value="955" table:formula="of:=SUM([.E39:.P39])" table:style-name="ce100">
              <text:p>955</text:p>
            </table:table-cell>
            <table:table-cell table:number-columns-repeated="16367" table:style-name="ce96"/>
          </table:table-row>
          <table:table-row table:style-name="ro69">
            <table:table-cell office:value-type="float" office:value="36" table:style-name="ce107">
              <text:p>36</text:p>
            </table:table-cell>
            <table:table-cell office:value-type="string" table:style-name="ce100">
              <text:p>阿里山線A</text:p>
            </table:table-cell>
            <table:table-cell office:value-type="string" table:style-name="ce100">
              <text:p>阿里山國家風景區管理處</text:p>
            </table:table-cell>
            <table:table-cell office:value-type="string" table:style-name="ce101">
              <text:p>嘉義縣公車處</text:p>
            </table:table-cell>
            <table:table-cell office:value-type="float" office:value="2257" table:style-name="ce102">
              <text:p>2257</text:p>
            </table:table-cell>
            <table:table-cell office:value-type="float" office:value="2070" table:style-name="ce103">
              <text:p>2070</text:p>
            </table:table-cell>
            <table:table-cell office:value-type="float" office:value="3829" table:style-name="ce102">
              <text:p>3829</text:p>
            </table:table-cell>
            <table:table-cell office:value-type="float" office:value="2248" table:style-name="ce104">
              <text:p>2248</text:p>
            </table:table-cell>
            <table:table-cell office:value-type="float" office:value="1087" table:style-name="ce104">
              <text:p>1087</text:p>
            </table:table-cell>
            <table:table-cell office:value-type="float" office:value="2112" table:style-name="ce104">
              <text:p>2112</text:p>
            </table:table-cell>
            <table:table-cell office:value-type="float" office:value="3314" table:style-name="ce104">
              <text:p>3314</text:p>
            </table:table-cell>
            <table:table-cell office:value-type="float" office:value="4522" table:style-name="ce104">
              <text:p>4522</text:p>
            </table:table-cell>
            <table:table-cell office:value-type="float" office:value="3386" table:style-name="ce104">
              <text:p>3386</text:p>
            </table:table-cell>
            <table:table-cell office:value-type="float" office:value="4208" table:style-name="ce104">
              <text:p>4208</text:p>
            </table:table-cell>
            <table:table-cell office:value-type="float" office:value="4485" table:style-name="ce104">
              <text:p>4485</text:p>
            </table:table-cell>
            <table:table-cell office:value-type="float" office:value="6636" table:style-name="ce104">
              <text:p>6636</text:p>
            </table:table-cell>
            <table:table-cell office:value-type="float" office:value="40154" table:formula="of:=SUM([.E40:.P40])" table:style-name="ce100">
              <text:p>40154</text:p>
            </table:table-cell>
            <table:table-cell table:number-columns-repeated="16367" table:style-name="ce96"/>
          </table:table-row>
          <table:table-row table:style-name="ro69">
            <table:table-cell office:value-type="float" office:value="37" table:style-name="ce107">
              <text:p>37</text:p>
            </table:table-cell>
            <table:table-cell office:value-type="string" table:style-name="ce100">
              <text:p>故宮南院線</text:p>
            </table:table-cell>
            <table:table-cell office:value-type="string" table:style-name="ce100">
              <text:p>嘉義縣政府</text:p>
            </table:table-cell>
            <table:table-cell office:value-type="string" table:style-name="ce101">
              <text:p>嘉義縣公車處</text:p>
            </table:table-cell>
            <table:table-cell office:value-type="float" office:value="2214" table:style-name="ce102">
              <text:p>2214</text:p>
            </table:table-cell>
            <table:table-cell office:value-type="float" office:value="1854" table:style-name="ce103">
              <text:p>1854</text:p>
            </table:table-cell>
            <table:table-cell office:value-type="float" office:value="2624" table:style-name="ce102">
              <text:p>2624</text:p>
            </table:table-cell>
            <table:table-cell office:value-type="float" office:value="2065" table:style-name="ce104">
              <text:p>2065</text:p>
            </table:table-cell>
            <table:table-cell office:value-type="float" office:value="1237" table:style-name="ce104">
              <text:p>1237</text:p>
            </table:table-cell>
            <table:table-cell office:value-type="float" office:value="1068" table:style-name="ce104">
              <text:p>1068</text:p>
            </table:table-cell>
            <table:table-cell office:value-type="float" office:value="1450" table:style-name="ce104">
              <text:p>1450</text:p>
            </table:table-cell>
            <table:table-cell office:value-type="float" office:value="1681" table:style-name="ce104">
              <text:p>1681</text:p>
            </table:table-cell>
            <table:table-cell office:value-type="float" office:value="2693" table:style-name="ce104">
              <text:p>2693</text:p>
            </table:table-cell>
            <table:table-cell office:value-type="float" office:value="3220" table:style-name="ce104">
              <text:p>3220</text:p>
            </table:table-cell>
            <table:table-cell office:value-type="float" office:value="2803" table:style-name="ce104">
              <text:p>2803</text:p>
            </table:table-cell>
            <table:table-cell office:value-type="float" office:value="3013" table:style-name="ce100">
              <text:p>3013</text:p>
            </table:table-cell>
            <table:table-cell office:value-type="float" office:value="25922" table:formula="of:=SUM([.E41:.P41])" table:style-name="ce100">
              <text:p>25922</text:p>
            </table:table-cell>
            <table:table-cell table:number-columns-repeated="16367" table:style-name="ce96"/>
          </table:table-row>
          <table:table-row table:style-name="ro69">
            <table:table-cell office:value-type="float" office:value="38" table:style-name="ce107">
              <text:p>38</text:p>
            </table:table-cell>
            <table:table-cell office:value-type="string" table:style-name="ce100">
              <text:p>阿里山線B</text:p>
            </table:table-cell>
            <table:table-cell office:value-type="string" table:style-name="ce100">
              <text:p>阿里山國家風景區管理處</text:p>
            </table:table-cell>
            <table:table-cell office:value-type="string" table:style-name="ce101">
              <text:p>嘉義縣公車處</text:p>
            </table:table-cell>
            <table:table-cell office:value-type="float" office:value="8668" table:style-name="ce102">
              <text:p>8668</text:p>
            </table:table-cell>
            <table:table-cell office:value-type="float" office:value="9337" table:style-name="ce103">
              <text:p>9337</text:p>
            </table:table-cell>
            <table:table-cell office:value-type="float" office:value="15406" table:style-name="ce102">
              <text:p>15406</text:p>
            </table:table-cell>
            <table:table-cell office:value-type="float" office:value="7713" table:style-name="ce104">
              <text:p>7713</text:p>
            </table:table-cell>
            <table:table-cell office:value-type="float" office:value="3750" table:style-name="ce104">
              <text:p>3750</text:p>
            </table:table-cell>
            <table:table-cell office:value-type="float" office:value="5798" table:style-name="ce104">
              <text:p>5798</text:p>
            </table:table-cell>
            <table:table-cell office:value-type="float" office:value="11292" table:style-name="ce104">
              <text:p>11292</text:p>
            </table:table-cell>
            <table:table-cell office:value-type="float" office:value="14669" table:style-name="ce104">
              <text:p>14669</text:p>
            </table:table-cell>
            <table:table-cell office:value-type="float" office:value="9721" table:style-name="ce104">
              <text:p>9721</text:p>
            </table:table-cell>
            <table:table-cell office:value-type="float" office:value="11307" table:style-name="ce104">
              <text:p>11307</text:p>
            </table:table-cell>
            <table:table-cell office:value-type="float" office:value="11948" table:style-name="ce104">
              <text:p>11948</text:p>
            </table:table-cell>
            <table:table-cell office:value-type="float" office:value="15733" table:style-name="ce104">
              <text:p>15733</text:p>
            </table:table-cell>
            <table:table-cell office:value-type="float" office:value="125342" table:formula="of:=SUM([.E42:.P42])" table:style-name="ce100">
              <text:p>125342</text:p>
            </table:table-cell>
            <table:table-cell table:number-columns-repeated="1008" table:style-name="ce96"/>
            <table:table-cell table:number-columns-repeated="15359" table:style-name="ce110"/>
          </table:table-row>
          <table:table-row table:style-name="ro69">
            <table:table-cell office:value-type="float" office:value="39" table:style-name="ce107">
              <text:p>39</text:p>
            </table:table-cell>
            <table:table-cell office:value-type="string" table:style-name="ce107">
              <text:p>瑞里線</text:p>
            </table:table-cell>
            <table:table-cell office:value-type="string" table:style-name="ce100">
              <text:p>阿里山國家風景區管理處</text:p>
            </table:table-cell>
            <table:table-cell office:value-type="string" table:style-name="ce101">
              <text:p>嘉義縣公車處</text:p>
            </table:table-cell>
            <table:table-cell office:value-type="float" office:value="137" table:style-name="ce102">
              <text:p>137</text:p>
            </table:table-cell>
            <table:table-cell office:value-type="float" office:value="350" table:style-name="ce104">
              <text:p>350</text:p>
            </table:table-cell>
            <table:table-cell office:value-type="float" office:value="450" table:style-name="ce104">
              <text:p>450</text:p>
            </table:table-cell>
            <table:table-cell office:value-type="float" office:value="252" table:style-name="ce104">
              <text:p>252</text:p>
            </table:table-cell>
            <table:table-cell office:value-type="float" office:value="68" table:style-name="ce104">
              <text:p>68</text:p>
            </table:table-cell>
            <table:table-cell office:value-type="float" office:value="198" table:style-name="ce104">
              <text:p>198</text:p>
            </table:table-cell>
            <table:table-cell office:value-type="float" office:value="241" table:style-name="ce104">
              <text:p>241</text:p>
            </table:table-cell>
            <table:table-cell office:value-type="float" office:value="316" table:style-name="ce104">
              <text:p>316</text:p>
            </table:table-cell>
            <table:table-cell office:value-type="float" office:value="220" table:style-name="ce104">
              <text:p>220</text:p>
            </table:table-cell>
            <table:table-cell office:value-type="float" office:value="348" table:style-name="ce104">
              <text:p>348</text:p>
            </table:table-cell>
            <table:table-cell office:value-type="float" office:value="249" table:style-name="ce104">
              <text:p>249</text:p>
            </table:table-cell>
            <table:table-cell office:value-type="float" office:value="203" table:style-name="ce104">
              <text:p>203</text:p>
            </table:table-cell>
            <table:table-cell office:value-type="float" office:value="3032" table:formula="of:=SUM([.E43:.P43])" table:style-name="ce100">
              <text:p>3032</text:p>
            </table:table-cell>
            <table:table-cell table:number-columns-repeated="16367" table:style-name="ce96"/>
          </table:table-row>
          <table:table-row table:style-name="ro69">
            <table:table-cell office:value-type="float" office:value="40" table:style-name="ce107">
              <text:p>40</text:p>
            </table:table-cell>
            <table:table-cell office:value-type="string" table:style-name="ce100">
              <text:p>光林我嘉線</text:p>
            </table:table-cell>
            <table:table-cell office:value-type="string" table:style-name="ce100">
              <text:p>嘉義市政府</text:p>
            </table:table-cell>
            <table:table-cell office:value-type="string" table:style-name="ce101">
              <text:p>國光客運</text:p>
            </table:table-cell>
            <table:table-cell office:value-type="float" office:value="7053" table:style-name="ce102">
              <text:p>7053</text:p>
            </table:table-cell>
            <table:table-cell office:value-type="float" office:value="6493" table:style-name="ce103">
              <text:p>6493</text:p>
            </table:table-cell>
            <table:table-cell office:value-type="float" office:value="8302" table:style-name="ce102">
              <text:p>8302</text:p>
            </table:table-cell>
            <table:table-cell office:value-type="float" office:value="6617" table:style-name="ce104">
              <text:p>6617</text:p>
            </table:table-cell>
            <table:table-cell office:value-type="float" office:value="4909" table:style-name="ce104">
              <text:p>4909</text:p>
            </table:table-cell>
            <table:table-cell office:value-type="float" office:value="4723" table:style-name="ce104">
              <text:p>4723</text:p>
            </table:table-cell>
            <table:table-cell office:value-type="float" office:value="7645" table:style-name="ce104">
              <text:p>7645</text:p>
            </table:table-cell>
            <table:table-cell office:value-type="float" office:value="10267" table:style-name="ce104">
              <text:p>10267</text:p>
            </table:table-cell>
            <table:table-cell office:value-type="float" office:value="9334" table:style-name="ce104">
              <text:p>9334</text:p>
            </table:table-cell>
            <table:table-cell office:value-type="float" office:value="10282" table:style-name="ce104">
              <text:p>10282</text:p>
            </table:table-cell>
            <table:table-cell office:value-type="float" office:value="10217" table:style-name="ce104">
              <text:p>10217</text:p>
            </table:table-cell>
            <table:table-cell office:value-type="float" office:value="10758" table:style-name="ce100">
              <text:p>10758</text:p>
            </table:table-cell>
            <table:table-cell office:value-type="float" office:value="96600" table:formula="of:=SUM([.E44:.P44])" table:style-name="ce100">
              <text:p>96600</text:p>
            </table:table-cell>
            <table:table-cell table:number-columns-repeated="16367" table:style-name="ce96"/>
          </table:table-row>
          <table:table-row table:style-name="ro69">
            <table:table-cell office:value-type="float" office:value="41" table:style-name="ce107">
              <text:p>41</text:p>
            </table:table-cell>
            <table:table-cell office:value-type="string" table:style-name="ce100">
              <text:p>墾丁快線</text:p>
            </table:table-cell>
            <table:table-cell office:value-type="string" table:style-name="ce100">
              <text:p>屏東縣政府</text:p>
            </table:table-cell>
            <table:table-cell office:value-type="string" table:style-name="ce101">
              <text:p>屏東客運 高雄客運 國光客運</text:p>
            </table:table-cell>
            <table:table-cell office:value-type="float" office:value="19412" table:style-name="ce102">
              <text:p>19412</text:p>
            </table:table-cell>
            <table:table-cell office:value-type="float" office:value="20561" table:style-name="ce103">
              <text:p>20561</text:p>
            </table:table-cell>
            <table:table-cell office:value-type="float" office:value="19844" table:style-name="ce104">
              <text:p>19844</text:p>
            </table:table-cell>
            <table:table-cell office:value-type="float" office:value="20404" table:style-name="ce104">
              <text:p>20404</text:p>
            </table:table-cell>
            <table:table-cell office:value-type="float" office:value="12606" table:style-name="ce104">
              <text:p>12606</text:p>
            </table:table-cell>
            <table:table-cell office:value-type="float" office:value="17607" table:style-name="ce104">
              <text:p>17607</text:p>
            </table:table-cell>
            <table:table-cell office:value-type="float" office:value="30998" table:style-name="ce104">
              <text:p>30998</text:p>
            </table:table-cell>
            <table:table-cell office:value-type="float" office:value="36176" table:style-name="ce104">
              <text:p>36176</text:p>
            </table:table-cell>
            <table:table-cell office:value-type="float" office:value="28458" table:style-name="ce104">
              <text:p>28458</text:p>
            </table:table-cell>
            <table:table-cell office:value-type="float" office:value="28349" table:style-name="ce104">
              <text:p>28349</text:p>
            </table:table-cell>
            <table:table-cell office:value-type="float" office:value="25167" table:style-name="ce107">
              <text:p>25167</text:p>
            </table:table-cell>
            <table:table-cell office:value-type="float" office:value="27188" table:style-name="ce104">
              <text:p>27188</text:p>
            </table:table-cell>
            <table:table-cell office:value-type="float" office:value="286770" table:formula="of:=SUM([.E45:.P45])" table:style-name="ce100">
              <text:p>286770</text:p>
            </table:table-cell>
            <table:table-cell table:style-name="ce96"/>
            <table:table-cell office:value-type="float" office:value="3" table:style-name="ce96">
              <text:p>3</text:p>
            </table:table-cell>
            <table:table-cell table:number-columns-repeated="16365" table:style-name="ce96"/>
          </table:table-row>
          <table:table-row table:style-name="ro69">
            <table:table-cell office:value-type="float" office:value="42" table:style-name="ce107">
              <text:p>42</text:p>
            </table:table-cell>
            <table:table-cell office:value-type="string" table:style-name="ce100">
              <text:p>大鵬灣琉球線</text:p>
            </table:table-cell>
            <table:table-cell office:value-type="string" table:style-name="ce100">
              <text:p>大鵬灣國家風景區管理處</text:p>
            </table:table-cell>
            <table:table-cell office:value-type="string" table:style-name="ce101">
              <text:p>屏東客運 高雄客運 國光客運</text:p>
            </table:table-cell>
            <table:table-cell office:value-type="float" office:value="4245" table:style-name="ce102">
              <text:p>4245</text:p>
            </table:table-cell>
            <table:table-cell office:value-type="float" office:value="4814" table:style-name="ce103">
              <text:p>4814</text:p>
            </table:table-cell>
            <table:table-cell office:value-type="float" office:value="4518" table:style-name="ce102">
              <text:p>4518</text:p>
            </table:table-cell>
            <table:table-cell office:value-type="float" office:value="5649" table:style-name="ce104">
              <text:p>5649</text:p>
            </table:table-cell>
            <table:table-cell office:value-type="float" office:value="2978" table:style-name="ce113">
              <text:p>2978</text:p>
            </table:table-cell>
            <table:table-cell office:value-type="float" office:value="5708" table:style-name="ce104">
              <text:p>5708</text:p>
            </table:table-cell>
            <table:table-cell office:value-type="float" office:value="11135" table:style-name="ce104">
              <text:p>11135</text:p>
            </table:table-cell>
            <table:table-cell office:value-type="float" office:value="13121" table:style-name="ce104">
              <text:p>13121</text:p>
            </table:table-cell>
            <table:table-cell office:value-type="float" office:value="9816" table:style-name="ce104">
              <text:p>9816</text:p>
            </table:table-cell>
            <table:table-cell office:value-type="float" office:value="9727" table:style-name="ce104">
              <text:p>9727</text:p>
            </table:table-cell>
            <table:table-cell office:value-type="float" office:value="8450" table:style-name="ce104">
              <text:p>8450</text:p>
            </table:table-cell>
            <table:table-cell office:value-type="float" office:value="8004" table:style-name="ce104">
              <text:p>8004</text:p>
            </table:table-cell>
            <table:table-cell office:value-type="float" office:value="88165" table:formula="of:=SUM([.E46:.P46])" table:style-name="ce100">
              <text:p>88165</text:p>
            </table:table-cell>
            <table:table-cell table:number-columns-repeated="16367" table:style-name="ce96"/>
          </table:table-row>
          <table:table-row table:style-name="ro69">
            <table:table-cell office:value-type="float" office:value="43" table:style-name="ce107">
              <text:p>43</text:p>
            </table:table-cell>
            <table:table-cell office:value-type="string" table:style-name="ce112">
              <text:p>神山線</text:p>
            </table:table-cell>
            <table:table-cell office:value-type="string" table:style-name="ce100">
              <text:p>屏東縣政府</text:p>
            </table:table-cell>
            <table:table-cell office:value-type="string" table:style-name="ce101">
              <text:p>屏東客運</text:p>
            </table:table-cell>
            <table:table-cell office:value-type="float" office:value="225" table:style-name="ce102">
              <text:p>225</text:p>
            </table:table-cell>
            <table:table-cell office:value-type="float" office:value="237" table:style-name="ce103">
              <text:p>237</text:p>
            </table:table-cell>
            <table:table-cell office:value-type="float" office:value="164" table:style-name="ce102">
              <text:p>164</text:p>
            </table:table-cell>
            <table:table-cell office:value-type="float" office:value="159" table:style-name="ce104">
              <text:p>159</text:p>
            </table:table-cell>
            <table:table-cell office:value-type="float" office:value="14" table:style-name="ce104">
              <text:p>14</text:p>
            </table:table-cell>
            <table:table-cell office:value-type="float" office:value="32" table:style-name="ce104">
              <text:p>32</text:p>
            </table:table-cell>
            <table:table-cell office:value-type="float" office:value="148" table:style-name="ce104">
              <text:p>148</text:p>
            </table:table-cell>
            <table:table-cell office:value-type="float" office:value="82" table:style-name="ce104">
              <text:p>82</text:p>
            </table:table-cell>
            <table:table-cell office:value-type="float" office:value="71" table:style-name="ce104">
              <text:p>71</text:p>
            </table:table-cell>
            <table:table-cell office:value-type="float" office:value="199" table:style-name="ce107">
              <text:p>199</text:p>
            </table:table-cell>
            <table:table-cell office:value-type="float" office:value="179" table:style-name="ce107">
              <text:p>179</text:p>
            </table:table-cell>
            <table:table-cell office:value-type="float" office:value="250" table:style-name="ce100">
              <text:p>250</text:p>
            </table:table-cell>
            <table:table-cell office:value-type="float" office:value="1760" table:formula="of:=SUM([.E47:.P47])" table:style-name="ce100">
              <text:p>1760</text:p>
            </table:table-cell>
            <table:table-cell table:number-columns-repeated="16367" table:style-name="ce96"/>
          </table:table-row>
          <table:table-row table:style-name="ro69">
            <table:table-cell office:value-type="float" office:value="44" table:style-name="ce107">
              <text:p>44</text:p>
            </table:table-cell>
            <table:table-cell office:value-type="string" table:style-name="ce112">
              <text:p>斯卡羅線</text:p>
            </table:table-cell>
            <table:table-cell office:value-type="string" table:style-name="ce100">
              <text:p>屏東縣政府</text:p>
            </table:table-cell>
            <table:table-cell office:value-type="string" table:style-name="ce101">
              <text:p>屏東客運</text:p>
            </table:table-cell>
            <table:table-cell office:value-type="string" table:style-name="ce102">
              <text:p>未開行</text:p>
            </table:table-cell>
            <table:table-cell office:value-type="string" table:style-name="ce102">
              <text:p>未開行</text:p>
            </table:table-cell>
            <table:table-cell office:value-type="string" table:style-name="ce102">
              <text:p>未開行</text:p>
            </table:table-cell>
            <table:table-cell office:value-type="string" table:style-name="ce102">
              <text:p>未開行</text:p>
            </table:table-cell>
            <table:table-cell office:value-type="string" table:style-name="ce102">
              <text:p>未開行</text:p>
            </table:table-cell>
            <table:table-cell office:value-type="string" table:style-name="ce102">
              <text:p>未開行</text:p>
            </table:table-cell>
            <table:table-cell office:value-type="float" office:value="7" table:style-name="ce104">
              <text:p>7</text:p>
            </table:table-cell>
            <table:table-cell office:value-type="float" office:value="26" table:style-name="ce104">
              <text:p>26</text:p>
            </table:table-cell>
            <table:table-cell office:value-type="float" office:value="8" table:style-name="ce104">
              <text:p>8</text:p>
            </table:table-cell>
            <table:table-cell office:value-type="float" office:value="0" table:style-name="ce107">
              <text:p>0</text:p>
            </table:table-cell>
            <table:table-cell office:value-type="float" office:value="8" table:style-name="ce107">
              <text:p>8</text:p>
            </table:table-cell>
            <table:table-cell office:value-type="float" office:value="16" table:style-name="ce100">
              <text:p>16</text:p>
            </table:table-cell>
            <table:table-cell office:value-type="float" office:value="65" table:formula="of:=SUM([.E48:.P48])" table:style-name="ce100">
              <text:p>65</text:p>
            </table:table-cell>
            <table:table-cell table:number-columns-repeated="16367" table:style-name="ce96"/>
          </table:table-row>
          <table:table-row table:style-name="ro69">
            <table:table-cell office:value-type="float" office:value="45" table:style-name="ce107">
              <text:p>45</text:p>
            </table:table-cell>
            <table:table-cell office:value-type="string" table:style-name="ce112">
              <text:p>185沿山可愛咖線</text:p>
            </table:table-cell>
            <table:table-cell office:value-type="string" table:style-name="ce100">
              <text:p>屏東縣政府</text:p>
            </table:table-cell>
            <table:table-cell office:value-type="string" table:style-name="ce101">
              <text:p>高雄客運</text:p>
            </table:table-cell>
            <table:table-cell office:value-type="string" table:style-name="ce102">
              <text:p>未開行</text:p>
            </table:table-cell>
            <table:table-cell office:value-type="string" table:style-name="ce102">
              <text:p>未開行</text:p>
            </table:table-cell>
            <table:table-cell office:value-type="string" table:style-name="ce102">
              <text:p>未開行</text:p>
            </table:table-cell>
            <table:table-cell office:value-type="string" table:style-name="ce102">
              <text:p>未開行</text:p>
            </table:table-cell>
            <table:table-cell office:value-type="string" table:style-name="ce102">
              <text:p>未開行</text:p>
            </table:table-cell>
            <table:table-cell office:value-type="string" table:style-name="ce102">
              <text:p>未開行</text:p>
            </table:table-cell>
            <table:table-cell office:value-type="float" office:value="44" table:style-name="ce104">
              <text:p>44</text:p>
            </table:table-cell>
            <table:table-cell office:value-type="float" office:value="20" table:style-name="ce104">
              <text:p>20</text:p>
            </table:table-cell>
            <table:table-cell office:value-type="float" office:value="10" table:style-name="ce104">
              <text:p>10</text:p>
            </table:table-cell>
            <table:table-cell office:value-type="float" office:value="27" table:style-name="ce107">
              <text:p>27</text:p>
            </table:table-cell>
            <table:table-cell office:value-type="float" office:value="69" table:style-name="ce107">
              <text:p>69</text:p>
            </table:table-cell>
            <table:table-cell office:value-type="float" office:value="35" table:style-name="ce100">
              <text:p>35</text:p>
            </table:table-cell>
            <table:table-cell office:value-type="float" office:value="205" table:formula="of:=SUM([.E49:.P49])" table:style-name="ce100">
              <text:p>205</text:p>
            </table:table-cell>
            <table:table-cell table:number-columns-repeated="16367" table:style-name="ce96"/>
          </table:table-row>
          <table:table-row table:style-name="ro69">
            <table:table-cell office:value-type="float" office:value="46" table:style-name="ce107">
              <text:p>46</text:p>
            </table:table-cell>
            <table:table-cell office:value-type="string" table:style-name="ce107">
              <text:p>冬山河線</text:p>
            </table:table-cell>
            <table:table-cell office:value-type="string" table:style-name="ce107">
              <text:p>宜蘭縣政府</text:p>
            </table:table-cell>
            <table:table-cell office:value-type="string" table:style-name="ce101">
              <text:p>首都客運</text:p>
            </table:table-cell>
            <table:table-cell office:value-type="float" office:value="3064" table:style-name="ce102">
              <text:p>3064</text:p>
            </table:table-cell>
            <table:table-cell office:value-type="float" office:value="3535" table:style-name="ce103">
              <text:p>3535</text:p>
            </table:table-cell>
            <table:table-cell office:value-type="float" office:value="3197" table:style-name="ce104">
              <text:p>3197</text:p>
            </table:table-cell>
            <table:table-cell office:value-type="float" office:value="2632" table:style-name="ce104">
              <text:p>2632</text:p>
            </table:table-cell>
            <table:table-cell office:value-type="float" office:value="1171" table:style-name="ce104">
              <text:p>1171</text:p>
            </table:table-cell>
            <table:table-cell office:value-type="float" office:value="1993" table:style-name="ce104">
              <text:p>1993</text:p>
            </table:table-cell>
            <table:table-cell office:value-type="float" office:value="8591" table:style-name="ce104">
              <text:p>8591</text:p>
            </table:table-cell>
            <table:table-cell office:value-type="float" office:value="7492" table:style-name="ce104">
              <text:p>7492</text:p>
            </table:table-cell>
            <table:table-cell office:value-type="float" office:value="3208" table:style-name="ce104">
              <text:p>3208</text:p>
            </table:table-cell>
            <table:table-cell office:value-type="float" office:value="2745" table:style-name="ce104">
              <text:p>2745</text:p>
            </table:table-cell>
            <table:table-cell office:value-type="float" office:value="3074" table:style-name="ce104">
              <text:p>3074</text:p>
            </table:table-cell>
            <table:table-cell office:value-type="float" office:value="3644" table:style-name="ce104">
              <text:p>3644</text:p>
            </table:table-cell>
            <table:table-cell office:value-type="float" office:value="44346" table:formula="of:=SUM([.E50:.P50])" table:style-name="ce100">
              <text:p>44346</text:p>
            </table:table-cell>
            <table:table-cell table:number-columns-repeated="16367" table:style-name="ce96"/>
          </table:table-row>
          <table:table-row table:style-name="ro69">
            <table:table-cell office:value-type="float" office:value="47" table:style-name="ce107">
              <text:p>47</text:p>
            </table:table-cell>
            <table:table-cell office:value-type="string" table:style-name="ce100">
              <text:p>礁溪線</text:p>
            </table:table-cell>
            <table:table-cell office:value-type="string" table:style-name="ce100">
              <text:p>宜蘭縣政府</text:p>
            </table:table-cell>
            <table:table-cell office:value-type="string" table:style-name="ce101">
              <text:p>葛瑪蘭客運</text:p>
            </table:table-cell>
            <table:table-cell office:value-type="float" office:value="5266" table:style-name="ce102">
              <text:p>5266</text:p>
            </table:table-cell>
            <table:table-cell office:value-type="float" office:value="4787" table:style-name="ce103">
              <text:p>4787</text:p>
            </table:table-cell>
            <table:table-cell office:value-type="float" office:value="7090" table:style-name="ce104">
              <text:p>7090</text:p>
            </table:table-cell>
            <table:table-cell office:value-type="float" office:value="5687" table:style-name="ce104">
              <text:p>5687</text:p>
            </table:table-cell>
            <table:table-cell office:value-type="float" office:value="4050" table:style-name="ce104">
              <text:p>4050</text:p>
            </table:table-cell>
            <table:table-cell office:value-type="float" office:value="5071" table:style-name="ce104">
              <text:p>5071</text:p>
            </table:table-cell>
            <table:table-cell office:value-type="float" office:value="6472" table:style-name="ce104">
              <text:p>6472</text:p>
            </table:table-cell>
            <table:table-cell office:value-type="float" office:value="7847" table:style-name="ce104">
              <text:p>7847</text:p>
            </table:table-cell>
            <table:table-cell office:value-type="float" office:value="5826" table:style-name="ce104">
              <text:p>5826</text:p>
            </table:table-cell>
            <table:table-cell office:value-type="float" office:value="5834" table:style-name="ce104">
              <text:p>5834</text:p>
            </table:table-cell>
            <table:table-cell office:value-type="float" office:value="6133" table:style-name="ce104">
              <text:p>6133</text:p>
            </table:table-cell>
            <table:table-cell office:value-type="float" office:value="5488" table:style-name="ce100">
              <text:p>5488</text:p>
            </table:table-cell>
            <table:table-cell office:value-type="float" office:value="69551" table:formula="of:=SUM([.E51:.P51])" table:style-name="ce100">
              <text:p>69551</text:p>
            </table:table-cell>
            <table:table-cell table:number-columns-repeated="16367" table:style-name="ce96"/>
          </table:table-row>
          <table:table-row table:style-name="ro69">
            <table:table-cell office:value-type="float" office:value="48" table:style-name="ce107">
              <text:p>48</text:p>
            </table:table-cell>
            <table:table-cell office:value-type="string" table:style-name="ce100">
              <text:p>壯圍沙丘線</text:p>
            </table:table-cell>
            <table:table-cell office:value-type="string" table:style-name="ce100">
              <text:p>東北角暨宜蘭海岸國家風景區管理處</text:p>
            </table:table-cell>
            <table:table-cell office:value-type="string" table:style-name="ce101">
              <text:p>國光客運</text:p>
            </table:table-cell>
            <table:table-cell office:value-type="float" office:value="1165" table:style-name="ce102">
              <text:p>1165</text:p>
            </table:table-cell>
            <table:table-cell office:value-type="float" office:value="925" table:style-name="ce103">
              <text:p>925</text:p>
            </table:table-cell>
            <table:table-cell office:value-type="float" office:value="1434" table:style-name="ce104">
              <text:p>1434</text:p>
            </table:table-cell>
            <table:table-cell office:value-type="float" office:value="1202" table:style-name="ce104">
              <text:p>1202</text:p>
            </table:table-cell>
            <table:table-cell office:value-type="float" office:value="878" table:style-name="ce104">
              <text:p>878</text:p>
            </table:table-cell>
            <table:table-cell office:value-type="float" office:value="1004" table:style-name="ce104">
              <text:p>1004</text:p>
            </table:table-cell>
            <table:table-cell office:value-type="float" office:value="1612" table:style-name="ce104">
              <text:p>1612</text:p>
            </table:table-cell>
            <table:table-cell office:value-type="float" office:value="1336" table:style-name="ce104">
              <text:p>1336</text:p>
            </table:table-cell>
            <table:table-cell office:value-type="float" office:value="1406" table:style-name="ce104">
              <text:p>1406</text:p>
            </table:table-cell>
            <table:table-cell office:value-type="float" office:value="1197" table:style-name="ce104">
              <text:p>1197</text:p>
            </table:table-cell>
            <table:table-cell office:value-type="float" office:value="1262" table:style-name="ce104">
              <text:p>1262</text:p>
            </table:table-cell>
            <table:table-cell office:value-type="float" office:value="1158" table:style-name="ce100">
              <text:p>1158</text:p>
            </table:table-cell>
            <table:table-cell office:value-type="float" office:value="14579" table:formula="of:=SUM([.E52:.P52])" table:style-name="ce100">
              <text:p>14579</text:p>
            </table:table-cell>
            <table:table-cell table:number-columns-repeated="1008" table:style-name="ce96"/>
            <table:table-cell table:number-columns-repeated="15359" table:style-name="ce111"/>
          </table:table-row>
          <table:table-row table:style-name="ro69">
            <table:table-cell office:value-type="float" office:value="49" table:style-name="ce107">
              <text:p>49</text:p>
            </table:table-cell>
            <table:table-cell office:value-type="string" table:style-name="ce100">
              <text:p>宜蘭東北角海岸線</text:p>
            </table:table-cell>
            <table:table-cell office:value-type="string" table:style-name="ce100">
              <text:p>東北角暨宜蘭海岸國家風景區管理處</text:p>
            </table:table-cell>
            <table:table-cell office:value-type="string" table:style-name="ce101">
              <text:p>國光客運</text:p>
            </table:table-cell>
            <table:table-cell office:value-type="float" office:value="1858" table:style-name="ce102">
              <text:p>1858</text:p>
            </table:table-cell>
            <table:table-cell office:value-type="float" office:value="1716" table:style-name="ce103">
              <text:p>1716</text:p>
            </table:table-cell>
            <table:table-cell office:value-type="float" office:value="2385" table:style-name="ce104">
              <text:p>2385</text:p>
            </table:table-cell>
            <table:table-cell office:value-type="float" office:value="1857" table:style-name="ce104">
              <text:p>1857</text:p>
            </table:table-cell>
            <table:table-cell office:value-type="float" office:value="1108" table:style-name="ce104">
              <text:p>1108</text:p>
            </table:table-cell>
            <table:table-cell office:value-type="float" office:value="1905" table:style-name="ce104">
              <text:p>1905</text:p>
            </table:table-cell>
            <table:table-cell office:value-type="float" office:value="2869" table:style-name="ce104">
              <text:p>2869</text:p>
            </table:table-cell>
            <table:table-cell office:value-type="float" office:value="3730" table:style-name="ce104">
              <text:p>3730</text:p>
            </table:table-cell>
            <table:table-cell office:value-type="float" office:value="2753" table:style-name="ce104">
              <text:p>2753</text:p>
            </table:table-cell>
            <table:table-cell office:value-type="float" office:value="2421" table:style-name="ce104">
              <text:p>2421</text:p>
            </table:table-cell>
            <table:table-cell office:value-type="float" office:value="2683" table:style-name="ce104">
              <text:p>2683</text:p>
            </table:table-cell>
            <table:table-cell office:value-type="float" office:value="1926" table:style-name="ce100">
              <text:p>1926</text:p>
            </table:table-cell>
            <table:table-cell office:value-type="float" office:value="27211" table:formula="of:=SUM([.E53:.P53])" table:style-name="ce100">
              <text:p>27211</text:p>
            </table:table-cell>
            <table:table-cell table:number-columns-repeated="16367" table:style-name="ce96"/>
          </table:table-row>
          <table:table-row table:style-name="ro69">
            <table:table-cell office:value-type="float" office:value="50" table:style-name="ce107">
              <text:p>50</text:p>
            </table:table-cell>
            <table:table-cell office:value-type="string" table:style-name="ce100">
              <text:p>太魯閣線</text:p>
            </table:table-cell>
            <table:table-cell office:value-type="string" table:style-name="ce100">
              <text:p>花蓮縣政府</text:p>
            </table:table-cell>
            <table:table-cell office:value-type="string" table:style-name="ce101">
              <text:p>統聯客運</text:p>
            </table:table-cell>
            <table:table-cell office:value-type="float" office:value="8333" table:style-name="ce102">
              <text:p>8333</text:p>
            </table:table-cell>
            <table:table-cell office:value-type="float" office:value="9900" table:style-name="ce103">
              <text:p>9900</text:p>
            </table:table-cell>
            <table:table-cell office:value-type="float" office:value="6277" table:style-name="ce102">
              <text:p>6277</text:p>
            </table:table-cell>
            <table:table-cell office:value-type="float" office:value="6703" table:style-name="ce104">
              <text:p>6703</text:p>
            </table:table-cell>
            <table:table-cell office:value-type="float" office:value="2384" table:style-name="ce104">
              <text:p>2384</text:p>
            </table:table-cell>
            <table:table-cell office:value-type="float" office:value="5467" table:style-name="ce104">
              <text:p>5467</text:p>
            </table:table-cell>
            <table:table-cell office:value-type="float" office:value="7172" table:style-name="ce104">
              <text:p>7172</text:p>
            </table:table-cell>
            <table:table-cell office:value-type="float" office:value="9306" table:style-name="ce104">
              <text:p>9306</text:p>
            </table:table-cell>
            <table:table-cell office:value-type="float" office:value="4331" table:style-name="ce104">
              <text:p>4331</text:p>
            </table:table-cell>
            <table:table-cell office:value-type="float" office:value="6144" table:style-name="ce107">
              <text:p>6144</text:p>
            </table:table-cell>
            <table:table-cell office:value-type="float" office:value="7060" table:style-name="ce107">
              <text:p>7060</text:p>
            </table:table-cell>
            <table:table-cell office:value-type="float" office:value="11323" table:style-name="ce100">
              <text:p>11323</text:p>
            </table:table-cell>
            <table:table-cell office:value-type="float" office:value="84400" table:formula="of:=SUM([.E54:.P54])" table:style-name="ce100">
              <text:p>84400</text:p>
            </table:table-cell>
            <table:table-cell table:number-columns-repeated="16367" table:style-name="ce96"/>
          </table:table-row>
          <table:table-row table:style-name="ro69">
            <table:table-cell office:value-type="float" office:value="51" table:style-name="ce107">
              <text:p>51</text:p>
            </table:table-cell>
            <table:table-cell office:value-type="string" table:style-name="ce100">
              <text:p>縱谷花蓮線</text:p>
            </table:table-cell>
            <table:table-cell office:value-type="string" table:style-name="ce100">
              <text:p>花東縱谷國家風景區管理處</text:p>
            </table:table-cell>
            <table:table-cell office:value-type="string" table:style-name="ce101">
              <text:p>太魯閣客運</text:p>
            </table:table-cell>
            <table:table-cell office:value-type="float" office:value="1275" table:style-name="ce102">
              <text:p>1275</text:p>
            </table:table-cell>
            <table:table-cell office:value-type="float" office:value="1180" table:style-name="ce103">
              <text:p>1180</text:p>
            </table:table-cell>
            <table:table-cell office:value-type="float" office:value="1100" table:style-name="ce102">
              <text:p>1100</text:p>
            </table:table-cell>
            <table:table-cell office:value-type="float" office:value="873" table:style-name="ce104">
              <text:p>873</text:p>
            </table:table-cell>
            <table:table-cell office:value-type="float" office:value="374" table:style-name="ce104">
              <text:p>374</text:p>
            </table:table-cell>
            <table:table-cell office:value-type="float" office:value="730" table:style-name="ce104">
              <text:p>730</text:p>
            </table:table-cell>
            <table:table-cell office:value-type="float" office:value="2035" table:style-name="ce104">
              <text:p>2035</text:p>
            </table:table-cell>
            <table:table-cell office:value-type="float" office:value="2095" table:style-name="ce104">
              <text:p>2095</text:p>
            </table:table-cell>
            <table:table-cell office:value-type="float" office:value="1354" table:style-name="ce104">
              <text:p>1354</text:p>
            </table:table-cell>
            <table:table-cell office:value-type="float" office:value="1369" table:style-name="ce107">
              <text:p>1369</text:p>
            </table:table-cell>
            <table:table-cell office:value-type="float" office:value="1283" table:style-name="ce107">
              <text:p>1283</text:p>
            </table:table-cell>
            <table:table-cell office:value-type="float" office:value="1528" table:style-name="ce100">
              <text:p>1528</text:p>
            </table:table-cell>
            <table:table-cell office:value-type="float" office:value="15196" table:formula="of:=SUM([.E55:.P55])" table:style-name="ce100">
              <text:p>15196</text:p>
            </table:table-cell>
            <table:table-cell table:number-columns-repeated="16367" table:style-name="ce96"/>
          </table:table-row>
          <table:table-row table:style-name="ro69">
            <table:table-cell office:value-type="float" office:value="52" table:style-name="ce107">
              <text:p>52</text:p>
            </table:table-cell>
            <table:table-cell office:value-type="string" table:style-name="ce112">
              <text:p>洄瀾東海岸線</text:p>
            </table:table-cell>
            <table:table-cell office:value-type="string" table:style-name="ce100">
              <text:p>花蓮縣政府</text:p>
            </table:table-cell>
            <table:table-cell office:value-type="string" table:style-name="ce101">
              <text:p>華聯客運</text:p>
            </table:table-cell>
            <table:table-cell office:value-type="float" office:value="290" table:style-name="ce102">
              <text:p>290</text:p>
            </table:table-cell>
            <table:table-cell office:value-type="float" office:value="352" table:style-name="ce103">
              <text:p>352</text:p>
            </table:table-cell>
            <table:table-cell office:value-type="float" office:value="413" table:style-name="ce102">
              <text:p>413</text:p>
            </table:table-cell>
            <table:table-cell office:value-type="float" office:value="215" table:style-name="ce104">
              <text:p>215</text:p>
            </table:table-cell>
            <table:table-cell office:value-type="float" office:value="109" table:style-name="ce104">
              <text:p>109</text:p>
            </table:table-cell>
            <table:table-cell office:value-type="float" office:value="300" table:style-name="ce104">
              <text:p>300</text:p>
            </table:table-cell>
            <table:table-cell office:value-type="float" office:value="635" table:style-name="ce104">
              <text:p>635</text:p>
            </table:table-cell>
            <table:table-cell office:value-type="float" office:value="663" table:style-name="ce104">
              <text:p>663</text:p>
            </table:table-cell>
            <table:table-cell office:value-type="float" office:value="576" table:style-name="ce104">
              <text:p>576</text:p>
            </table:table-cell>
            <table:table-cell office:value-type="float" office:value="437" table:style-name="ce107">
              <text:p>437</text:p>
            </table:table-cell>
            <table:table-cell office:value-type="float" office:value="327" table:style-name="ce107">
              <text:p>327</text:p>
            </table:table-cell>
            <table:table-cell office:value-type="float" office:value="477" table:style-name="ce100">
              <text:p>477</text:p>
            </table:table-cell>
            <table:table-cell office:value-type="float" office:value="4794" table:formula="of:=SUM([.E56:.P56])" table:style-name="ce100">
              <text:p>4794</text:p>
            </table:table-cell>
            <table:table-cell table:style-name="ce96"/>
            <table:table-cell office:value-type="string" table:style-name="ce96">
              <text:p>郵輪2</text:p>
            </table:table-cell>
            <table:table-cell table:number-columns-repeated="16365" table:style-name="ce96"/>
          </table:table-row>
          <table:table-row table:style-name="ro69">
            <table:table-cell office:value-type="float" office:value="53" table:style-name="ce107">
              <text:p>53</text:p>
            </table:table-cell>
            <table:table-cell office:value-type="string" table:style-name="ce112">
              <text:p>玉長豐濱線</text:p>
            </table:table-cell>
            <table:table-cell office:value-type="string" table:style-name="ce100">
              <text:p>東部海岸國家風景區管理處</text:p>
            </table:table-cell>
            <table:table-cell office:value-type="string" table:style-name="ce101">
              <text:p>興東客運</text:p>
            </table:table-cell>
            <table:table-cell office:value-type="float" office:value="252" table:style-name="ce102">
              <text:p>252</text:p>
            </table:table-cell>
            <table:table-cell office:value-type="float" office:value="221" table:style-name="ce103">
              <text:p>221</text:p>
            </table:table-cell>
            <table:table-cell office:value-type="float" office:value="262" table:style-name="ce104">
              <text:p>262</text:p>
            </table:table-cell>
            <table:table-cell office:value-type="float" office:value="248" table:style-name="ce104">
              <text:p>248</text:p>
            </table:table-cell>
            <table:table-cell office:value-type="float" office:value="135" table:style-name="ce104">
              <text:p>135</text:p>
            </table:table-cell>
            <table:table-cell office:value-type="float" office:value="73" table:style-name="ce104">
              <text:p>73</text:p>
            </table:table-cell>
            <table:table-cell office:value-type="float" office:value="418" table:style-name="ce104">
              <text:p>418</text:p>
            </table:table-cell>
            <table:table-cell office:value-type="float" office:value="450" table:style-name="ce104">
              <text:p>450</text:p>
            </table:table-cell>
            <table:table-cell office:value-type="float" office:value="255" table:style-name="ce104">
              <text:p>255</text:p>
            </table:table-cell>
            <table:table-cell office:value-type="float" office:value="232" table:style-name="ce107">
              <text:p>232</text:p>
            </table:table-cell>
            <table:table-cell office:value-type="float" office:value="401" table:style-name="ce107">
              <text:p>401</text:p>
            </table:table-cell>
            <table:table-cell office:value-type="float" office:value="501" table:style-name="ce100">
              <text:p>501</text:p>
            </table:table-cell>
            <table:table-cell office:value-type="float" office:value="3448" table:formula="of:=SUM([.E57:.P57])" table:style-name="ce100">
              <text:p>3448</text:p>
            </table:table-cell>
            <table:table-cell office:value-type="string" table:style-name="ce96">
              <text:p>9/19-10/7地震停駛</text:p>
            </table:table-cell>
            <table:table-cell office:value-type="string" table:style-name="ce96">
              <text:p>郵輪4</text:p>
            </table:table-cell>
            <table:table-cell table:number-columns-repeated="16365" table:style-name="ce96"/>
          </table:table-row>
          <table:table-row table:style-name="ro69">
            <table:table-cell office:value-type="float" office:value="54" table:style-name="ce107">
              <text:p>54</text:p>
            </table:table-cell>
            <table:table-cell office:value-type="string" table:style-name="ce112">
              <text:p>東部海岸線</text:p>
            </table:table-cell>
            <table:table-cell office:value-type="string" table:style-name="ce100">
              <text:p>東部海岸國家風景區管理處</text:p>
            </table:table-cell>
            <table:table-cell office:value-type="string" table:style-name="ce101">
              <text:p>興東客運</text:p>
            </table:table-cell>
            <table:table-cell office:value-type="float" office:value="743" table:style-name="ce102">
              <text:p>743</text:p>
            </table:table-cell>
            <table:table-cell office:value-type="float" office:value="729" table:style-name="ce103">
              <text:p>729</text:p>
            </table:table-cell>
            <table:table-cell office:value-type="float" office:value="733" table:style-name="ce104">
              <text:p>733</text:p>
            </table:table-cell>
            <table:table-cell office:value-type="float" office:value="531" table:style-name="ce104">
              <text:p>531</text:p>
            </table:table-cell>
            <table:table-cell office:value-type="float" office:value="320" table:style-name="ce104">
              <text:p>320</text:p>
            </table:table-cell>
            <table:table-cell office:value-type="float" office:value="200" table:style-name="ce104">
              <text:p>200</text:p>
            </table:table-cell>
            <table:table-cell office:value-type="float" office:value="980" table:style-name="ce104">
              <text:p>980</text:p>
            </table:table-cell>
            <table:table-cell office:value-type="float" office:value="1860" table:style-name="ce104">
              <text:p>1860</text:p>
            </table:table-cell>
            <table:table-cell office:value-type="float" office:value="1312" table:style-name="ce104">
              <text:p>1312</text:p>
            </table:table-cell>
            <table:table-cell office:value-type="float" office:value="795" table:style-name="ce107">
              <text:p>795</text:p>
            </table:table-cell>
            <table:table-cell office:value-type="float" office:value="922" table:style-name="ce107">
              <text:p>922</text:p>
            </table:table-cell>
            <table:table-cell office:value-type="float" office:value="881" table:style-name="ce100">
              <text:p>881</text:p>
            </table:table-cell>
            <table:table-cell office:value-type="float" office:value="10006" table:formula="of:=SUM([.E58:.P58])" table:style-name="ce100">
              <text:p>10006</text:p>
            </table:table-cell>
            <table:table-cell table:style-name="ce96"/>
            <table:table-cell office:value-type="string" table:style-name="ce96">
              <text:p>郵輪1</text:p>
            </table:table-cell>
            <table:table-cell table:number-columns-repeated="16365" table:style-name="ce96"/>
          </table:table-row>
          <table:table-row table:style-name="ro69">
            <table:table-cell office:value-type="float" office:value="55" table:style-name="ce107">
              <text:p>55</text:p>
            </table:table-cell>
            <table:table-cell office:value-type="string" table:style-name="ce108">
              <text:p>縱谷鹿野線</text:p>
            </table:table-cell>
            <table:table-cell office:value-type="string" table:style-name="ce100">
              <text:p>臺東縣政府</text:p>
            </table:table-cell>
            <table:table-cell office:value-type="string" table:style-name="ce101">
              <text:p>鼎東客運</text:p>
            </table:table-cell>
            <table:table-cell office:value-type="float" office:value="1217" table:style-name="ce104">
              <text:p>1217</text:p>
            </table:table-cell>
            <table:table-cell office:value-type="float" office:value="1015" table:style-name="ce103">
              <text:p>1015</text:p>
            </table:table-cell>
            <table:table-cell office:value-type="float" office:value="1367" table:style-name="ce104">
              <text:p>1367</text:p>
            </table:table-cell>
            <table:table-cell office:value-type="float" office:value="841" table:style-name="ce104">
              <text:p>841</text:p>
            </table:table-cell>
            <table:table-cell office:value-type="float" office:value="446" table:style-name="ce104">
              <text:p>446</text:p>
            </table:table-cell>
            <table:table-cell office:value-type="float" office:value="789" table:style-name="ce104">
              <text:p>789</text:p>
            </table:table-cell>
            <table:table-cell office:value-type="float" office:value="4051" table:style-name="ce104">
              <text:p>4051</text:p>
            </table:table-cell>
            <table:table-cell office:value-type="float" office:value="3716" table:style-name="ce104">
              <text:p>3716</text:p>
            </table:table-cell>
            <table:table-cell office:value-type="float" office:value="1047" table:style-name="ce104">
              <text:p>1047</text:p>
            </table:table-cell>
            <table:table-cell office:value-type="float" office:value="827" table:style-name="ce104">
              <text:p>827</text:p>
            </table:table-cell>
            <table:table-cell office:value-type="float" office:value="758" table:style-name="ce104">
              <text:p>758</text:p>
            </table:table-cell>
            <table:table-cell office:value-type="float" office:value="1119" table:style-name="ce104">
              <text:p>1119</text:p>
            </table:table-cell>
            <table:table-cell office:value-type="float" office:value="17193" table:formula="of:=SUM([.E59:.P59])" table:style-name="ce100">
              <text:p>17193</text:p>
            </table:table-cell>
            <table:table-cell table:number-columns-repeated="16367" table:style-name="ce96"/>
          </table:table-row>
          <table:table-row table:style-name="ro69">
            <table:table-cell office:value-type="float" office:value="56" table:style-name="ce107">
              <text:p>56</text:p>
            </table:table-cell>
            <table:table-cell office:value-type="string" table:style-name="ce112">
              <text:p>A線-水頭翟山線</text:p>
            </table:table-cell>
            <table:table-cell office:value-type="string" table:style-name="ce100">
              <text:p>金門縣政府</text:p>
            </table:table-cell>
            <table:table-cell office:value-type="string" table:style-name="ce101">
              <text:p>金門縣公共車船管理處</text:p>
            </table:table-cell>
            <table:table-cell office:value-type="float" office:value="88" table:style-name="ce102">
              <text:p>88</text:p>
            </table:table-cell>
            <table:table-cell office:value-type="float" office:value="83" table:style-name="ce103">
              <text:p>83</text:p>
            </table:table-cell>
            <table:table-cell office:value-type="float" office:value="69" table:style-name="ce102">
              <text:p>69</text:p>
            </table:table-cell>
            <table:table-cell office:value-type="float" office:value="106" table:style-name="ce104">
              <text:p>106</text:p>
            </table:table-cell>
            <table:table-cell office:value-type="float" office:value="71" table:style-name="ce104">
              <text:p>71</text:p>
            </table:table-cell>
            <table:table-cell office:value-type="float" office:value="75" table:style-name="ce104">
              <text:p>75</text:p>
            </table:table-cell>
            <table:table-cell office:value-type="float" office:value="237" table:style-name="ce104">
              <text:p>237</text:p>
            </table:table-cell>
            <table:table-cell office:value-type="float" office:value="234" table:style-name="ce104">
              <text:p>234</text:p>
            </table:table-cell>
            <table:table-cell office:value-type="float" office:value="159" table:style-name="ce104">
              <text:p>159</text:p>
            </table:table-cell>
            <table:table-cell office:value-type="float" office:value="266" table:style-name="ce107">
              <text:p>266</text:p>
            </table:table-cell>
            <table:table-cell office:value-type="float" office:value="219" table:style-name="ce107">
              <text:p>219</text:p>
            </table:table-cell>
            <table:table-cell office:value-type="float" office:value="157" table:style-name="ce100">
              <text:p>157</text:p>
            </table:table-cell>
            <table:table-cell office:value-type="float" office:value="1764" table:formula="of:=SUM([.E60:.P60])" table:style-name="ce100">
              <text:p>1764</text:p>
            </table:table-cell>
            <table:table-cell table:number-columns-repeated="16367" table:style-name="ce96"/>
          </table:table-row>
          <table:table-row table:style-name="ro69">
            <table:table-cell office:value-type="float" office:value="57" table:style-name="ce107">
              <text:p>57</text:p>
            </table:table-cell>
            <table:table-cell office:value-type="string" table:style-name="ce112">
              <text:p>B線-古寧頭戰場線</text:p>
            </table:table-cell>
            <table:table-cell office:value-type="string" table:style-name="ce100">
              <text:p>金門縣政府</text:p>
            </table:table-cell>
            <table:table-cell office:value-type="string" table:style-name="ce101">
              <text:p>金門縣公共車船管理處</text:p>
            </table:table-cell>
            <table:table-cell office:value-type="float" office:value="98" table:style-name="ce102">
              <text:p>98</text:p>
            </table:table-cell>
            <table:table-cell office:value-type="float" office:value="164" table:style-name="ce103">
              <text:p>164</text:p>
            </table:table-cell>
            <table:table-cell office:value-type="float" office:value="86" table:style-name="ce102">
              <text:p>86</text:p>
            </table:table-cell>
            <table:table-cell office:value-type="float" office:value="138" table:style-name="ce104">
              <text:p>138</text:p>
            </table:table-cell>
            <table:table-cell office:value-type="float" office:value="92" table:style-name="ce104">
              <text:p>92</text:p>
            </table:table-cell>
            <table:table-cell office:value-type="float" office:value="79" table:style-name="ce104">
              <text:p>79</text:p>
            </table:table-cell>
            <table:table-cell office:value-type="float" office:value="255" table:style-name="ce104">
              <text:p>255</text:p>
            </table:table-cell>
            <table:table-cell office:value-type="float" office:value="235" table:style-name="ce104">
              <text:p>235</text:p>
            </table:table-cell>
            <table:table-cell office:value-type="float" office:value="137" table:style-name="ce104">
              <text:p>137</text:p>
            </table:table-cell>
            <table:table-cell office:value-type="float" office:value="233" table:style-name="ce107">
              <text:p>233</text:p>
            </table:table-cell>
            <table:table-cell office:value-type="float" office:value="226" table:style-name="ce107">
              <text:p>226</text:p>
            </table:table-cell>
            <table:table-cell office:value-type="float" office:value="141" table:style-name="ce100">
              <text:p>141</text:p>
            </table:table-cell>
            <table:table-cell office:value-type="float" office:value="1884" table:formula="of:=SUM([.E61:.P61])" table:style-name="ce100">
              <text:p>1884</text:p>
            </table:table-cell>
            <table:table-cell table:style-name="ce96"/>
            <table:table-cell office:value-type="string" table:style-name="ce96">
              <text:p>郵輪5</text:p>
            </table:table-cell>
            <table:table-cell table:number-columns-repeated="16365" table:style-name="ce96"/>
          </table:table-row>
          <table:table-row table:style-name="ro69">
            <table:table-cell office:value-type="float" office:value="58" table:style-name="ce107">
              <text:p>58</text:p>
            </table:table-cell>
            <table:table-cell office:value-type="string" table:style-name="ce112">
              <text:p>C線-獅山民俗村</text:p>
            </table:table-cell>
            <table:table-cell office:value-type="string" table:style-name="ce100">
              <text:p>金門縣政府</text:p>
            </table:table-cell>
            <table:table-cell office:value-type="string" table:style-name="ce101">
              <text:p>金門縣公共車船管理處</text:p>
            </table:table-cell>
            <table:table-cell office:value-type="float" office:value="113" table:style-name="ce102">
              <text:p>113</text:p>
            </table:table-cell>
            <table:table-cell office:value-type="float" office:value="89" table:style-name="ce103">
              <text:p>89</text:p>
            </table:table-cell>
            <table:table-cell office:value-type="float" office:value="81" table:style-name="ce102">
              <text:p>81</text:p>
            </table:table-cell>
            <table:table-cell office:value-type="float" office:value="80" table:style-name="ce104">
              <text:p>80</text:p>
            </table:table-cell>
            <table:table-cell office:value-type="float" office:value="68" table:style-name="ce104">
              <text:p>68</text:p>
            </table:table-cell>
            <table:table-cell office:value-type="float" office:value="46" table:style-name="ce104">
              <text:p>46</text:p>
            </table:table-cell>
            <table:table-cell office:value-type="float" office:value="176" table:style-name="ce104">
              <text:p>176</text:p>
            </table:table-cell>
            <table:table-cell office:value-type="float" office:value="148" table:style-name="ce105">
              <text:p>148</text:p>
            </table:table-cell>
            <table:table-cell office:value-type="float" office:value="105" table:style-name="ce104">
              <text:p>105</text:p>
            </table:table-cell>
            <table:table-cell office:value-type="float" office:value="204" table:style-name="ce106">
              <text:p>204</text:p>
            </table:table-cell>
            <table:table-cell office:value-type="float" office:value="164" table:style-name="ce106">
              <text:p>164</text:p>
            </table:table-cell>
            <table:table-cell office:value-type="float" office:value="101" table:style-name="ce106">
              <text:p>101</text:p>
            </table:table-cell>
            <table:table-cell office:value-type="float" office:value="1375" table:formula="of:=SUM([.E62:.P62])" table:style-name="ce100">
              <text:p>1375</text:p>
            </table:table-cell>
            <table:table-cell table:number-columns-repeated="16367" table:style-name="ce96"/>
          </table:table-row>
          <table:table-row table:style-name="ro69">
            <table:table-cell office:value-type="float" office:value="59" table:style-name="ce107">
              <text:p>59</text:p>
            </table:table-cell>
            <table:table-cell office:value-type="string" table:style-name="ce112">
              <text:p>D線-榕園太湖線線</text:p>
            </table:table-cell>
            <table:table-cell office:value-type="string" table:style-name="ce100">
              <text:p>金門縣政府</text:p>
            </table:table-cell>
            <table:table-cell office:value-type="string" table:style-name="ce101">
              <text:p>金門縣公共車船管理處</text:p>
            </table:table-cell>
            <table:table-cell office:value-type="float" office:value="114" table:style-name="ce102">
              <text:p>114</text:p>
            </table:table-cell>
            <table:table-cell office:value-type="float" office:value="110" table:style-name="ce103">
              <text:p>110</text:p>
            </table:table-cell>
            <table:table-cell office:value-type="float" office:value="64" table:style-name="ce102">
              <text:p>64</text:p>
            </table:table-cell>
            <table:table-cell office:value-type="float" office:value="89" table:style-name="ce104">
              <text:p>89</text:p>
            </table:table-cell>
            <table:table-cell office:value-type="float" office:value="75" table:style-name="ce104">
              <text:p>75</text:p>
            </table:table-cell>
            <table:table-cell office:value-type="float" office:value="56" table:style-name="ce104">
              <text:p>56</text:p>
            </table:table-cell>
            <table:table-cell office:value-type="float" office:value="170" table:style-name="ce104">
              <text:p>170</text:p>
            </table:table-cell>
            <table:table-cell office:value-type="float" office:value="170" table:style-name="ce104">
              <text:p>170</text:p>
            </table:table-cell>
            <table:table-cell office:value-type="float" office:value="119" table:style-name="ce104">
              <text:p>119</text:p>
            </table:table-cell>
            <table:table-cell office:value-type="float" office:value="219" table:style-name="ce107">
              <text:p>219</text:p>
            </table:table-cell>
            <table:table-cell office:value-type="float" office:value="161" table:style-name="ce107">
              <text:p>161</text:p>
            </table:table-cell>
            <table:table-cell office:value-type="float" office:value="132" table:style-name="ce100">
              <text:p>132</text:p>
            </table:table-cell>
            <table:table-cell office:value-type="float" office:value="1479" table:formula="of:=SUM([.E63:.P63])" table:style-name="ce100">
              <text:p>1479</text:p>
            </table:table-cell>
            <table:table-cell table:number-columns-repeated="16367" table:style-name="ce96"/>
          </table:table-row>
          <table:table-row table:style-name="ro69">
            <table:table-cell office:value-type="float" office:value="60" table:style-name="ce107">
              <text:p>60</text:p>
            </table:table-cell>
            <table:table-cell office:value-type="string" table:style-name="ce107">
              <text:p>E線-風獅爺主題公車線</text:p>
            </table:table-cell>
            <table:table-cell office:value-type="string" table:style-name="ce107">
              <text:p>金門縣政府</text:p>
            </table:table-cell>
            <table:table-cell office:value-type="string" table:style-name="ce101">
              <text:p>金門縣公共車船管理處</text:p>
            </table:table-cell>
            <table:table-cell office:value-type="float" office:value="27" table:style-name="ce102">
              <text:p>27</text:p>
            </table:table-cell>
            <table:table-cell office:value-type="float" office:value="80" table:style-name="ce103">
              <text:p>80</text:p>
            </table:table-cell>
            <table:table-cell office:value-type="float" office:value="4" table:style-name="ce102">
              <text:p>4</text:p>
            </table:table-cell>
            <table:table-cell office:value-type="float" office:value="27" table:style-name="ce104">
              <text:p>27</text:p>
            </table:table-cell>
            <table:table-cell office:value-type="float" office:value="16" table:style-name="ce104">
              <text:p>16</text:p>
            </table:table-cell>
            <table:table-cell office:value-type="float" office:value="26" table:style-name="ce104">
              <text:p>26</text:p>
            </table:table-cell>
            <table:table-cell office:value-type="float" office:value="69" table:style-name="ce104">
              <text:p>69</text:p>
            </table:table-cell>
            <table:table-cell office:value-type="float" office:value="51" table:style-name="ce104">
              <text:p>51</text:p>
            </table:table-cell>
            <table:table-cell office:value-type="float" office:value="55" table:style-name="ce104">
              <text:p>55</text:p>
            </table:table-cell>
            <table:table-cell office:value-type="float" office:value="68" table:style-name="ce107">
              <text:p>68</text:p>
            </table:table-cell>
            <table:table-cell office:value-type="float" office:value="16" table:style-name="ce107">
              <text:p>16</text:p>
            </table:table-cell>
            <table:table-cell office:value-type="float" office:value="20" table:style-name="ce100">
              <text:p>20</text:p>
            </table:table-cell>
            <table:table-cell office:value-type="float" office:value="459" table:formula="of:=SUM([.E64:.P64])" table:style-name="ce100">
              <text:p>459</text:p>
            </table:table-cell>
            <table:table-cell table:number-columns-repeated="16367" table:style-name="ce96"/>
          </table:table-row>
          <table:table-row table:style-name="ro69">
            <table:table-cell office:value-type="float" office:value="61" table:style-name="ce107">
              <text:p>61</text:p>
            </table:table-cell>
            <table:table-cell office:value-type="string" table:style-name="ce107">
              <text:p>F線-尋城趣文化小旅行線</text:p>
            </table:table-cell>
            <table:table-cell office:value-type="string" table:style-name="ce107">
              <text:p>金門縣政府</text:p>
            </table:table-cell>
            <table:table-cell office:value-type="string" table:style-name="ce101">
              <text:p>金門縣公共車船管理處</text:p>
            </table:table-cell>
            <table:table-cell office:value-type="float" office:value="9" table:style-name="ce102">
              <text:p>9</text:p>
            </table:table-cell>
            <table:table-cell office:value-type="float" office:value="14" table:style-name="ce103">
              <text:p>14</text:p>
            </table:table-cell>
            <table:table-cell office:value-type="float" office:value="0" table:style-name="ce102">
              <text:p>0</text:p>
            </table:table-cell>
            <table:table-cell office:value-type="float" office:value="21" table:style-name="ce104">
              <text:p>21</text:p>
            </table:table-cell>
            <table:table-cell office:value-type="float" office:value="16" table:style-name="ce104">
              <text:p>16</text:p>
            </table:table-cell>
            <table:table-cell office:value-type="float" office:value="18" table:style-name="ce104">
              <text:p>18</text:p>
            </table:table-cell>
            <table:table-cell office:value-type="float" office:value="34" table:style-name="ce104">
              <text:p>34</text:p>
            </table:table-cell>
            <table:table-cell office:value-type="float" office:value="10" table:style-name="ce104">
              <text:p>10</text:p>
            </table:table-cell>
            <table:table-cell office:value-type="float" office:value="22" table:style-name="ce104">
              <text:p>22</text:p>
            </table:table-cell>
            <table:table-cell office:value-type="float" office:value="44" table:style-name="ce107">
              <text:p>44</text:p>
            </table:table-cell>
            <table:table-cell office:value-type="float" office:value="19" table:style-name="ce107">
              <text:p>19</text:p>
            </table:table-cell>
            <table:table-cell office:value-type="float" office:value="12" table:style-name="ce100">
              <text:p>12</text:p>
            </table:table-cell>
            <table:table-cell office:value-type="float" office:value="219" table:formula="of:=SUM([.E65:.P65])" table:style-name="ce100">
              <text:p>219</text:p>
            </table:table-cell>
            <table:table-cell table:number-columns-repeated="16367" table:style-name="ce96"/>
          </table:table-row>
          <table:table-row table:style-name="ro69">
            <table:table-cell office:value-type="float" office:value="62" table:style-name="ce107">
              <text:p>62</text:p>
            </table:table-cell>
            <table:table-cell office:value-type="string" table:style-name="ce112">
              <text:p>澎湖台灣好行媽宮‧北環線</text:p>
            </table:table-cell>
            <table:table-cell office:value-type="string" table:style-name="ce100">
              <text:p>澎湖縣政府</text:p>
            </table:table-cell>
            <table:table-cell office:value-type="string" table:style-name="ce101">
              <text:p>澎湖縣政府公共車船管理處</text:p>
            </table:table-cell>
            <table:table-cell office:value-type="float" office:value="206" table:style-name="ce102">
              <text:p>206</text:p>
            </table:table-cell>
            <table:table-cell office:value-type="float" office:value="116" table:style-name="ce103">
              <text:p>116</text:p>
            </table:table-cell>
            <table:table-cell office:value-type="float" office:value="218" table:style-name="ce102">
              <text:p>218</text:p>
            </table:table-cell>
            <table:table-cell office:value-type="float" office:value="426" table:style-name="ce104">
              <text:p>426</text:p>
            </table:table-cell>
            <table:table-cell office:value-type="float" office:value="326" table:style-name="ce104">
              <text:p>326</text:p>
            </table:table-cell>
            <table:table-cell office:value-type="float" office:value="364" table:style-name="ce104">
              <text:p>364</text:p>
            </table:table-cell>
            <table:table-cell office:value-type="float" office:value="536" table:style-name="ce104">
              <text:p>536</text:p>
            </table:table-cell>
            <table:table-cell office:value-type="float" office:value="446" table:style-name="ce104">
              <text:p>446</text:p>
            </table:table-cell>
            <table:table-cell office:value-type="float" office:value="296" table:style-name="ce104">
              <text:p>296</text:p>
            </table:table-cell>
            <table:table-cell office:value-type="float" office:value="450" table:style-name="ce107">
              <text:p>450</text:p>
            </table:table-cell>
            <table:table-cell office:value-type="float" office:value="310" table:style-name="ce107">
              <text:p>310</text:p>
            </table:table-cell>
            <table:table-cell office:value-type="float" office:value="306" table:style-name="ce100">
              <text:p>306</text:p>
            </table:table-cell>
            <table:table-cell office:value-type="float" office:value="4000" table:formula="of:=SUM([.E66:.P66])" table:style-name="ce100">
              <text:p>4000</text:p>
            </table:table-cell>
            <table:table-cell table:style-name="ce96"/>
            <table:table-cell office:value-type="string" table:style-name="ce96">
              <text:p>郵輪3</text:p>
            </table:table-cell>
            <table:table-cell table:number-columns-repeated="16365"/>
          </table:table-row>
          <table:table-row table:style-name="ro69">
            <table:table-cell office:value-type="float" office:value="63" table:style-name="ce107">
              <text:p>63</text:p>
            </table:table-cell>
            <table:table-cell office:value-type="string" table:style-name="ce112">
              <text:p>澎湖台灣好行-媽宮湖西線</text:p>
            </table:table-cell>
            <table:table-cell office:value-type="string" table:style-name="ce100">
              <text:p>澎湖縣政府</text:p>
            </table:table-cell>
            <table:table-cell office:value-type="string" table:style-name="ce101">
              <text:p>澎湖縣政府公共車船管理處</text:p>
            </table:table-cell>
            <table:table-cell office:value-type="float" office:value="118" table:style-name="ce102">
              <text:p>118</text:p>
            </table:table-cell>
            <table:table-cell office:value-type="float" office:value="66" table:style-name="ce103">
              <text:p>66</text:p>
            </table:table-cell>
            <table:table-cell office:value-type="float" office:value="140" table:style-name="ce102">
              <text:p>140</text:p>
            </table:table-cell>
            <table:table-cell office:value-type="float" office:value="264" table:style-name="ce104">
              <text:p>264</text:p>
            </table:table-cell>
            <table:table-cell office:value-type="float" office:value="172" table:style-name="ce104">
              <text:p>172</text:p>
            </table:table-cell>
            <table:table-cell office:value-type="float" office:value="156" table:style-name="ce104">
              <text:p>156</text:p>
            </table:table-cell>
            <table:table-cell office:value-type="float" office:value="190" table:style-name="ce104">
              <text:p>190</text:p>
            </table:table-cell>
            <table:table-cell office:value-type="float" office:value="236" table:style-name="ce104">
              <text:p>236</text:p>
            </table:table-cell>
            <table:table-cell office:value-type="float" office:value="114" table:style-name="ce104">
              <text:p>114</text:p>
            </table:table-cell>
            <table:table-cell office:value-type="float" office:value="154" table:style-name="ce107">
              <text:p>154</text:p>
            </table:table-cell>
            <table:table-cell office:value-type="float" office:value="136" table:style-name="ce107">
              <text:p>136</text:p>
            </table:table-cell>
            <table:table-cell office:value-type="float" office:value="130" table:style-name="ce100">
              <text:p>130</text:p>
            </table:table-cell>
            <table:table-cell office:value-type="float" office:value="1876" table:formula="of:=SUM([.E67:.P67])" table:style-name="ce100">
              <text:p>1876</text:p>
            </table:table-cell>
            <table:table-cell table:number-columns-repeated="16367" table:style-name="ce96"/>
          </table:table-row>
          <table:table-row table:style-name="ro69">
            <table:table-cell office:value-type="float" office:value="64" table:style-name="ce107">
              <text:p>64</text:p>
            </table:table-cell>
            <table:table-cell office:value-type="string" table:style-name="ce100">
              <text:p>南竿-媽祖巨神像線</text:p>
            </table:table-cell>
            <table:table-cell office:value-type="string" table:style-name="ce100">
              <text:p>連江縣公共汽車管理處</text:p>
            </table:table-cell>
            <table:table-cell office:value-type="string" table:style-name="ce101">
              <text:p>馬祖交通股份有限公司</text:p>
            </table:table-cell>
            <table:table-cell office:value-type="float" office:value="45" table:style-name="ce102">
              <text:p>45</text:p>
            </table:table-cell>
            <table:table-cell office:value-type="float" office:value="16" table:style-name="ce103">
              <text:p>16</text:p>
            </table:table-cell>
            <table:table-cell office:value-type="float" office:value="30" table:style-name="ce104">
              <text:p>30</text:p>
            </table:table-cell>
            <table:table-cell office:value-type="float" office:value="223" table:style-name="ce104">
              <text:p>223</text:p>
            </table:table-cell>
            <table:table-cell office:value-type="float" office:value="208" table:style-name="ce104">
              <text:p>208</text:p>
            </table:table-cell>
            <table:table-cell office:value-type="float" office:value="171" table:style-name="ce104">
              <text:p>171</text:p>
            </table:table-cell>
            <table:table-cell office:value-type="float" office:value="622" table:style-name="ce104">
              <text:p>622</text:p>
            </table:table-cell>
            <table:table-cell office:value-type="float" office:value="323" table:style-name="ce104">
              <text:p>323</text:p>
            </table:table-cell>
            <table:table-cell office:value-type="float" office:value="276" table:style-name="ce104">
              <text:p>276</text:p>
            </table:table-cell>
            <table:table-cell office:value-type="float" office:value="214" table:style-name="ce107">
              <text:p>214</text:p>
            </table:table-cell>
            <table:table-cell office:value-type="float" office:value="46" table:style-name="ce107">
              <text:p>46</text:p>
            </table:table-cell>
            <table:table-cell office:value-type="float" office:value="59" table:style-name="ce100">
              <text:p>59</text:p>
            </table:table-cell>
            <table:table-cell office:value-type="float" office:value="2233" table:formula="of:=SUM([.E68:.P68])" table:style-name="ce100">
              <text:p>2233</text:p>
            </table:table-cell>
            <table:table-cell table:number-columns-repeated="16367" table:style-name="ce96"/>
          </table:table-row>
          <table:table-row table:style-name="ro69">
            <table:table-cell office:value-type="float" office:value="65" table:style-name="ce107">
              <text:p>65</text:p>
            </table:table-cell>
            <table:table-cell office:value-type="string" table:style-name="ce100">
              <text:p>北竿-戰爭和平公園線</text:p>
            </table:table-cell>
            <table:table-cell office:value-type="string" table:style-name="ce100">
              <text:p>連江縣公共汽車管理處</text:p>
            </table:table-cell>
            <table:table-cell office:value-type="string" table:style-name="ce101">
              <text:p>龍福遊覽車有限公司</text:p>
            </table:table-cell>
            <table:table-cell office:value-type="float" office:value="24" table:style-name="ce102">
              <text:p>24</text:p>
            </table:table-cell>
            <table:table-cell office:value-type="float" office:value="35" table:style-name="ce103">
              <text:p>35</text:p>
            </table:table-cell>
            <table:table-cell office:value-type="float" office:value="26" table:style-name="ce104">
              <text:p>26</text:p>
            </table:table-cell>
            <table:table-cell office:value-type="float" office:value="203" table:style-name="ce104">
              <text:p>203</text:p>
            </table:table-cell>
            <table:table-cell office:value-type="float" office:value="164" table:style-name="ce104">
              <text:p>164</text:p>
            </table:table-cell>
            <table:table-cell office:value-type="float" office:value="222" table:style-name="ce104">
              <text:p>222</text:p>
            </table:table-cell>
            <table:table-cell office:value-type="float" office:value="522" table:style-name="ce104">
              <text:p>522</text:p>
            </table:table-cell>
            <table:table-cell office:value-type="float" office:value="353" table:style-name="ce104">
              <text:p>353</text:p>
            </table:table-cell>
            <table:table-cell office:value-type="float" office:value="202" table:style-name="ce104">
              <text:p>202</text:p>
            </table:table-cell>
            <table:table-cell office:value-type="float" office:value="142" table:style-name="ce107">
              <text:p>142</text:p>
            </table:table-cell>
            <table:table-cell office:value-type="float" office:value="39" table:style-name="ce107">
              <text:p>39</text:p>
            </table:table-cell>
            <table:table-cell office:value-type="float" office:value="37" table:style-name="ce100">
              <text:p>37</text:p>
            </table:table-cell>
            <table:table-cell office:value-type="float" office:value="1969" table:formula="of:=SUM([.E69:.P69])" table:style-name="ce100">
              <text:p>1969</text:p>
            </table:table-cell>
            <table:table-cell table:number-columns-repeated="16367" table:style-name="ce96"/>
          </table:table-row>
          <table:table-row table:style-name="ro69">
            <table:table-cell office:value-type="float" office:value="66" table:style-name="ce107">
              <text:p>66</text:p>
            </table:table-cell>
            <table:table-cell office:value-type="string" table:style-name="ce100">
              <text:p>莒光-東犬燈塔線</text:p>
            </table:table-cell>
            <table:table-cell office:value-type="string" table:style-name="ce100">
              <text:p>連江縣公共汽車管理處</text:p>
            </table:table-cell>
            <table:table-cell office:value-type="string" table:style-name="ce101">
              <text:p>卡溜遊覽車股份有限公司</text:p>
            </table:table-cell>
            <table:table-cell office:value-type="string" table:style-name="ce114">
              <text:p>4~9月營運</text:p>
            </table:table-cell>
            <table:table-cell office:value-type="string" table:style-name="ce102">
              <text:p>-</text:p>
            </table:table-cell>
            <table:table-cell office:value-type="string" table:style-name="ce102">
              <text:p>-</text:p>
            </table:table-cell>
            <table:table-cell office:value-type="float" office:value="231" table:style-name="ce102">
              <text:p>231</text:p>
            </table:table-cell>
            <table:table-cell office:value-type="float" office:value="284" table:style-name="ce104">
              <text:p>284</text:p>
            </table:table-cell>
            <table:table-cell office:value-type="float" office:value="228" table:style-name="ce104">
              <text:p>228</text:p>
            </table:table-cell>
            <table:table-cell office:value-type="float" office:value="531" table:style-name="ce104">
              <text:p>531</text:p>
            </table:table-cell>
            <table:table-cell office:value-type="float" office:value="350" table:style-name="ce104">
              <text:p>350</text:p>
            </table:table-cell>
            <table:table-cell office:value-type="float" office:value="299" table:style-name="ce104">
              <text:p>299</text:p>
            </table:table-cell>
            <table:table-cell office:value-type="string" table:style-name="ce109">
              <text:p>-</text:p>
            </table:table-cell>
            <table:table-cell office:value-type="string" table:style-name="ce109">
              <text:p>-</text:p>
            </table:table-cell>
            <table:table-cell office:value-type="string" table:style-name="ce109">
              <text:p>-</text:p>
            </table:table-cell>
            <table:table-cell office:value-type="float" office:value="1923" table:formula="of:=SUM([.E70:.P70])" table:style-name="ce100">
              <text:p>1923</text:p>
            </table:table-cell>
            <table:table-cell table:number-columns-repeated="16367" table:style-name="ce96"/>
          </table:table-row>
          <table:table-row table:style-name="ro69">
            <table:table-cell office:value-type="float" office:value="67" table:style-name="ce107">
              <text:p>67</text:p>
            </table:table-cell>
            <table:table-cell office:value-type="string" table:style-name="ce100">
              <text:p>東引-國之北疆線</text:p>
            </table:table-cell>
            <table:table-cell office:value-type="string" table:style-name="ce100">
              <text:p>連江縣公共汽車管理處</text:p>
            </table:table-cell>
            <table:table-cell office:value-type="string" table:style-name="ce101">
              <text:p>馬祖交通股份有限公司</text:p>
            </table:table-cell>
            <table:table-cell office:value-type="string" table:style-name="ce114">
              <text:p>4~9月營運</text:p>
            </table:table-cell>
            <table:table-cell office:value-type="string" table:style-name="ce102">
              <text:p>-</text:p>
            </table:table-cell>
            <table:table-cell office:value-type="string" table:style-name="ce102">
              <text:p>-</text:p>
            </table:table-cell>
            <table:table-cell office:value-type="float" office:value="98" table:style-name="ce102">
              <text:p>98</text:p>
            </table:table-cell>
            <table:table-cell office:value-type="float" office:value="91" table:style-name="ce104">
              <text:p>91</text:p>
            </table:table-cell>
            <table:table-cell office:value-type="float" office:value="114" table:style-name="ce104">
              <text:p>114</text:p>
            </table:table-cell>
            <table:table-cell office:value-type="float" office:value="189" table:style-name="ce104">
              <text:p>189</text:p>
            </table:table-cell>
            <table:table-cell office:value-type="float" office:value="162" table:style-name="ce104">
              <text:p>162</text:p>
            </table:table-cell>
            <table:table-cell office:value-type="float" office:value="79" table:style-name="ce104">
              <text:p>79</text:p>
            </table:table-cell>
            <table:table-cell office:value-type="string" table:style-name="ce109">
              <text:p>-</text:p>
            </table:table-cell>
            <table:table-cell office:value-type="string" table:style-name="ce109">
              <text:p>-</text:p>
            </table:table-cell>
            <table:table-cell office:value-type="string" table:style-name="ce109">
              <text:p>-</text:p>
            </table:table-cell>
            <table:table-cell office:value-type="float" office:value="733" table:formula="of:=SUM([.E71:.P71])" table:style-name="ce100">
              <text:p>733</text:p>
            </table:table-cell>
            <table:table-cell table:number-columns-repeated="16367" table:style-name="ce96"/>
          </table:table-row>
        </table:table-row-group>
        <table:table-row table:style-name="ro69">
          <table:table-cell office:value-type="string" table:number-columns-spanned="4" table:number-rows-spanned="1" table:style-name="ce197">
            <text:p>合計</text:p>
          </table:table-cell>
          <table:covered-table-cell table:number-columns-repeated="3"/>
          <table:table-cell office:value-type="float" office:value="231838" table:formula="of:=SUM([.E5:.E71])" table:style-name="ce100">
            <text:p>231838</text:p>
          </table:table-cell>
          <table:table-cell office:value-type="float" office:value="245505" table:formula="of:=SUM([.F5:.F71])" table:style-name="ce100">
            <text:p>245505</text:p>
          </table:table-cell>
          <table:table-cell office:value-type="float" office:value="287988" table:formula="of:=SUM([.G5:.G71])" table:style-name="ce100">
            <text:p>287988</text:p>
          </table:table-cell>
          <table:table-cell office:value-type="float" office:value="229587" table:formula="of:=SUM([.H5:.H71])" table:style-name="ce100">
            <text:p>229587</text:p>
          </table:table-cell>
          <table:table-cell office:value-type="float" office:value="141039" table:formula="of:=SUM([.I5:.I71])" table:style-name="ce100">
            <text:p>141039</text:p>
          </table:table-cell>
          <table:table-cell office:value-type="float" office:value="190894" table:formula="of:=SUM([.J5:.J71])" table:style-name="ce100">
            <text:p>190894</text:p>
          </table:table-cell>
          <table:table-cell office:value-type="float" office:value="291938" table:formula="of:=SUM([.K5:.K71])" table:style-name="ce104">
            <text:p>291938</text:p>
          </table:table-cell>
          <table:table-cell office:value-type="float" office:value="350993" table:formula="of:=SUM([.L5:.L71])" table:style-name="ce104">
            <text:p>350993</text:p>
          </table:table-cell>
          <table:table-cell office:value-type="float" office:value="287270" table:formula="of:=SUM([.M5:.M71])" table:style-name="ce104">
            <text:p>287270</text:p>
          </table:table-cell>
          <table:table-cell office:value-type="float" office:value="308659" table:formula="of:=SUM([.N5:.N71])" table:style-name="ce104">
            <text:p>308659</text:p>
          </table:table-cell>
          <table:table-cell office:value-type="float" office:value="309193" table:formula="of:=SUM([.O5:.O71])" table:style-name="ce104">
            <text:p>309193</text:p>
          </table:table-cell>
          <table:table-cell office:value-type="float" office:value="334370" table:formula="of:=SUM([.P5:.P71])" table:style-name="ce100">
            <text:p>334370</text:p>
          </table:table-cell>
          <table:table-cell office:value-type="float" office:value="3209274" table:formula="of:=SUM([.Q5:.Q71])" table:style-name="ce100">
            <text:p>3209274</text:p>
          </table:table-cell>
          <table:table-cell table:number-columns-repeated="16367" table:style-name="ce96"/>
        </table:table-row>
        <table:table-row table:style-name="ro67">
          <table:table-cell table:number-columns-repeated="4" table:style-name="ce115"/>
          <table:table-cell table:number-columns-repeated="13" table:style-name="ce116"/>
          <table:table-cell table:number-columns-repeated="16367" table:style-name="ce115"/>
        </table:table-row>
        <table:table-row table:style-name="ro70">
          <table:table-cell office:value-type="string" table:number-columns-spanned="17" table:number-rows-spanned="3" table:style-name="ce192">
            <text:p>註：1.阿里山線搭乘人數統計為165,496。</text:p>
            <text:p><text:s text:c="4"/>2.日月潭線搭乘人數統計為610,711。</text:p>
          </table:table-cell>
          <table:covered-table-cell table:number-columns-repeated="16"/>
          <table:table-cell table:number-columns-repeated="16367" table:style-name="ce115"/>
        </table:table-row>
        <table:table-row table:number-rows-repeated="2" table:style-name="ro67">
          <table:covered-table-cell/>
          <table:covered-table-cell table:number-columns-repeated="16"/>
          <table:table-cell table:number-columns-repeated="16367" table:style-name="ce115"/>
        </table:table-row>
        <table:table-row table:number-rows-repeated="1048500" table:style-name="ro67">
          <table:table-cell table:number-columns-repeated="16384"/>
        </table:table-row>
        <table:named-expressions>
          <table:named-range table:name="Print_Area" table:cell-range-address="111年搭乘人次.$A$1:111年搭乘人次.$Q$76" table:base-cell-address="111年搭乘人次.$A$1"/>
        </table:named-expressions>
      </table:table>
      <table:database-ranges>
        <table:database-range table:target-range-address="111年基本資料.H1:111年基本資料.H112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標楷體" svg:font-family="標楷體"/>
    <style:font-face style:name="Tahoma" svg:font-family="Tahoma"/>
    <style:font-face style:name="細明體" svg:font-family="細明體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48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8P1">
      <number:text>-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8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48">
      <number:text> </number:text>
      <number:text-content/>
      <number:text> </number:text>
      <style:map style:condition="value()&gt;0" style:apply-style-name="N48P0"/>
      <style:map style:condition="value()&lt;0" style:apply-style-name="N48P1"/>
      <style:map style:condition="value()=0" style:apply-style-name="N48P2"/>
    </number:text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32_2" style:display-name="一般 2" style:family="table-cell" style:data-style-name="N0">
      <style:table-cell-properties style:vertical-align="middle" fo:background-color="transparent"/>
      <style:text-properties fo:color="#000000"/>
    </style:style>
    <style:style style:name="_21315__20998__20301_" style:display-name="千分位" style:family="table-cell" style:data-style-name="N35"/>
    <style:style style:name="_21315__20998__20301__32_2" style:display-name="千分位 2" style:family="table-cell" style:data-style-name="N35"/>
    <style:style style:name="_35498__26126__25991__23383__32_2" style:display-name="說明文字 2" style:family="table-cell" style:data-style-name="N0">
      <style:table-cell-properties style:vertical-align="middle" fo:background-color="#DDDDDD"/>
      <style:text-properties fo:color="#000000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1496062992126in" fo:margin-bottom="0.31496062992126in" fo:margin-left="0.708661417322835in" fo:margin-right="0.708661417322835in" style:print-orientation="landscape" style:print-page-order="ttb" style:first-page-number="continue" style:scale-to="14%" style:table-centering="both" style:print="objects charts drawings"/>
      <style:header-style>
        <style:header-footer-properties fo:min-height="0.433070866141732in" fo:margin-left="0.708661417322835in" fo:margin-right="0.708661417322835in" fo:margin-bottom="0in"/>
      </style:header-style>
      <style:footer-style>
        <style:header-footer-properties fo:min-height="0.433070866141732in" fo:margin-left="0.708661417322835in" fo:margin-right="0.708661417322835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4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style style:name="T1" style:family="text">
      <style:text-properties fo:color="#000000" style:font-name="標楷體" style:font-name-asian="標楷體" style:font-name-complex="標楷體" fo:font-size="48pt" style:font-size-asian="48pt" style:font-size-complex="48pt" style:font-family-generic="script"/>
    </style:style>
  </office:automatic-styles>
  <office:master-styles>
    <style:master-page style:name="mp1" style:page-layout-name="pm1">
      <style:header/>
      <style:header-left style:display="false"/>
      <style:footer>
        <text:p><text:span text:style-name="T1">第</text:span><text:span text:style-name="T1"> </text:span><text:span text:style-name="T1"><text:page-number>1</text:page-number></text:span><text:span text:style-name="T1"><text:s/></text:span><text:span text:style-name="T1">頁，共</text:span><text:span text:style-name="T1"> </text:span><text:span text:style-name="T1"><text:page-count>99</text:page-count></text:span><text:span text:style-name="T1"><text:s/></text:span><text:span text:style-name="T1">頁</text:span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97</meta:generator>
    <meta:initial-creator>王聖捷</meta:initial-creator>
    <dc:creator>江楠傑</dc:creator>
    <meta:creation-date>2018-05-21T06:40:37Z</meta:creation-date>
    <dc:date>2023-05-03T02:50:48Z</dc:date>
    <meta:print-date>2023-01-11T01:56:40Z</meta:print-date>
  </office:meta>
</office:document-meta>
</file>